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swiss" style:font-pitch="variable"/>
    <style:font-face style:name="Liberation Serif" svg:font-family="'Liberation Serif'" style:font-family-generic="roman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-FLEX Type A" svg:font-family="'T-FLEX Type A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family-generic="system" style:font-pitch="variable" style:font-charset="x-symbol"/>
  </office:font-face-decls>
  <office:automatic-styles>
    <style:style style:name="Таблица7" style:family="table">
      <style:table-properties style:width="27.808cm" f:margin-left="0.33cm" f:margin-top="0cm" f:margin-bottom="0cm" table:align="left" style:writing-mode="lr-tb"/>
    </style:style>
    <style:style style:name="Таблица7.A" style:family="table-column">
      <style:table-column-properties style:column-width="1.647cm"/>
    </style:style>
    <style:style style:name="Таблица7.B" style:family="table-column">
      <style:table-column-properties style:column-width="0.6cm"/>
    </style:style>
    <style:style style:name="Таблица7.C" style:family="table-column">
      <style:table-column-properties style:column-width="1.402cm"/>
    </style:style>
    <style:style style:name="Таблица7.D" style:family="table-column">
      <style:table-column-properties style:column-width="1.642cm"/>
    </style:style>
    <style:style style:name="Таблица7.E" style:family="table-column">
      <style:table-column-properties style:column-width="1.963cm"/>
    </style:style>
    <style:style style:name="Таблица7.F" style:family="table-column">
      <style:table-column-properties style:column-width="1.741cm"/>
    </style:style>
    <style:style style:name="Таблица7.G" style:family="table-column">
      <style:table-column-properties style:column-width="0.51cm"/>
    </style:style>
    <style:style style:name="Таблица7.H" style:family="table-column">
      <style:table-column-properties style:column-width="1.286cm"/>
    </style:style>
    <style:style style:name="Таблица7.I" style:family="table-column">
      <style:table-column-properties style:column-width="3.205cm"/>
    </style:style>
    <style:style style:name="Таблица7.J" style:family="table-column">
      <style:table-column-properties style:column-width="4.895cm"/>
    </style:style>
    <style:style style:name="Таблица7.K" style:family="table-column">
      <style:table-column-properties style:column-width="0.877cm"/>
    </style:style>
    <style:style style:name="Таблица7.L" style:family="table-column">
      <style:table-column-properties style:column-width="0.132cm"/>
    </style:style>
    <style:style style:name="Таблица7.M" style:family="table-column">
      <style:table-column-properties style:column-width="0.37cm"/>
    </style:style>
    <style:style style:name="Таблица7.N" style:family="table-column">
      <style:table-column-properties style:column-width="0.497cm"/>
    </style:style>
    <style:style style:name="Таблица7.O" style:family="table-column">
      <style:table-column-properties style:column-width="0.603cm"/>
    </style:style>
    <style:style style:name="Таблица7.P" style:family="table-column">
      <style:table-column-properties style:column-width="1.302cm"/>
    </style:style>
    <style:style style:name="Таблица7.Q" style:family="table-column">
      <style:table-column-properties style:column-width="0.489cm"/>
    </style:style>
    <style:style style:name="Таблица7.R" style:family="table-column">
      <style:table-column-properties style:column-width="0.542cm"/>
    </style:style>
    <style:style style:name="Таблица7.S" style:family="table-column">
      <style:table-column-properties style:column-width="0.314cm"/>
    </style:style>
    <style:style style:name="Таблица7.T" style:family="table-column">
      <style:table-column-properties style:column-width="0.751cm"/>
    </style:style>
    <style:style style:name="Таблица7.U" style:family="table-column">
      <style:table-column-properties style:column-width="0.058cm"/>
    </style:style>
    <style:style style:name="Таблица7.V" style:family="table-column">
      <style:table-column-properties style:column-width="0.445cm"/>
    </style:style>
    <style:style style:name="Таблица7.W" style:family="table-column">
      <style:table-column-properties style:column-width="0.58cm"/>
    </style:style>
    <style:style style:name="Таблица7.X" style:family="table-column">
      <style:table-column-properties style:column-width="0.363cm"/>
    </style:style>
    <style:style style:name="Таблица7.Y" style:family="table-column">
      <style:table-column-properties style:column-width="0.31cm"/>
    </style:style>
    <style:style style:name="Таблица7.Z" style:family="table-column">
      <style:table-column-properties style:column-width="0.12cm"/>
    </style:style>
    <style:style style:name="Таблица7.a" style:family="table-column">
      <style:table-column-properties style:column-width="0.291cm"/>
    </style:style>
    <style:style style:name="Таблица7.b" style:family="table-column">
      <style:table-column-properties style:column-width="0.871cm"/>
    </style:style>
    <style:style style:name="Таблица7.1" style:family="table-row">
      <style:table-row-properties style:row-height="0.436cm" f:keep-together="auto"/>
    </style:style>
    <style:style style:name="Таблица7.A1" style:family="table-cell">
      <style:table-cell-properties f:background-color="#ffffff" f:padding="0cm" f:border-left="none" f:border-right="0.05pt solid #000001" f:border-top="none" f:border-bottom="none">
        <style:background-image/>
      </style:table-cell-properties>
    </style:style>
    <style:style style:name="Таблица7.N1" style:family="table-cell">
      <style:table-cell-properties f:background-color="#ffffff" f:padding="0cm" f:border-left="0.5pt solid #000001" f:border-right="none" f:border-top="0.5pt solid #000001" f:border-bottom="0.5pt solid #000001">
        <style:background-image/>
      </style:table-cell-properties>
    </style:style>
    <style:style style:name="Таблица7.Z1" style:family="table-cell">
      <style:table-cell-properties f:background-color="#ffffff" f:padding="0cm" f:border="0.5pt solid #000001">
        <style:background-image/>
      </style:table-cell-properties>
    </style:style>
    <style:style style:name="Таблица7.F2" style:family="table-cell">
      <style:table-cell-properties f:background-color="#ffffff" f:padding="0cm" f:border-left="0.05pt solid #000001" f:border-right="0.05pt solid #000001" f:border-top="none" f:border-bottom="none">
        <style:background-image/>
      </style:table-cell-properties>
    </style:style>
    <style:style style:name="Таблица7.N2" style:family="table-cell">
      <style:table-cell-properties f:background-color="#ffffff" f:padding="0cm" f:border-left="0.5pt solid #000001" f:border-right="none" f:border-top="none" f:border-bottom="0.5pt solid #000001">
        <style:background-image/>
      </style:table-cell-properties>
    </style:style>
    <style:style style:name="Таблица7.Z2" style:family="table-cell">
      <style:table-cell-properties f:background-color="#ffffff" f:padding="0cm" f:border-left="0.5pt solid #000001" f:border-right="0.5pt solid #000001" f:border-top="none" f:border-bottom="0.5pt solid #000001">
        <style:background-image/>
      </style:table-cell-properties>
    </style:style>
    <style:style style:name="Таблица7.F4" style:family="table-cell">
      <style:table-cell-properties f:background-color="#ffffff" f:padding="0cm" f:border-left="0.05pt solid #000001" f:border-right="0.05pt solid #000001" f:border-top="none" f:border-bottom="0.05pt solid #000001">
        <style:background-image/>
      </style:table-cell-properties>
    </style:style>
    <style:style style:name="Таблица7.5" style:family="table-row">
      <style:table-row-properties style:row-height="1cm" f:keep-together="auto"/>
    </style:style>
    <style:style style:name="Таблица7.O5" style:family="table-cell">
      <style:table-cell-properties style:vertical-align="middle" f:background-color="#ffffff" f:padding="0cm" f:border-left="0.5pt solid #000001" f:border-right="none" f:border-top="0.5pt solid #000001" f:border-bottom="0.5pt solid #000001">
        <style:background-image/>
      </style:table-cell-properties>
    </style:style>
    <style:style style:name="Таблица7.a5" style:family="table-cell">
      <style:table-cell-properties style:vertical-align="middle" f:background-color="#ffffff" f:padding="0cm" f:border="0.5pt solid #000001">
        <style:background-image/>
      </style:table-cell-properties>
    </style:style>
    <style:style style:name="Таблица7.6" style:family="table-row">
      <style:table-row-properties style:row-height="1.058cm" f:keep-together="auto"/>
    </style:style>
    <style:style style:name="Таблица7.A6" style:family="table-cell">
      <style:table-cell-properties f:background-color="#ffffff" f:padding="0cm" f:border-left="0.5pt solid #000001" f:border-right="none" f:border-top="0.5pt solid #000001" f:border-bottom="none">
        <style:background-image/>
      </style:table-cell-properties>
    </style:style>
    <style:style style:name="Таблица7.J6" style:family="table-cell">
      <style:table-cell-properties style:vertical-align="middle" f:background-color="#ffffff" f:padding="0cm" f:border-left="1pt solid #000001" f:border-right="none" f:border-top="1pt solid #000001" f:border-bottom="1pt solid #000001">
        <style:background-image/>
      </style:table-cell-properties>
    </style:style>
    <style:style style:name="Таблица7.T6" style:family="table-cell">
      <style:table-cell-properties style:vertical-align="middle" f:background-color="#ffffff" f:padding="0cm" f:border="1pt solid #000001">
        <style:background-image/>
      </style:table-cell-properties>
    </style:style>
    <style:style style:name="Таблица7.7" style:family="table-row">
      <style:table-row-properties style:row-height="0.882cm" f:keep-together="auto"/>
    </style:style>
    <style:style style:name="Таблица7.A7" style:family="table-cell">
      <style:table-cell-properties f:background-color="#ffffff" f:padding="0cm" f:border-left="0.5pt solid #000001" f:border-right="none" f:border-top="0.5pt solid #000001" f:border-bottom="none">
        <style:background-image/>
      </style:table-cell-properties>
    </style:style>
    <style:style style:name="Таблица7.H7" style:family="table-cell">
      <style:table-cell-properties f:background-color="#ffffff" f:padding="0cm" f:border-left="0.5pt solid #000001" f:border-right="none" f:border-top="none" f:border-bottom="none">
        <style:background-image/>
      </style:table-cell-properties>
    </style:style>
    <style:style style:name="Таблица7.I7" style:family="table-cell">
      <style:table-cell-properties style:vertical-align="middle" f:background-color="#ffffff" f:padding="0cm" f:border-left="0.5pt solid #000001" f:border-right="none" f:border-top="none" f:border-bottom="none">
        <style:background-image/>
      </style:table-cell-properties>
    </style:style>
    <style:style style:name="Таблица7.b7" style:family="table-cell">
      <style:table-cell-properties style:vertical-align="middle" f:background-color="#ffffff" f:padding="0cm" f:border-left="0.5pt solid #000001" f:border-right="0.5pt solid #000001" f:border-top="none" f:border-bottom="none">
        <style:background-image/>
      </style:table-cell-properties>
    </style:style>
    <style:style style:name="Таблица7.8" style:family="table-row">
      <style:table-row-properties style:min-row-height="3.083cm" f:keep-together="auto"/>
    </style:style>
    <style:style style:name="Таблица7.A8" style:family="table-cell">
      <style:table-cell-properties f:background-color="#ffffff" f:padding="0cm" f:border-left="0.5pt solid #000001" f:border-right="none" f:border-top="0.5pt solid #000001" f:border-bottom="none">
        <style:background-image/>
      </style:table-cell-properties>
    </style:style>
    <style:style style:name="Таблица7.H8" style:family="table-cell">
      <style:table-cell-properties f:background-color="#ffffff" f:padding="0cm" f:border-left="none" f:border-right="none" f:border-top="0.5pt solid #000001" f:border-bottom="none">
        <style:background-image/>
      </style:table-cell-properties>
    </style:style>
    <style:style style:name="Таблица7.K8" style:family="table-cell">
      <style:table-cell-properties f:background-color="#ffffff" f:padding="0cm" f:border-left="none" f:border-right="0.5pt solid #000001" f:border-top="0.5pt solid #000001" f:border-bottom="none">
        <style:background-image/>
      </style:table-cell-properties>
    </style:style>
    <style:style style:name="Таблица7.9" style:family="table-row">
      <style:table-row-properties style:row-height="2.459cm" f:keep-together="auto"/>
    </style:style>
    <style:style style:name="Таблица7.A9" style:family="table-cell">
      <style:table-cell-properties f:background-color="#ffffff" f:padding="0cm" f:border-left="0.5pt solid #000001" f:border-right="0.5pt solid #000001" f:border-top="none" f:border-bottom="none">
        <style:background-image/>
      </style:table-cell-properties>
    </style:style>
    <style:style style:name="Таблица7.10" style:family="table-row">
      <style:table-row-properties style:row-height="7.043cm" f:keep-together="auto"/>
    </style:style>
    <style:style style:name="Таблица7.E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G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J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M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S10" style:family="table-cell">
      <style:table-cell-properties f:background-color="#ffffff" f:padding="0cm" f:border-left="none" f:border-right="0.5pt solid #000001" f:border-top="none" f:border-bottom="0.5pt solid #000001">
        <style:background-image/>
      </style:table-cell-properties>
    </style:style>
    <style:style style:name="Таблица7.11" style:family="table-row">
      <style:table-row-properties style:row-height="1.007cm" f:keep-together="auto"/>
    </style:style>
    <style:style style:name="Таблица7.A11" style:family="table-cell">
      <style:table-cell-properties style:vertical-align="middle" f:background-color="#ffffff" f:padding="0cm" f:border-left="0.5pt solid #000001" f:border-right="none" f:border-top="1pt solid #000001" f:border-bottom="0.05pt solid #000001">
        <style:background-image/>
      </style:table-cell-properties>
    </style:style>
    <style:style style:name="Таблица7.C11" style:family="table-cell">
      <style:table-cell-properties f:background-color="#ffffff" f:padding="0cm" f:border-left="0.05pt solid #000001" f:border-right="none" f:border-top="1pt solid #000001" f:border-bottom="0.05pt solid #000001">
        <style:background-image/>
      </style:table-cell-properties>
    </style:style>
    <style:style style:name="Таблица7.Q11" style:family="table-cell">
      <style:table-cell-properties f:background-color="#ffffff" f:padding="0cm" f:border-left="0.05pt solid #000001" f:border-right="none" f:border-top="1pt solid #000001" f:border-bottom="0.05pt solid #000001">
        <style:background-image/>
      </style:table-cell-properties>
    </style:style>
    <style:style style:name="Таблица7.Y11" style:family="table-cell">
      <style:table-cell-properties f:background-color="#ffffff" f:padding="0cm" f:border-left="0.05pt solid #000001" f:border-right="0.5pt solid #000001" f:border-top="1pt solid #000001" f:border-bottom="0.05pt solid #000001">
        <style:background-image/>
      </style:table-cell-properties>
    </style:style>
    <style:style style:name="Таблица11" style:family="table">
      <style:table-properties style:width="27.896cm" f:margin-left="0.219cm" table:align="left" style:writing-mode="lr-tb"/>
    </style:style>
    <style:style style:name="Таблица11.A" style:family="table-column">
      <style:table-column-properties style:column-width="1.812cm"/>
    </style:style>
    <style:style style:name="Таблица11.B" style:family="table-column">
      <style:table-column-properties style:column-width="0.46cm"/>
    </style:style>
    <style:style style:name="Таблица11.C" style:family="table-column">
      <style:table-column-properties style:column-width="1.496cm"/>
    </style:style>
    <style:style style:name="Таблица11.D" style:family="table-column">
      <style:table-column-properties style:column-width="2.013cm"/>
    </style:style>
    <style:style style:name="Таблица11.E" style:family="table-column">
      <style:table-column-properties style:column-width="0.231cm"/>
    </style:style>
    <style:style style:name="Таблица11.F" style:family="table-column">
      <style:table-column-properties style:column-width="1.064cm"/>
    </style:style>
    <style:style style:name="Таблица11.G" style:family="table-column">
      <style:table-column-properties style:column-width="0.69cm"/>
    </style:style>
    <style:style style:name="Таблица11.H" style:family="table-column">
      <style:table-column-properties style:column-width="1.524cm"/>
    </style:style>
    <style:style style:name="Таблица11.I" style:family="table-column">
      <style:table-column-properties style:column-width="1.18cm"/>
    </style:style>
    <style:style style:name="Таблица11.J" style:family="table-column">
      <style:table-column-properties style:column-width="0.316cm"/>
    </style:style>
    <style:style style:name="Таблица11.K" style:family="table-column">
      <style:table-column-properties style:column-width="0.547cm"/>
    </style:style>
    <style:style style:name="Таблица11.L" style:family="table-column">
      <style:table-column-properties style:column-width="0.834cm"/>
    </style:style>
    <style:style style:name="Таблица11.M" style:family="table-column">
      <style:table-column-properties style:column-width="1.265cm"/>
    </style:style>
    <style:style style:name="Таблица11.N" style:family="table-column">
      <style:table-column-properties style:column-width="0.086cm"/>
    </style:style>
    <style:style style:name="Таблица11.O" style:family="table-column">
      <style:table-column-properties style:column-width="2.214cm"/>
    </style:style>
    <style:style style:name="Таблица11.P" style:family="table-column">
      <style:table-column-properties style:column-width="2.101cm"/>
    </style:style>
    <style:style style:name="Таблица11.Q" style:family="table-column">
      <style:table-column-properties style:column-width="0.718cm"/>
    </style:style>
    <style:style style:name="Таблица11.R" style:family="table-column">
      <style:table-column-properties style:column-width="0.778cm"/>
    </style:style>
    <style:style style:name="Таблица11.S" style:family="table-column">
      <style:table-column-properties style:column-width="0.459cm"/>
    </style:style>
    <style:style style:name="Таблица11.U" style:family="table-column">
      <style:table-column-properties style:column-width="1.409cm"/>
    </style:style>
    <style:style style:name="Таблица11.V" style:family="table-column">
      <style:table-column-properties style:column-width="0.748cm"/>
    </style:style>
    <style:style style:name="Таблица11.W" style:family="table-column">
      <style:table-column-properties style:column-width="0.259cm"/>
    </style:style>
    <style:style style:name="Таблица11.X" style:family="table-column">
      <style:table-column-properties style:column-width="1.15cm"/>
    </style:style>
    <style:style style:name="Таблица11.Y" style:family="table-column">
      <style:table-column-properties style:column-width="0.288cm"/>
    </style:style>
    <style:style style:name="Таблица11.Z" style:family="table-column">
      <style:table-column-properties style:column-width="0.058cm"/>
    </style:style>
    <style:style style:name="Таблица11.a" style:family="table-column">
      <style:table-column-properties style:column-width="1.12cm"/>
    </style:style>
    <style:style style:name="Таблица11.b" style:family="table-column">
      <style:table-column-properties style:column-width="0.577cm"/>
    </style:style>
    <style:style style:name="Таблица11.c" style:family="table-column">
      <style:table-column-properties style:column-width="0.056cm"/>
    </style:style>
    <style:style style:name="Таблица11.d" style:family="table-column">
      <style:table-column-properties style:column-width="0.575cm"/>
    </style:style>
    <style:style style:name="Таблица11.e" style:family="table-column">
      <style:table-column-properties style:column-width="1.035cm"/>
    </style:style>
    <style:style style:name="Таблица11.1" style:family="table-row">
      <style:table-row-properties style:row-height="0.436cm" f:keep-together="auto"/>
    </style:style>
    <style:style style:name="Таблица11.A1" style:family="table-cell">
      <style:table-cell-properties f:padding="0cm" f:border="none"/>
    </style:style>
    <style:style style:name="Таблица11.S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1.c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11.G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11.L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11.G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11.5" style:family="table-row">
      <style:table-row-properties style:row-height="0.9cm" f:keep-together="auto"/>
    </style:style>
    <style:style style:name="Таблица11.T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1.d5" style:family="table-cell">
      <style:table-cell-properties style:vertical-align="middle" f:padding-left="0.191cm" f:padding-right="0.191cm" f:padding-top="0cm" f:padding-bottom="0cm" f:border="0.5pt solid #000000" style:writing-mode="lr-tb"/>
    </style:style>
    <style:style style:name="Таблица11.6" style:family="table-row">
      <style:table-row-properties style:row-height="0.425cm" f:keep-together="auto"/>
    </style:style>
    <style:style style:name="Таблица11.O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1pt solid #000000" style:writing-mode="lr-tb"/>
    </style:style>
    <style:style style:name="Таблица11.R6" style:family="table-cell">
      <style:table-cell-properties style:vertical-align="middle" f:padding-left="0.191cm" f:padding-right="0.191cm" f:padding-top="0cm" f:padding-bottom="0cm" f:border-left="0.5pt solid #000000" f:border-right="none" f:border-top="1pt solid #000000" f:border-bottom="1pt solid #000000" style:writing-mode="lr-tb"/>
    </style:style>
    <style:style style:name="Таблица11.X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1pt solid #000000" style:writing-mode="lr-tb"/>
    </style:style>
    <style:style style:name="Таблица11.9" style:family="table-row">
      <style:table-row-properties style:row-height="0.478cm" f:keep-together="auto"/>
    </style:style>
    <style:style style:name="Таблица11.I9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none" style:writing-mode="lr-tb"/>
    </style:style>
    <style:style style:name="Таблица11.J9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none" style:writing-mode="lr-tb"/>
    </style:style>
    <style:style style:name="Таблица11.11" style:family="table-row">
      <style:table-row-properties style:row-height="0.776cm" f:keep-together="auto"/>
    </style:style>
    <style:style style:name="Таблица11.A11" style:family="table-cell">
      <style:table-cell-properties style:vertical-align="bottom" f:padding-left="0.191cm" f:padding-right="0.191cm" f:padding-top="0cm" f:padding-bottom="0cm" f:border-left="0.5pt solid #000000" f:border-right="1pt solid #000000" f:border-top="0.5pt solid #000000" f:border-bottom="0.5pt solid #000000" style:writing-mode="lr-tb"/>
    </style:style>
    <style:style style:name="Таблица11.12" style:family="table-row">
      <style:table-row-properties style:row-height="0.758cm" f:keep-together="auto"/>
    </style:style>
    <style:style style:name="Таблица11.A12" style:family="table-cell">
      <style:table-cell-properties style:vertical-align="middle" f:padding="0cm" f:border="0.5pt solid #000000" style:writing-mode="lr-tb"/>
    </style:style>
    <style:style style:name="Таблица11.28" style:family="table-row">
      <style:table-row-properties style:row-height="0.801cm" f:keep-together="auto"/>
    </style:style>
    <style:style style:name="Таблица11.A28" style:family="table-cell">
      <style:table-cell-properties style:vertical-align="middle" f:padding-left="0.191cm" f:padding-right="0.191cm" f:padding-top="0cm" f:padding-bottom="0cm" f:border-left="0.5pt solid #000000" f:border-right="none" f:border-top="1pt solid #000000" f:border-bottom="0.5pt solid #000000" style:writing-mode="lr-tb"/>
    </style:style>
    <style:style style:name="Таблица11.c28" style:family="table-cell">
      <style:table-cell-properties style:vertical-align="middle" f:padding-left="0.191cm" f:padding-right="0.191cm" f:padding-top="0cm" f:padding-bottom="0cm" f:border-left="0.5pt solid #000000" f:border-right="0.5pt solid #000000" f:border-top="1pt solid #000000" f:border-bottom="0.5pt solid #000000" style:writing-mode="lr-tb"/>
    </style:style>
    <style:style style:name="Таблица51" style:family="table">
      <style:table-properties style:width="28.506cm" f:margin-left="0.191cm" f:margin-top="0cm" f:margin-bottom="0cm" table:align="left" table:border-model="collapsing"/>
    </style:style>
    <style:style style:name="Таблица51.A" style:family="table-column">
      <style:table-column-properties style:column-width="1.824cm"/>
    </style:style>
    <style:style style:name="Таблица51.B" style:family="table-column">
      <style:table-column-properties style:column-width="2.163cm"/>
    </style:style>
    <style:style style:name="Таблица51.C" style:family="table-column">
      <style:table-column-properties style:column-width="2.021cm"/>
    </style:style>
    <style:style style:name="Таблица51.D" style:family="table-column">
      <style:table-column-properties style:column-width="1.607cm"/>
    </style:style>
    <style:style style:name="Таблица51.E" style:family="table-column">
      <style:table-column-properties style:column-width="4.21cm"/>
    </style:style>
    <style:style style:name="Таблица51.F" style:family="table-column">
      <style:table-column-properties style:column-width="0.794cm"/>
    </style:style>
    <style:style style:name="Таблица51.G" style:family="table-column">
      <style:table-column-properties style:column-width="7.92cm"/>
    </style:style>
    <style:style style:name="Таблица51.H" style:family="table-column">
      <style:table-column-properties style:column-width="7.967cm"/>
    </style:style>
    <style:style style:name="Таблица51.1" style:family="table-row">
      <style:table-row-properties style:row-height="0.459cm" f:keep-together="always"/>
    </style:style>
    <style:style style:name="Таблица51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1.D1" style:family="table-cell">
      <style:table-cell-properties f:padding-left="0.191cm" f:padding-right="0.191cm" f:padding-top="0cm" f:padding-bottom="0cm" f:border="0.5pt solid #000000"/>
    </style:style>
    <style:style style:name="Таблица51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1.F1" style:family="table-cell">
      <style:table-cell-properties f:padding-left="0.191cm" f:padding-right="0.191cm" f:padding-top="0cm" f:padding-bottom="0cm" f:border="none"/>
    </style:style>
    <style:style style:name="Таблица51.H1" style:family="table-cell">
      <style:table-cell-properties f:padding-left="0.191cm" f:padding-right="0.191cm" f:padding-top="0cm" f:padding-bottom="0cm" f:border="none"/>
    </style:style>
    <style:style style:name="Таблица51.D2" style:family="table-cell">
      <style:table-cell-properties f:padding-left="0.191cm" f:padding-right="0.191cm" f:padding-top="0cm" f:padding-bottom="0cm" f:border="0.5pt solid #000000"/>
    </style:style>
    <style:style style:name="Таблица51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1.G2" style:family="table-cell">
      <style:table-cell-properties f:padding-left="0.191cm" f:padding-right="0.191cm" f:padding-top="0cm" f:padding-bottom="0cm" f:border="none"/>
    </style:style>
    <style:style style:name="Таблица51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1.G3" style:family="table-cell">
      <style:table-cell-properties f:padding-left="0.191cm" f:padding-right="0.191cm" f:padding-top="0cm" f:padding-bottom="0cm" f:border="none"/>
    </style:style>
    <style:style style:name="Таблица52" style:family="table">
      <style:table-properties style:width="28.414cm" f:margin-left="0.191cm" f:margin-top="0cm" f:margin-bottom="0cm" table:align="left" table:border-model="collapsing"/>
    </style:style>
    <style:style style:name="Таблица52.A" style:family="table-column">
      <style:table-column-properties style:column-width="0.917cm"/>
    </style:style>
    <style:style style:name="Таблица52.B" style:family="table-column">
      <style:table-column-properties style:column-width="1.376cm"/>
    </style:style>
    <style:style style:name="Таблица52.C" style:family="table-column">
      <style:table-column-properties style:column-width="1.614cm"/>
    </style:style>
    <style:style style:name="Таблица52.D" style:family="table-column">
      <style:table-column-properties style:column-width="2.371cm"/>
    </style:style>
    <style:style style:name="Таблица52.E" style:family="table-column">
      <style:table-column-properties style:column-width="2.101cm"/>
    </style:style>
    <style:style style:name="Таблица52.F" style:family="table-column">
      <style:table-column-properties style:column-width="1.528cm"/>
    </style:style>
    <style:style style:name="Таблица52.G" style:family="table-column">
      <style:table-column-properties style:column-width="1.032cm"/>
    </style:style>
    <style:style style:name="Таблица52.H" style:family="table-column">
      <style:table-column-properties style:column-width="1.071cm"/>
    </style:style>
    <style:style style:name="Таблица52.I" style:family="table-column">
      <style:table-column-properties style:column-width="2.365cm"/>
    </style:style>
    <style:style style:name="Таблица52.J" style:family="table-column">
      <style:table-column-properties style:column-width="2.062cm"/>
    </style:style>
    <style:style style:name="Таблица52.K" style:family="table-column">
      <style:table-column-properties style:column-width="0.42cm"/>
    </style:style>
    <style:style style:name="Таблица52.L" style:family="table-column">
      <style:table-column-properties style:column-width="1.147cm"/>
    </style:style>
    <style:style style:name="Таблица52.M" style:family="table-column">
      <style:table-column-properties style:column-width="4.32cm"/>
    </style:style>
    <style:style style:name="Таблица52.N" style:family="table-column">
      <style:table-column-properties style:column-width="1.568cm"/>
    </style:style>
    <style:style style:name="Таблица52.O" style:family="table-column">
      <style:table-column-properties style:column-width="3.106cm"/>
    </style:style>
    <style:style style:name="Таблица52.P" style:family="table-column">
      <style:table-column-properties style:column-width="1.418cm"/>
    </style:style>
    <style:style style:name="Таблица52.1" style:family="table-row">
      <style:table-row-properties style:row-height="0.499cm" f:keep-together="always"/>
    </style:style>
    <style:style style:name="Таблица52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52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52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2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2.A2" style:family="table-cell">
      <style:table-cell-properties style:vertical-align="middle" f:padding="0cm" f:border="0.05pt solid #000000" f:border-=".018cm solid #000000"/>
    </style:style>
    <style:style style:name="Таблица52.3" style:family="table-row">
      <style:table-row-properties style:row-height="0.459cm" f:keep-together="always"/>
    </style:style>
    <style:style style:name="Таблица52.J3" style:family="table-cell">
      <style:table-cell-properties style:vertical-align="middle" f:padding="0cm" f:border="0.5pt solid #000000"/>
    </style:style>
    <style:style style:name="Таблица52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52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52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52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J4" style:family="table-cell">
      <style:table-cell-properties f:padding="0cm" f:border="0.5pt solid #000000"/>
    </style:style>
    <style:style style:name="Таблица52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52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3" style:family="table">
      <style:table-properties style:width="28.45cm" f:margin-left="0.228cm" f:margin-top="0cm" f:margin-bottom="0cm" table:align="left" table:border-model="collapsing"/>
    </style:style>
    <style:style style:name="Таблица53.A" style:family="table-column">
      <style:table-column-properties style:column-width="1.434cm"/>
    </style:style>
    <style:style style:name="Таблица53.B" style:family="table-column">
      <style:table-column-properties style:column-width="10.34cm"/>
    </style:style>
    <style:style style:name="Таблица53.C" style:family="table-column">
      <style:table-column-properties style:column-width="2.184cm"/>
    </style:style>
    <style:style style:name="Таблица53.D" style:family="table-column">
      <style:table-column-properties style:column-width="6.703cm"/>
    </style:style>
    <style:style style:name="Таблица53.E" style:family="table-column">
      <style:table-column-properties style:column-width="2.491cm"/>
    </style:style>
    <style:style style:name="Таблица53.F" style:family="table-column">
      <style:table-column-properties style:column-width="0.309cm"/>
    </style:style>
    <style:style style:name="Таблица53.G" style:family="table-column">
      <style:table-column-properties style:column-width="2.096cm"/>
    </style:style>
    <style:style style:name="Таблица53.H" style:family="table-column">
      <style:table-column-properties style:column-width="1.3cm"/>
    </style:style>
    <style:style style:name="Таблица53.I" style:family="table-column">
      <style:table-column-properties style:column-width="1.595cm"/>
    </style:style>
    <style:style style:name="Таблица53.1" style:family="table-row">
      <style:table-row-properties style:min-row-height="1.422cm" f:keep-together="always"/>
    </style:style>
    <style:style style:name="Таблица53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53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53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53.3" style:family="table-row">
      <style:table-row-properties style:min-row-height="0.711cm" f:keep-together="always"/>
    </style:style>
    <style:style style:name="Таблица53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53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53.18" style:family="table-row">
      <style:table-row-properties style:row-height="0.9cm" f:keep-together="always"/>
    </style:style>
    <style:style style:name="Таблица53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53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53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97" style:family="table">
      <style:table-properties style:width="28.506cm" f:margin-left="0.191cm" f:margin-top="0cm" f:margin-bottom="0cm" table:align="left" table:border-model="collapsing"/>
    </style:style>
    <style:style style:name="Таблица97.A" style:family="table-column">
      <style:table-column-properties style:column-width="1.824cm"/>
    </style:style>
    <style:style style:name="Таблица97.B" style:family="table-column">
      <style:table-column-properties style:column-width="2.163cm"/>
    </style:style>
    <style:style style:name="Таблица97.C" style:family="table-column">
      <style:table-column-properties style:column-width="2.021cm"/>
    </style:style>
    <style:style style:name="Таблица97.D" style:family="table-column">
      <style:table-column-properties style:column-width="1.607cm"/>
    </style:style>
    <style:style style:name="Таблица97.E" style:family="table-column">
      <style:table-column-properties style:column-width="4.21cm"/>
    </style:style>
    <style:style style:name="Таблица97.F" style:family="table-column">
      <style:table-column-properties style:column-width="0.794cm"/>
    </style:style>
    <style:style style:name="Таблица97.G" style:family="table-column">
      <style:table-column-properties style:column-width="7.92cm"/>
    </style:style>
    <style:style style:name="Таблица97.H" style:family="table-column">
      <style:table-column-properties style:column-width="7.967cm"/>
    </style:style>
    <style:style style:name="Таблица97.1" style:family="table-row">
      <style:table-row-properties style:row-height="0.459cm" f:keep-together="always"/>
    </style:style>
    <style:style style:name="Таблица9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97.D1" style:family="table-cell">
      <style:table-cell-properties f:padding-left="0.191cm" f:padding-right="0.191cm" f:padding-top="0cm" f:padding-bottom="0cm" f:border="0.5pt solid #000000"/>
    </style:style>
    <style:style style:name="Таблица9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7.F1" style:family="table-cell">
      <style:table-cell-properties f:padding-left="0.191cm" f:padding-right="0.191cm" f:padding-top="0cm" f:padding-bottom="0cm" f:border="none"/>
    </style:style>
    <style:style style:name="Таблица97.H1" style:family="table-cell">
      <style:table-cell-properties f:padding-left="0.191cm" f:padding-right="0.191cm" f:padding-top="0cm" f:padding-bottom="0cm" f:border="none"/>
    </style:style>
    <style:style style:name="Таблица97.D2" style:family="table-cell">
      <style:table-cell-properties f:padding-left="0.191cm" f:padding-right="0.191cm" f:padding-top="0cm" f:padding-bottom="0cm" f:border="0.5pt solid #000000"/>
    </style:style>
    <style:style style:name="Таблица9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7.G2" style:family="table-cell">
      <style:table-cell-properties f:padding-left="0.191cm" f:padding-right="0.191cm" f:padding-top="0cm" f:padding-bottom="0cm" f:border="none"/>
    </style:style>
    <style:style style:name="Таблица9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7.G3" style:family="table-cell">
      <style:table-cell-properties f:padding-left="0.191cm" f:padding-right="0.191cm" f:padding-top="0cm" f:padding-bottom="0cm" f:border="none"/>
    </style:style>
    <style:style style:name="Таблица98" style:family="table">
      <style:table-properties style:width="28.287cm" f:margin-left="0.191cm" f:margin-top="0cm" f:margin-bottom="0cm" table:align="left" table:border-model="collapsing"/>
    </style:style>
    <style:style style:name="Таблица98.A" style:family="table-column">
      <style:table-column-properties style:column-width="0.917cm"/>
    </style:style>
    <style:style style:name="Таблица98.B" style:family="table-column">
      <style:table-column-properties style:column-width="1.376cm"/>
    </style:style>
    <style:style style:name="Таблица98.C" style:family="table-column">
      <style:table-column-properties style:column-width="1.614cm"/>
    </style:style>
    <style:style style:name="Таблица98.D" style:family="table-column">
      <style:table-column-properties style:column-width="2.371cm"/>
    </style:style>
    <style:style style:name="Таблица98.E" style:family="table-column">
      <style:table-column-properties style:column-width="2.101cm"/>
    </style:style>
    <style:style style:name="Таблица98.F" style:family="table-column">
      <style:table-column-properties style:column-width="1.528cm"/>
    </style:style>
    <style:style style:name="Таблица98.G" style:family="table-column">
      <style:table-column-properties style:column-width="1.032cm"/>
    </style:style>
    <style:style style:name="Таблица98.H" style:family="table-column">
      <style:table-column-properties style:column-width="1.071cm"/>
    </style:style>
    <style:style style:name="Таблица98.I" style:family="table-column">
      <style:table-column-properties style:column-width="2.365cm"/>
    </style:style>
    <style:style style:name="Таблица98.J" style:family="table-column">
      <style:table-column-properties style:column-width="2.062cm"/>
    </style:style>
    <style:style style:name="Таблица98.K" style:family="table-column">
      <style:table-column-properties style:column-width="0.42cm"/>
    </style:style>
    <style:style style:name="Таблица98.L" style:family="table-column">
      <style:table-column-properties style:column-width="1.147cm"/>
    </style:style>
    <style:style style:name="Таблица98.M" style:family="table-column">
      <style:table-column-properties style:column-width="4.32cm"/>
    </style:style>
    <style:style style:name="Таблица98.N" style:family="table-column">
      <style:table-column-properties style:column-width="1.568cm"/>
    </style:style>
    <style:style style:name="Таблица98.O" style:family="table-column">
      <style:table-column-properties style:column-width="3.106cm"/>
    </style:style>
    <style:style style:name="Таблица98.P" style:family="table-column">
      <style:table-column-properties style:column-width="1.291cm"/>
    </style:style>
    <style:style style:name="Таблица98.1" style:family="table-row">
      <style:table-row-properties style:row-height="0.499cm" f:keep-together="always"/>
    </style:style>
    <style:style style:name="Таблица9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9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9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9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98.A2" style:family="table-cell">
      <style:table-cell-properties style:vertical-align="middle" f:padding="0cm" f:border="0.05pt solid #000000" f:border-=".018cm solid #000000"/>
    </style:style>
    <style:style style:name="Таблица98.3" style:family="table-row">
      <style:table-row-properties style:row-height="0.459cm" f:keep-together="always"/>
    </style:style>
    <style:style style:name="Таблица98.J3" style:family="table-cell">
      <style:table-cell-properties style:vertical-align="middle" f:padding="0cm" f:border="0.5pt solid #000000"/>
    </style:style>
    <style:style style:name="Таблица9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9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9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9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J4" style:family="table-cell">
      <style:table-cell-properties f:padding="0cm" f:border="0.5pt solid #000000"/>
    </style:style>
    <style:style style:name="Таблица9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9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2" style:family="table">
      <style:table-properties style:width="28.287cm" f:margin-left="0.228cm" f:margin-top="0cm" f:margin-bottom="0cm" table:align="left" table:border-model="collapsing"/>
    </style:style>
    <style:style style:name="Таблица102.A" style:family="table-column">
      <style:table-column-properties style:column-width="1.434cm"/>
    </style:style>
    <style:style style:name="Таблица102.B" style:family="table-column">
      <style:table-column-properties style:column-width="10.079cm"/>
    </style:style>
    <style:style style:name="Таблица102.C" style:family="table-column">
      <style:table-column-properties style:column-width="2.279cm"/>
    </style:style>
    <style:style style:name="Таблица102.D" style:family="table-column">
      <style:table-column-properties style:column-width="6.699cm"/>
    </style:style>
    <style:style style:name="Таблица102.E" style:family="table-column">
      <style:table-column-properties style:column-width="2.66cm"/>
    </style:style>
    <style:style style:name="Таблица102.F" style:family="table-column">
      <style:table-column-properties style:column-width="0.155cm"/>
    </style:style>
    <style:style style:name="Таблица102.G" style:family="table-column">
      <style:table-column-properties style:column-width="2.083cm"/>
    </style:style>
    <style:style style:name="Таблица102.H" style:family="table-column">
      <style:table-column-properties style:column-width="1.466cm"/>
    </style:style>
    <style:style style:name="Таблица102.I" style:family="table-column">
      <style:table-column-properties style:column-width="1.432cm"/>
    </style:style>
    <style:style style:name="Таблица102.1" style:family="table-row">
      <style:table-row-properties style:min-row-height="1.422cm" f:keep-together="always"/>
    </style:style>
    <style:style style:name="Таблица102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02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02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02.3" style:family="table-row">
      <style:table-row-properties style:min-row-height="0.711cm" f:keep-together="always"/>
    </style:style>
    <style:style style:name="Таблица102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02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02.18" style:family="table-row">
      <style:table-row-properties style:row-height="0.9cm" f:keep-together="always"/>
    </style:style>
    <style:style style:name="Таблица102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02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02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5" style:family="table">
      <style:table-properties style:width="28.506cm" f:margin-left="0.191cm" f:margin-top="0cm" f:margin-bottom="0cm" table:align="left" table:border-model="collapsing"/>
    </style:style>
    <style:style style:name="Таблица15.A" style:family="table-column">
      <style:table-column-properties style:column-width="1.824cm"/>
    </style:style>
    <style:style style:name="Таблица15.B" style:family="table-column">
      <style:table-column-properties style:column-width="2.163cm"/>
    </style:style>
    <style:style style:name="Таблица15.C" style:family="table-column">
      <style:table-column-properties style:column-width="2.021cm"/>
    </style:style>
    <style:style style:name="Таблица15.D" style:family="table-column">
      <style:table-column-properties style:column-width="1.607cm"/>
    </style:style>
    <style:style style:name="Таблица15.E" style:family="table-column">
      <style:table-column-properties style:column-width="4.21cm"/>
    </style:style>
    <style:style style:name="Таблица15.F" style:family="table-column">
      <style:table-column-properties style:column-width="0.794cm"/>
    </style:style>
    <style:style style:name="Таблица15.G" style:family="table-column">
      <style:table-column-properties style:column-width="7.92cm"/>
    </style:style>
    <style:style style:name="Таблица15.H" style:family="table-column">
      <style:table-column-properties style:column-width="7.967cm"/>
    </style:style>
    <style:style style:name="Таблица15.1" style:family="table-row">
      <style:table-row-properties style:row-height="0.459cm" f:keep-together="always"/>
    </style:style>
    <style:style style:name="Таблица15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5.D1" style:family="table-cell">
      <style:table-cell-properties f:padding-left="0.191cm" f:padding-right="0.191cm" f:padding-top="0cm" f:padding-bottom="0cm" f:border="0.5pt solid #000000"/>
    </style:style>
    <style:style style:name="Таблица15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5.F1" style:family="table-cell">
      <style:table-cell-properties f:padding-left="0.191cm" f:padding-right="0.191cm" f:padding-top="0cm" f:padding-bottom="0cm" f:border="none"/>
    </style:style>
    <style:style style:name="Таблица15.H1" style:family="table-cell">
      <style:table-cell-properties f:padding-left="0.191cm" f:padding-right="0.191cm" f:padding-top="0cm" f:padding-bottom="0cm" f:border="none"/>
    </style:style>
    <style:style style:name="Таблица15.D2" style:family="table-cell">
      <style:table-cell-properties f:padding-left="0.191cm" f:padding-right="0.191cm" f:padding-top="0cm" f:padding-bottom="0cm" f:border="0.5pt solid #000000"/>
    </style:style>
    <style:style style:name="Таблица15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5.G2" style:family="table-cell">
      <style:table-cell-properties f:padding-left="0.191cm" f:padding-right="0.191cm" f:padding-top="0cm" f:padding-bottom="0cm" f:border="none"/>
    </style:style>
    <style:style style:name="Таблица15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5.G3" style:family="table-cell">
      <style:table-cell-properties f:padding-left="0.191cm" f:padding-right="0.191cm" f:padding-top="0cm" f:padding-bottom="0cm" f:border="none"/>
    </style:style>
    <style:style style:name="Таблица16" style:family="table">
      <style:table-properties style:width="28.504cm" f:margin-left="0.191cm" f:margin-top="0cm" f:margin-bottom="0cm" table:align="left" table:border-model="collapsing"/>
    </style:style>
    <style:style style:name="Таблица16.A" style:family="table-column">
      <style:table-column-properties style:column-width="0.917cm"/>
    </style:style>
    <style:style style:name="Таблица16.B" style:family="table-column">
      <style:table-column-properties style:column-width="1.376cm"/>
    </style:style>
    <style:style style:name="Таблица16.C" style:family="table-column">
      <style:table-column-properties style:column-width="1.614cm"/>
    </style:style>
    <style:style style:name="Таблица16.D" style:family="table-column">
      <style:table-column-properties style:column-width="2.371cm"/>
    </style:style>
    <style:style style:name="Таблица16.E" style:family="table-column">
      <style:table-column-properties style:column-width="2.101cm"/>
    </style:style>
    <style:style style:name="Таблица16.F" style:family="table-column">
      <style:table-column-properties style:column-width="1.528cm"/>
    </style:style>
    <style:style style:name="Таблица16.G" style:family="table-column">
      <style:table-column-properties style:column-width="1.032cm"/>
    </style:style>
    <style:style style:name="Таблица16.H" style:family="table-column">
      <style:table-column-properties style:column-width="1.071cm"/>
    </style:style>
    <style:style style:name="Таблица16.I" style:family="table-column">
      <style:table-column-properties style:column-width="2.365cm"/>
    </style:style>
    <style:style style:name="Таблица16.J" style:family="table-column">
      <style:table-column-properties style:column-width="2.062cm"/>
    </style:style>
    <style:style style:name="Таблица16.K" style:family="table-column">
      <style:table-column-properties style:column-width="0.42cm"/>
    </style:style>
    <style:style style:name="Таблица16.L" style:family="table-column">
      <style:table-column-properties style:column-width="1.147cm"/>
    </style:style>
    <style:style style:name="Таблица16.M" style:family="table-column">
      <style:table-column-properties style:column-width="4.32cm"/>
    </style:style>
    <style:style style:name="Таблица16.N" style:family="table-column">
      <style:table-column-properties style:column-width="1.568cm"/>
    </style:style>
    <style:style style:name="Таблица16.O" style:family="table-column">
      <style:table-column-properties style:column-width="3.106cm"/>
    </style:style>
    <style:style style:name="Таблица16.P" style:family="table-column">
      <style:table-column-properties style:column-width="1.508cm"/>
    </style:style>
    <style:style style:name="Таблица16.1" style:family="table-row">
      <style:table-row-properties style:row-height="0.499cm" f:keep-together="always"/>
    </style:style>
    <style:style style:name="Таблица16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6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6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6.A2" style:family="table-cell">
      <style:table-cell-properties style:vertical-align="middle" f:padding="0cm" f:border="0.05pt solid #000000" f:border-=".018cm solid #000000"/>
    </style:style>
    <style:style style:name="Таблица16.3" style:family="table-row">
      <style:table-row-properties style:row-height="0.459cm" f:keep-together="always"/>
    </style:style>
    <style:style style:name="Таблица16.J3" style:family="table-cell">
      <style:table-cell-properties style:vertical-align="middle" f:padding="0cm" f:border="0.5pt solid #000000"/>
    </style:style>
    <style:style style:name="Таблица1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6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6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J4" style:family="table-cell">
      <style:table-cell-properties f:padding="0cm" f:border="0.5pt solid #000000"/>
    </style:style>
    <style:style style:name="Таблица1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8" style:family="table">
      <style:table-properties style:width="28.45cm" f:margin-left="0.228cm" f:margin-top="0cm" f:margin-bottom="0cm" table:align="left" table:border-model="collapsing"/>
    </style:style>
    <style:style style:name="Таблица18.A" style:family="table-column">
      <style:table-column-properties style:column-width="1.434cm"/>
    </style:style>
    <style:style style:name="Таблица18.B" style:family="table-column">
      <style:table-column-properties style:column-width="10.34cm"/>
    </style:style>
    <style:style style:name="Таблица18.C" style:family="table-column">
      <style:table-column-properties style:column-width="2.184cm"/>
    </style:style>
    <style:style style:name="Таблица18.D" style:family="table-column">
      <style:table-column-properties style:column-width="6.703cm"/>
    </style:style>
    <style:style style:name="Таблица18.E" style:family="table-column">
      <style:table-column-properties style:column-width="2.491cm"/>
    </style:style>
    <style:style style:name="Таблица18.F" style:family="table-column">
      <style:table-column-properties style:column-width="0.309cm"/>
    </style:style>
    <style:style style:name="Таблица18.G" style:family="table-column">
      <style:table-column-properties style:column-width="2.096cm"/>
    </style:style>
    <style:style style:name="Таблица18.H" style:family="table-column">
      <style:table-column-properties style:column-width="1.3cm"/>
    </style:style>
    <style:style style:name="Таблица18.I" style:family="table-column">
      <style:table-column-properties style:column-width="1.595cm"/>
    </style:style>
    <style:style style:name="Таблица18.1" style:family="table-row">
      <style:table-row-properties style:min-row-height="1.422cm" f:keep-together="always"/>
    </style:style>
    <style:style style:name="Таблица18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8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8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8.3" style:family="table-row">
      <style:table-row-properties style:min-row-height="0.711cm" f:keep-together="always"/>
    </style:style>
    <style:style style:name="Таблица18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8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8.18" style:family="table-row">
      <style:table-row-properties style:row-height="0.9cm" f:keep-together="always"/>
    </style:style>
    <style:style style:name="Таблица1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8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18" style:family="table">
      <style:table-properties style:width="28.506cm" f:margin-left="0.191cm" f:margin-top="0cm" f:margin-bottom="0cm" table:align="left" table:border-model="collapsing"/>
    </style:style>
    <style:style style:name="Таблица118.A" style:family="table-column">
      <style:table-column-properties style:column-width="1.824cm"/>
    </style:style>
    <style:style style:name="Таблица118.B" style:family="table-column">
      <style:table-column-properties style:column-width="2.163cm"/>
    </style:style>
    <style:style style:name="Таблица118.C" style:family="table-column">
      <style:table-column-properties style:column-width="2.021cm"/>
    </style:style>
    <style:style style:name="Таблица118.D" style:family="table-column">
      <style:table-column-properties style:column-width="1.607cm"/>
    </style:style>
    <style:style style:name="Таблица118.E" style:family="table-column">
      <style:table-column-properties style:column-width="4.21cm"/>
    </style:style>
    <style:style style:name="Таблица118.F" style:family="table-column">
      <style:table-column-properties style:column-width="0.794cm"/>
    </style:style>
    <style:style style:name="Таблица118.G" style:family="table-column">
      <style:table-column-properties style:column-width="7.92cm"/>
    </style:style>
    <style:style style:name="Таблица118.H" style:family="table-column">
      <style:table-column-properties style:column-width="7.967cm"/>
    </style:style>
    <style:style style:name="Таблица118.1" style:family="table-row">
      <style:table-row-properties style:row-height="0.459cm" f:keep-together="always"/>
    </style:style>
    <style:style style:name="Таблица11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18.D1" style:family="table-cell">
      <style:table-cell-properties f:padding-left="0.191cm" f:padding-right="0.191cm" f:padding-top="0cm" f:padding-bottom="0cm" f:border="0.5pt solid #000000"/>
    </style:style>
    <style:style style:name="Таблица11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18.F1" style:family="table-cell">
      <style:table-cell-properties f:padding-left="0.191cm" f:padding-right="0.191cm" f:padding-top="0cm" f:padding-bottom="0cm" f:border="none"/>
    </style:style>
    <style:style style:name="Таблица118.H1" style:family="table-cell">
      <style:table-cell-properties f:padding-left="0.191cm" f:padding-right="0.191cm" f:padding-top="0cm" f:padding-bottom="0cm" f:border="none"/>
    </style:style>
    <style:style style:name="Таблица118.D2" style:family="table-cell">
      <style:table-cell-properties f:padding-left="0.191cm" f:padding-right="0.191cm" f:padding-top="0cm" f:padding-bottom="0cm" f:border="0.5pt solid #000000"/>
    </style:style>
    <style:style style:name="Таблица11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18.G2" style:family="table-cell">
      <style:table-cell-properties f:padding-left="0.191cm" f:padding-right="0.191cm" f:padding-top="0cm" f:padding-bottom="0cm" f:border="none"/>
    </style:style>
    <style:style style:name="Таблица11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18.G3" style:family="table-cell">
      <style:table-cell-properties f:padding-left="0.191cm" f:padding-right="0.191cm" f:padding-top="0cm" f:padding-bottom="0cm" f:border="none"/>
    </style:style>
    <style:style style:name="Таблица119" style:family="table">
      <style:table-properties style:width="28.504cm" f:margin-left="0.191cm" f:margin-top="0cm" f:margin-bottom="0cm" table:align="left" table:border-model="collapsing"/>
    </style:style>
    <style:style style:name="Таблица119.A" style:family="table-column">
      <style:table-column-properties style:column-width="0.917cm"/>
    </style:style>
    <style:style style:name="Таблица119.B" style:family="table-column">
      <style:table-column-properties style:column-width="1.376cm"/>
    </style:style>
    <style:style style:name="Таблица119.C" style:family="table-column">
      <style:table-column-properties style:column-width="1.614cm"/>
    </style:style>
    <style:style style:name="Таблица119.D" style:family="table-column">
      <style:table-column-properties style:column-width="2.371cm"/>
    </style:style>
    <style:style style:name="Таблица119.E" style:family="table-column">
      <style:table-column-properties style:column-width="2.101cm"/>
    </style:style>
    <style:style style:name="Таблица119.F" style:family="table-column">
      <style:table-column-properties style:column-width="1.528cm"/>
    </style:style>
    <style:style style:name="Таблица119.G" style:family="table-column">
      <style:table-column-properties style:column-width="1.032cm"/>
    </style:style>
    <style:style style:name="Таблица119.H" style:family="table-column">
      <style:table-column-properties style:column-width="1.071cm"/>
    </style:style>
    <style:style style:name="Таблица119.I" style:family="table-column">
      <style:table-column-properties style:column-width="2.365cm"/>
    </style:style>
    <style:style style:name="Таблица119.J" style:family="table-column">
      <style:table-column-properties style:column-width="2.062cm"/>
    </style:style>
    <style:style style:name="Таблица119.K" style:family="table-column">
      <style:table-column-properties style:column-width="0.42cm"/>
    </style:style>
    <style:style style:name="Таблица119.L" style:family="table-column">
      <style:table-column-properties style:column-width="1.147cm"/>
    </style:style>
    <style:style style:name="Таблица119.M" style:family="table-column">
      <style:table-column-properties style:column-width="4.32cm"/>
    </style:style>
    <style:style style:name="Таблица119.N" style:family="table-column">
      <style:table-column-properties style:column-width="1.568cm"/>
    </style:style>
    <style:style style:name="Таблица119.O" style:family="table-column">
      <style:table-column-properties style:column-width="3.106cm"/>
    </style:style>
    <style:style style:name="Таблица119.P" style:family="table-column">
      <style:table-column-properties style:column-width="1.508cm"/>
    </style:style>
    <style:style style:name="Таблица119.1" style:family="table-row">
      <style:table-row-properties style:row-height="0.499cm" f:keep-together="always"/>
    </style:style>
    <style:style style:name="Таблица11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1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1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1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19.A2" style:family="table-cell">
      <style:table-cell-properties style:vertical-align="middle" f:padding="0cm" f:border="0.05pt solid #000000" f:border-=".018cm solid #000000"/>
    </style:style>
    <style:style style:name="Таблица119.3" style:family="table-row">
      <style:table-row-properties style:row-height="0.459cm" f:keep-together="always"/>
    </style:style>
    <style:style style:name="Таблица119.J3" style:family="table-cell">
      <style:table-cell-properties style:vertical-align="middle" f:padding="0cm" f:border="0.5pt solid #000000"/>
    </style:style>
    <style:style style:name="Таблица11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1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1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1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J4" style:family="table-cell">
      <style:table-cell-properties f:padding="0cm" f:border="0.5pt solid #000000"/>
    </style:style>
    <style:style style:name="Таблица11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1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0" style:family="table">
      <style:table-properties style:width="28.45cm" f:margin-left="0.228cm" f:margin-top="0cm" f:margin-bottom="0cm" table:align="left" table:border-model="collapsing"/>
    </style:style>
    <style:style style:name="Таблица120.A" style:family="table-column">
      <style:table-column-properties style:column-width="1.434cm"/>
    </style:style>
    <style:style style:name="Таблица120.B" style:family="table-column">
      <style:table-column-properties style:column-width="10.34cm"/>
    </style:style>
    <style:style style:name="Таблица120.C" style:family="table-column">
      <style:table-column-properties style:column-width="2.184cm"/>
    </style:style>
    <style:style style:name="Таблица120.D" style:family="table-column">
      <style:table-column-properties style:column-width="6.703cm"/>
    </style:style>
    <style:style style:name="Таблица120.E" style:family="table-column">
      <style:table-column-properties style:column-width="2.491cm"/>
    </style:style>
    <style:style style:name="Таблица120.F" style:family="table-column">
      <style:table-column-properties style:column-width="0.309cm"/>
    </style:style>
    <style:style style:name="Таблица120.G" style:family="table-column">
      <style:table-column-properties style:column-width="2.096cm"/>
    </style:style>
    <style:style style:name="Таблица120.H" style:family="table-column">
      <style:table-column-properties style:column-width="1.3cm"/>
    </style:style>
    <style:style style:name="Таблица120.I" style:family="table-column">
      <style:table-column-properties style:column-width="1.595cm"/>
    </style:style>
    <style:style style:name="Таблица120.1" style:family="table-row">
      <style:table-row-properties style:min-row-height="1.422cm" f:keep-together="always"/>
    </style:style>
    <style:style style:name="Таблица12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2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20.3" style:family="table-row">
      <style:table-row-properties style:min-row-height="0.711cm" f:keep-together="always"/>
    </style:style>
    <style:style style:name="Таблица12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0.18" style:family="table-row">
      <style:table-row-properties style:row-height="0.9cm" f:keep-together="always"/>
    </style:style>
    <style:style style:name="Таблица12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2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2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9" style:family="table">
      <style:table-properties style:width="28.287cm" f:margin-left="0.191cm" f:margin-top="0cm" f:margin-bottom="0cm" table:align="left" table:border-model="collapsing"/>
    </style:style>
    <style:style style:name="Таблица29.A" style:family="table-column">
      <style:table-column-properties style:column-width="1.824cm"/>
    </style:style>
    <style:style style:name="Таблица29.B" style:family="table-column">
      <style:table-column-properties style:column-width="2.163cm"/>
    </style:style>
    <style:style style:name="Таблица29.C" style:family="table-column">
      <style:table-column-properties style:column-width="2.021cm"/>
    </style:style>
    <style:style style:name="Таблица29.D" style:family="table-column">
      <style:table-column-properties style:column-width="1.607cm"/>
    </style:style>
    <style:style style:name="Таблица29.E" style:family="table-column">
      <style:table-column-properties style:column-width="4.21cm"/>
    </style:style>
    <style:style style:name="Таблица29.F" style:family="table-column">
      <style:table-column-properties style:column-width="0.794cm"/>
    </style:style>
    <style:style style:name="Таблица29.G" style:family="table-column">
      <style:table-column-properties style:column-width="7.92cm"/>
    </style:style>
    <style:style style:name="Таблица29.H" style:family="table-column">
      <style:table-column-properties style:column-width="7.749cm"/>
    </style:style>
    <style:style style:name="Таблица29.1" style:family="table-row">
      <style:table-row-properties style:row-height="0.459cm" f:keep-together="always"/>
    </style:style>
    <style:style style:name="Таблица29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9.D1" style:family="table-cell">
      <style:table-cell-properties f:padding-left="0.191cm" f:padding-right="0.191cm" f:padding-top="0cm" f:padding-bottom="0cm" f:border="0.5pt solid #000000"/>
    </style:style>
    <style:style style:name="Таблица29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9.F1" style:family="table-cell">
      <style:table-cell-properties f:padding-left="0.191cm" f:padding-right="0.191cm" f:padding-top="0cm" f:padding-bottom="0cm" f:border="none"/>
    </style:style>
    <style:style style:name="Таблица29.H1" style:family="table-cell">
      <style:table-cell-properties f:padding-left="0.191cm" f:padding-right="0.191cm" f:padding-top="0cm" f:padding-bottom="0cm" f:border="none"/>
    </style:style>
    <style:style style:name="Таблица29.D2" style:family="table-cell">
      <style:table-cell-properties f:padding-left="0.191cm" f:padding-right="0.191cm" f:padding-top="0cm" f:padding-bottom="0cm" f:border="0.5pt solid #000000"/>
    </style:style>
    <style:style style:name="Таблица29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9.G2" style:family="table-cell">
      <style:table-cell-properties f:padding-left="0.191cm" f:padding-right="0.191cm" f:padding-top="0cm" f:padding-bottom="0cm" f:border="none"/>
    </style:style>
    <style:style style:name="Таблица29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9.G3" style:family="table-cell">
      <style:table-cell-properties f:padding-left="0.191cm" f:padding-right="0.191cm" f:padding-top="0cm" f:padding-bottom="0cm" f:border="none"/>
    </style:style>
    <style:style style:name="Таблица30" style:family="table">
      <style:table-properties style:width="28.287cm" f:margin-left="0.191cm" f:margin-top="0cm" f:margin-bottom="0cm" table:align="left" table:border-model="collapsing"/>
    </style:style>
    <style:style style:name="Таблица30.A" style:family="table-column">
      <style:table-column-properties style:column-width="0.811cm"/>
    </style:style>
    <style:style style:name="Таблица30.B" style:family="table-column">
      <style:table-column-properties style:column-width="1.482cm"/>
    </style:style>
    <style:style style:name="Таблица30.C" style:family="table-column">
      <style:table-column-properties style:column-width="1.614cm"/>
    </style:style>
    <style:style style:name="Таблица30.D" style:family="table-column">
      <style:table-column-properties style:column-width="2.371cm"/>
    </style:style>
    <style:style style:name="Таблица30.E" style:family="table-column">
      <style:table-column-properties style:column-width="2.101cm"/>
    </style:style>
    <style:style style:name="Таблица30.F" style:family="table-column">
      <style:table-column-properties style:column-width="1.528cm"/>
    </style:style>
    <style:style style:name="Таблица30.G" style:family="table-column">
      <style:table-column-properties style:column-width="1.032cm"/>
    </style:style>
    <style:style style:name="Таблица30.H" style:family="table-column">
      <style:table-column-properties style:column-width="1.071cm"/>
    </style:style>
    <style:style style:name="Таблица30.I" style:family="table-column">
      <style:table-column-properties style:column-width="2.365cm"/>
    </style:style>
    <style:style style:name="Таблица30.J" style:family="table-column">
      <style:table-column-properties style:column-width="2.062cm"/>
    </style:style>
    <style:style style:name="Таблица30.K" style:family="table-column">
      <style:table-column-properties style:column-width="0.42cm"/>
    </style:style>
    <style:style style:name="Таблица30.L" style:family="table-column">
      <style:table-column-properties style:column-width="1.147cm"/>
    </style:style>
    <style:style style:name="Таблица30.M" style:family="table-column">
      <style:table-column-properties style:column-width="4.32cm"/>
    </style:style>
    <style:style style:name="Таблица30.N" style:family="table-column">
      <style:table-column-properties style:column-width="1.568cm"/>
    </style:style>
    <style:style style:name="Таблица30.O" style:family="table-column">
      <style:table-column-properties style:column-width="3.106cm"/>
    </style:style>
    <style:style style:name="Таблица30.P" style:family="table-column">
      <style:table-column-properties style:column-width="1.291cm"/>
    </style:style>
    <style:style style:name="Таблица30.1" style:family="table-row">
      <style:table-row-properties style:row-height="0.499cm" f:keep-together="always"/>
    </style:style>
    <style:style style:name="Таблица30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0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0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0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0.A2" style:family="table-cell">
      <style:table-cell-properties style:vertical-align="middle" f:padding="0cm" f:border="0.05pt solid #000000" f:border-=".018cm solid #000000"/>
    </style:style>
    <style:style style:name="Таблица30.3" style:family="table-row">
      <style:table-row-properties style:row-height="0.459cm" f:keep-together="always"/>
    </style:style>
    <style:style style:name="Таблица30.J3" style:family="table-cell">
      <style:table-cell-properties style:vertical-align="middle" f:padding="0cm" f:border="0.5pt solid #000000"/>
    </style:style>
    <style:style style:name="Таблица30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0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0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0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J4" style:family="table-cell">
      <style:table-cell-properties f:padding="0cm" f:border="0.5pt solid #000000"/>
    </style:style>
    <style:style style:name="Таблица30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0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1" style:family="table">
      <style:table-properties style:width="28.287cm" f:margin-left="0.228cm" f:margin-top="0cm" f:margin-bottom="0cm" table:align="left" table:border-model="collapsing"/>
    </style:style>
    <style:style style:name="Таблица31.A" style:family="table-column">
      <style:table-column-properties style:column-width="1.434cm"/>
    </style:style>
    <style:style style:name="Таблица31.B" style:family="table-column">
      <style:table-column-properties style:column-width="9.375cm"/>
    </style:style>
    <style:style style:name="Таблица31.C" style:family="table-column">
      <style:table-column-properties style:column-width="2.392cm"/>
    </style:style>
    <style:style style:name="Таблица31.D" style:family="table-column">
      <style:table-column-properties style:column-width="6.897cm"/>
    </style:style>
    <style:style style:name="Таблица31.E" style:family="table-column">
      <style:table-column-properties style:column-width="3.011cm"/>
    </style:style>
    <style:style style:name="Таблица31.F" style:family="table-column">
      <style:table-column-properties style:column-width="0.042cm"/>
    </style:style>
    <style:style style:name="Таблица31.G" style:family="table-column">
      <style:table-column-properties style:column-width="2.154cm"/>
    </style:style>
    <style:style style:name="Таблица31.H" style:family="table-column">
      <style:table-column-properties style:column-width="1.55cm"/>
    </style:style>
    <style:style style:name="Таблица31.I" style:family="table-column">
      <style:table-column-properties style:column-width="1.432cm"/>
    </style:style>
    <style:style style:name="Таблица31.1" style:family="table-row">
      <style:table-row-properties style:min-row-height="1.422cm" f:keep-together="always"/>
    </style:style>
    <style:style style:name="Таблица31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31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31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31.3" style:family="table-row">
      <style:table-row-properties style:min-row-height="0.711cm" f:keep-together="always"/>
    </style:style>
    <style:style style:name="Таблица31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31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31.18" style:family="table-row">
      <style:table-row-properties style:row-height="0.9cm" f:keep-together="always"/>
    </style:style>
    <style:style style:name="Таблица31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31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31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32" style:family="table">
      <style:table-properties style:width="28.287cm" f:margin-left="0.191cm" f:margin-top="0cm" f:margin-bottom="0cm" table:align="left" table:border-model="collapsing"/>
    </style:style>
    <style:style style:name="Таблица32.A" style:family="table-column">
      <style:table-column-properties style:column-width="1.824cm"/>
    </style:style>
    <style:style style:name="Таблица32.B" style:family="table-column">
      <style:table-column-properties style:column-width="2.163cm"/>
    </style:style>
    <style:style style:name="Таблица32.C" style:family="table-column">
      <style:table-column-properties style:column-width="2.021cm"/>
    </style:style>
    <style:style style:name="Таблица32.D" style:family="table-column">
      <style:table-column-properties style:column-width="1.607cm"/>
    </style:style>
    <style:style style:name="Таблица32.E" style:family="table-column">
      <style:table-column-properties style:column-width="4.21cm"/>
    </style:style>
    <style:style style:name="Таблица32.F" style:family="table-column">
      <style:table-column-properties style:column-width="0.794cm"/>
    </style:style>
    <style:style style:name="Таблица32.G" style:family="table-column">
      <style:table-column-properties style:column-width="7.92cm"/>
    </style:style>
    <style:style style:name="Таблица32.H" style:family="table-column">
      <style:table-column-properties style:column-width="7.749cm"/>
    </style:style>
    <style:style style:name="Таблица32.1" style:family="table-row">
      <style:table-row-properties style:row-height="0.459cm" f:keep-together="always"/>
    </style:style>
    <style:style style:name="Таблица3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32.D1" style:family="table-cell">
      <style:table-cell-properties f:padding-left="0.191cm" f:padding-right="0.191cm" f:padding-top="0cm" f:padding-bottom="0cm" f:border="0.5pt solid #000000"/>
    </style:style>
    <style:style style:name="Таблица32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2.F1" style:family="table-cell">
      <style:table-cell-properties f:padding-left="0.191cm" f:padding-right="0.191cm" f:padding-top="0cm" f:padding-bottom="0cm" f:border="none"/>
    </style:style>
    <style:style style:name="Таблица32.H1" style:family="table-cell">
      <style:table-cell-properties f:padding-left="0.191cm" f:padding-right="0.191cm" f:padding-top="0cm" f:padding-bottom="0cm" f:border="none"/>
    </style:style>
    <style:style style:name="Таблица32.D2" style:family="table-cell">
      <style:table-cell-properties f:padding-left="0.191cm" f:padding-right="0.191cm" f:padding-top="0cm" f:padding-bottom="0cm" f:border="0.5pt solid #000000"/>
    </style:style>
    <style:style style:name="Таблица32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2.G2" style:family="table-cell">
      <style:table-cell-properties f:padding-left="0.191cm" f:padding-right="0.191cm" f:padding-top="0cm" f:padding-bottom="0cm" f:border="none"/>
    </style:style>
    <style:style style:name="Таблица32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2.G3" style:family="table-cell">
      <style:table-cell-properties f:padding-left="0.191cm" f:padding-right="0.191cm" f:padding-top="0cm" f:padding-bottom="0cm" f:border="none"/>
    </style:style>
    <style:style style:name="Таблица36" style:family="table">
      <style:table-properties style:width="28.287cm" f:margin-left="0.191cm" f:margin-top="0cm" f:margin-bottom="0cm" table:align="left" table:border-model="collapsing"/>
    </style:style>
    <style:style style:name="Таблица36.A" style:family="table-column">
      <style:table-column-properties style:column-width="0.917cm"/>
    </style:style>
    <style:style style:name="Таблица36.B" style:family="table-column">
      <style:table-column-properties style:column-width="1.376cm"/>
    </style:style>
    <style:style style:name="Таблица36.C" style:family="table-column">
      <style:table-column-properties style:column-width="1.614cm"/>
    </style:style>
    <style:style style:name="Таблица36.D" style:family="table-column">
      <style:table-column-properties style:column-width="2.371cm"/>
    </style:style>
    <style:style style:name="Таблица36.E" style:family="table-column">
      <style:table-column-properties style:column-width="2.101cm"/>
    </style:style>
    <style:style style:name="Таблица36.F" style:family="table-column">
      <style:table-column-properties style:column-width="1.528cm"/>
    </style:style>
    <style:style style:name="Таблица36.G" style:family="table-column">
      <style:table-column-properties style:column-width="1.032cm"/>
    </style:style>
    <style:style style:name="Таблица36.H" style:family="table-column">
      <style:table-column-properties style:column-width="1.071cm"/>
    </style:style>
    <style:style style:name="Таблица36.I" style:family="table-column">
      <style:table-column-properties style:column-width="2.365cm"/>
    </style:style>
    <style:style style:name="Таблица36.J" style:family="table-column">
      <style:table-column-properties style:column-width="2.062cm"/>
    </style:style>
    <style:style style:name="Таблица36.K" style:family="table-column">
      <style:table-column-properties style:column-width="0.42cm"/>
    </style:style>
    <style:style style:name="Таблица36.L" style:family="table-column">
      <style:table-column-properties style:column-width="1.147cm"/>
    </style:style>
    <style:style style:name="Таблица36.M" style:family="table-column">
      <style:table-column-properties style:column-width="4.32cm"/>
    </style:style>
    <style:style style:name="Таблица36.N" style:family="table-column">
      <style:table-column-properties style:column-width="1.568cm"/>
    </style:style>
    <style:style style:name="Таблица36.O" style:family="table-column">
      <style:table-column-properties style:column-width="3.106cm"/>
    </style:style>
    <style:style style:name="Таблица36.P" style:family="table-column">
      <style:table-column-properties style:column-width="1.291cm"/>
    </style:style>
    <style:style style:name="Таблица36.1" style:family="table-row">
      <style:table-row-properties style:row-height="0.499cm" f:keep-together="always"/>
    </style:style>
    <style:style style:name="Таблица36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6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6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6.A2" style:family="table-cell">
      <style:table-cell-properties style:vertical-align="middle" f:padding="0cm" f:border="0.05pt solid #000000" f:border-=".018cm solid #000000"/>
    </style:style>
    <style:style style:name="Таблица36.3" style:family="table-row">
      <style:table-row-properties style:row-height="0.459cm" f:keep-together="always"/>
    </style:style>
    <style:style style:name="Таблица36.J3" style:family="table-cell">
      <style:table-cell-properties style:vertical-align="middle" f:padding="0cm" f:border="0.5pt solid #000000"/>
    </style:style>
    <style:style style:name="Таблица3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6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6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J4" style:family="table-cell">
      <style:table-cell-properties f:padding="0cm" f:border="0.5pt solid #000000"/>
    </style:style>
    <style:style style:name="Таблица3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7" style:family="table">
      <style:table-properties style:width="28.287cm" f:margin-left="0.228cm" f:margin-top="0cm" f:margin-bottom="0cm" table:align="left" table:border-model="collapsing"/>
    </style:style>
    <style:style style:name="Таблица37.A" style:family="table-column">
      <style:table-column-properties style:column-width="1.434cm"/>
    </style:style>
    <style:style style:name="Таблица37.B" style:family="table-column">
      <style:table-column-properties style:column-width="9.571cm"/>
    </style:style>
    <style:style style:name="Таблица37.C" style:family="table-column">
      <style:table-column-properties style:column-width="2.506cm"/>
    </style:style>
    <style:style style:name="Таблица37.D" style:family="table-column">
      <style:table-column-properties style:column-width="6.895cm"/>
    </style:style>
    <style:style style:name="Таблица37.E" style:family="table-column">
      <style:table-column-properties style:column-width="2.745cm"/>
    </style:style>
    <style:style style:name="Таблица37.F" style:family="table-column">
      <style:table-column-properties style:column-width="0.155cm"/>
    </style:style>
    <style:style style:name="Таблица37.G" style:family="table-column">
      <style:table-column-properties style:column-width="2.083cm"/>
    </style:style>
    <style:style style:name="Таблица37.H" style:family="table-column">
      <style:table-column-properties style:column-width="1.466cm"/>
    </style:style>
    <style:style style:name="Таблица37.I" style:family="table-column">
      <style:table-column-properties style:column-width="1.432cm"/>
    </style:style>
    <style:style style:name="Таблица37.1" style:family="table-row">
      <style:table-row-properties style:min-row-height="1.422cm" f:keep-together="always"/>
    </style:style>
    <style:style style:name="Таблица37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37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37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37.3" style:family="table-row">
      <style:table-row-properties style:min-row-height="0.711cm" f:keep-together="always"/>
    </style:style>
    <style:style style:name="Таблица37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37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37.18" style:family="table-row">
      <style:table-row-properties style:row-height="0.9cm" f:keep-together="always"/>
    </style:style>
    <style:style style:name="Таблица37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37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37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87" style:family="table">
      <style:table-properties style:width="28.4cm" f:margin-left="0.139cm" f:margin-top="0cm" f:margin-bottom="0cm" table:align="left" table:border-model="collapsing"/>
    </style:style>
    <style:style style:name="Таблица87.A" style:family="table-column">
      <style:table-column-properties style:column-width="1.875cm"/>
    </style:style>
    <style:style style:name="Таблица87.B" style:family="table-column">
      <style:table-column-properties style:column-width="2.161cm"/>
    </style:style>
    <style:style style:name="Таблица87.C" style:family="table-column">
      <style:table-column-properties style:column-width="2.006cm"/>
    </style:style>
    <style:style style:name="Таблица87.D" style:family="table-column">
      <style:table-column-properties style:column-width="1.61cm"/>
    </style:style>
    <style:style style:name="Таблица87.E" style:family="table-column">
      <style:table-column-properties style:column-width="4.21cm"/>
    </style:style>
    <style:style style:name="Таблица87.F" style:family="table-column">
      <style:table-column-properties style:column-width="0.794cm"/>
    </style:style>
    <style:style style:name="Таблица87.G" style:family="table-column">
      <style:table-column-properties style:column-width="7.938cm"/>
    </style:style>
    <style:style style:name="Таблица87.H" style:family="table-column">
      <style:table-column-properties style:column-width="7.807cm"/>
    </style:style>
    <style:style style:name="Таблица87.1" style:family="table-row">
      <style:table-row-properties style:row-height="0.508cm" f:keep-together="always"/>
    </style:style>
    <style:style style:name="Таблица8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87.D1" style:family="table-cell">
      <style:table-cell-properties f:padding-left="0.191cm" f:padding-right="0.191cm" f:padding-top="0cm" f:padding-bottom="0cm" f:border="0.5pt solid #000000"/>
    </style:style>
    <style:style style:name="Таблица8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87.F1" style:family="table-cell">
      <style:table-cell-properties f:padding-left="0.191cm" f:padding-right="0.191cm" f:padding-top="0cm" f:padding-bottom="0cm" f:border="none"/>
    </style:style>
    <style:style style:name="Таблица87.H1" style:family="table-cell">
      <style:table-cell-properties f:padding-left="0.191cm" f:padding-right="0.191cm" f:padding-top="0cm" f:padding-bottom="0cm" f:border="none"/>
    </style:style>
    <style:style style:name="Таблица87.2" style:family="table-row">
      <style:table-row-properties style:row-height="0.459cm" f:keep-together="always"/>
    </style:style>
    <style:style style:name="Таблица87.D2" style:family="table-cell">
      <style:table-cell-properties f:padding-left="0.191cm" f:padding-right="0.191cm" f:padding-top="0cm" f:padding-bottom="0cm" f:border="0.5pt solid #000000"/>
    </style:style>
    <style:style style:name="Таблица8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87.G2" style:family="table-cell">
      <style:table-cell-properties f:padding-left="0.191cm" f:padding-right="0.191cm" f:padding-top="0cm" f:padding-bottom="0cm" f:border="none"/>
    </style:style>
    <style:style style:name="Таблица87.3" style:family="table-row">
      <style:table-row-properties style:row-height="0.545cm" f:keep-together="always"/>
    </style:style>
    <style:style style:name="Таблица8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87.G3" style:family="table-cell">
      <style:table-cell-properties f:padding-left="0.191cm" f:padding-right="0.191cm" f:padding-top="0cm" f:padding-bottom="0cm" f:border="none"/>
    </style:style>
    <style:style style:name="Таблица88" style:family="table">
      <style:table-properties style:width="28.287cm" f:margin-left="0.191cm" f:margin-top="0cm" f:margin-bottom="0cm" table:align="left" table:border-model="collapsing"/>
    </style:style>
    <style:style style:name="Таблица88.A" style:family="table-column">
      <style:table-column-properties style:column-width="0.917cm"/>
    </style:style>
    <style:style style:name="Таблица88.B" style:family="table-column">
      <style:table-column-properties style:column-width="1.376cm"/>
    </style:style>
    <style:style style:name="Таблица88.C" style:family="table-column">
      <style:table-column-properties style:column-width="1.614cm"/>
    </style:style>
    <style:style style:name="Таблица88.D" style:family="table-column">
      <style:table-column-properties style:column-width="2.371cm"/>
    </style:style>
    <style:style style:name="Таблица88.E" style:family="table-column">
      <style:table-column-properties style:column-width="2.101cm"/>
    </style:style>
    <style:style style:name="Таблица88.F" style:family="table-column">
      <style:table-column-properties style:column-width="1.528cm"/>
    </style:style>
    <style:style style:name="Таблица88.G" style:family="table-column">
      <style:table-column-properties style:column-width="1.032cm"/>
    </style:style>
    <style:style style:name="Таблица88.H" style:family="table-column">
      <style:table-column-properties style:column-width="1.071cm"/>
    </style:style>
    <style:style style:name="Таблица88.I" style:family="table-column">
      <style:table-column-properties style:column-width="2.365cm"/>
    </style:style>
    <style:style style:name="Таблица88.J" style:family="table-column">
      <style:table-column-properties style:column-width="2.062cm"/>
    </style:style>
    <style:style style:name="Таблица88.K" style:family="table-column">
      <style:table-column-properties style:column-width="0.42cm"/>
    </style:style>
    <style:style style:name="Таблица88.L" style:family="table-column">
      <style:table-column-properties style:column-width="1.147cm"/>
    </style:style>
    <style:style style:name="Таблица88.M" style:family="table-column">
      <style:table-column-properties style:column-width="4.32cm"/>
    </style:style>
    <style:style style:name="Таблица88.N" style:family="table-column">
      <style:table-column-properties style:column-width="1.568cm"/>
    </style:style>
    <style:style style:name="Таблица88.O" style:family="table-column">
      <style:table-column-properties style:column-width="3.106cm"/>
    </style:style>
    <style:style style:name="Таблица88.P" style:family="table-column">
      <style:table-column-properties style:column-width="1.291cm"/>
    </style:style>
    <style:style style:name="Таблица88.1" style:family="table-row">
      <style:table-row-properties style:row-height="0.499cm" f:keep-together="always"/>
    </style:style>
    <style:style style:name="Таблица8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8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8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8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88.A2" style:family="table-cell">
      <style:table-cell-properties style:vertical-align="middle" f:padding="0cm" f:border="0.05pt solid #000000" f:border-=".018cm solid #000000"/>
    </style:style>
    <style:style style:name="Таблица88.3" style:family="table-row">
      <style:table-row-properties style:row-height="0.459cm" f:keep-together="always"/>
    </style:style>
    <style:style style:name="Таблица88.J3" style:family="table-cell">
      <style:table-cell-properties style:vertical-align="middle" f:padding="0cm" f:border="0.5pt solid #000000"/>
    </style:style>
    <style:style style:name="Таблица8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8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8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88.4" style:family="table-row">
      <style:table-row-properties style:row-height="0.533cm" f:keep-together="always"/>
    </style:style>
    <style:style style:name="Таблица8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J4" style:family="table-cell">
      <style:table-cell-properties f:padding="0cm" f:border="0.5pt solid #000000"/>
    </style:style>
    <style:style style:name="Таблица8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88.5" style:family="table-row">
      <style:table-row-properties style:row-height="0.512cm" f:keep-together="always"/>
    </style:style>
    <style:style style:name="Таблица8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9" style:family="table">
      <style:table-properties style:width="28.287cm" f:margin-left="0.191cm" f:margin-top="0cm" f:margin-bottom="0cm" table:align="left" table:border-model="collapsing"/>
    </style:style>
    <style:style style:name="Таблица89.A" style:family="table-column">
      <style:table-column-properties style:column-width="1.485cm"/>
    </style:style>
    <style:style style:name="Таблица89.B" style:family="table-column">
      <style:table-column-properties style:column-width="9.409cm"/>
    </style:style>
    <style:style style:name="Таблица89.C" style:family="table-column">
      <style:table-column-properties style:column-width="2.42cm"/>
    </style:style>
    <style:style style:name="Таблица89.D" style:family="table-column">
      <style:table-column-properties style:column-width="6.98cm"/>
    </style:style>
    <style:style style:name="Таблица89.E" style:family="table-column">
      <style:table-column-properties style:column-width="2.902cm"/>
    </style:style>
    <style:style style:name="Таблица89.F" style:family="table-column">
      <style:table-column-properties style:column-width="0.196cm"/>
    </style:style>
    <style:style style:name="Таблица89.G" style:family="table-column">
      <style:table-column-properties style:column-width="1.998cm"/>
    </style:style>
    <style:style style:name="Таблица89.H" style:family="table-column">
      <style:table-column-properties style:column-width="1.51cm"/>
    </style:style>
    <style:style style:name="Таблица89.I" style:family="table-column">
      <style:table-column-properties style:column-width="1.388cm"/>
    </style:style>
    <style:style style:name="Таблица89.1" style:family="table-row">
      <style:table-row-properties style:min-row-height="1.422cm" f:keep-together="always"/>
    </style:style>
    <style:style style:name="Таблица89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89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89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89.3" style:family="table-row">
      <style:table-row-properties style:min-row-height="0.711cm" f:keep-together="always"/>
    </style:style>
    <style:style style:name="Таблица89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89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89.18" style:family="table-row">
      <style:table-row-properties style:row-height="0.9cm" f:keep-together="always"/>
    </style:style>
    <style:style style:name="Таблица89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89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89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78" style:family="table">
      <style:table-properties style:width="28.4cm" f:margin-left="0.191cm" f:margin-top="0cm" f:margin-bottom="0cm" table:align="left" table:border-model="collapsing"/>
    </style:style>
    <style:style style:name="Таблица78.A" style:family="table-column">
      <style:table-column-properties style:column-width="1.824cm"/>
    </style:style>
    <style:style style:name="Таблица78.B" style:family="table-column">
      <style:table-column-properties style:column-width="2.163cm"/>
    </style:style>
    <style:style style:name="Таблица78.C" style:family="table-column">
      <style:table-column-properties style:column-width="2.021cm"/>
    </style:style>
    <style:style style:name="Таблица78.D" style:family="table-column">
      <style:table-column-properties style:column-width="1.607cm"/>
    </style:style>
    <style:style style:name="Таблица78.E" style:family="table-column">
      <style:table-column-properties style:column-width="4.21cm"/>
    </style:style>
    <style:style style:name="Таблица78.F" style:family="table-column">
      <style:table-column-properties style:column-width="0.794cm"/>
    </style:style>
    <style:style style:name="Таблица78.G" style:family="table-column">
      <style:table-column-properties style:column-width="7.92cm"/>
    </style:style>
    <style:style style:name="Таблица78.H" style:family="table-column">
      <style:table-column-properties style:column-width="7.862cm"/>
    </style:style>
    <style:style style:name="Таблица78.1" style:family="table-row">
      <style:table-row-properties style:row-height="0.459cm" f:keep-together="always"/>
    </style:style>
    <style:style style:name="Таблица7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78.D1" style:family="table-cell">
      <style:table-cell-properties f:padding-left="0.191cm" f:padding-right="0.191cm" f:padding-top="0cm" f:padding-bottom="0cm" f:border="0.5pt solid #000000"/>
    </style:style>
    <style:style style:name="Таблица7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8.F1" style:family="table-cell">
      <style:table-cell-properties f:padding-left="0.191cm" f:padding-right="0.191cm" f:padding-top="0cm" f:padding-bottom="0cm" f:border="none"/>
    </style:style>
    <style:style style:name="Таблица78.H1" style:family="table-cell">
      <style:table-cell-properties f:padding-left="0.191cm" f:padding-right="0.191cm" f:padding-top="0cm" f:padding-bottom="0cm" f:border="none"/>
    </style:style>
    <style:style style:name="Таблица78.D2" style:family="table-cell">
      <style:table-cell-properties f:padding-left="0.191cm" f:padding-right="0.191cm" f:padding-top="0cm" f:padding-bottom="0cm" f:border="0.5pt solid #000000"/>
    </style:style>
    <style:style style:name="Таблица7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8.G2" style:family="table-cell">
      <style:table-cell-properties f:padding-left="0.191cm" f:padding-right="0.191cm" f:padding-top="0cm" f:padding-bottom="0cm" f:border="none"/>
    </style:style>
    <style:style style:name="Таблица7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8.G3" style:family="table-cell">
      <style:table-cell-properties f:padding-left="0.191cm" f:padding-right="0.191cm" f:padding-top="0cm" f:padding-bottom="0cm" f:border="none"/>
    </style:style>
    <style:style style:name="Таблица79" style:family="table">
      <style:table-properties style:width="28.4cm" f:margin-left="0.191cm" f:margin-top="0cm" f:margin-bottom="0cm" table:align="left" table:border-model="collapsing"/>
    </style:style>
    <style:style style:name="Таблица79.A" style:family="table-column">
      <style:table-column-properties style:column-width="0.917cm"/>
    </style:style>
    <style:style style:name="Таблица79.B" style:family="table-column">
      <style:table-column-properties style:column-width="1.376cm"/>
    </style:style>
    <style:style style:name="Таблица79.C" style:family="table-column">
      <style:table-column-properties style:column-width="1.614cm"/>
    </style:style>
    <style:style style:name="Таблица79.D" style:family="table-column">
      <style:table-column-properties style:column-width="2.371cm"/>
    </style:style>
    <style:style style:name="Таблица79.E" style:family="table-column">
      <style:table-column-properties style:column-width="2.101cm"/>
    </style:style>
    <style:style style:name="Таблица79.F" style:family="table-column">
      <style:table-column-properties style:column-width="1.528cm"/>
    </style:style>
    <style:style style:name="Таблица79.G" style:family="table-column">
      <style:table-column-properties style:column-width="1.032cm"/>
    </style:style>
    <style:style style:name="Таблица79.H" style:family="table-column">
      <style:table-column-properties style:column-width="1.071cm"/>
    </style:style>
    <style:style style:name="Таблица79.I" style:family="table-column">
      <style:table-column-properties style:column-width="2.365cm"/>
    </style:style>
    <style:style style:name="Таблица79.J" style:family="table-column">
      <style:table-column-properties style:column-width="2.062cm"/>
    </style:style>
    <style:style style:name="Таблица79.K" style:family="table-column">
      <style:table-column-properties style:column-width="0.42cm"/>
    </style:style>
    <style:style style:name="Таблица79.L" style:family="table-column">
      <style:table-column-properties style:column-width="1.147cm"/>
    </style:style>
    <style:style style:name="Таблица79.M" style:family="table-column">
      <style:table-column-properties style:column-width="4.32cm"/>
    </style:style>
    <style:style style:name="Таблица79.N" style:family="table-column">
      <style:table-column-properties style:column-width="1.568cm"/>
    </style:style>
    <style:style style:name="Таблица79.O" style:family="table-column">
      <style:table-column-properties style:column-width="3.106cm"/>
    </style:style>
    <style:style style:name="Таблица79.P" style:family="table-column">
      <style:table-column-properties style:column-width="1.404cm"/>
    </style:style>
    <style:style style:name="Таблица79.1" style:family="table-row">
      <style:table-row-properties style:row-height="0.508cm" f:keep-together="always"/>
    </style:style>
    <style:style style:name="Таблица7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7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7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9.2" style:family="table-row">
      <style:table-row-properties style:row-height="0.499cm" f:keep-together="always"/>
    </style:style>
    <style:style style:name="Таблица79.A2" style:family="table-cell">
      <style:table-cell-properties style:vertical-align="middle" f:padding="0cm" f:border="0.05pt solid #000000" f:border-=".018cm solid #000000"/>
    </style:style>
    <style:style style:name="Таблица79.3" style:family="table-row">
      <style:table-row-properties style:row-height="0.459cm" f:keep-together="always"/>
    </style:style>
    <style:style style:name="Таблица79.J3" style:family="table-cell">
      <style:table-cell-properties style:vertical-align="middle" f:padding="0cm" f:border="0.5pt solid #000000"/>
    </style:style>
    <style:style style:name="Таблица7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7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7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7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J4" style:family="table-cell">
      <style:table-cell-properties f:padding="0cm" f:border="0.5pt solid #000000"/>
    </style:style>
    <style:style style:name="Таблица7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79.5" style:family="table-row">
      <style:table-row-properties style:row-height="0.471cm" f:keep-together="always"/>
    </style:style>
    <style:style style:name="Таблица7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0" style:family="table">
      <style:table-properties style:width="28.4cm" f:margin-left="0.191cm" f:margin-top="0cm" f:margin-bottom="0cm" table:align="left" table:border-model="collapsing"/>
    </style:style>
    <style:style style:name="Таблица80.A" style:family="table-column">
      <style:table-column-properties style:column-width="1.485cm"/>
    </style:style>
    <style:style style:name="Таблица80.B" style:family="table-column">
      <style:table-column-properties style:column-width="9.324cm"/>
    </style:style>
    <style:style style:name="Таблица80.C" style:family="table-column">
      <style:table-column-properties style:column-width="2.279cm"/>
    </style:style>
    <style:style style:name="Таблица80.D" style:family="table-column">
      <style:table-column-properties style:column-width="7.01cm"/>
    </style:style>
    <style:style style:name="Таблица80.E" style:family="table-column">
      <style:table-column-properties style:column-width="3.097cm"/>
    </style:style>
    <style:style style:name="Таблица80.F" style:family="table-column">
      <style:table-column-properties style:column-width="0.196cm"/>
    </style:style>
    <style:style style:name="Таблица80.G" style:family="table-column">
      <style:table-column-properties style:column-width="2.11cm"/>
    </style:style>
    <style:style style:name="Таблица80.H" style:family="table-column">
      <style:table-column-properties style:column-width="1.399cm"/>
    </style:style>
    <style:style style:name="Таблица80.I" style:family="table-column">
      <style:table-column-properties style:column-width="1.501cm"/>
    </style:style>
    <style:style style:name="Таблица80.1" style:family="table-row">
      <style:table-row-properties style:min-row-height="1.422cm" f:keep-together="always"/>
    </style:style>
    <style:style style:name="Таблица8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8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8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80.3" style:family="table-row">
      <style:table-row-properties style:min-row-height="0.711cm" f:keep-together="always"/>
    </style:style>
    <style:style style:name="Таблица8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8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80.18" style:family="table-row">
      <style:table-row-properties style:row-height="0.9cm" f:keep-together="always"/>
    </style:style>
    <style:style style:name="Таблица8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8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8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38" style:family="table">
      <style:table-properties style:width="28.4cm" f:margin-left="0.191cm" f:margin-top="0cm" f:margin-bottom="0cm" table:align="left" table:border-model="collapsing"/>
    </style:style>
    <style:style style:name="Таблица38.A" style:family="table-column">
      <style:table-column-properties style:column-width="1.824cm"/>
    </style:style>
    <style:style style:name="Таблица38.B" style:family="table-column">
      <style:table-column-properties style:column-width="2.163cm"/>
    </style:style>
    <style:style style:name="Таблица38.C" style:family="table-column">
      <style:table-column-properties style:column-width="2.021cm"/>
    </style:style>
    <style:style style:name="Таблица38.D" style:family="table-column">
      <style:table-column-properties style:column-width="1.607cm"/>
    </style:style>
    <style:style style:name="Таблица38.E" style:family="table-column">
      <style:table-column-properties style:column-width="4.21cm"/>
    </style:style>
    <style:style style:name="Таблица38.F" style:family="table-column">
      <style:table-column-properties style:column-width="0.794cm"/>
    </style:style>
    <style:style style:name="Таблица38.G" style:family="table-column">
      <style:table-column-properties style:column-width="7.92cm"/>
    </style:style>
    <style:style style:name="Таблица38.H" style:family="table-column">
      <style:table-column-properties style:column-width="7.862cm"/>
    </style:style>
    <style:style style:name="Таблица38.1" style:family="table-row">
      <style:table-row-properties style:row-height="0.459cm" f:keep-together="always"/>
    </style:style>
    <style:style style:name="Таблица3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38.D1" style:family="table-cell">
      <style:table-cell-properties f:padding-left="0.191cm" f:padding-right="0.191cm" f:padding-top="0cm" f:padding-bottom="0cm" f:border="0.5pt solid #000000"/>
    </style:style>
    <style:style style:name="Таблица3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8.F1" style:family="table-cell">
      <style:table-cell-properties f:padding-left="0.191cm" f:padding-right="0.191cm" f:padding-top="0cm" f:padding-bottom="0cm" f:border="none"/>
    </style:style>
    <style:style style:name="Таблица38.H1" style:family="table-cell">
      <style:table-cell-properties f:padding-left="0.191cm" f:padding-right="0.191cm" f:padding-top="0cm" f:padding-bottom="0cm" f:border="none"/>
    </style:style>
    <style:style style:name="Таблица38.D2" style:family="table-cell">
      <style:table-cell-properties f:padding-left="0.191cm" f:padding-right="0.191cm" f:padding-top="0cm" f:padding-bottom="0cm" f:border="0.5pt solid #000000"/>
    </style:style>
    <style:style style:name="Таблица3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8.G2" style:family="table-cell">
      <style:table-cell-properties f:padding-left="0.191cm" f:padding-right="0.191cm" f:padding-top="0cm" f:padding-bottom="0cm" f:border="none"/>
    </style:style>
    <style:style style:name="Таблица3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8.G3" style:family="table-cell">
      <style:table-cell-properties f:padding-left="0.191cm" f:padding-right="0.191cm" f:padding-top="0cm" f:padding-bottom="0cm" f:border="none"/>
    </style:style>
    <style:style style:name="Таблица39" style:family="table">
      <style:table-properties style:width="28.4cm" f:margin-left="0.191cm" f:margin-top="0cm" f:margin-bottom="0cm" table:align="left" table:border-model="collapsing"/>
    </style:style>
    <style:style style:name="Таблица39.A" style:family="table-column">
      <style:table-column-properties style:column-width="0.917cm"/>
    </style:style>
    <style:style style:name="Таблица39.B" style:family="table-column">
      <style:table-column-properties style:column-width="1.482cm"/>
    </style:style>
    <style:style style:name="Таблица39.C" style:family="table-column">
      <style:table-column-properties style:column-width="1.508cm"/>
    </style:style>
    <style:style style:name="Таблица39.D" style:family="table-column">
      <style:table-column-properties style:column-width="2.371cm"/>
    </style:style>
    <style:style style:name="Таблица39.E" style:family="table-column">
      <style:table-column-properties style:column-width="2.101cm"/>
    </style:style>
    <style:style style:name="Таблица39.F" style:family="table-column">
      <style:table-column-properties style:column-width="1.528cm"/>
    </style:style>
    <style:style style:name="Таблица39.G" style:family="table-column">
      <style:table-column-properties style:column-width="1.032cm"/>
    </style:style>
    <style:style style:name="Таблица39.H" style:family="table-column">
      <style:table-column-properties style:column-width="1.071cm"/>
    </style:style>
    <style:style style:name="Таблица39.I" style:family="table-column">
      <style:table-column-properties style:column-width="2.365cm"/>
    </style:style>
    <style:style style:name="Таблица39.J" style:family="table-column">
      <style:table-column-properties style:column-width="2.062cm"/>
    </style:style>
    <style:style style:name="Таблица39.K" style:family="table-column">
      <style:table-column-properties style:column-width="0.42cm"/>
    </style:style>
    <style:style style:name="Таблица39.L" style:family="table-column">
      <style:table-column-properties style:column-width="1.147cm"/>
    </style:style>
    <style:style style:name="Таблица39.M" style:family="table-column">
      <style:table-column-properties style:column-width="4.32cm"/>
    </style:style>
    <style:style style:name="Таблица39.N" style:family="table-column">
      <style:table-column-properties style:column-width="1.568cm"/>
    </style:style>
    <style:style style:name="Таблица39.O" style:family="table-column">
      <style:table-column-properties style:column-width="3.106cm"/>
    </style:style>
    <style:style style:name="Таблица39.P" style:family="table-column">
      <style:table-column-properties style:column-width="1.404cm"/>
    </style:style>
    <style:style style:name="Таблица39.1" style:family="table-row">
      <style:table-row-properties style:row-height="0.508cm" f:keep-together="always"/>
    </style:style>
    <style:style style:name="Таблица3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9.2" style:family="table-row">
      <style:table-row-properties style:row-height="0.499cm" f:keep-together="always"/>
    </style:style>
    <style:style style:name="Таблица39.A2" style:family="table-cell">
      <style:table-cell-properties style:vertical-align="middle" f:padding="0cm" f:border="0.05pt solid #000000" f:border-=".018cm solid #000000"/>
    </style:style>
    <style:style style:name="Таблица39.3" style:family="table-row">
      <style:table-row-properties style:row-height="0.459cm" f:keep-together="always"/>
    </style:style>
    <style:style style:name="Таблица39.J3" style:family="table-cell">
      <style:table-cell-properties style:vertical-align="middle" f:padding="0cm" f:border="0.5pt solid #000000"/>
    </style:style>
    <style:style style:name="Таблица3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J4" style:family="table-cell">
      <style:table-cell-properties f:padding="0cm" f:border="0.5pt solid #000000"/>
    </style:style>
    <style:style style:name="Таблица3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9.5" style:family="table-row">
      <style:table-row-properties style:row-height="0.471cm" f:keep-together="always"/>
    </style:style>
    <style:style style:name="Таблица3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0" style:family="table">
      <style:table-properties style:width="28.4cm" f:margin-left="0.191cm" f:margin-top="0cm" f:margin-bottom="0cm" table:align="left" table:border-model="collapsing"/>
    </style:style>
    <style:style style:name="Таблица40.A" style:family="table-column">
      <style:table-column-properties style:column-width="1.485cm"/>
    </style:style>
    <style:style style:name="Таблица40.B" style:family="table-column">
      <style:table-column-properties style:column-width="9.324cm"/>
    </style:style>
    <style:style style:name="Таблица40.C" style:family="table-column">
      <style:table-column-properties style:column-width="2.279cm"/>
    </style:style>
    <style:style style:name="Таблица40.D" style:family="table-column">
      <style:table-column-properties style:column-width="7.01cm"/>
    </style:style>
    <style:style style:name="Таблица40.E" style:family="table-column">
      <style:table-column-properties style:column-width="3.097cm"/>
    </style:style>
    <style:style style:name="Таблица40.F" style:family="table-column">
      <style:table-column-properties style:column-width="0.196cm"/>
    </style:style>
    <style:style style:name="Таблица40.G" style:family="table-column">
      <style:table-column-properties style:column-width="2.11cm"/>
    </style:style>
    <style:style style:name="Таблица40.H" style:family="table-column">
      <style:table-column-properties style:column-width="1.399cm"/>
    </style:style>
    <style:style style:name="Таблица40.I" style:family="table-column">
      <style:table-column-properties style:column-width="1.501cm"/>
    </style:style>
    <style:style style:name="Таблица40.1" style:family="table-row">
      <style:table-row-properties style:min-row-height="1.422cm" f:keep-together="always"/>
    </style:style>
    <style:style style:name="Таблица4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0.3" style:family="table-row">
      <style:table-row-properties style:min-row-height="0.711cm" f:keep-together="always"/>
    </style:style>
    <style:style style:name="Таблица4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0.18" style:family="table-row">
      <style:table-row-properties style:row-height="0.9cm" f:keep-together="always"/>
    </style:style>
    <style:style style:name="Таблица4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47" style:family="table">
      <style:table-properties style:width="28.4cm" f:margin-left="0.191cm" f:margin-top="0cm" f:margin-bottom="0cm" table:align="left" table:border-model="collapsing"/>
    </style:style>
    <style:style style:name="Таблица47.A" style:family="table-column">
      <style:table-column-properties style:column-width="1.824cm"/>
    </style:style>
    <style:style style:name="Таблица47.B" style:family="table-column">
      <style:table-column-properties style:column-width="2.163cm"/>
    </style:style>
    <style:style style:name="Таблица47.C" style:family="table-column">
      <style:table-column-properties style:column-width="2.021cm"/>
    </style:style>
    <style:style style:name="Таблица47.D" style:family="table-column">
      <style:table-column-properties style:column-width="1.607cm"/>
    </style:style>
    <style:style style:name="Таблица47.E" style:family="table-column">
      <style:table-column-properties style:column-width="4.21cm"/>
    </style:style>
    <style:style style:name="Таблица47.F" style:family="table-column">
      <style:table-column-properties style:column-width="0.794cm"/>
    </style:style>
    <style:style style:name="Таблица47.G" style:family="table-column">
      <style:table-column-properties style:column-width="7.92cm"/>
    </style:style>
    <style:style style:name="Таблица47.H" style:family="table-column">
      <style:table-column-properties style:column-width="7.862cm"/>
    </style:style>
    <style:style style:name="Таблица47.1" style:family="table-row">
      <style:table-row-properties style:row-height="0.459cm" f:keep-together="always"/>
    </style:style>
    <style:style style:name="Таблица4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47.D1" style:family="table-cell">
      <style:table-cell-properties f:padding-left="0.191cm" f:padding-right="0.191cm" f:padding-top="0cm" f:padding-bottom="0cm" f:border="0.5pt solid #000000"/>
    </style:style>
    <style:style style:name="Таблица4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7.F1" style:family="table-cell">
      <style:table-cell-properties f:padding-left="0.191cm" f:padding-right="0.191cm" f:padding-top="0cm" f:padding-bottom="0cm" f:border="none"/>
    </style:style>
    <style:style style:name="Таблица47.H1" style:family="table-cell">
      <style:table-cell-properties f:padding-left="0.191cm" f:padding-right="0.191cm" f:padding-top="0cm" f:padding-bottom="0cm" f:border="none"/>
    </style:style>
    <style:style style:name="Таблица47.D2" style:family="table-cell">
      <style:table-cell-properties f:padding-left="0.191cm" f:padding-right="0.191cm" f:padding-top="0cm" f:padding-bottom="0cm" f:border="0.5pt solid #000000"/>
    </style:style>
    <style:style style:name="Таблица4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7.G2" style:family="table-cell">
      <style:table-cell-properties f:padding-left="0.191cm" f:padding-right="0.191cm" f:padding-top="0cm" f:padding-bottom="0cm" f:border="none"/>
    </style:style>
    <style:style style:name="Таблица4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7.G3" style:family="table-cell">
      <style:table-cell-properties f:padding-left="0.191cm" f:padding-right="0.191cm" f:padding-top="0cm" f:padding-bottom="0cm" f:border="none"/>
    </style:style>
    <style:style style:name="Таблица48" style:family="table">
      <style:table-properties style:width="28.4cm" f:margin-left="0.191cm" f:margin-top="0cm" f:margin-bottom="0cm" table:align="left" table:border-model="collapsing"/>
    </style:style>
    <style:style style:name="Таблица48.A" style:family="table-column">
      <style:table-column-properties style:column-width="0.917cm"/>
    </style:style>
    <style:style style:name="Таблица48.B" style:family="table-column">
      <style:table-column-properties style:column-width="1.376cm"/>
    </style:style>
    <style:style style:name="Таблица48.C" style:family="table-column">
      <style:table-column-properties style:column-width="1.614cm"/>
    </style:style>
    <style:style style:name="Таблица48.D" style:family="table-column">
      <style:table-column-properties style:column-width="2.371cm"/>
    </style:style>
    <style:style style:name="Таблица48.E" style:family="table-column">
      <style:table-column-properties style:column-width="2.101cm"/>
    </style:style>
    <style:style style:name="Таблица48.F" style:family="table-column">
      <style:table-column-properties style:column-width="1.528cm"/>
    </style:style>
    <style:style style:name="Таблица48.G" style:family="table-column">
      <style:table-column-properties style:column-width="1.032cm"/>
    </style:style>
    <style:style style:name="Таблица48.H" style:family="table-column">
      <style:table-column-properties style:column-width="1.071cm"/>
    </style:style>
    <style:style style:name="Таблица48.I" style:family="table-column">
      <style:table-column-properties style:column-width="2.365cm"/>
    </style:style>
    <style:style style:name="Таблица48.J" style:family="table-column">
      <style:table-column-properties style:column-width="2.062cm"/>
    </style:style>
    <style:style style:name="Таблица48.K" style:family="table-column">
      <style:table-column-properties style:column-width="0.42cm"/>
    </style:style>
    <style:style style:name="Таблица48.L" style:family="table-column">
      <style:table-column-properties style:column-width="1.147cm"/>
    </style:style>
    <style:style style:name="Таблица48.M" style:family="table-column">
      <style:table-column-properties style:column-width="4.32cm"/>
    </style:style>
    <style:style style:name="Таблица48.N" style:family="table-column">
      <style:table-column-properties style:column-width="1.568cm"/>
    </style:style>
    <style:style style:name="Таблица48.O" style:family="table-column">
      <style:table-column-properties style:column-width="3.106cm"/>
    </style:style>
    <style:style style:name="Таблица48.P" style:family="table-column">
      <style:table-column-properties style:column-width="1.404cm"/>
    </style:style>
    <style:style style:name="Таблица48.1" style:family="table-row">
      <style:table-row-properties style:row-height="0.508cm" f:keep-together="always"/>
    </style:style>
    <style:style style:name="Таблица4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4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4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8.2" style:family="table-row">
      <style:table-row-properties style:row-height="0.499cm" f:keep-together="always"/>
    </style:style>
    <style:style style:name="Таблица48.A2" style:family="table-cell">
      <style:table-cell-properties style:vertical-align="middle" f:padding="0cm" f:border="0.05pt solid #000000" f:border-=".018cm solid #000000"/>
    </style:style>
    <style:style style:name="Таблица48.3" style:family="table-row">
      <style:table-row-properties style:row-height="0.459cm" f:keep-together="always"/>
    </style:style>
    <style:style style:name="Таблица48.J3" style:family="table-cell">
      <style:table-cell-properties style:vertical-align="middle" f:padding="0cm" f:border="0.5pt solid #000000"/>
    </style:style>
    <style:style style:name="Таблица4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4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4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4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J4" style:family="table-cell">
      <style:table-cell-properties f:padding="0cm" f:border="0.5pt solid #000000"/>
    </style:style>
    <style:style style:name="Таблица4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48.5" style:family="table-row">
      <style:table-row-properties style:row-height="0.471cm" f:keep-together="always"/>
    </style:style>
    <style:style style:name="Таблица4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9" style:family="table">
      <style:table-properties style:width="28.4cm" f:margin-left="0.191cm" f:margin-top="0cm" f:margin-bottom="0cm" table:align="left" table:border-model="collapsing"/>
    </style:style>
    <style:style style:name="Таблица49.A" style:family="table-column">
      <style:table-column-properties style:column-width="1.485cm"/>
    </style:style>
    <style:style style:name="Таблица49.B" style:family="table-column">
      <style:table-column-properties style:column-width="9.324cm"/>
    </style:style>
    <style:style style:name="Таблица49.C" style:family="table-column">
      <style:table-column-properties style:column-width="2.279cm"/>
    </style:style>
    <style:style style:name="Таблица49.D" style:family="table-column">
      <style:table-column-properties style:column-width="7.01cm"/>
    </style:style>
    <style:style style:name="Таблица49.E" style:family="table-column">
      <style:table-column-properties style:column-width="3.097cm"/>
    </style:style>
    <style:style style:name="Таблица49.F" style:family="table-column">
      <style:table-column-properties style:column-width="0.196cm"/>
    </style:style>
    <style:style style:name="Таблица49.G" style:family="table-column">
      <style:table-column-properties style:column-width="2.11cm"/>
    </style:style>
    <style:style style:name="Таблица49.H" style:family="table-column">
      <style:table-column-properties style:column-width="1.399cm"/>
    </style:style>
    <style:style style:name="Таблица49.I" style:family="table-column">
      <style:table-column-properties style:column-width="1.501cm"/>
    </style:style>
    <style:style style:name="Таблица49.1" style:family="table-row">
      <style:table-row-properties style:min-row-height="1.422cm" f:keep-together="always"/>
    </style:style>
    <style:style style:name="Таблица49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9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9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9.3" style:family="table-row">
      <style:table-row-properties style:min-row-height="0.711cm" f:keep-together="always"/>
    </style:style>
    <style:style style:name="Таблица49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9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9.18" style:family="table-row">
      <style:table-row-properties style:row-height="0.9cm" f:keep-together="always"/>
    </style:style>
    <style:style style:name="Таблица49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9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9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75" style:family="table">
      <style:table-properties style:width="28.598cm" table:align="left" style:writing-mode="lr-tb"/>
    </style:style>
    <style:style style:name="Таблица75.A" style:family="table-column">
      <style:table-column-properties style:column-width="1.501cm"/>
    </style:style>
    <style:style style:name="Таблица75.B" style:family="table-column">
      <style:table-column-properties style:column-width="0.3cm"/>
    </style:style>
    <style:style style:name="Таблица75.C" style:family="table-column">
      <style:table-column-properties style:column-width="0.45cm"/>
    </style:style>
    <style:style style:name="Таблица75.D" style:family="table-column">
      <style:table-column-properties style:column-width="0.376cm"/>
    </style:style>
    <style:style style:name="Таблица75.E" style:family="table-column">
      <style:table-column-properties style:column-width="1.125cm"/>
    </style:style>
    <style:style style:name="Таблица75.F" style:family="table-column">
      <style:table-column-properties style:column-width="0.249cm"/>
    </style:style>
    <style:style style:name="Таблица75.G" style:family="table-column">
      <style:table-column-properties style:column-width="2.002cm"/>
    </style:style>
    <style:style style:name="Таблица75.H" style:family="table-column">
      <style:table-column-properties style:column-width="1.3cm"/>
    </style:style>
    <style:style style:name="Таблица75.I" style:family="table-column">
      <style:table-column-properties style:column-width="0.325cm"/>
    </style:style>
    <style:style style:name="Таблица75.J" style:family="table-column">
      <style:table-column-properties style:column-width="1.628cm"/>
    </style:style>
    <style:style style:name="Таблица75.K" style:family="table-column">
      <style:table-column-properties style:column-width="1cm"/>
    </style:style>
    <style:style style:name="Таблица75.L" style:family="table-column">
      <style:table-column-properties style:column-width="0.75cm"/>
    </style:style>
    <style:style style:name="Таблица75.M" style:family="table-column">
      <style:table-column-properties style:column-width="0.25cm"/>
    </style:style>
    <style:style style:name="Таблица75.O" style:family="table-column">
      <style:table-column-properties style:column-width="0.85cm"/>
    </style:style>
    <style:style style:name="Таблица75.P" style:family="table-column">
      <style:table-column-properties style:column-width="1.101cm"/>
    </style:style>
    <style:style style:name="Таблица75.Q" style:family="table-column">
      <style:table-column-properties style:column-width="0.148cm"/>
    </style:style>
    <style:style style:name="Таблица75.R" style:family="table-column">
      <style:table-column-properties style:column-width="1.715cm"/>
    </style:style>
    <style:style style:name="Таблица75.S" style:family="table-column">
      <style:table-column-properties style:column-width="0.39cm"/>
    </style:style>
    <style:style style:name="Таблица75.T" style:family="table-column">
      <style:table-column-properties style:column-width="0.198cm"/>
    </style:style>
    <style:style style:name="Таблица75.U" style:family="table-column">
      <style:table-column-properties style:column-width="1.73cm"/>
    </style:style>
    <style:style style:name="Таблица75.V" style:family="table-column">
      <style:table-column-properties style:column-width="0.372cm"/>
    </style:style>
    <style:style style:name="Таблица75.X" style:family="table-column">
      <style:table-column-properties style:column-width="1.305cm"/>
    </style:style>
    <style:style style:name="Таблица75.Y" style:family="table-column">
      <style:table-column-properties style:column-width="1.145cm"/>
    </style:style>
    <style:style style:name="Таблица75.a" style:family="table-column">
      <style:table-column-properties style:column-width="0.347cm"/>
    </style:style>
    <style:style style:name="Таблица75.b" style:family="table-column">
      <style:table-column-properties style:column-width="0.903cm"/>
    </style:style>
    <style:style style:name="Таблица75.c" style:family="table-column">
      <style:table-column-properties style:column-width="0.901cm"/>
    </style:style>
    <style:style style:name="Таблица75.d" style:family="table-column">
      <style:table-column-properties style:column-width="2.06cm"/>
    </style:style>
    <style:style style:name="Таблица75.e" style:family="table-column">
      <style:table-column-properties style:column-width="0.041cm"/>
    </style:style>
    <style:style style:name="Таблица75.f" style:family="table-column">
      <style:table-column-properties style:column-width="0.245cm"/>
    </style:style>
    <style:style style:name="Таблица75.g" style:family="table-column">
      <style:table-column-properties style:column-width="1.84cm"/>
    </style:style>
    <style:style style:name="Таблица75.1" style:family="table-row">
      <style:table-row-properties style:row-height="0.436cm" f:keep-together="always"/>
    </style:style>
    <style:style style:name="Таблица75.A1" style:family="table-cell">
      <style:table-cell-properties f:padding="0cm" f:border="none"/>
    </style:style>
    <style:style style:name="Таблица75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75.e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75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75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75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75.5" style:family="table-row">
      <style:table-row-properties style:row-height="0.9cm" f:keep-together="always"/>
    </style:style>
    <style:style style:name="Таблица75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75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75.f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75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75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75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75.9" style:family="table-row">
      <style:table-row-properties style:row-height="14cm" f:keep-together="always"/>
    </style:style>
    <style:style style:name="Таблица75.A9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75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75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75.g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76" style:family="table">
      <style:table-properties style:width="14.393cm" f:margin-left="3.149cm" f:margin-top="0cm" f: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f:keep-together="auto"/>
    </style:style>
    <style:style style:name="Таблица76.A1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76" style:family="table">
      <style:table-properties style:width="14.393cm" f:margin-left="3.149cm" f:margin-top="0cm" f: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f:keep-together="auto"/>
    </style:style>
    <style:style style:name="Таблица76.A1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22" style:family="table">
      <style:table-properties style:width="28.598cm" table:align="left" style:writing-mode="lr-tb"/>
    </style:style>
    <style:style style:name="Таблица22.A" style:family="table-column">
      <style:table-column-properties style:column-width="1.501cm"/>
    </style:style>
    <style:style style:name="Таблица22.B" style:family="table-column">
      <style:table-column-properties style:column-width="0.3cm"/>
    </style:style>
    <style:style style:name="Таблица22.C" style:family="table-column">
      <style:table-column-properties style:column-width="0.45cm"/>
    </style:style>
    <style:style style:name="Таблица22.D" style:family="table-column">
      <style:table-column-properties style:column-width="0.376cm"/>
    </style:style>
    <style:style style:name="Таблица22.E" style:family="table-column">
      <style:table-column-properties style:column-width="1.125cm"/>
    </style:style>
    <style:style style:name="Таблица22.F" style:family="table-column">
      <style:table-column-properties style:column-width="0.249cm"/>
    </style:style>
    <style:style style:name="Таблица22.G" style:family="table-column">
      <style:table-column-properties style:column-width="2.002cm"/>
    </style:style>
    <style:style style:name="Таблица22.H" style:family="table-column">
      <style:table-column-properties style:column-width="1.3cm"/>
    </style:style>
    <style:style style:name="Таблица22.I" style:family="table-column">
      <style:table-column-properties style:column-width="0.325cm"/>
    </style:style>
    <style:style style:name="Таблица22.J" style:family="table-column">
      <style:table-column-properties style:column-width="1.628cm"/>
    </style:style>
    <style:style style:name="Таблица22.K" style:family="table-column">
      <style:table-column-properties style:column-width="1cm"/>
    </style:style>
    <style:style style:name="Таблица22.L" style:family="table-column">
      <style:table-column-properties style:column-width="0.75cm"/>
    </style:style>
    <style:style style:name="Таблица22.M" style:family="table-column">
      <style:table-column-properties style:column-width="0.25cm"/>
    </style:style>
    <style:style style:name="Таблица22.O" style:family="table-column">
      <style:table-column-properties style:column-width="0.85cm"/>
    </style:style>
    <style:style style:name="Таблица22.P" style:family="table-column">
      <style:table-column-properties style:column-width="1.101cm"/>
    </style:style>
    <style:style style:name="Таблица22.Q" style:family="table-column">
      <style:table-column-properties style:column-width="0.148cm"/>
    </style:style>
    <style:style style:name="Таблица22.R" style:family="table-column">
      <style:table-column-properties style:column-width="1.715cm"/>
    </style:style>
    <style:style style:name="Таблица22.S" style:family="table-column">
      <style:table-column-properties style:column-width="0.39cm"/>
    </style:style>
    <style:style style:name="Таблица22.T" style:family="table-column">
      <style:table-column-properties style:column-width="0.198cm"/>
    </style:style>
    <style:style style:name="Таблица22.U" style:family="table-column">
      <style:table-column-properties style:column-width="1.73cm"/>
    </style:style>
    <style:style style:name="Таблица22.V" style:family="table-column">
      <style:table-column-properties style:column-width="0.372cm"/>
    </style:style>
    <style:style style:name="Таблица22.X" style:family="table-column">
      <style:table-column-properties style:column-width="1.305cm"/>
    </style:style>
    <style:style style:name="Таблица22.Y" style:family="table-column">
      <style:table-column-properties style:column-width="1.145cm"/>
    </style:style>
    <style:style style:name="Таблица22.a" style:family="table-column">
      <style:table-column-properties style:column-width="0.347cm"/>
    </style:style>
    <style:style style:name="Таблица22.b" style:family="table-column">
      <style:table-column-properties style:column-width="0.903cm"/>
    </style:style>
    <style:style style:name="Таблица22.c" style:family="table-column">
      <style:table-column-properties style:column-width="0.901cm"/>
    </style:style>
    <style:style style:name="Таблица22.d" style:family="table-column">
      <style:table-column-properties style:column-width="2.06cm"/>
    </style:style>
    <style:style style:name="Таблица22.e" style:family="table-column">
      <style:table-column-properties style:column-width="0.041cm"/>
    </style:style>
    <style:style style:name="Таблица22.f" style:family="table-column">
      <style:table-column-properties style:column-width="0.245cm"/>
    </style:style>
    <style:style style:name="Таблица22.g" style:family="table-column">
      <style:table-column-properties style:column-width="1.84cm"/>
    </style:style>
    <style:style style:name="Таблица22.1" style:family="table-row">
      <style:table-row-properties style:row-height="0.436cm" f:keep-together="always"/>
    </style:style>
    <style:style style:name="Таблица22.A1" style:family="table-cell">
      <style:table-cell-properties f:padding="0cm" f:border="none"/>
    </style:style>
    <style:style style:name="Таблица22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22.e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22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22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22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22.5" style:family="table-row">
      <style:table-row-properties style:row-height="0.9cm" f:keep-together="always"/>
    </style:style>
    <style:style style:name="Таблица22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22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22.f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22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22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22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22.9" style:family="table-row">
      <style:table-row-properties style:row-height="14cm" f:keep-together="always"/>
    </style:style>
    <style:style style:name="Таблица22.A9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22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22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22.g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886" style:family="table">
      <style:table-properties style:width="19.122cm" f: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f:padding="0.097cm" f:border-left="0.05pt solid #000000" f:border-right="none" f:border-top="0.05pt solid #000000" f:border-bottom="0.05pt solid #000000"/>
    </style:style>
    <style:style style:name="Таблица886.B1" style:family="table-cell">
      <style:table-cell-properties style:vertical-align="middle" f:padding="0.097cm" f:border="0.05pt solid #000000"/>
    </style:style>
    <style:style style:name="Таблица886.A2" style:family="table-cell">
      <style:table-cell-properties style:vertical-align="middle" f:padding="0.097cm" f:border-left="0.05pt solid #000000" f:border-right="none" f:border-top="none" f:border-bottom="0.05pt solid #000000"/>
    </style:style>
    <style:style style:name="Таблица886.B2" style:family="table-cell">
      <style:table-cell-properties style:vertical-align="middle" f:padding="0.097cm" f:border-left="0.05pt solid #000000" f:border-right="0.05pt solid #000000" f:border-top="none" f:border-bottom="0.05pt solid #000000"/>
    </style:style>
    <style:style style:name="Таблица886" style:family="table">
      <style:table-properties style:width="19.122cm" f: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f:padding="0.097cm" f:border-left="0.05pt solid #000000" f:border-right="none" f:border-top="0.05pt solid #000000" f:border-bottom="0.05pt solid #000000"/>
    </style:style>
    <style:style style:name="Таблица886.B1" style:family="table-cell">
      <style:table-cell-properties style:vertical-align="middle" f:padding="0.097cm" f:border="0.05pt solid #000000"/>
    </style:style>
    <style:style style:name="Таблица886.A2" style:family="table-cell">
      <style:table-cell-properties style:vertical-align="middle" f:padding="0.097cm" f:border-left="0.05pt solid #000000" f:border-right="none" f:border-top="none" f:border-bottom="0.05pt solid #000000"/>
    </style:style>
    <style:style style:name="Таблица886.B2" style:family="table-cell">
      <style:table-cell-properties style:vertical-align="middle" f:padding="0.097cm" f:border-left="0.05pt solid #000000" f:border-right="0.05pt solid #000000" f:border-top="none" f:border-bottom="0.05pt solid #000000"/>
    </style:style>
    <style:style style:name="Таблица60" style:family="table">
      <style:table-properties style:width="28.598cm" table:align="left" style:writing-mode="lr-tb"/>
    </style:style>
    <style:style style:name="Таблица60.A" style:family="table-column">
      <style:table-column-properties style:column-width="1.501cm"/>
    </style:style>
    <style:style style:name="Таблица60.B" style:family="table-column">
      <style:table-column-properties style:column-width="0.3cm"/>
    </style:style>
    <style:style style:name="Таблица60.C" style:family="table-column">
      <style:table-column-properties style:column-width="0.45cm"/>
    </style:style>
    <style:style style:name="Таблица60.D" style:family="table-column">
      <style:table-column-properties style:column-width="0.376cm"/>
    </style:style>
    <style:style style:name="Таблица60.E" style:family="table-column">
      <style:table-column-properties style:column-width="1.125cm"/>
    </style:style>
    <style:style style:name="Таблица60.F" style:family="table-column">
      <style:table-column-properties style:column-width="0.249cm"/>
    </style:style>
    <style:style style:name="Таблица60.G" style:family="table-column">
      <style:table-column-properties style:column-width="2.002cm"/>
    </style:style>
    <style:style style:name="Таблица60.H" style:family="table-column">
      <style:table-column-properties style:column-width="1.3cm"/>
    </style:style>
    <style:style style:name="Таблица60.I" style:family="table-column">
      <style:table-column-properties style:column-width="0.325cm"/>
    </style:style>
    <style:style style:name="Таблица60.J" style:family="table-column">
      <style:table-column-properties style:column-width="1.628cm"/>
    </style:style>
    <style:style style:name="Таблица60.K" style:family="table-column">
      <style:table-column-properties style:column-width="1cm"/>
    </style:style>
    <style:style style:name="Таблица60.L" style:family="table-column">
      <style:table-column-properties style:column-width="0.75cm"/>
    </style:style>
    <style:style style:name="Таблица60.M" style:family="table-column">
      <style:table-column-properties style:column-width="0.25cm"/>
    </style:style>
    <style:style style:name="Таблица60.O" style:family="table-column">
      <style:table-column-properties style:column-width="0.85cm"/>
    </style:style>
    <style:style style:name="Таблица60.P" style:family="table-column">
      <style:table-column-properties style:column-width="1.101cm"/>
    </style:style>
    <style:style style:name="Таблица60.Q" style:family="table-column">
      <style:table-column-properties style:column-width="0.148cm"/>
    </style:style>
    <style:style style:name="Таблица60.R" style:family="table-column">
      <style:table-column-properties style:column-width="1.715cm"/>
    </style:style>
    <style:style style:name="Таблица60.S" style:family="table-column">
      <style:table-column-properties style:column-width="0.39cm"/>
    </style:style>
    <style:style style:name="Таблица60.T" style:family="table-column">
      <style:table-column-properties style:column-width="0.198cm"/>
    </style:style>
    <style:style style:name="Таблица60.U" style:family="table-column">
      <style:table-column-properties style:column-width="1.73cm"/>
    </style:style>
    <style:style style:name="Таблица60.V" style:family="table-column">
      <style:table-column-properties style:column-width="0.372cm"/>
    </style:style>
    <style:style style:name="Таблица60.X" style:family="table-column">
      <style:table-column-properties style:column-width="1.305cm"/>
    </style:style>
    <style:style style:name="Таблица60.Y" style:family="table-column">
      <style:table-column-properties style:column-width="1.145cm"/>
    </style:style>
    <style:style style:name="Таблица60.a" style:family="table-column">
      <style:table-column-properties style:column-width="0.347cm"/>
    </style:style>
    <style:style style:name="Таблица60.b" style:family="table-column">
      <style:table-column-properties style:column-width="0.903cm"/>
    </style:style>
    <style:style style:name="Таблица60.c" style:family="table-column">
      <style:table-column-properties style:column-width="0.379cm"/>
    </style:style>
    <style:style style:name="Таблица60.d" style:family="table-column">
      <style:table-column-properties style:column-width="0.522cm"/>
    </style:style>
    <style:style style:name="Таблица60.e" style:family="table-column">
      <style:table-column-properties style:column-width="2.06cm"/>
    </style:style>
    <style:style style:name="Таблица60.f" style:family="table-column">
      <style:table-column-properties style:column-width="0.041cm"/>
    </style:style>
    <style:style style:name="Таблица60.g" style:family="table-column">
      <style:table-column-properties style:column-width="0.245cm"/>
    </style:style>
    <style:style style:name="Таблица60.h" style:family="table-column">
      <style:table-column-properties style:column-width="1.84cm"/>
    </style:style>
    <style:style style:name="Таблица60.1" style:family="table-row">
      <style:table-row-properties style:row-height="0.436cm" f:keep-together="always"/>
    </style:style>
    <style:style style:name="Таблица60.A1" style:family="table-cell">
      <style:table-cell-properties f:padding="0cm" f:border="none"/>
    </style:style>
    <style:style style:name="Таблица60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60.f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60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60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60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60.5" style:family="table-row">
      <style:table-row-properties style:row-height="0.9cm" f:keep-together="always"/>
    </style:style>
    <style:style style:name="Таблица60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60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60.g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60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60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60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60.9" style:family="table-row">
      <style:table-row-properties style:row-height="13.46cm" f:keep-together="always"/>
    </style:style>
    <style:style style:name="Таблица60.A9" style:family="table-cell">
      <style:table-cell-properties style:vertical-align="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60.d9" style:family="table-cell">
      <style:table-cell-properties style:vertical-align="" f:padding-left="0.191cm" f:padding-right="0.191cm" f:padding-top="0cm" f:padding-bottom="0cm" f:border-left="none" f:border-right="0.5pt solid #000000" f:border-top="0.5pt solid #000000" f:border-bottom="0.5pt solid #000000" style:writing-mode="lr-tb"/>
    </style:style>
    <style:style style:name="Таблица60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60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60.h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2" style:family="table">
      <style:table-properties style:width="28.4cm" f:margin-left="0.191cm" f:margin-top="0cm" f:margin-bottom="0cm" table:align="left" table:border-model="collapsing"/>
    </style:style>
    <style:style style:name="Таблица2.A" style:family="table-column">
      <style:table-column-properties style:column-width="1.824cm"/>
    </style:style>
    <style:style style:name="Таблица2.B" style:family="table-column">
      <style:table-column-properties style:column-width="2.163cm"/>
    </style:style>
    <style:style style:name="Таблица2.C" style:family="table-column">
      <style:table-column-properties style:column-width="2.021cm"/>
    </style:style>
    <style:style style:name="Таблица2.D" style:family="table-column">
      <style:table-column-properties style:column-width="1.607cm"/>
    </style:style>
    <style:style style:name="Таблица2.E" style:family="table-column">
      <style:table-column-properties style:column-width="4.21cm"/>
    </style:style>
    <style:style style:name="Таблица2.F" style:family="table-column">
      <style:table-column-properties style:column-width="0.794cm"/>
    </style:style>
    <style:style style:name="Таблица2.G" style:family="table-column">
      <style:table-column-properties style:column-width="7.92cm"/>
    </style:style>
    <style:style style:name="Таблица2.H" style:family="table-column">
      <style:table-column-properties style:column-width="7.862cm"/>
    </style:style>
    <style:style style:name="Таблица2.1" style:family="table-row">
      <style:table-row-properties style:row-height="0.459cm" f:keep-together="always"/>
    </style:style>
    <style:style style:name="Таблица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.D1" style:family="table-cell">
      <style:table-cell-properties f:padding-left="0.191cm" f:padding-right="0.191cm" f:padding-top="0cm" f:padding-bottom="0cm" f:border="0.5pt solid #000000"/>
    </style:style>
    <style:style style:name="Таблица2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.F1" style:family="table-cell">
      <style:table-cell-properties f:padding-left="0.191cm" f:padding-right="0.191cm" f:padding-top="0cm" f:padding-bottom="0cm" f:border="none"/>
    </style:style>
    <style:style style:name="Таблица2.H1" style:family="table-cell">
      <style:table-cell-properties f:padding-left="0.191cm" f:padding-right="0.191cm" f:padding-top="0cm" f:padding-bottom="0cm" f:border="none"/>
    </style:style>
    <style:style style:name="Таблица2.D2" style:family="table-cell">
      <style:table-cell-properties f:padding-left="0.191cm" f:padding-right="0.191cm" f:padding-top="0cm" f:padding-bottom="0cm" f:border="0.5pt solid #000000"/>
    </style:style>
    <style:style style:name="Таблица2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.G2" style:family="table-cell">
      <style:table-cell-properties f:padding-left="0.191cm" f:padding-right="0.191cm" f:padding-top="0cm" f:padding-bottom="0cm" f:border="none"/>
    </style:style>
    <style:style style:name="Таблица2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.G3" style:family="table-cell">
      <style:table-cell-properties f:padding-left="0.191cm" f:padding-right="0.191cm" f:padding-top="0cm" f:padding-bottom="0cm" f:border="none"/>
    </style:style>
    <style:style style:name="Таблица3" style:family="table">
      <style:table-properties style:width="28.4cm" f:margin-left="0.191cm" f:margin-top="0cm" f:margin-bottom="0cm" table:align="left" table:border-model="collapsing"/>
    </style:style>
    <style:style style:name="Таблица3.A" style:family="table-column">
      <style:table-column-properties style:column-width="0.917cm"/>
    </style:style>
    <style:style style:name="Таблица3.B" style:family="table-column">
      <style:table-column-properties style:column-width="1.376cm"/>
    </style:style>
    <style:style style:name="Таблица3.C" style:family="table-column">
      <style:table-column-properties style:column-width="1.614cm"/>
    </style:style>
    <style:style style:name="Таблица3.D" style:family="table-column">
      <style:table-column-properties style:column-width="2.371cm"/>
    </style:style>
    <style:style style:name="Таблица3.E" style:family="table-column">
      <style:table-column-properties style:column-width="2.101cm"/>
    </style:style>
    <style:style style:name="Таблица3.F" style:family="table-column">
      <style:table-column-properties style:column-width="1.528cm"/>
    </style:style>
    <style:style style:name="Таблица3.G" style:family="table-column">
      <style:table-column-properties style:column-width="1.032cm"/>
    </style:style>
    <style:style style:name="Таблица3.H" style:family="table-column">
      <style:table-column-properties style:column-width="1.071cm"/>
    </style:style>
    <style:style style:name="Таблица3.I" style:family="table-column">
      <style:table-column-properties style:column-width="2.365cm"/>
    </style:style>
    <style:style style:name="Таблица3.J" style:family="table-column">
      <style:table-column-properties style:column-width="2.062cm"/>
    </style:style>
    <style:style style:name="Таблица3.K" style:family="table-column">
      <style:table-column-properties style:column-width="0.42cm"/>
    </style:style>
    <style:style style:name="Таблица3.L" style:family="table-column">
      <style:table-column-properties style:column-width="1.147cm"/>
    </style:style>
    <style:style style:name="Таблица3.M" style:family="table-column">
      <style:table-column-properties style:column-width="4.32cm"/>
    </style:style>
    <style:style style:name="Таблица3.N" style:family="table-column">
      <style:table-column-properties style:column-width="1.568cm"/>
    </style:style>
    <style:style style:name="Таблица3.O" style:family="table-column">
      <style:table-column-properties style:column-width="3.106cm"/>
    </style:style>
    <style:style style:name="Таблица3.P" style:family="table-column">
      <style:table-column-properties style:column-width="1.404cm"/>
    </style:style>
    <style:style style:name="Таблица3.1" style:family="table-row">
      <style:table-row-properties style:row-height="0.508cm" f:keep-together="always"/>
    </style:style>
    <style:style style:name="Таблица3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.2" style:family="table-row">
      <style:table-row-properties style:row-height="0.499cm" f:keep-together="always"/>
    </style:style>
    <style:style style:name="Таблица3.A2" style:family="table-cell">
      <style:table-cell-properties style:vertical-align="middle" f:padding="0cm" f:border="0.05pt solid #000000" f:border-=".018cm solid #000000"/>
    </style:style>
    <style:style style:name="Таблица3.3" style:family="table-row">
      <style:table-row-properties style:row-height="0.459cm" f:keep-together="always"/>
    </style:style>
    <style:style style:name="Таблица3.J3" style:family="table-cell">
      <style:table-cell-properties style:vertical-align="middle" f:padding="0cm" f:border="0.5pt solid #000000"/>
    </style:style>
    <style:style style:name="Таблица3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J4" style:family="table-cell">
      <style:table-cell-properties f:padding="0cm" f:border="0.5pt solid #000000"/>
    </style:style>
    <style:style style:name="Таблица3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.5" style:family="table-row">
      <style:table-row-properties style:row-height="0.471cm" f:keep-together="always"/>
    </style:style>
    <style:style style:name="Таблица3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" style:family="table">
      <style:table-properties style:width="28.4cm" f:margin-left="0.191cm" f:margin-top="0cm" f:margin-bottom="0cm" table:align="left" table:border-model="collapsing"/>
    </style:style>
    <style:style style:name="Таблица4.A" style:family="table-column">
      <style:table-column-properties style:column-width="1.485cm"/>
    </style:style>
    <style:style style:name="Таблица4.B" style:family="table-column">
      <style:table-column-properties style:column-width="9.324cm"/>
    </style:style>
    <style:style style:name="Таблица4.C" style:family="table-column">
      <style:table-column-properties style:column-width="2.279cm"/>
    </style:style>
    <style:style style:name="Таблица4.D" style:family="table-column">
      <style:table-column-properties style:column-width="7.01cm"/>
    </style:style>
    <style:style style:name="Таблица4.E" style:family="table-column">
      <style:table-column-properties style:column-width="3.097cm"/>
    </style:style>
    <style:style style:name="Таблица4.F" style:family="table-column">
      <style:table-column-properties style:column-width="0.196cm"/>
    </style:style>
    <style:style style:name="Таблица4.G" style:family="table-column">
      <style:table-column-properties style:column-width="2.11cm"/>
    </style:style>
    <style:style style:name="Таблица4.H" style:family="table-column">
      <style:table-column-properties style:column-width="1.399cm"/>
    </style:style>
    <style:style style:name="Таблица4.I" style:family="table-column">
      <style:table-column-properties style:column-width="1.501cm"/>
    </style:style>
    <style:style style:name="Таблица4.1" style:family="table-row">
      <style:table-row-properties style:min-row-height="1.422cm" f:keep-together="always"/>
    </style:style>
    <style:style style:name="Таблица4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.3" style:family="table-row">
      <style:table-row-properties style:min-row-height="0.711cm" f:keep-together="always"/>
    </style:style>
    <style:style style:name="Таблица4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.18" style:family="table-row">
      <style:table-row-properties style:row-height="0.9cm" f:keep-together="always"/>
    </style:style>
    <style:style style:name="Таблица4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5" style:family="table">
      <style:table-properties style:width="28.4cm" f:margin-left="0.191cm" f:margin-top="0cm" f:margin-bottom="0cm" table:align="left" table:border-model="collapsing"/>
    </style:style>
    <style:style style:name="Таблица5.A" style:family="table-column">
      <style:table-column-properties style:column-width="1.824cm"/>
    </style:style>
    <style:style style:name="Таблица5.B" style:family="table-column">
      <style:table-column-properties style:column-width="2.163cm"/>
    </style:style>
    <style:style style:name="Таблица5.C" style:family="table-column">
      <style:table-column-properties style:column-width="2.021cm"/>
    </style:style>
    <style:style style:name="Таблица5.D" style:family="table-column">
      <style:table-column-properties style:column-width="1.607cm"/>
    </style:style>
    <style:style style:name="Таблица5.E" style:family="table-column">
      <style:table-column-properties style:column-width="4.21cm"/>
    </style:style>
    <style:style style:name="Таблица5.F" style:family="table-column">
      <style:table-column-properties style:column-width="0.794cm"/>
    </style:style>
    <style:style style:name="Таблица5.G" style:family="table-column">
      <style:table-column-properties style:column-width="7.92cm"/>
    </style:style>
    <style:style style:name="Таблица5.H" style:family="table-column">
      <style:table-column-properties style:column-width="7.862cm"/>
    </style:style>
    <style:style style:name="Таблица5.1" style:family="table-row">
      <style:table-row-properties style:row-height="0.459cm" f:keep-together="always"/>
    </style:style>
    <style:style style:name="Таблица5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.D1" style:family="table-cell">
      <style:table-cell-properties f:padding-left="0.191cm" f:padding-right="0.191cm" f:padding-top="0cm" f:padding-bottom="0cm" f:border="0.5pt solid #000000"/>
    </style:style>
    <style:style style:name="Таблица5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.F1" style:family="table-cell">
      <style:table-cell-properties f:padding-left="0.191cm" f:padding-right="0.191cm" f:padding-top="0cm" f:padding-bottom="0cm" f:border="none"/>
    </style:style>
    <style:style style:name="Таблица5.H1" style:family="table-cell">
      <style:table-cell-properties f:padding-left="0.191cm" f:padding-right="0.191cm" f:padding-top="0cm" f:padding-bottom="0cm" f:border="none"/>
    </style:style>
    <style:style style:name="Таблица5.D2" style:family="table-cell">
      <style:table-cell-properties f:padding-left="0.191cm" f:padding-right="0.191cm" f:padding-top="0cm" f:padding-bottom="0cm" f:border="0.5pt solid #000000"/>
    </style:style>
    <style:style style:name="Таблица5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.G2" style:family="table-cell">
      <style:table-cell-properties f:padding-left="0.191cm" f:padding-right="0.191cm" f:padding-top="0cm" f:padding-bottom="0cm" f:border="none"/>
    </style:style>
    <style:style style:name="Таблица5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.G3" style:family="table-cell">
      <style:table-cell-properties f:padding-left="0.191cm" f:padding-right="0.191cm" f:padding-top="0cm" f:padding-bottom="0cm" f:border="none"/>
    </style:style>
    <style:style style:name="Таблица6" style:family="table">
      <style:table-properties style:width="28.4cm" f:margin-left="0.191cm" f:margin-top="0cm" f:margin-bottom="0cm" table:align="left" table:border-model="collapsing"/>
    </style:style>
    <style:style style:name="Таблица6.A" style:family="table-column">
      <style:table-column-properties style:column-width="0.917cm"/>
    </style:style>
    <style:style style:name="Таблица6.B" style:family="table-column">
      <style:table-column-properties style:column-width="1.376cm"/>
    </style:style>
    <style:style style:name="Таблица6.C" style:family="table-column">
      <style:table-column-properties style:column-width="1.614cm"/>
    </style:style>
    <style:style style:name="Таблица6.D" style:family="table-column">
      <style:table-column-properties style:column-width="2.371cm"/>
    </style:style>
    <style:style style:name="Таблица6.E" style:family="table-column">
      <style:table-column-properties style:column-width="2.101cm"/>
    </style:style>
    <style:style style:name="Таблица6.F" style:family="table-column">
      <style:table-column-properties style:column-width="1.528cm"/>
    </style:style>
    <style:style style:name="Таблица6.G" style:family="table-column">
      <style:table-column-properties style:column-width="1.032cm"/>
    </style:style>
    <style:style style:name="Таблица6.H" style:family="table-column">
      <style:table-column-properties style:column-width="1.071cm"/>
    </style:style>
    <style:style style:name="Таблица6.I" style:family="table-column">
      <style:table-column-properties style:column-width="2.365cm"/>
    </style:style>
    <style:style style:name="Таблица6.J" style:family="table-column">
      <style:table-column-properties style:column-width="2.062cm"/>
    </style:style>
    <style:style style:name="Таблица6.K" style:family="table-column">
      <style:table-column-properties style:column-width="0.42cm"/>
    </style:style>
    <style:style style:name="Таблица6.L" style:family="table-column">
      <style:table-column-properties style:column-width="1.147cm"/>
    </style:style>
    <style:style style:name="Таблица6.M" style:family="table-column">
      <style:table-column-properties style:column-width="4.32cm"/>
    </style:style>
    <style:style style:name="Таблица6.N" style:family="table-column">
      <style:table-column-properties style:column-width="1.568cm"/>
    </style:style>
    <style:style style:name="Таблица6.O" style:family="table-column">
      <style:table-column-properties style:column-width="3.106cm"/>
    </style:style>
    <style:style style:name="Таблица6.P" style:family="table-column">
      <style:table-column-properties style:column-width="1.404cm"/>
    </style:style>
    <style:style style:name="Таблица6.1" style:family="table-row">
      <style:table-row-properties style:row-height="0.508cm" f:keep-together="always"/>
    </style:style>
    <style:style style:name="Таблица6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6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.2" style:family="table-row">
      <style:table-row-properties style:row-height="0.499cm" f:keep-together="always"/>
    </style:style>
    <style:style style:name="Таблица6.A2" style:family="table-cell">
      <style:table-cell-properties style:vertical-align="middle" f:padding="0cm" f:border="0.05pt solid #000000" f:border-=".018cm solid #000000"/>
    </style:style>
    <style:style style:name="Таблица6.3" style:family="table-row">
      <style:table-row-properties style:row-height="0.459cm" f:keep-together="always"/>
    </style:style>
    <style:style style:name="Таблица6.J3" style:family="table-cell">
      <style:table-cell-properties style:vertical-align="middle" f:padding="0cm" f:border="0.5pt solid #000000"/>
    </style:style>
    <style:style style:name="Таблица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6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6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J4" style:family="table-cell">
      <style:table-cell-properties f:padding="0cm" f:border="0.5pt solid #000000"/>
    </style:style>
    <style:style style:name="Таблица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6.5" style:family="table-row">
      <style:table-row-properties style:row-height="0.471cm" f:keep-together="always"/>
    </style:style>
    <style:style style:name="Таблица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" style:family="table">
      <style:table-properties style:width="28.4cm" f:margin-left="0.191cm" f:margin-top="0cm" f:margin-bottom="0cm" table:align="left" table:border-model="collapsing"/>
    </style:style>
    <style:style style:name="Таблица8.A" style:family="table-column">
      <style:table-column-properties style:column-width="1.485cm"/>
    </style:style>
    <style:style style:name="Таблица8.B" style:family="table-column">
      <style:table-column-properties style:column-width="9.324cm"/>
    </style:style>
    <style:style style:name="Таблица8.C" style:family="table-column">
      <style:table-column-properties style:column-width="2.279cm"/>
    </style:style>
    <style:style style:name="Таблица8.D" style:family="table-column">
      <style:table-column-properties style:column-width="7.01cm"/>
    </style:style>
    <style:style style:name="Таблица8.E" style:family="table-column">
      <style:table-column-properties style:column-width="3.097cm"/>
    </style:style>
    <style:style style:name="Таблица8.F" style:family="table-column">
      <style:table-column-properties style:column-width="0.196cm"/>
    </style:style>
    <style:style style:name="Таблица8.G" style:family="table-column">
      <style:table-column-properties style:column-width="2.11cm"/>
    </style:style>
    <style:style style:name="Таблица8.H" style:family="table-column">
      <style:table-column-properties style:column-width="1.399cm"/>
    </style:style>
    <style:style style:name="Таблица8.I" style:family="table-column">
      <style:table-column-properties style:column-width="1.501cm"/>
    </style:style>
    <style:style style:name="Таблица8.1" style:family="table-row">
      <style:table-row-properties style:min-row-height="1.422cm" f:keep-together="always"/>
    </style:style>
    <style:style style:name="Таблица8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8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8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8.3" style:family="table-row">
      <style:table-row-properties style:min-row-height="0.711cm" f:keep-together="always"/>
    </style:style>
    <style:style style:name="Таблица8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8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8.18" style:family="table-row">
      <style:table-row-properties style:row-height="0.9cm" f:keep-together="always"/>
    </style:style>
    <style:style style:name="Таблица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8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33" style:family="table" style:master-page-name="Преобразование_20_1">
      <style:table-properties style:width="18.484cm" f:margin-left="1.314cm" f:margin-right="0.201cm" style:page-number="auto" table:align="margins" style:writing-mode="lr-tb"/>
    </style:style>
    <style:style style:name="Таблица33.A" style:family="table-column">
      <style:table-column-properties style:column-width="1.203cm" style:rel-column-width="4265*"/>
    </style:style>
    <style:style style:name="Таблица33.B" style:family="table-column">
      <style:table-column-properties style:column-width="0.527cm" style:rel-column-width="1869*"/>
    </style:style>
    <style:style style:name="Таблица33.C" style:family="table-column">
      <style:table-column-properties style:column-width="2.997cm" style:rel-column-width="10625*"/>
    </style:style>
    <style:style style:name="Таблица33.D" style:family="table-column">
      <style:table-column-properties style:column-width="0.385cm" style:rel-column-width="1363*"/>
    </style:style>
    <style:style style:name="Таблица33.E" style:family="table-column">
      <style:table-column-properties style:column-width="1.868cm" style:rel-column-width="6622*"/>
    </style:style>
    <style:style style:name="Таблица33.F" style:family="table-column">
      <style:table-column-properties style:column-width="0.249cm" style:rel-column-width="881*"/>
    </style:style>
    <style:style style:name="Таблица33.G" style:family="table-column">
      <style:table-column-properties style:column-width="2.473cm" style:rel-column-width="8768*"/>
    </style:style>
    <style:style style:name="Таблица33.H" style:family="table-column">
      <style:table-column-properties style:column-width="1.431cm" style:rel-column-width="5071*"/>
    </style:style>
    <style:style style:name="Таблица33.I" style:family="table-column">
      <style:table-column-properties style:column-width="1.016cm" style:rel-column-width="3602*"/>
    </style:style>
    <style:style style:name="Таблица33.J" style:family="table-column">
      <style:table-column-properties style:column-width="1.155cm" style:rel-column-width="4096*"/>
    </style:style>
    <style:style style:name="Таблица33.K" style:family="table-column">
      <style:table-column-properties style:column-width="0.494cm" style:rel-column-width="1751*"/>
    </style:style>
    <style:style style:name="Таблица33.L" style:family="table-column">
      <style:table-column-properties style:column-width="1.595cm" style:rel-column-width="5653*"/>
    </style:style>
    <style:style style:name="Таблица33.M" style:family="table-column">
      <style:table-column-properties style:column-width="1.319cm" style:rel-column-width="4677*"/>
    </style:style>
    <style:style style:name="Таблица33.N" style:family="table-column">
      <style:table-column-properties style:column-width="0.605cm" style:rel-column-width="2145*"/>
    </style:style>
    <style:style style:name="Таблица33.O" style:family="table-column">
      <style:table-column-properties style:column-width="1.169cm" style:rel-column-width="4147*"/>
    </style:style>
    <style:style style:name="Таблица33.1" style:family="table-row">
      <style:table-row-properties style:row-height="0.758cm" f:keep-together="always"/>
    </style:style>
    <style:style style:name="Таблица33.A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33.J1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33.O1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33.F2" style:family="table-cell">
      <style:table-cell-properties style:vertical-align="top" f:padding-left="0.191cm" f:padding-right="0.191cm" f:padding-top="0cm" f:padding-bottom="0cm" f:border-left="1pt solid #000000" f:border-right="none" f:border-top="1pt solid #000000" f:border-bottom="1pt solid #000000" style:writing-mode="lr-tb"/>
    </style:style>
    <style:style style:name="Таблица33.L2" style:family="table-cell">
      <style:table-cell-properties style:vertical-align="middle" f:padding-left="0.191cm" f:padding-right="0.191cm" f:padding-top="0cm" f:padding-bottom="0cm" f:border-left="0.5pt solid #000000" f:border-right="1pt solid #000000" f:border-top="0.5pt solid #000000" f:border-bottom="1pt solid #000000" style:writing-mode="lr-tb"/>
    </style:style>
    <style:style style:name="Таблица33.K3" style:family="table-cell">
      <style:table-cell-properties style:vertical-align="top" f:padding-left="0.191cm" f:padding-right="0.191cm" f:padding-top="0cm" f:padding-bottom="0cm" f:border-left="0.5pt solid #000000" f:border-right="none" f:border-top="1pt solid #000000" f:border-bottom="0.5pt solid #000000" style:writing-mode="lr-tb"/>
    </style:style>
    <style:style style:name="Таблица33.M3" style:family="table-cell">
      <style:table-cell-properties style:vertical-align="top" f:padding-left="0.191cm" f:padding-right="0.191cm" f:padding-top="0cm" f:padding-bottom="0cm" f:border-left="0.5pt solid #000000" f:border-right="0.5pt solid #000000" f:border-top="1pt solid #000000" f:border-bottom="0.5pt solid #000000" style:writing-mode="lr-tb"/>
    </style:style>
    <style:style style:name="Таблица33.5" style:family="table-row">
      <style:table-row-properties style:row-height="0.75cm" f:keep-together="always"/>
    </style:style>
    <style:style style:name="Таблица33.M5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33.20" style:family="table-row">
      <style:table-row-properties style:row-height="0.801cm" f:keep-together="always"/>
    </style:style>
    <style:style style:name="Таблица33.34" style:family="table-row">
      <style:table-row-properties style:row-height="0.776cm" f:keep-together="always"/>
    </style:style>
    <style:style style:name="Таблица33.A34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1pt solid #000000" style:writing-mode="lr-tb"/>
    </style:style>
    <style:style style:name="Таблица33.B34" style:family="table-cell">
      <style:table-cell-properties style:vertical-align="top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33.N34" style:family="table-cell">
      <style:table-cell-properties style:vertical-align="top" f:padding-left="0.191cm" f:padding-right="0.191cm" f:padding-top="0cm" f:padding-bottom="0cm" f:border-left="1pt solid #000000" f:border-right="0.5pt solid #000000" f:border-top="1pt solid #000000" f:border-bottom="0.5pt solid #000000" style:writing-mode="lr-tb"/>
    </style:style>
    <style:style style:name="P1" style:family="paragraph" style:parent-style-name="header">
      <style:paragraph-properties f:margin-left="0cm" f:margin-right="0cm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Обычный">
      <style:paragraph-properties f:orphans="2" f:widows="2"/>
    </style:style>
    <style:style style:name="P3" style:family="paragraph" style:parent-style-name="Обычный">
      <style:paragraph-properties f:orphans="2" f:widows="2"/>
      <style:text-properties officeooo:paragraph-rsid="0304631c"/>
    </style:style>
    <style:style style:name="P4" style:family="paragraph" style:parent-style-name="Header">
      <style:paragraph-properties f:text-align="end" style:justify-single-word="false"/>
      <style:text-properties f:font-size="12pt" officeooo:rsid="030b9971" officeooo:paragraph-rsid="030b9971" style:font-size-asian="10.5pt" style:font-size-complex="12pt"/>
    </style:style>
    <style:style style:name="P5" style:family="paragraph" style:parent-style-name="Normal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text-position="0% 100%" style:font-name="Times New Roman1" f:font-size="14pt" f:font-style="normal" officeooo:paragraph-rsid="03009fed" style:font-size-asian="14pt" style:font-style-asian="normal" style:font-size-complex="14pt" style:font-style-complex="normal"/>
    </style:style>
    <style:style style:name="P6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text-position="0% 100%" style:font-name="Times New Roman1" f:font-size="14pt" f:language="ru" f:country="RU" f:font-style="normal" officeooo:rsid="026e3942" officeooo:paragraph-rsid="03009fed" style:letter-kerning="true" f:background-color="#ffffff" style:font-name-asian="Andale Sans UI" style:font-size-asian="14pt" style:font-style-asian="normal" style:font-size-complex="14pt" style:font-style-complex="normal"/>
    </style:style>
    <style:style style:name="P7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text-position="0% 100%" style:font-name="Times New Roman1" f:font-size="14pt" f:language="ru" f:country="RU" f:font-style="normal" officeooo:rsid="02336803" officeooo:paragraph-rsid="030ad3df" style:letter-kerning="true" f:background-color="#ffffff" style:font-name-asian="Andale Sans UI" style:font-size-asian="14pt" style:font-style-asian="normal" style:font-size-complex="14pt" style:font-style-complex="normal"/>
    </style:style>
    <style:style style:name="P8" style:family="paragraph" style:parent-style-name="Standard">
      <style:paragraph-properties f:text-align="center" style:justify-single-word="false" style:snap-to-layout-grid="false"/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9" style:family="paragraph" style:parent-style-name="Standard">
      <style:paragraph-properties f:text-align="center" style:justify-single-word="false"/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10" style:family="paragraph" style:parent-style-name="Header">
      <style:paragraph-properties style:snap-to-layout-grid="false">
        <style:tab-stops/>
      </style:paragraph-properties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11" style:family="paragraph" style:parent-style-name="Standard">
      <style:paragraph-properties style:snap-to-layout-grid="false"/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12" style:family="paragraph" style:parent-style-name="Standard">
      <style:paragraph-properties style:snap-to-layout-grid="false"/>
      <style:text-properties f:color="#000000" loext:opacity="100%" f:font-size="11pt" f:font-style="normal" officeooo:paragraph-rsid="02e8ecda" style:font-size-asian="11pt" style:font-style-asian="normal" style:font-style-complex="normal"/>
    </style:style>
    <style:style style:name="P13" style:family="paragraph" style:parent-style-name="Standard">
      <style:paragraph-properties style:snap-to-layout-grid="false"/>
      <style:text-properties f:color="#000000" loext:opacity="100%" f:font-size="10pt" f:font-style="normal" officeooo:paragraph-rsid="02e8ecda" style:font-size-asian="10pt" style:font-style-asian="normal" style:font-style-complex="normal"/>
    </style:style>
    <style:style style:name="P14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692aeb" style:font-size-asian="10pt" style:font-style-asian="normal" style:font-size-complex="10pt" style:font-style-complex="normal"/>
    </style:style>
    <style:style style:name="P15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6d1141" style:font-size-asian="10pt" style:font-style-asian="normal" style:font-size-complex="10pt" style:font-style-complex="normal"/>
    </style:style>
    <style:style style:name="P16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6f72c3" style:font-size-asian="10pt" style:font-style-asian="normal" style:font-size-complex="10pt" style:font-style-complex="normal"/>
    </style:style>
    <style:style style:name="P17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79eac8" style:font-size-asian="10pt" style:font-style-asian="normal" style:font-size-complex="10pt" style:font-style-complex="normal"/>
    </style:style>
    <style:style style:name="P18" style:family="paragraph" style:parent-style-name="Standard">
      <style:paragraph-properties style:snap-to-layout-grid="false"/>
      <style:text-properties f:color="#000000" loext:opacity="100%" f:font-size="10pt" f:font-style="normal" officeooo:rsid="027f53e9" officeooo:paragraph-rsid="027f53e9" style:font-size-asian="10pt" style:font-style-asian="normal" style:font-size-complex="10pt" style:font-style-complex="normal"/>
    </style:style>
    <style:style style:name="P19" style:family="paragraph" style:parent-style-name="Standard">
      <style:paragraph-properties style:snap-to-layout-grid="false"/>
      <style:text-properties f:color="#000000" loext:opacity="100%" f:font-size="10pt" f:font-style="normal" officeooo:rsid="0284c7b1" officeooo:paragraph-rsid="0284c7b1" style:font-size-asian="10pt" style:font-style-asian="normal" style:font-size-complex="10pt" style:font-style-complex="normal"/>
    </style:style>
    <style:style style:name="P20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2e8ecda" style:font-size-asian="10pt" style:language-asian="zxx" style:country-asian="none" style:font-style-asian="normal" style:font-style-complex="normal"/>
    </style:style>
    <style:style style:name="P21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38458" officeooo:paragraph-rsid="02e8ecda" style:font-size-asian="12pt" style:font-style-asian="normal" style:font-size-complex="12pt" style:font-style-complex="normal"/>
    </style:style>
    <style:style style:name="P22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4c7b1" officeooo:paragraph-rsid="02e8ecda" style:font-size-asian="12pt" style:font-style-asian="normal" style:font-size-complex="12pt" style:font-style-complex="normal"/>
    </style:style>
    <style:style style:name="P23" style:family="paragraph" style:parent-style-name="Standard">
      <style:paragraph-properties f:text-align="center" style:justify-single-word="false" style:snap-to-layout-grid="false"/>
      <style:text-properties f:color="#000000" loext:opacity="100%" f:font-size="12pt" f:font-style="normal" officeooo:paragraph-rsid="0268a1b3" style:font-size-asian="12pt" style:font-style-asian="normal" style:font-size-complex="12pt" style:font-style-complex="normal"/>
    </style:style>
    <style:style style:name="P24" style:family="paragraph" style:parent-style-name="Standard">
      <style:paragraph-properties f:text-align="center" style:justify-single-word="false"/>
      <style:text-properties f:color="#000000" loext:opacity="100%" f:font-size="12pt" f:font-style="normal" officeooo:paragraph-rsid="0268a1b3" style:font-size-asian="12pt" style:font-style-asian="normal" style:font-size-complex="12pt" style:font-style-complex="normal"/>
    </style:style>
    <style:style style:name="P25" style:family="paragraph" style:parent-style-name="Standard">
      <style:paragraph-properties style:snap-to-layout-grid="false"/>
      <style:text-properties f:color="#000000" loext:opacity="100%" f:font-size="12pt" f:font-style="normal" officeooo:paragraph-rsid="0268a1b3" style:font-size-asian="12pt" style:font-style-asian="normal" style:font-size-complex="12pt" style:font-style-complex="normal"/>
    </style:style>
    <style:style style:name="P26" style:family="paragraph" style:parent-style-name="Standard">
      <style:paragraph-properties style:snap-to-layout-grid="false"/>
      <style:text-properties f:color="#000000" loext:opacity="100%" f:font-size="12pt" f:font-style="normal" officeooo:rsid="02692aeb" officeooo:paragraph-rsid="02692aeb" style:font-size-asian="12pt" style:font-style-asian="normal" style:font-size-complex="12pt" style:font-style-complex="normal"/>
    </style:style>
    <style:style style:name="P27" style:family="paragraph" style:parent-style-name="Standard">
      <style:paragraph-properties style:snap-to-layout-grid="false"/>
      <style:text-properties f:color="#000000" loext:opacity="100%" f:font-size="12pt" f:font-style="normal" officeooo:rsid="026d1141" officeooo:paragraph-rsid="026d1141" style:font-size-asian="12pt" style:font-style-asian="normal" style:font-size-complex="12pt" style:font-style-complex="normal"/>
    </style:style>
    <style:style style:name="P28" style:family="paragraph" style:parent-style-name="Standard">
      <style:paragraph-properties style:snap-to-layout-grid="false"/>
      <style:text-properties f:color="#000000" loext:opacity="100%" f:font-size="12pt" f:font-style="normal" officeooo:rsid="026f72c3" officeooo:paragraph-rsid="026f72c3" style:font-size-asian="12pt" style:font-style-asian="normal" style:font-size-complex="12pt" style:font-style-complex="normal"/>
    </style:style>
    <style:style style:name="P29" style:family="paragraph" style:parent-style-name="Standard">
      <style:paragraph-properties style:snap-to-layout-grid="false"/>
      <style:text-properties f:color="#000000" loext:opacity="100%" f:font-size="12pt" f:font-style="normal" officeooo:rsid="0279eac8" officeooo:paragraph-rsid="0279eac8" style:font-size-asian="12pt" style:font-style-asian="normal" style:font-size-complex="12pt" style:font-style-complex="normal"/>
    </style:style>
    <style:style style:name="P30" style:family="paragraph" style:parent-style-name="Standard">
      <style:paragraph-properties style:snap-to-layout-grid="false"/>
      <style:text-properties f:color="#000000" loext:opacity="100%" f:font-size="12pt" f:font-style="normal" officeooo:rsid="027f53e9" officeooo:paragraph-rsid="027f53e9" style:font-size-asian="12pt" style:font-style-asian="normal" style:font-size-complex="12pt" style:font-style-complex="normal"/>
    </style:style>
    <style:style style:name="P31" style:family="paragraph" style:parent-style-name="Standard">
      <style:paragraph-properties style:snap-to-layout-grid="false"/>
      <style:text-properties f:color="#000000" loext:opacity="100%" f:font-size="12pt" f:font-style="normal" officeooo:rsid="028051d6" officeooo:paragraph-rsid="028051d6" style:font-size-asian="12pt" style:font-style-asian="normal" style:font-size-complex="12pt" style:font-style-complex="normal"/>
    </style:style>
    <style:style style:name="P32" style:family="paragraph" style:parent-style-name="Standard">
      <style:paragraph-properties style:snap-to-layout-grid="false"/>
      <style:text-properties f:color="#000000" loext:opacity="100%" f:font-size="12pt" f:font-style="normal" officeooo:rsid="02818205" officeooo:paragraph-rsid="02818205" style:font-size-asian="12pt" style:font-style-asian="normal" style:font-size-complex="12pt" style:font-style-complex="normal"/>
    </style:style>
    <style:style style:name="P33" style:family="paragraph" style:parent-style-name="Standard">
      <style:paragraph-properties style:snap-to-layout-grid="false"/>
      <style:text-properties f:color="#000000" loext:opacity="100%" f:font-size="12pt" f:font-style="normal" officeooo:rsid="0286876c" officeooo:paragraph-rsid="0286876c" style:font-size-asian="12pt" style:font-style-asian="normal" style:font-size-complex="12pt" style:font-style-complex="normal"/>
    </style:style>
    <style:style style:name="P34" style:family="paragraph" style:parent-style-name="Standard">
      <style:paragraph-properties style:snap-to-layout-grid="false"/>
      <style:text-properties f:color="#000000" loext:opacity="100%" f:font-size="12pt" f:font-style="normal" officeooo:rsid="0297a446" officeooo:paragraph-rsid="0297a446" style:font-size-asian="12pt" style:font-style-asian="normal" style:font-size-complex="12pt" style:font-style-complex="normal"/>
    </style:style>
    <style:style style:name="P35" style:family="paragraph" style:parent-style-name="Standard">
      <style:paragraph-properties style:snap-to-layout-grid="false"/>
      <style:text-properties f:color="#000000" loext:opacity="100%" f:font-size="12pt" f:font-style="normal" officeooo:rsid="026a74f9" officeooo:paragraph-rsid="02e8ecda" style:font-size-asian="12pt" style:font-style-asian="normal" style:font-style-complex="normal"/>
    </style:style>
    <style:style style:name="P36" style:family="paragraph" style:parent-style-name="Standard">
      <style:paragraph-properties style:snap-to-layout-grid="false"/>
      <style:text-properties f:color="#000000" loext:opacity="100%" f:font-size="12pt" f:font-style="normal" officeooo:paragraph-rsid="02e8ecda" style:font-size-asian="12pt" style:font-style-asian="normal" style:font-style-complex="normal"/>
    </style:style>
    <style:style style:name="P3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paragraph-rsid="032f823c" f:background-color="transparent" style:font-name-asian="Times New Roman" style:font-size-asian="13pt" style:font-style-asian="normal" style:font-name-complex="Times New Roman" style:font-size-complex="13pt" style:font-style-complex="normal"/>
    </style:style>
    <style:style style:name="P38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8ecda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39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>
        <style:tab-stops/>
      </style:paragraph-properties>
      <style:text-properties f:color="#000000" loext:opacity="100%" style:font-name="Times New Roman1" f:font-size="14pt" f:font-style="normal" officeooo:rsid="0307c110" officeooo:paragraph-rsid="02e8ecda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40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b9971" officeooo:paragraph-rsid="030b9971" f:background-color="#ffffff" style:font-size-asian="14pt" style:font-style-asian="normal" style:font-size-complex="14pt" style:font-style-complex="normal"/>
    </style:style>
    <style:style style:name="P41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1e853" officeooo:paragraph-rsid="0321e853" f:background-color="#ffffff" style:font-size-asian="14pt" style:font-style-asian="normal" style:font-size-complex="14pt" style:font-style-complex="normal"/>
    </style:style>
    <style:style style:name="P42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1e853" officeooo:paragraph-rsid="032611cc" f:background-color="#ffffff" style:font-size-asian="14pt" style:font-style-asian="normal" style:font-size-complex="14pt" style:font-style-complex="normal"/>
    </style:style>
    <style:style style:name="P43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1f5ff4" officeooo:paragraph-rsid="031f5ff4" f:background-color="#ffffff" style:font-size-asian="14pt" style:font-style-asian="normal" style:font-size-complex="14pt" style:font-style-complex="normal"/>
    </style:style>
    <style:style style:name="P44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611cc" officeooo:paragraph-rsid="032611cc" f:background-color="#ffffff" style:font-size-asian="14pt" style:font-style-asian="normal" style:font-size-complex="14pt" style:font-style-complex="normal"/>
    </style:style>
    <style:style style:name="P45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e88fbf" officeooo:paragraph-rsid="02e8ecda" f:background-color="#ffffff" style:font-size-asian="14pt" style:font-style-asian="normal" style:font-size-complex="14pt" style:font-style-complex="normal"/>
    </style:style>
    <style:style style:name="P46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548ff" officeooo:paragraph-rsid="030548ff" f:background-color="#ffffff" style:font-size-asian="14pt" style:font-style-asian="normal" style:font-size-complex="14pt" style:font-style-complex="normal"/>
    </style:style>
    <style:style style:name="P47" style:family="paragraph" style:parent-style-name="Standard">
      <style:paragraph-properties f:line-height="115%" f:text-align="start" style:justify-single-word="false" style:snap-to-layout-grid="false"/>
      <style:text-properties f:color="#000000" loext:opacity="100%" f:font-size="14pt" f:font-style="normal" officeooo:paragraph-rsid="031f5ff4" style:font-size-asian="14pt" style:font-style-asian="normal" style:font-size-complex="14pt" style:font-style-complex="normal"/>
    </style:style>
    <style:style style:name="P48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4pt" f:font-style="normal" officeooo:paragraph-rsid="0268a1b3" style:font-size-asian="14pt" style:font-style-asian="normal" style:font-size-complex="14pt" style:font-style-complex="normal"/>
    </style:style>
    <style:style style:name="P49" style:family="paragraph" style:parent-style-name="Standard">
      <style:paragraph-properties style:snap-to-layout-grid="false"/>
      <style:text-properties f:color="#000000" loext:opacity="100%" f:font-size="14pt" f:font-style="normal" officeooo:paragraph-rsid="0268a1b3" style:font-size-asian="14pt" style:font-style-asian="normal" style:font-size-complex="14pt" style:font-style-complex="normal"/>
    </style:style>
    <style:style style:name="P50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2e8ecda" style:font-style-asian="normal" style:font-style-complex="normal"/>
    </style:style>
    <style:style style:name="P51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2e8ecda" style:font-style-asian="normal" style:font-style-complex="normal"/>
    </style:style>
    <style:style style:name="P52" style:family="paragraph" style:parent-style-name="Standard">
      <style:paragraph-properties style:snap-to-layout-grid="false"/>
      <style:text-properties f:color="#000000" loext:opacity="100%" f:font-style="normal" officeooo:paragraph-rsid="02e8ecda" style:font-style-asian="normal" style:font-style-complex="normal"/>
    </style:style>
    <style:style style:name="P53" style:family="paragraph" style:parent-style-name="Standard">
      <style:paragraph-properties style:snap-to-layout-grid="false"/>
      <style:text-properties f:color="#000000" loext:opacity="100%" f:font-style="normal" officeooo:paragraph-rsid="0268a1b3" style:font-style-asian="normal" style:font-style-complex="normal"/>
    </style:style>
    <style:style style:name="P54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2e8ecda" officeooo:paragraph-rsid="02e8ecda" style:font-style-asian="normal" style:font-style-complex="normal"/>
    </style:style>
    <style:style style:name="P55" style:family="paragraph" style:parent-style-name="Table_20_Heading">
      <style:text-properties f:color="#000000" loext:opacity="100%" f:font-style="normal" officeooo:paragraph-rsid="02e8ecda" style:font-style-asian="normal" style:font-style-complex="normal"/>
    </style:style>
    <style:style style:name="P56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2e8ecda" style:font-style-asian="normal" style:font-size-complex="14pt" style:font-style-complex="normal"/>
    </style:style>
    <style:style style:name="P57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2e8ecda" style:font-style-asian="normal" style:font-size-complex="14pt" style:font-style-complex="normal"/>
    </style:style>
    <style:style style:name="P58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2e8ecda" style:font-style-asian="normal" style:font-size-complex="14pt" style:font-style-complex="normal"/>
    </style:style>
    <style:style style:name="P59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2e8ecda" style:font-size-asian="18pt" style:font-style-asian="normal" style:font-style-complex="normal"/>
    </style:style>
    <style:style style:name="P60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2e8ecda" style:font-size-asian="18pt" style:font-style-asian="normal" style:font-style-complex="normal"/>
    </style:style>
    <style:style style:name="P61" style:family="paragraph" style:parent-style-name="Standard">
      <style:paragraph-properties style:snap-to-layout-grid="false"/>
      <style:text-properties f:color="#000000" loext:opacity="100%" f:font-size="8pt" f:font-style="normal" officeooo:paragraph-rsid="02e8ecda" style:font-size-asian="8pt" style:font-style-asian="normal" style:font-style-complex="normal"/>
    </style:style>
    <style:style style:name="P62" style:family="paragraph" style:parent-style-name="Standard">
      <style:paragraph-properties style:snap-to-layout-grid="false"/>
      <style:text-properties f:color="#000000" loext:opacity="100%" f:font-size="8pt" f:font-style="normal" officeooo:rsid="027f53e9" officeooo:paragraph-rsid="02e8ecda" style:font-size-asian="8pt" style:font-style-asian="normal" style:font-size-complex="8pt" style:font-style-complex="normal"/>
    </style:style>
    <style:style style:name="P63" style:family="paragraph" style:parent-style-name="Standard">
      <style:paragraph-properties style:snap-to-layout-grid="false"/>
      <style:text-properties f:color="#000000" loext:opacity="100%" f:font-size="8pt" f:font-style="normal" officeooo:paragraph-rsid="02e8ecda" style:font-size-asian="8pt" style:font-style-asian="normal" style:font-size-complex="8pt" style:font-style-complex="normal"/>
    </style:style>
    <style:style style:name="P64" style:family="paragraph" style:parent-style-name="Standard">
      <style:paragraph-properties style:snap-to-layout-grid="false"/>
      <style:text-properties f:color="#000000" loext:opacity="100%" f:font-size="8pt" f:font-style="normal" officeooo:rsid="0297a446" officeooo:paragraph-rsid="0297a446" style:font-size-asian="8pt" style:font-style-asian="normal" style:font-size-complex="8pt" style:font-style-complex="normal"/>
    </style:style>
    <style:style style:name="P65" style:family="paragraph" style:parent-style-name="Standard">
      <style:paragraph-properties style:snap-to-layout-grid="false"/>
      <style:text-properties f:color="#000000" loext:opacity="100%" f:font-size="10.5pt" f:font-style="normal" officeooo:paragraph-rsid="02e8ecda" style:font-size-asian="10.5pt" style:font-style-asian="normal" style:font-size-complex="10.5pt" style:font-style-complex="normal"/>
    </style:style>
    <style:style style:name="P66" style:family="paragraph" style:parent-style-name="Normal">
      <style:paragraph-properties f:margin-left="0cm" f:margin-right="0cm" f:line-height="115%" f:text-align="start" style:justify-single-word="false" f:orphans="2" f:widows="2" f:text-indent="0cm" style:auto-text-indent="false"/>
      <style:text-properties style:text-position="0% 100%" style:font-name="Times New Roman1" f:font-size="14pt" f:font-style="normal" officeooo:paragraph-rsid="03009fed" style:font-size-asian="14pt" style:font-style-asian="normal" style:font-size-complex="14pt" style:font-style-complex="normal"/>
    </style:style>
    <style:style style:name="P67" style:family="paragraph" style:parent-style-name="Standard">
      <style:paragraph-properties f:text-align="center" style:justify-single-word="false" style:snap-to-layout-grid="false"/>
      <style:text-properties officeooo:paragraph-rsid="030548ff"/>
    </style:style>
    <style:style style:name="P68" style:family="paragraph" style:parent-style-name="Обычный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officeooo:paragraph-rsid="0304631c" style:font-name-asian="Times New Roman" style:font-size-asian="11pt" style:font-style-asian="normal" style:font-name-complex="Times New Roman" style:font-size-complex="11pt" style:font-style-complex="normal"/>
    </style:style>
    <style:style style:name="P69" style:family="paragraph" style:parent-style-name="Обычный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style:font-name-asian="Times New Roman" style:font-size-asian="11pt" style:font-style-asian="normal" style:font-name-complex="Times New Roman" style:font-size-complex="11pt" style:font-style-complex="normal"/>
    </style:style>
    <style:style style:name="P70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font-size="14pt" officeooo:paragraph-rsid="030548ff" style:font-size-asian="14pt" style:font-size-complex="14pt"/>
    </style:style>
    <style:style style:name="P71" style:family="paragraph" style:parent-style-name="Standard">
      <style:paragraph-properties f:line-height="115%" f:text-align="start" style:justify-single-word="false" style:snap-to-layout-grid="false" style:writing-mode="lr-tb"/>
      <style:text-properties f:font-size="14pt" officeooo:paragraph-rsid="030548ff" style:font-size-asian="14pt" style:font-size-complex="14pt"/>
    </style:style>
    <style:style style:name="P72" style:family="paragraph" style:parent-style-name="Standard">
      <style:paragraph-properties f:line-height="115%" f:text-align="start" style:justify-single-word="false" style:snap-to-layout-grid="false" style:writing-mode="lr-tb"/>
      <style:text-properties f:font-size="14pt" officeooo:paragraph-rsid="030b9971" style:font-size-asian="14pt" style:font-size-complex="14pt"/>
    </style:style>
    <style:style style:name="P73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officeooo:paragraph-rsid="033258a7"/>
    </style:style>
    <style:style style:name="P74" style:family="paragraph" style:parent-style-name="Standard">
      <style:paragraph-properties f:line-height="115%" f:text-align="start" style:justify-single-word="false" style:snap-to-layout-grid="false" style:writing-mode="lr-tb"/>
      <style:text-properties officeooo:paragraph-rsid="030b9971"/>
    </style:style>
    <style:style style:name="P75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officeooo:paragraph-rsid="032ac986"/>
    </style:style>
    <style:style style:name="P76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officeooo:paragraph-rsid="033258a7"/>
    </style:style>
    <style:style style:name="P77" style:family="paragraph" style:parent-style-name="Table_20_Contents">
      <style:paragraph-properties f:margin-left="1.27cm" f:margin-right="0cm" f:text-align="center" style:justify-single-word="false" f:text-indent="0cm" style:auto-text-indent="false"/>
      <style:text-properties f:color="#000000" loext:opacity="100%" f:font-size="12pt" f:font-style="normal" officeooo:paragraph-rsid="02c830b2" f:background-color="transparent" style:font-size-asian="12pt" style:font-style-asian="normal" style:font-size-complex="12pt" style:font-style-complex="normal"/>
    </style:style>
    <style:style style:name="P78" style:family="paragraph" style:parent-style-name="Table_20_Contents">
      <style:paragraph-properties f:margin-left="0cm" f:margin-right="0cm" f:text-align="center" style:justify-single-word="false" f:text-indent="0cm" style:auto-text-indent="false"/>
      <style:text-properties f:color="#000000" loext:opacity="100%" f:font-size="12pt" f:font-style="normal" officeooo:paragraph-rsid="02c830b2" f:background-color="transparent" style:font-size-asian="12pt" style:font-style-asian="normal" style:font-size-complex="12pt" style:font-style-complex="normal"/>
    </style:style>
    <style:style style:name="P79" style:family="paragraph" style:parent-style-name="Table_20_Contents">
      <style:paragraph-properties f:margin-left="1.27cm" f:margin-right="0cm" f:text-align="start" style:justify-single-word="false" f:text-indent="0cm" style:auto-text-indent="false"/>
      <style:text-properties f:color="#000000" loext:opacity="100%" f:font-size="12pt" f:font-style="normal" officeooo:paragraph-rsid="02c830b2" f:background-color="transparent" style:font-size-asian="12pt" style:font-style-asian="normal" style:font-size-complex="12pt" style:font-style-complex="normal"/>
    </style:style>
    <style:style style:name="P80" style:family="paragraph" style:parent-style-name="Table_20_Heading">
      <style:text-properties f:color="#000000" loext:opacity="100%" f:font-style="normal" officeooo:paragraph-rsid="00289bd7" f:background-color="transparent" style:font-style-asian="normal" style:font-style-complex="normal"/>
    </style:style>
    <style:style style:name="P81" style:family="paragraph" style:parent-style-name="Table_20_Heading">
      <style:text-properties f:color="#000000" loext:opacity="100%" f:font-style="normal" officeooo:paragraph-rsid="032a51d1" f:background-color="transparent" style:font-style-asian="normal" style:font-style-complex="normal"/>
    </style:style>
    <style:style style:name="P82" style:family="paragraph" style:parent-style-name="Table_20_Heading">
      <style:text-properties f:color="#000000" loext:opacity="100%" f:font-style="normal" officeooo:paragraph-rsid="02492447" f:background-color="transparent" style:font-style-asian="normal" style:font-style-complex="normal"/>
    </style:style>
    <style:style style:name="P83" style:family="paragraph" style:parent-style-name="Table_20_Heading">
      <style:text-properties f:color="#000000" loext:opacity="100%" f:font-style="normal" officeooo:paragraph-rsid="0189a6d4" f:background-color="transparent" style:font-style-asian="normal" style:font-style-complex="normal"/>
    </style:style>
    <style:style style:name="P84" style:family="paragraph" style:parent-style-name="Header">
      <style:paragraph-properties style:snap-to-layout-grid="false">
        <style:tab-stops/>
      </style:paragraph-properties>
      <style:text-properties f:color="#000000" loext:opacity="100%" f:font-size="11pt" f:font-style="normal" officeooo:paragraph-rsid="0337d2fb" style:font-size-asian="11pt" style:font-style-asian="normal" style:font-size-complex="11pt" style:font-style-complex="normal"/>
    </style:style>
    <style:style style:name="P85" style:family="paragraph" style:parent-style-name="Header">
      <style:paragraph-properties style:snap-to-layout-grid="false">
        <style:tab-stops/>
      </style:paragraph-properties>
      <style:text-properties f:color="#000000" loext:opacity="100%" f:font-size="11pt" f:font-style="normal" officeooo:paragraph-rsid="0339acd8" f:background-color="transparent" style:font-size-asian="11pt" style:font-style-asian="normal" style:font-size-complex="11pt" style:font-style-complex="normal"/>
    </style:style>
    <style:style style:name="P86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4pt" f:font-style="normal" officeooo:paragraph-rsid="0337d2fb" style:font-size-asian="14pt" style:font-style-asian="normal" style:font-size-complex="14pt" style:font-style-complex="normal"/>
    </style:style>
    <style:style style:name="P87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4pt" f:font-style="normal" officeooo:paragraph-rsid="0339acd8" f:background-color="transparent" style:font-size-asian="14pt" style:font-style-asian="normal" style:font-size-complex="14pt" style:font-style-complex="normal"/>
    </style:style>
    <style:style style:name="P88" style:family="paragraph" style:parent-style-name="Header">
      <style:paragraph-properties f:line-height="150%">
        <style:tab-stops/>
      </style:paragraph-properties>
      <style:text-properties f:color="#000000" loext:opacity="100%" officeooo:rsid="02faa524" officeooo:paragraph-rsid="02faa524" f:background-color="transparent" style:font-size-complex="14pt"/>
    </style:style>
    <style:style style:name="P89" style:family="paragraph" style:parent-style-name="Header">
      <style:paragraph-properties f:line-height="150%">
        <style:tab-stops/>
      </style:paragraph-properties>
      <style:text-properties f:color="#000000" loext:opacity="100%" officeooo:paragraph-rsid="02faa524" f:background-color="transparent" style:font-size-complex="14pt"/>
    </style:style>
    <style:style style:name="P90" style:family="paragraph" style:parent-style-name="Header">
      <style:paragraph-properties f:line-height="150%">
        <style:tab-stops/>
      </style:paragraph-properties>
      <style:text-properties f:color="#000000" loext:opacity="100%" officeooo:paragraph-rsid="0019ffcd" f:background-color="transparent"/>
    </style:style>
    <style:style style:name="P91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rsid="026688c4" officeooo:paragraph-rsid="026688c4" f:background-color="transparent" style:font-style-asian="normal" style:font-style-complex="normal"/>
    </style:style>
    <style:style style:name="P92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0289bd7" f:background-color="transparent" style:font-style-asian="normal" style:font-style-complex="normal"/>
    </style:style>
    <style:style style:name="P93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32a51d1" f:background-color="transparent" style:font-style-asian="normal" style:font-style-complex="normal"/>
    </style:style>
    <style:style style:name="P94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2492447" f:background-color="transparent" style:font-style-asian="normal" style:font-style-complex="normal"/>
    </style:style>
    <style:style style:name="P95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189a6d4" f:background-color="transparent" style:font-style-asian="normal" style:font-style-complex="normal"/>
    </style:style>
    <style:style style:name="P96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0289bd7" f:background-color="transparent" style:font-style-asian="normal" style:font-style-complex="normal"/>
    </style:style>
    <style:style style:name="P97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32a51d1" f:background-color="transparent" style:font-style-asian="normal" style:font-style-complex="normal"/>
    </style:style>
    <style:style style:name="P98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2492447" f:background-color="transparent" style:font-style-asian="normal" style:font-style-complex="normal"/>
    </style:style>
    <style:style style:name="P99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189a6d4" f:background-color="transparent" style:font-style-asian="normal" style:font-style-complex="normal"/>
    </style:style>
    <style:style style:name="P100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32a51d1" f:background-color="transparent" style:font-style-asian="normal" style:font-size-complex="14pt" style:font-style-complex="normal"/>
    </style:style>
    <style:style style:name="P101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2492447" f:background-color="transparent" style:font-style-asian="normal" style:font-size-complex="14pt" style:font-style-complex="normal"/>
    </style:style>
    <style:style style:name="P102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189a6d4" f:background-color="transparent" style:font-style-asian="normal" style:font-size-complex="14pt" style:font-style-complex="normal"/>
    </style:style>
    <style:style style:name="P103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0289bd7" f:background-color="transparent" style:font-size-asian="18pt" style:font-style-asian="normal" style:font-style-complex="normal"/>
    </style:style>
    <style:style style:name="P104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32a51d1" f:background-color="transparent" style:font-size-asian="18pt" style:font-style-asian="normal" style:font-style-complex="normal"/>
    </style:style>
    <style:style style:name="P105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2492447" f:background-color="transparent" style:font-size-asian="18pt" style:font-style-asian="normal" style:font-style-complex="normal"/>
    </style:style>
    <style:style style:name="P106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189a6d4" f:background-color="transparent" style:font-size-asian="18pt" style:font-style-asian="normal" style:font-style-complex="normal"/>
    </style:style>
    <style:style style:name="P107" style:family="paragraph" style:parent-style-name="Header">
      <style:paragraph-properties style:snap-to-layout-grid="false">
        <style:tab-stops/>
      </style:paragraph-properties>
      <style:text-properties f:color="#000000" loext:opacity="100%" f:font-size="12pt" f:font-style="normal" officeooo:paragraph-rsid="00289bd7" f:background-color="transparent" style:font-size-asian="12pt" style:font-style-asian="normal" style:font-style-complex="normal"/>
    </style:style>
    <style:style style:name="P108" style:family="paragraph" style:parent-style-name="Header">
      <style:paragraph-properties f:margin-left="0.309cm" f:margin-right="0.559cm" f:line-height="150%" f:text-align="start" style:justify-single-word="false" f:orphans="0" f:widows="0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rsid="029219eb" officeooo:paragraph-rsid="032a51d1" f:background-color="transparent" style:font-style-asian="normal" style:font-style-complex="normal"/>
    </style:style>
    <style:style style:name="P109" style:family="paragraph" style:parent-style-name="Header">
      <style:paragraph-properties f:margin-left="0cm" f:margin-right="0.559cm" f:line-height="0.755cm" f:text-align="center" style:justify-single-word="false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paragraph-rsid="032a51d1" f:background-color="transparent" style:font-style-asian="normal" style:font-style-complex="normal"/>
    </style:style>
    <style:style style:name="P110" style:family="paragraph" style:parent-style-name="Header">
      <style:paragraph-properties f:margin-left="0.309cm" f:margin-right="0.559cm" f:line-height="0.755cm" f:text-align="start" style:justify-single-word="false" f:orphans="0" f:widows="0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paragraph-rsid="032a51d1" f:background-color="transparent" style:font-style-asian="normal" style:font-style-complex="normal"/>
    </style:style>
    <style:style style:name="P111" style:family="paragraph" style:parent-style-name="Header">
      <style:paragraph-properties f:margin-left="0.309cm" f:margin-right="0.559cm" f:line-height="150%" f:text-align="start" style:justify-single-word="false" f:orphans="0" f:widows="0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paragraph-rsid="032a51d1" f:background-color="transparent" style:font-style-asian="normal" style:font-style-complex="normal"/>
    </style:style>
    <style:style style:name="P112" style:family="paragraph" style:parent-style-name="Header">
      <style:paragraph-properties f:text-align="center" style:justify-single-word="false" style:snap-to-layout-grid="false"/>
      <style:text-properties officeooo:paragraph-rsid="030b9971" f:background-color="transparent"/>
    </style:style>
    <style:style style:name="P113" style:family="paragraph" style:parent-style-name="Heading_20_1">
      <style:paragraph-properties f:line-height="150%" f:text-align="start" style:justify-single-word="false"/>
      <style:text-properties f:color="#000000" loext:opacity="100%" f:font-weight="normal" officeooo:paragraph-rsid="0019ffcd" f:background-color="transparent" style:font-weight-asian="normal" style:font-weight-complex="bold"/>
    </style:style>
    <style:style style:name="P114" style:family="paragraph" style:parent-style-name="Heading_20_2">
      <style:paragraph-properties f:line-height="115%" f:text-align="start" style:justify-single-word="false"/>
      <style:text-properties f:color="#000000" loext:opacity="100%" f:font-weight="normal" f:background-color="transparent" style:font-weight-asian="normal" style:font-weight-complex="normal"/>
    </style:style>
    <style:style style:name="P115" style:family="paragraph" style:parent-style-name="Heading_20_2">
      <style:paragraph-properties f:margin-left="1.016cm" f:margin-right="0.011cm" f:line-height="115%" f:text-align="start" style:justify-single-word="false" f:text-indent="-0.034cm" style:auto-text-indent="false"/>
      <style:text-properties f:color="#000000" loext:opacity="100%" f:font-size="14.5pt" f:font-weight="normal" officeooo:paragraph-rsid="0019ffcd" f:background-color="transparent" style:font-size-asian="14.5pt" style:font-weight-asian="normal" style:font-size-complex="16.5pt"/>
    </style:style>
    <style:style style:name="P116" style:family="paragraph" style:parent-style-name="Heading_20_2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text-indent="-0.9cm" style:auto-text-indent="false" f:background-color="transparent" f:keep-with-next="always" style:writing-mode="lr-tb"/>
      <style:text-properties f:color="#000000" loext:opacity="100%" f:font-size="14pt" f:font-weight="normal" officeooo:paragraph-rsid="001d2c5d" f:background-color="transparent" style:font-size-asian="14pt" style:font-weight-asian="normal" style:font-size-complex="14pt"/>
    </style:style>
    <style:style style:name="P117" style:family="paragraph" style:parent-style-name="Heading_20_2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text-indent="-0.9cm" style:auto-text-indent="false" f:background-color="transparent" style:writing-mode="lr-tb"/>
      <style:text-properties f:color="#000000" loext:opacity="100%" f:font-size="14pt" f:font-weight="normal" officeooo:paragraph-rsid="001d2c5d" f:background-color="transparent" style:font-size-asian="14pt" style:font-weight-asian="normal" style:font-size-complex="14pt"/>
    </style:style>
    <style:style style:name="P118" style:family="paragraph" style:parent-style-name="Heading_20_3">
      <style:paragraph-properties style:snap-to-layout-grid="false"/>
      <style:text-properties f:color="#000000" loext:opacity="100%" f:font-size="8pt" f:font-weight="bold" officeooo:paragraph-rsid="0019ffcd" f:background-color="transparent" style:font-size-asian="8pt" style:font-weight-asian="bold"/>
    </style:style>
    <style:style style:name="P119" style:family="paragraph" style:parent-style-name="Heading_20_3">
      <style:text-properties officeooo:paragraph-rsid="001d2c5d" f:background-color="transparent"/>
    </style:style>
    <style:style style:name="P120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0e83a55" f:background-color="transparent" style:font-size-asian="11pt" style:font-style-asian="normal" style:font-size-complex="11pt" style:font-style-complex="normal"/>
    </style:style>
    <style:style style:name="P121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9c9a8c" f:background-color="transparent" style:font-size-asian="11pt" style:font-style-asian="normal" style:font-size-complex="11pt" style:font-style-complex="normal"/>
    </style:style>
    <style:style style:name="P122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0637e" f:background-color="transparent" style:font-size-asian="11pt" style:font-style-asian="normal" style:font-size-complex="11pt" style:font-style-complex="normal"/>
    </style:style>
    <style:style style:name="P123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2873f" f:background-color="transparent" style:font-size-asian="11pt" style:font-style-asian="normal" style:font-size-complex="11pt" style:font-style-complex="normal"/>
    </style:style>
    <style:style style:name="P124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34c1e" f:background-color="transparent" style:font-size-asian="11pt" style:font-style-asian="normal" style:font-size-complex="11pt" style:font-style-complex="normal"/>
    </style:style>
    <style:style style:name="P125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0ea2393" f:background-color="transparent" style:font-size-asian="11pt" style:font-style-asian="normal" style:font-size-complex="11pt" style:font-style-complex="normal"/>
    </style:style>
    <style:style style:name="P126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1287eab" f:background-color="transparent" style:font-size-asian="11pt" style:font-style-asian="normal" style:font-size-complex="11pt" style:font-style-complex="normal"/>
    </style:style>
    <style:style style:name="P127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fea5f0" f:background-color="transparent" style:font-size-asian="11pt" style:font-style-asian="normal" style:font-size-complex="11pt" style:font-style-complex="normal"/>
    </style:style>
    <style:style style:name="P128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04631c" f:background-color="transparent" style:font-size-asian="11pt" style:font-style-asian="normal" style:font-size-complex="11pt" style:font-style-complex="normal"/>
    </style:style>
    <style:style style:name="P129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37d2fb" f:background-color="transparent" style:font-size-asian="11pt" style:font-style-asian="normal" style:font-size-complex="11pt" style:font-style-complex="normal"/>
    </style:style>
    <style:style style:name="P130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f:font-size="11pt" f:language="ru" f:country="RU" f:font-style="normal" officeooo:rsid="0321e853" officeooo:paragraph-rsid="032611cc" f:background-color="#ffffff" style:font-size-asian="11pt" style:font-style-asian="normal" style:font-size-complex="11pt" style:font-style-complex="normal"/>
    </style:style>
    <style:style style:name="P131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1f78b52" officeooo:paragraph-rsid="01f78b52" f:background-color="transparent" style:font-size-asian="11pt" style:font-style-asian="normal" style:font-size-complex="11pt" style:font-style-complex="normal"/>
    </style:style>
    <style:style style:name="P132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29cdc65" officeooo:paragraph-rsid="029cdc65" f:background-color="transparent" style:font-size-asian="14pt" style:font-style-asian="normal" style:font-size-complex="14pt" style:font-style-complex="normal"/>
    </style:style>
    <style:style style:name="P133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29cdc65" officeooo:paragraph-rsid="02eb7993" f:background-color="transparent" style:font-size-asian="14pt" style:font-style-asian="normal" style:font-size-complex="14pt" style:font-style-complex="normal"/>
    </style:style>
    <style:style style:name="P134" style:family="paragraph" style:parent-style-name="Heading_20_8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4pt" f:font-style="normal" officeooo:paragraph-rsid="02eb7993" f:background-color="transparent" style:font-size-asian="14pt" style:font-style-asian="normal" style:font-size-complex="14pt" style:font-style-complex="normal"/>
    </style:style>
    <style:style style:name="P135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font-name="Times New Roman1" f:font-size="14pt" f:language="ru" f:country="RU" f:font-style="normal" officeooo:rsid="01fc53d4" officeooo:paragraph-rsid="03009fed" style:letter-kerning="true" f:background-color="#ffffff" style:font-name-asian="Andale Sans UI" style:font-size-asian="14pt" style:font-style-asian="normal" style:font-size-complex="14pt" style:font-style-complex="normal"/>
    </style:style>
    <style:style style:name="P136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ru" f:country="RU" f:font-style="normal" officeooo:rsid="02b71e04" officeooo:paragraph-rsid="03009fed" style:letter-kerning="true" f:background-color="#ffffff" style:font-name-asian="Andale Sans UI" style:font-size-asian="14pt" style:font-style-asian="normal" style:font-size-complex="14pt" style:font-style-complex="normal"/>
    </style:style>
    <style:style style:name="P137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ru" f:country="RU" f:font-style="normal" officeooo:rsid="01f78b52" officeooo:paragraph-rsid="02e7a1b4" f:background-color="transparent" style:font-size-asian="14pt" style:font-style-asian="normal" style:font-size-complex="14pt" style:font-style-complex="normal"/>
    </style:style>
    <style:style style:name="P138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ru" f:country="RU" f:font-style="normal" officeooo:rsid="029cdc65" officeooo:paragraph-rsid="02e7a1b4" f:background-color="transparent" style:font-size-asian="14pt" style:font-style-asian="normal" style:font-size-complex="14pt" style:font-style-complex="normal"/>
    </style:style>
    <style:style style:name="P139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2pt" f:font-style="normal" officeooo:rsid="0304631c" officeooo:paragraph-rsid="0304631c" f:background-color="transparent" style:font-size-asian="12pt" style:font-style-asian="normal" style:font-size-complex="12pt" style:font-style-complex="normal"/>
    </style:style>
    <style:style style:name="P140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2pt" f:font-style="normal" officeooo:rsid="0337d2fb" officeooo:paragraph-rsid="0337d2fb" f:background-color="transparent" style:font-size-asian="12pt" style:font-style-asian="normal" style:font-size-complex="12pt" style:font-style-complex="normal"/>
    </style:style>
    <style:style style:name="P141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2pt" f:language="ru" f:country="RU" f:font-style="normal" officeooo:rsid="0337d2fb" officeooo:paragraph-rsid="0337d2fb" f:background-color="transparent" style:font-size-asian="12pt" style:font-style-asian="normal" style:font-size-complex="12pt" style:font-style-complex="normal"/>
    </style:style>
    <style:style style:name="P142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3pt" f:font-style="normal" officeooo:paragraph-rsid="02fea5f0" f:background-color="transparent" style:font-size-asian="13pt" style:font-style-asian="normal" style:font-size-complex="13pt" style:font-style-complex="normal"/>
    </style:style>
    <style:style style:name="P143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rsid="01f170ce" officeooo:paragraph-rsid="032611cc" style:font-size-asian="14pt" style:font-style-asian="normal" style:font-size-complex="14pt" style:font-style-complex="normal"/>
    </style:style>
    <style:style style:name="P144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rsid="031f5ff4" officeooo:paragraph-rsid="031f5ff4" style:font-size-asian="14pt" style:font-style-asian="normal" style:font-size-complex="14pt" style:font-style-complex="normal"/>
    </style:style>
    <style:style style:name="P145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rsid="02f71892" officeooo:paragraph-rsid="030199a4" style:font-size-asian="14pt" style:font-style-asian="normal" style:font-size-complex="14pt" style:font-style-complex="normal"/>
    </style:style>
    <style:style style:name="P146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paragraph-rsid="0337d2fb" f:background-color="transparent" style:font-size-asian="14pt" style:font-style-asian="normal" style:font-size-complex="14pt" style:font-style-complex="normal"/>
    </style:style>
    <style:style style:name="P147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officeooo:paragraph-rsid="03002868" f:background-color="transparent"/>
    </style:style>
    <style:style style:name="P148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officeooo:paragraph-rsid="030548ff" f:background-color="transparent"/>
    </style:style>
    <style:style style:name="P149" style:family="paragraph" style:parent-style-name="Normal" style:master-page-name="H_5f_ID0EXZCI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reak-before="page" f:background-color="transparent" style:writing-mode="lr-tb"/>
      <style:text-properties f:color="#000000" loext:opacity="100%" f:font-size="12pt" f:font-style="normal" officeooo:rsid="01e23d8c" officeooo:paragraph-rsid="02e8ecda" style:font-size-asian="10pt" style:font-style-asian="normal" style:font-size-complex="10pt" style:font-style-complex="normal"/>
    </style:style>
    <style:style style:name="P150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3151934" f:background-color="transparent" style:font-style-asian="normal" style:font-style-complex="normal"/>
    </style:style>
    <style:style style:name="P151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51934" f:background-color="transparent" style:font-style-asian="normal" style:font-style-complex="normal"/>
    </style:style>
    <style:style style:name="P152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fea5f0" f:background-color="transparent" style:font-size-asian="10pt" style:font-style-asian="normal" style:font-size-complex="10pt" style:font-style-complex="normal"/>
    </style:style>
    <style:style style:name="P153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337d2fb" f:background-color="transparent" style:font-size-asian="10pt" style:font-style-asian="normal" style:font-size-complex="10pt" style:font-style-complex="normal"/>
    </style:style>
    <style:style style:name="P154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reak-before="page" f:background-color="transparent" style:writing-mode="lr-tb"/>
      <style:text-properties f:color="#000000" loext:opacity="100%" f:font-size="12pt" f:font-style="normal" officeooo:paragraph-rsid="03151934" f:background-color="transparent" style:font-size-asian="10pt" style:font-style-asian="normal" style:font-size-complex="10pt" style:font-style-complex="normal"/>
    </style:style>
    <style:style style:name="P155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51934" f:background-color="transparent" style:font-size-asian="10pt" style:font-style-asian="normal" style:font-size-complex="10pt" style:font-style-complex="normal"/>
    </style:style>
    <style:style style:name="P156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51934" f:background-color="transparent" style:font-size-asian="10pt" style:font-style-asian="normal" style:font-size-complex="10pt" style:font-style-complex="normal"/>
    </style:style>
    <style:style style:name="P157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1287eab" f:background-color="transparent" style:font-size-asian="10pt" style:font-style-asian="normal" style:font-size-complex="10pt" style:font-style-complex="normal"/>
    </style:style>
    <style:style style:name="P158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37d2fb" f:background-color="transparent" style:font-size-asian="10pt" style:font-style-asian="normal" style:font-size-complex="10pt" style:font-style-complex="normal"/>
    </style:style>
    <style:style style:name="P159" style:family="paragraph" style:parent-style-name="Normal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 style:writing-mode="lr-tb"/>
      <style:text-properties f:color="#000000" loext:opacity="100%" f:font-size="12pt" f:font-style="normal" officeooo:paragraph-rsid="0337d2fb" f:background-color="transparent" style:font-size-asian="10pt" style:font-style-asian="normal" style:font-size-complex="10pt" style:font-style-complex="normal"/>
    </style:style>
    <style:style style:name="P160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37d2fb" f:background-color="transparent" style:font-size-asian="10pt" style:font-style-asian="normal" style:font-size-complex="10pt" style:font-style-complex="normal"/>
    </style:style>
    <style:style style:name="P161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38458" officeooo:paragraph-rsid="02838458" f:background-color="transparent" style:font-size-asian="12pt" style:font-style-asian="normal" style:font-size-complex="12pt" style:font-style-complex="normal"/>
    </style:style>
    <style:style style:name="P162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4c7b1" officeooo:paragraph-rsid="0284c7b1" f:background-color="transparent" style:font-size-asian="12pt" style:font-style-asian="normal" style:font-size-complex="12pt" style:font-style-complex="normal"/>
    </style:style>
    <style:style style:name="P163" style:family="paragraph" style:parent-style-name="Normal">
      <loext:graphic-properties draw:fill="none"/>
      <style:paragraph-properties f:margin-left="0.101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f:font-size="12pt" f:language="ru" f:country="RU" f:font-style="normal" officeooo:rsid="02e2ce4c" officeooo:paragraph-rsid="02e34c1e" f:background-color="transparent" style:font-size-asian="12pt" style:font-style-asian="normal" style:font-size-complex="12pt" style:font-style-complex="normal"/>
    </style:style>
    <style:style style:name="P164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rsid="00dcef12" officeooo:paragraph-rsid="02e34c1e" f:background-color="transparent" style:font-size-asian="12pt" style:font-style-asian="normal" style:font-size-complex="12pt" style:font-style-complex="normal"/>
    </style:style>
    <style:style style:name="P165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0d95e3a" f:background-color="transparent" style:font-size-asian="12pt" style:font-style-asian="normal" style:font-size-complex="12pt" style:font-style-complex="normal"/>
    </style:style>
    <style:style style:name="P166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0d95e3a" f:background-color="transparent" style:font-size-asian="12pt" style:font-style-asian="normal" style:font-size-complex="12pt" style:font-style-complex="normal"/>
    </style:style>
    <style:style style:name="P167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f:background-color="transparent" style:font-size-asian="12pt" style:font-style-asian="normal" style:font-size-complex="12pt" style:font-style-complex="normal"/>
    </style:style>
    <style:style style:name="P168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f:background-color="transparent" style:font-size-asian="12pt" style:font-style-asian="normal" style:font-size-complex="12pt" style:font-style-complex="normal"/>
    </style:style>
    <style:style style:name="P169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f:background-color="transparent" style:font-size-asian="12pt" style:font-style-asian="normal" style:font-size-complex="12pt" style:font-style-complex="normal"/>
    </style:style>
    <style:style style:name="P170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f:background-color="transparent" style:font-size-asian="12pt" style:font-style-asian="normal" style:font-size-complex="12pt" style:font-style-complex="normal"/>
    </style:style>
    <style:style style:name="P17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rsid="003b067f" officeooo:paragraph-rsid="02fea5f0" f:background-color="transparent" style:font-size-asian="12pt" style:font-size-complex="12pt"/>
    </style:style>
    <style:style style:name="P172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337d2fb" f:background-color="transparent" style:font-size-asian="12pt" style:font-size-complex="12pt"/>
    </style:style>
    <style:style style:name="P173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337d2fb" f:background-color="transparent" style:font-size-asian="12pt" style:font-size-complex="12pt"/>
    </style:style>
    <style:style style:name="P174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0ef92d5" f:background-color="transparent" style:font-size-asian="12pt" style:font-size-complex="12pt"/>
    </style:style>
    <style:style style:name="P175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0ef92d5" f:background-color="transparent" style:font-size-asian="12pt" style:font-size-complex="12pt"/>
    </style:style>
    <style:style style:name="P176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2fea5f0" f:background-color="transparent" style:font-size-asian="12pt" style:font-size-complex="12pt"/>
    </style:style>
    <style:style style:name="P177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2fea5f0" f:background-color="transparent" style:font-size-asian="12pt" style:font-size-complex="12pt"/>
    </style:style>
    <style:style style:name="P178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304631c" f:background-color="transparent" style:font-size-asian="12pt" style:font-size-complex="12pt"/>
    </style:style>
    <style:style style:name="P179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304631c" f:background-color="transparent" style:font-size-asian="12pt" style:font-size-complex="12pt"/>
    </style:style>
    <style:style style:name="P180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0d95e3a" f:background-color="transparent" style:font-size-asian="12pt" style:font-style-asian="normal" style:font-size-complex="12pt" style:font-style-complex="normal"/>
    </style:style>
    <style:style style:name="P18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0d95e3a" f:background-color="transparent" style:font-size-asian="12pt" style:font-style-asian="normal" style:font-size-complex="12pt" style:font-style-complex="normal"/>
    </style:style>
    <style:style style:name="P182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2e34c1e" f:background-color="transparent" style:font-size-asian="12pt" style:font-style-asian="normal" style:font-size-complex="12pt" style:font-style-complex="normal"/>
    </style:style>
    <style:style style:name="P183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2e34c1e" f:background-color="transparent" style:font-size-asian="12pt" style:font-style-asian="normal" style:font-size-complex="12pt" style:font-style-complex="normal"/>
    </style:style>
    <style:style style:name="P18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2e34c1e" f:background-color="transparent" style:font-size-asian="12pt" style:font-style-asian="normal" style:font-size-complex="12pt" style:font-style-complex="normal"/>
    </style:style>
    <style:style style:name="P185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9c9a8c" f:background-color="transparent" style:font-style-asian="normal" style:font-style-complex="normal"/>
    </style:style>
    <style:style style:name="P186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0637e" f:background-color="transparent" style:font-style-asian="normal" style:font-style-complex="normal"/>
    </style:style>
    <style:style style:name="P187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2873f" f:background-color="transparent" style:font-style-asian="normal" style:font-style-complex="normal"/>
    </style:style>
    <style:style style:name="P188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34c1e" f:background-color="transparent" style:font-style-asian="normal" style:font-style-complex="normal"/>
    </style:style>
    <style:style style:name="P189" style:family="paragraph" style:parent-style-name="Normal">
      <loext:graphic-properties draw:fill="none"/>
      <style:paragraph-properties f:margin-left="-0.199cm" f:margin-right="0cm" f:margin-top="0cm" f:margin-bottom="0cm" style:contextual-spacing="false" f:orphans="2" f:widows="2" f:text-indent="0cm" style:auto-text-indent="false" f:background-color="transparent"/>
      <style:text-properties f:color="#000000" loext:opacity="100%" f:font-style="normal" officeooo:paragraph-rsid="00ea2393" f:background-color="transparent" style:font-style-asian="normal" style:font-style-complex="normal"/>
    </style:style>
    <style:style style:name="P190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0ea2393" f:background-color="transparent" style:font-style-asian="normal" style:font-style-complex="normal"/>
    </style:style>
    <style:style style:name="P191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1287eab" f:background-color="transparent" style:font-style-asian="normal" style:font-style-complex="normal"/>
    </style:style>
    <style:style style:name="P192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fea5f0" f:background-color="transparent" style:font-style-asian="normal" style:font-style-complex="normal"/>
    </style:style>
    <style:style style:name="P193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04631c" f:background-color="transparent" style:font-style-asian="normal" style:font-style-complex="normal"/>
    </style:style>
    <style:style style:name="P194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37d2fb" f:background-color="transparent" style:font-style-asian="normal" style:font-style-complex="normal"/>
    </style:style>
    <style:style style:name="P19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e0637e" f:background-color="transparent" style:font-style-asian="normal" style:font-style-complex="normal"/>
    </style:style>
    <style:style style:name="P19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e2873f" f:background-color="transparent" style:font-style-asian="normal" style:font-style-complex="normal"/>
    </style:style>
    <style:style style:name="P19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e34c1e" f:background-color="transparent" style:font-style-asian="normal" style:font-style-complex="normal"/>
    </style:style>
    <style:style style:name="P19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0ea2393" f:background-color="transparent" style:font-style-asian="normal" style:font-style-complex="normal"/>
    </style:style>
    <style:style style:name="P199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9c9a8c" f:background-color="transparent" style:font-style-asian="normal" style:font-style-complex="normal"/>
    </style:style>
    <style:style style:name="P200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0637e" f:background-color="transparent" style:font-style-asian="normal" style:font-style-complex="normal"/>
    </style:style>
    <style:style style:name="P201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2873f" f:background-color="transparent" style:font-style-asian="normal" style:font-style-complex="normal"/>
    </style:style>
    <style:style style:name="P202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34c1e" f:background-color="transparent" style:font-style-asian="normal" style:font-style-complex="normal"/>
    </style:style>
    <style:style style:name="P203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0ea2393" f:background-color="transparent" style:font-style-asian="normal" style:font-style-complex="normal"/>
    </style:style>
    <style:style style:name="P204" style:family="paragraph" style:parent-style-name="Normal">
      <loext:graphic-properties draw:fill="none"/>
      <style:paragraph-properties f:margin-left="0cm" f:margin-right="0cm" f:orphans="2" f:widows="2" f:text-indent="0cm" style:auto-text-indent="false" f:background-color="transparent"/>
      <style:text-properties f:color="#000000" loext:opacity="100%" f:font-size="10pt" f:font-style="normal" officeooo:paragraph-rsid="00ea2393" f:background-color="transparent" style:font-style-asian="normal" style:font-style-complex="normal"/>
    </style:style>
    <style:style style:name="P205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1287eab" f:background-color="transparent" style:font-style-asian="normal" style:font-style-complex="normal"/>
    </style:style>
    <style:style style:name="P206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fea5f0" f:background-color="transparent" style:font-style-asian="normal" style:font-style-complex="normal"/>
    </style:style>
    <style:style style:name="P207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04631c" f:background-color="transparent" style:font-style-asian="normal" style:font-style-complex="normal"/>
    </style:style>
    <style:style style:name="P208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37d2fb" f:background-color="transparent" style:font-style-asian="normal" style:font-style-complex="normal"/>
    </style:style>
    <style:style style:name="P20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0e83a55" f:background-color="transparent" style:font-size-asian="11pt" style:font-style-asian="normal" style:font-size-complex="11pt" style:font-style-complex="normal"/>
    </style:style>
    <style:style style:name="P21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9c9a8c" f:background-color="transparent" style:font-size-asian="11pt" style:font-style-asian="normal" style:font-size-complex="11pt" style:font-style-complex="normal"/>
    </style:style>
    <style:style style:name="P21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e0637e" f:background-color="transparent" style:font-size-asian="11pt" style:font-style-asian="normal" style:font-size-complex="11pt" style:font-style-complex="normal"/>
    </style:style>
    <style:style style:name="P21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fc6095" f:background-color="transparent" style:font-size-asian="11pt" style:font-style-asian="normal" style:font-size-complex="11pt" style:font-style-complex="normal"/>
    </style:style>
    <style:style style:name="P21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fea5f0" f:background-color="transparent" style:font-size-asian="11pt" style:font-style-asian="normal" style:font-size-complex="11pt" style:font-style-complex="normal"/>
    </style:style>
    <style:style style:name="P21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304631c" f:background-color="transparent" style:font-size-asian="11pt" style:font-style-asian="normal" style:font-size-complex="11pt" style:font-style-complex="normal"/>
    </style:style>
    <style:style style:name="P21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337d2fb" f:background-color="transparent" style:font-size-asian="11pt" style:font-style-asian="normal" style:font-size-complex="11pt" style:font-style-complex="normal"/>
    </style:style>
    <style:style style:name="P2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e83a55" f:background-color="transparent" style:font-size-asian="11pt" style:font-style-asian="normal" style:font-size-complex="11pt" style:font-style-complex="normal"/>
    </style:style>
    <style:style style:name="P21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9c9a8c" f:background-color="transparent" style:font-size-asian="11pt" style:font-style-asian="normal" style:font-size-complex="11pt" style:font-style-complex="normal"/>
    </style:style>
    <style:style style:name="P21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0637e" f:background-color="transparent" style:font-size-asian="11pt" style:font-style-asian="normal" style:font-size-complex="11pt" style:font-style-complex="normal"/>
    </style:style>
    <style:style style:name="P2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2873f" f:background-color="transparent" style:font-size-asian="11pt" style:font-style-asian="normal" style:font-size-complex="11pt" style:font-style-complex="normal"/>
    </style:style>
    <style:style style:name="P22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34c1e" f:background-color="transparent" style:font-size-asian="11pt" style:font-style-asian="normal" style:font-size-complex="11pt" style:font-style-complex="normal"/>
    </style:style>
    <style:style style:name="P22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ea2393" f:background-color="transparent" style:font-size-asian="11pt" style:font-style-asian="normal" style:font-size-complex="11pt" style:font-style-complex="normal"/>
    </style:style>
    <style:style style:name="P22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1287eab" f:background-color="transparent" style:font-size-asian="11pt" style:font-style-asian="normal" style:font-size-complex="11pt" style:font-style-complex="normal"/>
    </style:style>
    <style:style style:name="P2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fea5f0" f:background-color="transparent" style:font-size-asian="11pt" style:font-style-asian="normal" style:font-size-complex="11pt" style:font-style-complex="normal"/>
    </style:style>
    <style:style style:name="P22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04631c" f:background-color="transparent" style:font-size-asian="11pt" style:font-style-asian="normal" style:font-size-complex="11pt" style:font-style-complex="normal"/>
    </style:style>
    <style:style style:name="P22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37d2fb" f:background-color="transparent" style:font-size-asian="11pt" style:font-style-asian="normal" style:font-size-complex="11pt" style:font-style-complex="normal"/>
    </style:style>
    <style:style style:name="P22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paragraph-rsid="0337d2fb" f: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22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paragraph-rsid="0304631c" f: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2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0d059" officeooo:paragraph-rsid="01f0d059" f:background-color="transparent" style:font-size-asian="11pt" style:font-style-asian="normal" style:font-size-complex="11pt" style:font-style-complex="normal"/>
    </style:style>
    <style:style style:name="P22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0d059" officeooo:paragraph-rsid="01f0d059" f:background-color="transparent" style:font-size-asian="11pt" style:font-style-asian="normal" style:font-size-complex="11pt" style:font-style-complex="normal"/>
    </style:style>
    <style:style style:name="P23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1092d" officeooo:paragraph-rsid="00e83a55" f:background-color="transparent" style:font-size-asian="11pt" style:font-style-asian="normal" style:font-size-complex="11pt" style:font-style-complex="normal"/>
    </style:style>
    <style:style style:name="P23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a4732" officeooo:paragraph-rsid="01fa4732" f:background-color="transparent" style:font-size-asian="11pt" style:font-style-asian="normal" style:font-size-complex="11pt" style:font-style-complex="normal"/>
    </style:style>
    <style:style style:name="P23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37d2fb" f:background-color="transparent" style:font-size-asian="11pt" style:font-style-asian="normal" style:font-size-complex="11pt" style:font-style-complex="normal"/>
    </style:style>
    <style:style style:name="P23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0ea2393" f:background-color="transparent" style:font-size-asian="11pt" style:font-style-asian="normal" style:font-size-complex="11pt" style:font-style-complex="normal"/>
    </style:style>
    <style:style style:name="P23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0637e" f:background-color="transparent" style:font-size-asian="11pt" style:font-style-asian="normal" style:font-size-complex="11pt" style:font-style-complex="normal"/>
    </style:style>
    <style:style style:name="P23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9c9a8c" f:background-color="transparent" style:font-size-asian="11pt" style:font-style-asian="normal" style:font-size-complex="11pt" style:font-style-complex="normal"/>
    </style:style>
    <style:style style:name="P23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1287eab" f:background-color="transparent" style:font-size-asian="11pt" style:font-style-asian="normal" style:font-size-complex="11pt" style:font-style-complex="normal"/>
    </style:style>
    <style:style style:name="P23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04631c" f:background-color="transparent" style:font-size-asian="11pt" style:font-style-asian="normal" style:font-size-complex="11pt" style:font-style-complex="normal"/>
    </style:style>
    <style:style style:name="P23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0ea2393" f:background-color="transparent" style:font-size-asian="11pt" style:font-style-asian="normal" style:font-size-complex="11pt" style:font-style-complex="normal"/>
    </style:style>
    <style:style style:name="P23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0637e" f:background-color="transparent" style:font-size-asian="11pt" style:font-style-asian="normal" style:font-size-complex="11pt" style:font-style-complex="normal"/>
    </style:style>
    <style:style style:name="P24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9c9a8c" f:background-color="transparent" style:font-size-asian="11pt" style:font-style-asian="normal" style:font-size-complex="11pt" style:font-style-complex="normal"/>
    </style:style>
    <style:style style:name="P24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91f54" officeooo:paragraph-rsid="01f91f54" f:background-color="transparent" style:font-size-asian="11pt" style:font-style-asian="normal" style:font-size-complex="11pt" style:font-style-complex="normal"/>
    </style:style>
    <style:style style:name="P24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337d2fb" f:background-color="transparent" style:font-size-asian="11pt" style:font-style-asian="normal" style:font-size-complex="11pt" style:font-style-complex="normal"/>
    </style:style>
    <style:style style:name="P24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2e0637e" f:background-color="transparent" style:font-size-asian="11pt" style:font-style-asian="normal" style:font-size-complex="11pt" style:font-style-complex="normal"/>
    </style:style>
    <style:style style:name="P24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1f2b8f8" f:background-color="transparent" style:font-size-asian="11pt" style:font-style-asian="normal" style:font-size-complex="11pt" style:font-style-complex="normal"/>
    </style:style>
    <style:style style:name="P24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304631c" f:background-color="transparent" style:font-size-asian="11pt" style:font-style-asian="normal" style:font-size-complex="11pt" style:font-style-complex="normal"/>
    </style:style>
    <style:style style:name="P24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67f92" officeooo:paragraph-rsid="02e0637e" f:background-color="transparent" style:font-size-asian="11pt" style:font-style-asian="normal" style:font-size-complex="11pt" style:font-style-complex="normal"/>
    </style:style>
    <style:style style:name="P24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2c7e27" officeooo:paragraph-rsid="0337d2fb" f:background-color="transparent" style:font-size-asian="11pt" style:font-style-asian="normal" style:font-size-complex="11pt" style:font-style-complex="normal"/>
    </style:style>
    <style:style style:name="P24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2c7e27" officeooo:paragraph-rsid="012c7e27" f:background-color="transparent" style:font-size-asian="11pt" style:font-style-asian="normal" style:font-size-complex="11pt" style:font-style-complex="normal"/>
    </style:style>
    <style:style style:name="P24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2c7e27" officeooo:paragraph-rsid="0304631c" f:background-color="transparent" style:font-size-asian="11pt" style:font-style-asian="normal" style:font-size-complex="11pt" style:font-style-complex="normal"/>
    </style:style>
    <style:style style:name="P25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327989b" officeooo:paragraph-rsid="0327989b" f:background-color="transparent" style:font-size-asian="11pt" style:font-style-asian="normal" style:font-size-complex="11pt" style:font-style-complex="normal"/>
    </style:style>
    <style:style style:name="P251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paragraph-rsid="00d95e3a" f:background-color="transparent" style:font-size-asian="11pt" style:font-style-asian="normal" style:font-size-complex="11pt" style:font-style-complex="normal"/>
    </style:style>
    <style:style style:name="P25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337d2fb" f:background-color="transparent" style:font-size-asian="11pt" style:font-style-asian="normal" style:font-size-complex="11pt" style:font-style-complex="normal"/>
    </style:style>
    <style:style style:name="P25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e0637e" f:background-color="transparent" style:font-size-asian="11pt" style:font-style-asian="normal" style:font-size-complex="11pt" style:font-style-complex="normal"/>
    </style:style>
    <style:style style:name="P25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9c9a8c" f:background-color="transparent" style:font-size-asian="11pt" style:font-style-asian="normal" style:font-size-complex="11pt" style:font-style-complex="normal"/>
    </style:style>
    <style:style style:name="P25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1287eab" f:background-color="transparent" style:font-size-asian="11pt" style:font-style-asian="normal" style:font-size-complex="11pt" style:font-style-complex="normal"/>
    </style:style>
    <style:style style:name="P25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304631c" f:background-color="transparent" style:font-size-asian="11pt" style:font-style-asian="normal" style:font-size-complex="11pt" style:font-style-complex="normal"/>
    </style:style>
    <style:style style:name="P25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P25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37d2fb" f:background-color="transparent" style:font-size-asian="12pt" style:font-style-asian="normal" style:font-size-complex="12pt" style:font-style-complex="normal"/>
    </style:style>
    <style:style style:name="P25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83a55" f:background-color="transparent" style:font-size-asian="12pt" style:font-style-asian="normal" style:font-size-complex="12pt" style:font-style-complex="normal"/>
    </style:style>
    <style:style style:name="P2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9c9a8c" f:background-color="transparent" style:font-size-asian="12pt" style:font-style-asian="normal" style:font-size-complex="12pt" style:font-style-complex="normal"/>
    </style:style>
    <style:style style:name="P26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0637e" f:background-color="transparent" style:font-size-asian="12pt" style:font-style-asian="normal" style:font-size-complex="12pt" style:font-style-complex="normal"/>
    </style:style>
    <style:style style:name="P26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2873f" f:background-color="transparent" style:font-size-asian="12pt" style:font-style-asian="normal" style:font-size-complex="12pt" style:font-style-complex="normal"/>
    </style:style>
    <style:style style:name="P26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34c1e" f:background-color="transparent" style:font-size-asian="12pt" style:font-style-asian="normal" style:font-size-complex="12pt" style:font-style-complex="normal"/>
    </style:style>
    <style:style style:name="P26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a2393" f:background-color="transparent" style:font-size-asian="12pt" style:font-style-asian="normal" style:font-size-complex="12pt" style:font-style-complex="normal"/>
    </style:style>
    <style:style style:name="P265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337d2fb" f:background-color="transparent" style:font-size-asian="12pt" style:font-style-asian="normal" style:font-size-complex="12pt" style:font-style-complex="normal"/>
    </style:style>
    <style:style style:name="P26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0e64d75" f:background-color="transparent" style:font-size-asian="12pt" style:font-style-asian="normal" style:font-size-complex="12pt" style:font-style-complex="normal"/>
    </style:style>
    <style:style style:name="P26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64d75" f:background-color="transparent" style:font-size-asian="12pt" style:font-style-asian="normal" style:font-size-complex="12pt" style:font-style-complex="normal"/>
    </style:style>
    <style:style style:name="P26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0fdcdf2" f:background-color="transparent" style:font-size-asian="12pt" style:font-style-asian="normal" style:font-size-complex="12pt" style:font-style-complex="normal"/>
    </style:style>
    <style:style style:name="P26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fdcdf2" f:background-color="transparent" style:font-size-asian="12pt" style:font-style-asian="normal" style:font-size-complex="12pt" style:font-style-complex="normal"/>
    </style:style>
    <style:style style:name="P27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9c9a8c" f:background-color="transparent" style:font-size-asian="12pt" style:font-style-asian="normal" style:font-size-complex="12pt" style:font-style-complex="normal"/>
    </style:style>
    <style:style style:name="P271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0637e" f:background-color="transparent" style:font-size-asian="12pt" style:font-style-asian="normal" style:font-size-complex="12pt" style:font-style-complex="normal"/>
    </style:style>
    <style:style style:name="P27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0637e" f:background-color="transparent" style:font-size-asian="12pt" style:font-style-asian="normal" style:font-size-complex="12pt" style:font-style-complex="normal"/>
    </style:style>
    <style:style style:name="P273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2873f" f:background-color="transparent" style:font-size-asian="12pt" style:font-style-asian="normal" style:font-size-complex="12pt" style:font-style-complex="normal"/>
    </style:style>
    <style:style style:name="P27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2873f" f:background-color="transparent" style:font-size-asian="12pt" style:font-style-asian="normal" style:font-size-complex="12pt" style:font-style-complex="normal"/>
    </style:style>
    <style:style style:name="P275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34c1e" f:background-color="transparent" style:font-size-asian="12pt" style:font-style-asian="normal" style:font-size-complex="12pt" style:font-style-complex="normal"/>
    </style:style>
    <style:style style:name="P27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34c1e" f:background-color="transparent" style:font-size-asian="12pt" style:font-style-asian="normal" style:font-size-complex="12pt" style:font-style-complex="normal"/>
    </style:style>
    <style:style style:name="P27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a2393" f:background-color="transparent" style:font-size-asian="12pt" style:font-style-asian="normal" style:font-size-complex="12pt" style:font-style-complex="normal"/>
    </style:style>
    <style:style style:name="P27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fea5f0" f:background-color="transparent" style:font-size-asian="12pt" style:font-style-asian="normal" style:font-size-complex="12pt" style:font-style-complex="normal"/>
    </style:style>
    <style:style style:name="P27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337d2fb" f:background-color="transparent" style:font-size-asian="12pt" style:font-style-asian="normal" style:font-size-complex="12pt" style:font-style-complex="normal"/>
    </style:style>
    <style:style style:name="P28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9c9a8c" f:background-color="transparent" style:font-size-asian="12pt" style:font-style-asian="normal" style:font-size-complex="12pt" style:font-style-complex="normal"/>
    </style:style>
    <style:style style:name="P28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0637e" f:background-color="transparent" style:font-size-asian="12pt" style:font-style-asian="normal" style:font-size-complex="12pt" style:font-style-complex="normal"/>
    </style:style>
    <style:style style:name="P28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337d2fb" f:background-color="transparent" style:font-size-asian="12pt" style:font-style-asian="normal" style:font-size-complex="12pt" style:font-style-complex="normal"/>
    </style:style>
    <style:style style:name="P28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1f3d7c0" f:background-color="transparent" style:font-size-asian="12pt" style:font-style-asian="normal" style:font-size-complex="12pt" style:font-style-complex="normal"/>
    </style:style>
    <style:style style:name="P28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1f2b8f8" f:background-color="transparent" style:font-size-asian="12pt" style:font-style-asian="normal" style:font-size-complex="12pt" style:font-style-complex="normal"/>
    </style:style>
    <style:style style:name="P2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9c9a8c" f:background-color="transparent" style:font-size-asian="12pt" style:font-style-asian="normal" style:font-size-complex="12pt" style:font-style-complex="normal"/>
    </style:style>
    <style:style style:name="P28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0637e" f:background-color="transparent" style:font-size-asian="12pt" style:font-style-asian="normal" style:font-size-complex="12pt" style:font-style-complex="normal"/>
    </style:style>
    <style:style style:name="P28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2873f" f:background-color="transparent" style:font-size-asian="12pt" style:font-style-asian="normal" style:font-size-complex="12pt" style:font-style-complex="normal"/>
    </style:style>
    <style:style style:name="P28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34c1e" f:background-color="transparent" style:font-size-asian="12pt" style:font-style-asian="normal" style:font-size-complex="12pt" style:font-style-complex="normal"/>
    </style:style>
    <style:style style:name="P28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337d2fb" f:background-color="transparent" style:font-size-asian="12pt" style:font-style-asian="normal" style:font-size-complex="12pt" style:font-style-complex="normal"/>
    </style:style>
    <style:style style:name="P29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29c9a8c" f:background-color="transparent" style:font-size-asian="12pt" style:font-style-asian="normal" style:font-size-complex="12pt" style:font-style-complex="normal"/>
    </style:style>
    <style:style style:name="P29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2e0637e" f:background-color="transparent" style:font-size-asian="12pt" style:font-style-asian="normal" style:font-size-complex="12pt" style:font-style-complex="normal"/>
    </style:style>
    <style:style style:name="P292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337d2fb" f:background-color="transparent" style:font-size-asian="12pt" style:font-style-asian="normal" style:font-size-complex="12pt" style:font-style-complex="normal"/>
    </style:style>
    <style:style style:name="P293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0e64d75" f:background-color="transparent" style:font-size-asian="12pt" style:font-style-asian="normal" style:font-size-complex="12pt" style:font-style-complex="normal"/>
    </style:style>
    <style:style style:name="P294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0637e" f:background-color="transparent" style:font-size-asian="12pt" style:font-style-asian="normal" style:font-size-complex="12pt" style:font-style-complex="normal"/>
    </style:style>
    <style:style style:name="P295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2873f" f:background-color="transparent" style:font-size-asian="12pt" style:font-style-asian="normal" style:font-size-complex="12pt" style:font-style-complex="normal"/>
    </style:style>
    <style:style style:name="P296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34c1e" f:background-color="transparent" style:font-size-asian="12pt" style:font-style-asian="normal" style:font-size-complex="12pt" style:font-style-complex="normal"/>
    </style:style>
    <style:style style:name="P29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70017" officeooo:paragraph-rsid="0337d2fb" f:background-color="transparent" style:font-size-asian="12pt" style:font-style-asian="normal" style:font-size-complex="12pt" style:font-style-complex="normal"/>
    </style:style>
    <style:style style:name="P298" style:family="paragraph" style:parent-style-name="Normal">
      <loext:graphic-properties draw:fill="solid" draw:fill-color="#ffffff" draw:opacity="100%"/>
      <style:paragraph-properties f:margin-left="0cm" f:margin-right="0cm" f:text-align="center" style:justify-single-word="false" f:orphans="2" f:widows="2" f:text-indent="0cm" style:auto-text-indent="false" f:background-color="#ffffff"/>
      <style:text-properties f:color="#000000" loext:opacity="100%" style:font-name="Times New Roman1" f:font-size="12pt" f:language="ru" f:country="RU" f:font-style="normal" officeooo:rsid="00170017" officeooo:paragraph-rsid="0337d2fb" f:background-color="transparent" style:font-size-asian="12pt" style:font-style-asian="normal" style:font-size-complex="12pt" style:font-style-complex="normal"/>
    </style:style>
    <style:style style:name="P29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70017" officeooo:paragraph-rsid="00e83a55" f:background-color="transparent" style:font-size-asian="12pt" style:font-style-asian="normal" style:font-size-complex="12pt" style:font-style-complex="normal"/>
    </style:style>
    <style:style style:name="P300" style:family="paragraph" style:parent-style-name="Normal">
      <loext:graphic-properties draw:fill="solid" draw:fill-color="#ffffff" draw:opacity="100%"/>
      <style:paragraph-properties f:margin-left="0cm" f:margin-right="0cm" f:text-align="center" style:justify-single-word="false" f:orphans="2" f:widows="2" f:text-indent="0cm" style:auto-text-indent="false" f:background-color="#ffffff"/>
      <style:text-properties f:color="#000000" loext:opacity="100%" style:font-name="Times New Roman1" f:font-size="12pt" f:language="ru" f:country="RU" f:font-style="normal" officeooo:rsid="00170017" officeooo:paragraph-rsid="00e83a55" f:background-color="transparent" style:font-size-asian="12pt" style:font-style-asian="normal" style:font-size-complex="12pt" style:font-style-complex="normal"/>
    </style:style>
    <style:style style:name="P30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337d2fb" f:background-color="transparent" style:font-size-asian="12pt" style:font-style-asian="normal" style:font-size-complex="12pt" style:font-style-complex="normal"/>
    </style:style>
    <style:style style:name="P30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1f3d7c0" f:background-color="transparent" style:font-size-asian="12pt" style:font-style-asian="normal" style:font-size-complex="12pt" style:font-style-complex="normal"/>
    </style:style>
    <style:style style:name="P30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9c9a8c" f:background-color="transparent" style:font-size-asian="12pt" style:font-style-asian="normal" style:font-size-complex="12pt" style:font-style-complex="normal"/>
    </style:style>
    <style:style style:name="P30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0637e" f:background-color="transparent" style:font-size-asian="12pt" style:font-style-asian="normal" style:font-size-complex="12pt" style:font-style-complex="normal"/>
    </style:style>
    <style:style style:name="P30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2873f" f:background-color="transparent" style:font-size-asian="12pt" style:font-style-asian="normal" style:font-size-complex="12pt" style:font-style-complex="normal"/>
    </style:style>
    <style:style style:name="P30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34c1e" f:background-color="transparent" style:font-size-asian="12pt" style:font-style-asian="normal" style:font-size-complex="12pt" style:font-style-complex="normal"/>
    </style:style>
    <style:style style:name="P30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139432" officeooo:paragraph-rsid="0337d2fb" f:background-color="transparent" style:font-size-asian="12pt" style:font-style-asian="normal" style:font-size-complex="12pt" style:font-style-complex="normal"/>
    </style:style>
    <style:style style:name="P3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139432" officeooo:paragraph-rsid="03139432" f:background-color="transparent" style:font-size-asian="12pt" style:font-style-asian="normal" style:font-size-complex="12pt" style:font-style-complex="normal"/>
    </style:style>
    <style:style style:name="P30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337d2fb" f:background-color="transparent" style:font-size-asian="12pt" style:font-style-asian="normal" style:font-size-complex="12pt" style:font-style-complex="normal"/>
    </style:style>
    <style:style style:name="P3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2de16b6" f:background-color="transparent" style:font-size-asian="12pt" style:font-style-asian="normal" style:font-size-complex="12pt" style:font-style-complex="normal"/>
    </style:style>
    <style:style style:name="P31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2e0637e" f:background-color="transparent" style:font-size-asian="12pt" style:font-style-asian="normal" style:font-size-complex="12pt" style:font-style-complex="normal"/>
    </style:style>
    <style:style style:name="P31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337d2fb" f:background-color="transparent" style:font-size-asian="12pt" style:font-style-asian="normal" style:font-size-complex="12pt" style:font-style-complex="normal"/>
    </style:style>
    <style:style style:name="P31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1f2b8f8" f:background-color="transparent" style:font-size-asian="12pt" style:font-style-asian="normal" style:font-size-complex="12pt" style:font-style-complex="normal"/>
    </style:style>
    <style:style style:name="P314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1f2b8f8" officeooo:paragraph-rsid="030e3017" f:background-color="transparent" style:font-size-asian="12pt" style:font-style-asian="normal" style:font-size-complex="12pt" style:font-style-complex="normal"/>
    </style:style>
    <style:style style:name="P31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30e3017" f:background-color="transparent" style:font-size-asian="12pt" style:font-style-asian="normal" style:font-size-complex="12pt" style:font-style-complex="normal"/>
    </style:style>
    <style:style style:name="P31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9c9a8c" f:background-color="transparent" style:font-size-asian="12pt" style:font-style-asian="normal" style:font-size-complex="12pt" style:font-style-complex="normal"/>
    </style:style>
    <style:style style:name="P31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e0637e" f:background-color="transparent" style:font-size-asian="12pt" style:font-style-asian="normal" style:font-size-complex="12pt" style:font-style-complex="normal"/>
    </style:style>
    <style:style style:name="P31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fea5f0" f:background-color="transparent" style:font-size-asian="12pt" style:font-style-asian="normal" style:font-size-complex="12pt" style:font-style-complex="normal"/>
    </style:style>
    <style:style style:name="P3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e34c1e" f:background-color="transparent" style:font-size-asian="12pt" style:font-style-asian="normal" style:font-size-complex="12pt" style:font-style-complex="normal"/>
    </style:style>
    <style:style style:name="P320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337d2fb" f:background-color="transparent" style:font-size-asian="12pt" style:font-style-asian="normal" style:font-size-complex="12pt" style:font-style-complex="normal"/>
    </style:style>
    <style:style style:name="P32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9cdc65" officeooo:paragraph-rsid="0337d2fb" f:background-color="transparent" style:font-size-asian="12pt" style:font-style-asian="normal" style:font-size-complex="12pt" style:font-style-complex="normal"/>
    </style:style>
    <style:style style:name="P32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de16b6" f:background-color="transparent" style:font-size-asian="12pt" style:font-style-asian="normal" style:font-size-complex="12pt" style:font-style-complex="normal"/>
    </style:style>
    <style:style style:name="P3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9cdc65" officeooo:paragraph-rsid="02de16b6" f:background-color="transparent" style:font-size-asian="12pt" style:font-style-asian="normal" style:font-size-complex="12pt" style:font-style-complex="normal"/>
    </style:style>
    <style:style style:name="P324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0637e" f:background-color="transparent" style:font-size-asian="12pt" style:font-style-asian="normal" style:font-size-complex="12pt" style:font-style-complex="normal"/>
    </style:style>
    <style:style style:name="P32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9cdc65" officeooo:paragraph-rsid="02e0637e" f:background-color="transparent" style:font-size-asian="12pt" style:font-style-asian="normal" style:font-size-complex="12pt" style:font-style-complex="normal"/>
    </style:style>
    <style:style style:name="P326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2873f" f:background-color="transparent" style:font-size-asian="12pt" style:font-style-asian="normal" style:font-size-complex="12pt" style:font-style-complex="normal"/>
    </style:style>
    <style:style style:name="P327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34c1e" f:background-color="transparent" style:font-size-asian="12pt" style:font-style-asian="normal" style:font-size-complex="12pt" style:font-style-complex="normal"/>
    </style:style>
    <style:style style:name="P32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2873f" f:background-color="transparent" style:font-size-asian="12pt" style:font-style-asian="normal" style:font-size-complex="12pt" style:font-style-complex="normal"/>
    </style:style>
    <style:style style:name="P32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337d2fb" f:background-color="transparent" style:font-size-asian="12pt" style:font-style-asian="normal" style:font-size-complex="12pt" style:font-style-complex="normal"/>
    </style:style>
    <style:style style:name="P33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29c9a8c" f:background-color="transparent" style:font-size-asian="12pt" style:font-style-asian="normal" style:font-size-complex="12pt" style:font-style-complex="normal"/>
    </style:style>
    <style:style style:name="P33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2e0637e" f:background-color="transparent" style:font-size-asian="12pt" style:font-style-asian="normal" style:font-size-complex="12pt" style:font-style-complex="normal"/>
    </style:style>
    <style:style style:name="P33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1f67f92" officeooo:paragraph-rsid="02de16b6" f:background-color="transparent" style:font-size-asian="12pt" style:font-style-asian="normal" style:font-size-complex="12pt" style:font-style-complex="normal"/>
    </style:style>
    <style:style style:name="P3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0ea2393" f:background-color="transparent" style:font-size-asian="12pt" style:font-style-asian="normal" style:font-size-complex="12pt" style:font-style-complex="normal"/>
    </style:style>
    <style:style style:name="P334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1f67f92" officeooo:paragraph-rsid="02feafc5" f:background-color="transparent" style:font-size-asian="12pt" style:font-style-asian="normal" style:font-size-complex="12pt" style:font-style-complex="normal"/>
    </style:style>
    <style:style style:name="P33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2873f" officeooo:paragraph-rsid="02e2873f" f:background-color="transparent" style:font-size-asian="12pt" style:font-style-asian="normal" style:font-size-complex="12pt" style:font-style-complex="normal"/>
    </style:style>
    <style:style style:name="P336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f:background-color="transparent" style:font-size-asian="12pt" style:font-style-asian="normal" style:font-size-complex="12pt" style:font-style-complex="normal"/>
    </style:style>
    <style:style style:name="P337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f:background-color="transparent" style:font-size-asian="12pt" style:font-style-asian="normal" style:font-size-complex="12pt" style:font-style-complex="normal"/>
    </style:style>
    <style:style style:name="P338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ce4c" f:background-color="transparent" style:font-size-asian="12pt" style:font-style-asian="normal" style:font-size-complex="12pt" style:font-style-complex="normal"/>
    </style:style>
    <style:style style:name="P33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2873f" officeooo:paragraph-rsid="02e34c1e" f:background-color="transparent" style:font-size-asian="12pt" style:font-style-asian="normal" style:font-size-complex="12pt" style:font-style-complex="normal"/>
    </style:style>
    <style:style style:name="P340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f:background-color="transparent" style:font-size-asian="12pt" style:font-style-asian="normal" style:font-size-complex="12pt" style:font-style-complex="normal"/>
    </style:style>
    <style:style style:name="P34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f:background-color="transparent" style:font-size-asian="12pt" style:font-style-asian="normal" style:font-size-complex="12pt" style:font-style-complex="normal"/>
    </style:style>
    <style:style style:name="P342" style:family="paragraph" style:parent-style-name="Normal">
      <loext:graphic-properties draw:fill="none"/>
      <style:paragraph-properties f:margin-left="0cm" f:margin-right="-0.199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f:background-color="transparent" style:font-size-asian="12pt" style:font-style-asian="normal" style:font-size-complex="12pt" style:font-style-complex="normal"/>
    </style:style>
    <style:style style:name="P343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f:background-color="transparent" style:font-size-asian="12pt" style:font-style-asian="normal" style:font-size-complex="12pt" style:font-style-complex="normal"/>
    </style:style>
    <style:style style:name="P344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f:background-color="transparent" style:font-size-asian="12pt" style:font-style-asian="normal" style:font-size-complex="12pt" style:font-style-complex="normal"/>
    </style:style>
    <style:style style:name="P345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f:background-color="transparent" style:font-size-asian="12pt" style:font-style-asian="normal" style:font-size-complex="12pt" style:font-style-complex="normal"/>
    </style:style>
    <style:style style:name="P34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f:background-color="transparent" style:font-size-asian="12pt" style:font-style-asian="normal" style:font-size-complex="12pt" style:font-style-complex="normal"/>
    </style:style>
    <style:style style:name="P34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0e3017" officeooo:paragraph-rsid="030e3017" f:background-color="transparent" style:font-size-asian="12pt" style:font-style-asian="normal" style:font-size-complex="12pt" style:font-style-complex="normal"/>
    </style:style>
    <style:style style:name="P34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982d94" officeooo:paragraph-rsid="00ea2393" f:background-color="transparent" style:font-size-asian="12pt" style:font-style-asian="normal" style:font-size-complex="12pt" style:font-style-complex="normal"/>
    </style:style>
    <style:style style:name="P34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91f54" officeooo:paragraph-rsid="029c9a8c" f:background-color="transparent" style:font-size-asian="12pt" style:font-style-asian="normal" style:font-size-complex="12pt" style:font-style-complex="normal"/>
    </style:style>
    <style:style style:name="P35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91f54" officeooo:paragraph-rsid="02e0637e" f:background-color="transparent" style:font-size-asian="12pt" style:font-style-asian="normal" style:font-size-complex="12pt" style:font-style-complex="normal"/>
    </style:style>
    <style:style style:name="P35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2ce4c" f:background-color="transparent" style:font-size-asian="12pt" style:font-style-asian="normal" style:font-size-complex="12pt" style:font-style-complex="normal"/>
    </style:style>
    <style:style style:name="P35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34c1e" f:background-color="transparent" style:font-size-asian="12pt" style:font-style-asian="normal" style:font-size-complex="12pt" style:font-style-complex="normal"/>
    </style:style>
    <style:style style:name="P353" style:family="paragraph" style:parent-style-name="Normal">
      <loext:graphic-properties draw:fill="none"/>
      <style:paragraph-properties f:margin-left="0.101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2ce4c" f:background-color="transparent" style:font-size-asian="12pt" style:font-style-asian="normal" style:font-size-complex="12pt" style:font-style-complex="normal"/>
    </style:style>
    <style:style style:name="P354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2ce4c" f:background-color="transparent" style:font-size-asian="12pt" style:font-style-asian="normal" style:font-size-complex="12pt" style:font-style-complex="normal"/>
    </style:style>
    <style:style style:name="P355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f2a19" officeooo:paragraph-rsid="02ef2a19" f:background-color="transparent" style:font-size-asian="12pt" style:font-style-asian="normal" style:font-size-complex="12pt" style:font-style-complex="normal"/>
    </style:style>
    <style:style style:name="P356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f2a19" officeooo:paragraph-rsid="0337d2fb" f:background-color="transparent" style:font-size-asian="12pt" style:font-style-asian="normal" style:font-size-complex="12pt" style:font-style-complex="normal"/>
    </style:style>
    <style:style style:name="P357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dcef12" officeooo:paragraph-rsid="02e2873f" f:background-color="transparent" style:font-size-asian="12pt" style:font-style-asian="normal" style:font-size-complex="12pt" style:font-style-complex="normal"/>
    </style:style>
    <style:style style:name="P35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3b067f" officeooo:paragraph-rsid="030fa5fb" f:background-color="transparent" style:font-size-asian="12pt" style:font-style-asian="normal" style:font-size-complex="12pt" style:font-style-complex="normal"/>
    </style:style>
    <style:style style:name="P35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2c7e27" officeooo:paragraph-rsid="02fea5f0" f:background-color="transparent" style:font-size-asian="12pt" style:font-style-asian="normal" style:font-size-complex="12pt" style:font-style-complex="normal"/>
    </style:style>
    <style:style style:name="P360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2873f" f:background-color="transparent" style:font-size-asian="12pt" style:font-style-asian="normal" style:font-size-complex="12pt" style:font-style-complex="normal"/>
    </style:style>
    <style:style style:name="P361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2873f" f:background-color="transparent" style:font-size-asian="12pt" style:font-style-asian="normal" style:font-size-complex="12pt" style:font-style-complex="normal"/>
    </style:style>
    <style:style style:name="P362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2873f" f:background-color="transparent" style:font-size-asian="12pt" style:font-style-asian="normal" style:font-size-complex="12pt" style:font-style-complex="normal"/>
    </style:style>
    <style:style style:name="P36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364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34c1e" f:background-color="transparent" style:font-size-asian="12pt" style:font-style-asian="normal" style:font-size-complex="12pt" style:font-style-complex="normal"/>
    </style:style>
    <style:style style:name="P36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36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304631c" f:background-color="transparent" style:font-size-asian="12pt" style:font-style-asian="normal" style:font-size-complex="12pt" style:font-style-complex="normal"/>
    </style:style>
    <style:style style:name="P367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officeooo:rsid="00362a56" officeooo:paragraph-rsid="02fea5f0" f:background-color="transparent" style:font-size-asian="12pt" style:font-size-complex="12pt"/>
    </style:style>
    <style:style style:name="P36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337d2fb" f:background-color="transparent" style:font-size-asian="12pt" style:font-style-asian="normal" style:font-size-complex="12pt" style:font-style-complex="normal"/>
    </style:style>
    <style:style style:name="P36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ea2393" f:background-color="transparent" style:font-size-asian="12pt" style:font-style-asian="normal" style:font-size-complex="12pt" style:font-style-complex="normal"/>
    </style:style>
    <style:style style:name="P37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9c9a8c" f:background-color="transparent" style:font-size-asian="12pt" style:font-style-asian="normal" style:font-size-complex="12pt" style:font-style-complex="normal"/>
    </style:style>
    <style:style style:name="P37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0637e" f:background-color="transparent" style:font-size-asian="12pt" style:font-style-asian="normal" style:font-size-complex="12pt" style:font-style-complex="normal"/>
    </style:style>
    <style:style style:name="P37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2873f" f:background-color="transparent" style:font-size-asian="12pt" style:font-style-asian="normal" style:font-size-complex="12pt" style:font-style-complex="normal"/>
    </style:style>
    <style:style style:name="P37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34c1e" f:background-color="transparent" style:font-size-asian="12pt" style:font-style-asian="normal" style:font-size-complex="12pt" style:font-style-complex="normal"/>
    </style:style>
    <style:style style:name="P37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fea5f0" f:background-color="transparent" style:font-size-asian="12pt" style:font-style-asian="normal" style:font-size-complex="12pt" style:font-style-complex="normal"/>
    </style:style>
    <style:style style:name="P375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337d2fb" f:background-color="transparent" style:font-size-asian="12pt" style:font-style-asian="normal" style:font-size-complex="12pt" style:font-style-complex="normal"/>
    </style:style>
    <style:style style:name="P37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ea2393" f:background-color="transparent" style:font-size-asian="12pt" style:font-style-asian="normal" style:font-size-complex="12pt" style:font-style-complex="normal"/>
    </style:style>
    <style:style style:name="P37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de16b6" f:background-color="transparent" style:font-size-asian="12pt" style:font-style-asian="normal" style:font-size-complex="12pt" style:font-style-complex="normal"/>
    </style:style>
    <style:style style:name="P37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feafc5" f:background-color="transparent" style:font-size-asian="12pt" style:font-style-asian="normal" style:font-size-complex="12pt" style:font-style-complex="normal"/>
    </style:style>
    <style:style style:name="P379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9c9a8c" f:background-color="transparent" style:font-size-asian="12pt" style:font-style-asian="normal" style:font-size-complex="12pt" style:font-style-complex="normal"/>
    </style:style>
    <style:style style:name="P380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0637e" f:background-color="transparent" style:font-size-asian="12pt" style:font-style-asian="normal" style:font-size-complex="12pt" style:font-style-complex="normal"/>
    </style:style>
    <style:style style:name="P38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2873f" f:background-color="transparent" style:font-size-asian="12pt" style:font-style-asian="normal" style:font-size-complex="12pt" style:font-style-complex="normal"/>
    </style:style>
    <style:style style:name="P38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2873f" f:background-color="transparent" style:font-size-asian="12pt" style:font-style-asian="normal" style:font-size-complex="12pt" style:font-style-complex="normal"/>
    </style:style>
    <style:style style:name="P383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34c1e" f:background-color="transparent" style:font-size-asian="12pt" style:font-style-asian="normal" style:font-size-complex="12pt" style:font-style-complex="normal"/>
    </style:style>
    <style:style style:name="P38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34c1e" f:background-color="transparent" style:font-size-asian="12pt" style:font-style-asian="normal" style:font-size-complex="12pt" style:font-style-complex="normal"/>
    </style:style>
    <style:style style:name="P3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1f3d7c0" officeooo:paragraph-rsid="01f3d7c0" f:background-color="transparent" style:font-size-asian="12pt" style:font-style-asian="normal" style:font-size-complex="12pt" style:font-style-complex="normal"/>
    </style:style>
    <style:style style:name="P38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paragraph-rsid="02e2873f" f:background-color="transparent" style:font-size-asian="12pt" style:font-style-asian="normal" style:font-size-complex="12pt" style:font-style-complex="normal"/>
    </style:style>
    <style:style style:name="P387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paragraph-rsid="02e2873f" f:background-color="transparent" style:font-size-asian="12pt" style:font-style-asian="normal" style:font-size-complex="12pt" style:font-style-complex="normal"/>
    </style:style>
    <style:style style:name="P38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1efed4b" officeooo:paragraph-rsid="01efed4b" f:background-color="transparent" style:font-size-asian="13pt" style:font-style-asian="normal" style:font-size-complex="13pt" style:font-style-complex="normal"/>
    </style:style>
    <style:style style:name="P38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1f91f54" officeooo:paragraph-rsid="01f91f54" f:background-color="transparent" style:font-size-asian="13pt" style:font-style-asian="normal" style:font-size-complex="13pt" style:font-style-complex="normal"/>
    </style:style>
    <style:style style:name="P39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015ade8" officeooo:paragraph-rsid="00ea2393" f:background-color="transparent" style:font-size-asian="13pt" style:font-style-asian="normal" style:font-size-complex="13pt" style:font-style-complex="normal"/>
    </style:style>
    <style:style style:name="P39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015ade8" officeooo:paragraph-rsid="02e0637e" f:background-color="transparent" style:font-size-asian="13pt" style:font-style-asian="normal" style:font-size-complex="13pt" style:font-style-complex="normal"/>
    </style:style>
    <style:style style:name="P39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f:background-color="transparent" style:font-name-asian="Times New Roman" style:font-size-asian="13pt" style:font-style-asian="normal" style:font-name-complex="Times New Roman" style:font-size-complex="13pt" style:font-style-complex="normal"/>
    </style:style>
    <style:style style:name="P393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0ef92d5" f:background-color="transparent" style:font-size-asian="13pt" style:font-size-complex="13pt"/>
    </style:style>
    <style:style style:name="P394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paragraph-rsid="00ef92d5" f:background-color="transparent" style:font-size-asian="13pt" style:font-size-complex="13pt"/>
    </style:style>
    <style:style style:name="P395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337d2fb" f:background-color="transparent" style:font-size-asian="11.3500003814697pt" style:font-size-complex="13pt"/>
    </style:style>
    <style:style style:name="P39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0ef92d5" f:background-color="transparent" style:font-size-asian="11.3500003814697pt" style:font-size-complex="13pt"/>
    </style:style>
    <style:style style:name="P397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304631c" f:background-color="transparent" style:font-size-asian="11.3500003814697pt" style:font-size-complex="13pt"/>
    </style:style>
    <style:style style:name="P39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e83a55" f:background-color="transparent" style:font-size-asian="14pt" style:font-style-asian="normal" style:font-size-complex="14pt" style:font-style-complex="normal"/>
    </style:style>
    <style:style style:name="P39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9c9a8c" f:background-color="transparent" style:font-size-asian="14pt" style:font-style-asian="normal" style:font-size-complex="14pt" style:font-style-complex="normal"/>
    </style:style>
    <style:style style:name="P40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0637e" f:background-color="transparent" style:font-size-asian="14pt" style:font-style-asian="normal" style:font-size-complex="14pt" style:font-style-complex="normal"/>
    </style:style>
    <style:style style:name="P40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2873f" f:background-color="transparent" style:font-size-asian="14pt" style:font-style-asian="normal" style:font-size-complex="14pt" style:font-style-complex="normal"/>
    </style:style>
    <style:style style:name="P40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34c1e" f:background-color="transparent" style:font-size-asian="14pt" style:font-style-asian="normal" style:font-size-complex="14pt" style:font-style-complex="normal"/>
    </style:style>
    <style:style style:name="P40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ea2393" f:background-color="transparent" style:font-size-asian="14pt" style:font-style-asian="normal" style:font-size-complex="14pt" style:font-style-complex="normal"/>
    </style:style>
    <style:style style:name="P40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1287eab" f:background-color="transparent" style:font-size-asian="14pt" style:font-style-asian="normal" style:font-size-complex="14pt" style:font-style-complex="normal"/>
    </style:style>
    <style:style style:name="P40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fea5f0" f:background-color="transparent" style:font-size-asian="14pt" style:font-style-asian="normal" style:font-size-complex="14pt" style:font-style-complex="normal"/>
    </style:style>
    <style:style style:name="P40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04631c" f:background-color="transparent" style:font-size-asian="14pt" style:font-style-asian="normal" style:font-size-complex="14pt" style:font-style-complex="normal"/>
    </style:style>
    <style:style style:name="P40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37d2fb" f:background-color="transparent" style:font-size-asian="14pt" style:font-style-asian="normal" style:font-size-complex="14pt" style:font-style-complex="normal"/>
    </style:style>
    <style:style style:name="P4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e83a55" f:background-color="transparent" style:font-size-asian="14pt" style:font-style-asian="normal" style:font-size-complex="14pt" style:font-style-complex="normal"/>
    </style:style>
    <style:style style:name="P40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9c9a8c" f:background-color="transparent" style:font-size-asian="14pt" style:font-style-asian="normal" style:font-size-complex="14pt" style:font-style-complex="normal"/>
    </style:style>
    <style:style style:name="P4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0637e" f:background-color="transparent" style:font-size-asian="14pt" style:font-style-asian="normal" style:font-size-complex="14pt" style:font-style-complex="normal"/>
    </style:style>
    <style:style style:name="P41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2873f" f:background-color="transparent" style:font-size-asian="14pt" style:font-style-asian="normal" style:font-size-complex="14pt" style:font-style-complex="normal"/>
    </style:style>
    <style:style style:name="P41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34c1e" f:background-color="transparent" style:font-size-asian="14pt" style:font-style-asian="normal" style:font-size-complex="14pt" style:font-style-complex="normal"/>
    </style:style>
    <style:style style:name="P41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ea2393" f:background-color="transparent" style:font-size-asian="14pt" style:font-style-asian="normal" style:font-size-complex="14pt" style:font-style-complex="normal"/>
    </style:style>
    <style:style style:name="P41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1b3fd03" f:background-color="transparent" style:font-size-asian="14pt" style:font-style-asian="normal" style:font-size-complex="14pt" style:font-style-complex="normal"/>
    </style:style>
    <style:style style:name="P4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2fea5f0" f:background-color="transparent" style:font-size-asian="14pt" style:font-style-asian="normal" style:font-size-complex="14pt" style:font-style-complex="normal"/>
    </style:style>
    <style:style style:name="P4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304631c" f:background-color="transparent" style:font-size-asian="14pt" style:font-style-asian="normal" style:font-size-complex="14pt" style:font-style-complex="normal"/>
    </style:style>
    <style:style style:name="P41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337d2fb" f:background-color="transparent" style:font-size-asian="14pt" style:font-style-asian="normal" style:font-size-complex="14pt" style:font-style-complex="normal"/>
    </style:style>
    <style:style style:name="P418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0e83a55" f:background-color="transparent" style:font-size-asian="11pt" style:font-style-asian="normal" style:font-size-complex="11pt" style:font-style-complex="normal"/>
    </style:style>
    <style:style style:name="P419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9c9a8c" f:background-color="transparent" style:font-size-asian="11pt" style:font-style-asian="normal" style:font-size-complex="11pt" style:font-style-complex="normal"/>
    </style:style>
    <style:style style:name="P420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e0637e" f:background-color="transparent" style:font-size-asian="11pt" style:font-style-asian="normal" style:font-size-complex="11pt" style:font-style-complex="normal"/>
    </style:style>
    <style:style style:name="P421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e2873f" f:background-color="transparent" style:font-size-asian="11pt" style:font-style-asian="normal" style:font-size-complex="11pt" style:font-style-complex="normal"/>
    </style:style>
    <style:style style:name="P422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e34c1e" f:background-color="transparent" style:font-size-asian="11pt" style:font-style-asian="normal" style:font-size-complex="11pt" style:font-style-complex="normal"/>
    </style:style>
    <style:style style:name="P42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0ea2393" f:background-color="transparent" style:font-size-asian="11pt" style:font-style-asian="normal" style:font-size-complex="11pt" style:font-style-complex="normal"/>
    </style:style>
    <style:style style:name="P42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1287eab" f:background-color="transparent" style:font-size-asian="11pt" style:font-style-asian="normal" style:font-size-complex="11pt" style:font-style-complex="normal"/>
    </style:style>
    <style:style style:name="P42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2fea5f0" f:background-color="transparent" style:font-size-asian="11pt" style:font-style-asian="normal" style:font-size-complex="11pt" style:font-style-complex="normal"/>
    </style:style>
    <style:style style:name="P42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04631c" f:background-color="transparent" style:font-size-asian="11pt" style:font-style-asian="normal" style:font-size-complex="11pt" style:font-style-complex="normal"/>
    </style:style>
    <style:style style:name="P42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37d2fb" f:background-color="transparent" style:font-size-asian="11pt" style:font-style-asian="normal" style:font-size-complex="11pt" style:font-style-complex="normal"/>
    </style:style>
    <style:style style:name="P4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rsid="01f78b52" officeooo:paragraph-rsid="01f78b52" f:background-color="transparent" style:font-size-asian="11pt" style:font-style-asian="normal" style:font-size-complex="11pt" style:font-style-complex="normal"/>
    </style:style>
    <style:style style:name="P42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e83a55" f:background-color="transparent" style:font-size-asian="11pt" style:font-style-asian="normal" style:font-size-complex="11pt" style:font-style-complex="normal"/>
    </style:style>
    <style:style style:name="P43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9c9a8c" f:background-color="transparent" style:font-size-asian="11pt" style:font-style-asian="normal" style:font-size-complex="11pt" style:font-style-complex="normal"/>
    </style:style>
    <style:style style:name="P43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0637e" f:background-color="transparent" style:font-size-asian="11pt" style:font-style-asian="normal" style:font-size-complex="11pt" style:font-style-complex="normal"/>
    </style:style>
    <style:style style:name="P43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2873f" f:background-color="transparent" style:font-size-asian="11pt" style:font-style-asian="normal" style:font-size-complex="11pt" style:font-style-complex="normal"/>
    </style:style>
    <style:style style:name="P4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34c1e" f:background-color="transparent" style:font-size-asian="11pt" style:font-style-asian="normal" style:font-size-complex="11pt" style:font-style-complex="normal"/>
    </style:style>
    <style:style style:name="P43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ea2393" f:background-color="transparent" style:font-size-asian="11pt" style:font-style-asian="normal" style:font-size-complex="11pt" style:font-style-complex="normal"/>
    </style:style>
    <style:style style:name="P43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1287eab" f:background-color="transparent" style:font-size-asian="11pt" style:font-style-asian="normal" style:font-size-complex="11pt" style:font-style-complex="normal"/>
    </style:style>
    <style:style style:name="P43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fea5f0" f:background-color="transparent" style:font-size-asian="11pt" style:font-style-asian="normal" style:font-size-complex="11pt" style:font-style-complex="normal"/>
    </style:style>
    <style:style style:name="P43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04631c" f:background-color="transparent" style:font-size-asian="11pt" style:font-style-asian="normal" style:font-size-complex="11pt" style:font-style-complex="normal"/>
    </style:style>
    <style:style style:name="P43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37d2fb" f:background-color="transparent" style:font-size-asian="11pt" style:font-style-asian="normal" style:font-size-complex="11pt" style:font-style-complex="normal"/>
    </style:style>
    <style:style style:name="P439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rsid="00dcef12" officeooo:paragraph-rsid="00dcef12" f:background-color="transparent" style:font-size-asian="11pt" style:font-style-asian="normal" style:font-size-complex="11pt" style:font-style-complex="normal"/>
    </style:style>
    <style:style style:name="P440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95e3a" f:background-color="transparent" style:font-size-asian="11pt" style:font-style-asian="normal" style:font-size-complex="11pt" style:font-style-complex="normal"/>
    </style:style>
    <style:style style:name="P441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95e3a" f:background-color="transparent" style:font-size-asian="11pt" style:font-style-asian="normal" style:font-size-complex="11pt" style:font-style-complex="normal"/>
    </style:style>
    <style:style style:name="P442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95e3a" f:background-color="transparent" style:font-size-asian="11pt" style:font-style-asian="normal" style:font-size-complex="11pt" style:font-style-complex="normal"/>
    </style:style>
    <style:style style:name="P443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c866c" f:background-color="transparent" style:font-size-asian="11pt" style:font-style-asian="normal" style:font-size-complex="11pt" style:font-style-complex="normal"/>
    </style:style>
    <style:style style:name="P444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1pt" f:language="en" f:country="US" f:font-style="normal" officeooo:paragraph-rsid="00d95e3a" f:background-color="transparent" style:font-size-asian="11pt" style:font-style-asian="normal" style:font-size-complex="11pt" style:font-style-complex="normal"/>
    </style:style>
    <style:style style:name="P44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language="en" f:country="US" f:font-style="normal" officeooo:paragraph-rsid="00d95e3a" f:background-color="transparent" style:font-size-asian="11pt" style:font-style-asian="normal" style:font-size-complex="11pt" style:font-style-complex="normal"/>
    </style:style>
    <style:style style:name="P446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1pt" f:language="en" f:country="US" f:font-style="normal" officeooo:paragraph-rsid="00d95e3a" f:background-color="transparent" style:font-size-asian="11pt" style:font-style-asian="normal" style:font-size-complex="11pt" style:font-style-complex="normal"/>
    </style:style>
    <style:style style:name="P44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1dc6b93" officeooo:paragraph-rsid="01dc6b93" f:background-color="transparent" style:font-size-asian="14pt" style:font-style-asian="normal" style:font-size-complex="14pt" style:font-style-complex="normal"/>
    </style:style>
    <style:style style:name="P44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de16b6" officeooo:paragraph-rsid="02de16b6" f:background-color="transparent" style:font-size-asian="14pt" style:font-style-asian="normal" style:font-size-complex="14pt" style:font-style-complex="normal"/>
    </style:style>
    <style:style style:name="P44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0637e" officeooo:paragraph-rsid="02e0637e" f:background-color="transparent" style:font-size-asian="14pt" style:font-style-asian="normal" style:font-size-complex="14pt" style:font-style-complex="normal"/>
    </style:style>
    <style:style style:name="P45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337d2fb" officeooo:paragraph-rsid="0337d2fb" f:background-color="transparent" style:font-size-asian="14pt" style:font-style-asian="normal" style:font-size-complex="14pt" style:font-style-complex="normal"/>
    </style:style>
    <style:style style:name="P45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5bafa" officeooo:paragraph-rsid="02e5bafa" f:background-color="transparent" style:font-size-asian="14pt" style:font-style-asian="normal" style:font-size-complex="14pt" style:font-style-complex="normal"/>
    </style:style>
    <style:style style:name="P45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304631c" officeooo:paragraph-rsid="0304631c" f:background-color="transparent" style:font-size-asian="14pt" style:font-style-asian="normal" style:font-size-complex="14pt" style:font-style-complex="normal"/>
    </style:style>
    <style:style style:name="P45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304631c" officeooo:paragraph-rsid="0337d2fb" f:background-color="transparent" style:font-size-asian="14pt" style:font-style-asian="normal" style:font-size-complex="14pt" style:font-style-complex="normal"/>
    </style:style>
    <style:style style:name="P45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37d2fb" f:background-color="transparent" style:font-size-asian="13pt" style:font-size-complex="13pt"/>
    </style:style>
    <style:style style:name="P455" style:family="paragraph" style:parent-style-name="Normal">
      <style:paragraph-properties f:margin-left="0cm" f:margin-right="0cm" f:text-align="start" style:justify-single-word="false" f:orphans="2" f:widows="2" f:text-indent="0.088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56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5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5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04631c" f:background-color="transparent" style:font-size-asian="13pt" style:font-size-complex="13pt"/>
    </style:style>
    <style:style style:name="P459" style:family="paragraph" style:parent-style-name="Normal">
      <style:paragraph-properties f:margin-left="0.106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61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62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3pt" style:font-size-complex="13pt"/>
    </style:style>
    <style:style style:name="P463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2fc6095" f:background-color="transparent" style:font-size-asian="13pt" style:font-size-complex="13pt"/>
    </style:style>
    <style:style style:name="P46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2fc6095" f:background-color="transparent" style:font-size-asian="13pt" style:font-size-complex="13pt"/>
    </style:style>
    <style:style style:name="P46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27989b" f:background-color="transparent" style:font-size-asian="13pt" style:font-size-complex="13pt"/>
    </style:style>
    <style:style style:name="P46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7d3631" officeooo:paragraph-rsid="00ef92d5" f:background-color="transparent" style:font-size-asian="13pt" style:font-size-complex="13pt"/>
    </style:style>
    <style:style style:name="P467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7d3631" officeooo:paragraph-rsid="00ef92d5" f:background-color="transparent" style:font-size-asian="13pt" style:font-size-complex="13pt"/>
    </style:style>
    <style:style style:name="P468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7d3631" officeooo:paragraph-rsid="00ef92d5" f:background-color="transparent" style:font-size-asian="13pt" style:font-size-complex="13pt"/>
    </style:style>
    <style:style style:name="P46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327989b" officeooo:paragraph-rsid="0327989b" f:background-color="transparent" style:font-size-asian="13pt" style:font-size-complex="13pt"/>
    </style:style>
    <style:style style:name="P470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62a56" officeooo:paragraph-rsid="00ef92d5" f:background-color="transparent" style:font-size-asian="13pt" style:font-size-complex="13pt"/>
    </style:style>
    <style:style style:name="P471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9697a" officeooo:paragraph-rsid="02fc6095" f:background-color="transparent" style:font-size-asian="13pt" style:font-size-complex="13pt"/>
    </style:style>
    <style:style style:name="P472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9697a" officeooo:paragraph-rsid="00ef92d5" f:background-color="transparent" style:font-size-asian="13pt" style:font-size-complex="13pt"/>
    </style:style>
    <style:style style:name="P473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9697a" officeooo:paragraph-rsid="00ef92d5" f:background-color="transparent" style:font-size-asian="13pt" style:font-size-complex="13pt"/>
    </style:style>
    <style:style style:name="P474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paragraph-rsid="00ef92d5" f:background-color="transparent" style:font-size-asian="13pt" style:font-size-complex="13pt"/>
    </style:style>
    <style:style style:name="P475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paragraph-rsid="00ef92d5" f:background-color="transparent" style:font-size-asian="13pt" style:font-size-complex="13pt"/>
    </style:style>
    <style:style style:name="P47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37d2fb" f:background-color="transparent" style:font-size-asian="11.3500003814697pt" style:font-size-complex="13pt"/>
    </style:style>
    <style:style style:name="P477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1.3500003814697pt" style:font-size-complex="13pt"/>
    </style:style>
    <style:style style:name="P478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04631c" f:background-color="transparent" style:font-size-asian="11.3500003814697pt" style:font-size-complex="13pt"/>
    </style:style>
    <style:style style:name="P479" style:family="paragraph" style:parent-style-name="Normal">
      <style:paragraph-properties f:margin-left="0.106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f:background-color="transparent" style:font-size-asian="11.3500003814697pt" style:font-size-complex="13pt"/>
    </style:style>
    <style:style style:name="P480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62a56" officeooo:paragraph-rsid="00ef92d5" f:background-color="transparent" style:font-size-asian="11.3500003814697pt" style:font-size-complex="13pt"/>
    </style:style>
    <style:style style:name="P481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officeooo:paragraph-rsid="00ef92d5" f:background-color="transparent" style:font-size-asian="13pt" style:font-size-complex="13pt"/>
    </style:style>
    <style:style style:name="P48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en" f:country="US" officeooo:paragraph-rsid="00ef92d5" f:background-color="transparent" style:font-size-asian="13pt" style:font-size-complex="13pt"/>
    </style:style>
    <style:style style:name="P483" style:family="paragraph" style:parent-style-name="Normal" style:master-page-name="H_5f_ID0EXZCI">
      <loext:graphic-properties draw:fill="none"/>
      <style:paragraph-properties f:margin-left="0cm" f:margin-right="0.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officeooo:paragraph-rsid="03002868" f:background-color="transparent"/>
    </style:style>
    <style:style style:name="P484" style:family="paragraph" style:parent-style-name="Normal">
      <style:paragraph-properties f:line-height="150%" f:text-align="start" style:justify-single-word="false"/>
      <style:text-properties f:color="#000000" loext:opacity="100%" f:font-weight="normal" officeooo:paragraph-rsid="0019ffcd" f:background-color="transparent" style:font-weight-asian="normal" style:font-weight-complex="bold"/>
    </style:style>
    <style:style style:name="P4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37d2fb" f:background-color="transparent" style:font-size-asian="11pt" style:font-style-asian="normal" style:font-size-complex="11pt" style:font-style-complex="normal"/>
    </style:style>
    <style:style style:name="P48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04631c" f:background-color="transparent" style:font-size-asian="11pt" style:font-style-asian="normal" style:font-size-complex="11pt" style:font-style-complex="normal"/>
    </style:style>
    <style:style style:name="P48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37d2fb" f:background-color="transparent" style:font-size-asian="11pt" style:font-style-asian="normal" style:font-size-complex="11pt" style:font-style-complex="normal"/>
    </style:style>
    <style:style style:name="P48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04631c" f:background-color="transparent" style:font-size-asian="11pt" style:font-style-asian="normal" style:font-size-complex="11pt" style:font-style-complex="normal"/>
    </style:style>
    <style:style style:name="P48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37d2fb" f:background-color="transparent" style:font-size-asian="11pt" style:font-style-asian="normal" style:font-size-complex="11pt" style:font-style-complex="normal"/>
    </style:style>
    <style:style style:name="P49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04631c" f:background-color="transparent" style:font-size-asian="11pt" style:font-style-asian="normal" style:font-size-complex="11pt" style:font-style-complex="normal"/>
    </style:style>
    <style:style style:name="P49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37d2fb" f:background-color="transparent" style:font-size-asian="11pt" style:font-style-asian="normal" style:font-size-complex="11pt" style:font-style-complex="normal"/>
    </style:style>
    <style:style style:name="P49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04631c" f:background-color="transparent" style:font-size-asian="11pt" style:font-style-asian="normal" style:font-size-complex="11pt" style:font-style-complex="normal"/>
    </style:style>
    <style:style style:name="P49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37d2fb" f:background-color="transparent" style:font-size-asian="12pt" style:font-style-asian="normal" style:font-size-complex="12pt" style:font-style-complex="normal"/>
    </style:style>
    <style:style style:name="P49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49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4631c" f:background-color="transparent" style:font-size-asian="12pt" style:font-style-asian="normal" style:font-size-complex="12pt" style:font-style-complex="normal"/>
    </style:style>
    <style:style style:name="P49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49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fa5fb" f:background-color="transparent" style:font-size-asian="12pt" style:font-style-asian="normal" style:font-size-complex="12pt" style:font-style-complex="normal"/>
    </style:style>
    <style:style style:name="P498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style:font-name="Times New Roman1" f:font-size="12pt" f:language="ru" f:country="RU" f:font-style="normal" officeooo:paragraph-rsid="02fea5f0" f:background-color="transparent" style:font-size-asian="12pt" style:font-style-asian="normal" style:font-size-complex="12pt" style:font-style-complex="normal"/>
    </style:style>
    <style:style style:name="P49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2fea5f0" f:background-color="transparent" style:font-size-asian="12pt" style:font-style-asian="normal" style:font-size-complex="12pt" style:font-style-complex="normal"/>
    </style:style>
    <style:style style:name="P50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rsid="02ef2a19" f:background-color="transparent" style:font-size-asian="12pt" style:font-style-asian="normal" style:font-size-complex="12pt" style:font-style-complex="normal"/>
    </style:style>
    <style:style style:name="P50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officeooo:paragraph-rsid="0337d2fb" f:background-color="transparent" style:font-size-asian="12pt" style:font-style-asian="normal" style:font-size-complex="12pt" style:font-style-complex="normal"/>
    </style:style>
    <style:style style:name="P50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f:background-color="transparent" style:font-size-asian="12pt" style:font-style-asian="normal" style:font-size-complex="12pt" style:font-style-complex="normal"/>
    </style:style>
    <style:style style:name="P50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officeooo:paragraph-rsid="0304631c" f:background-color="transparent" style:font-size-asian="12pt" style:font-style-asian="normal" style:font-size-complex="12pt" style:font-style-complex="normal"/>
    </style:style>
    <style:style style:name="P50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en" f:country="US" f:font-style="normal" f:background-color="transparent" style:font-size-asian="12pt" style:font-style-asian="normal" style:font-size-complex="12pt" style:font-style-complex="normal"/>
    </style:style>
    <style:style style:name="P50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en" f:country="US" f:font-style="normal" officeooo:paragraph-rsid="02fea5f0" f:background-color="transparent" style:font-size-asian="12pt" style:font-style-asian="normal" style:font-size-complex="12pt" style:font-style-complex="normal"/>
    </style:style>
    <style:style style:name="P506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cm" style:auto-text-indent="false" f:background-color="transparent" style:writing-mode="lr-tb"/>
      <style:text-properties style:font-name="Times New Roman1" f:font-size="12pt" f:language="en" f:country="US" f:font-style="normal" officeooo:paragraph-rsid="02fea5f0" f:background-color="transparent" style:font-size-asian="12pt" style:font-style-asian="normal" style:font-size-complex="12pt" style:font-style-complex="normal"/>
    </style:style>
    <style:style style:name="P50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font-style="normal" officeooo:paragraph-rsid="030e3017" f:background-color="transparent" style:font-size-asian="12pt" style:font-style-asian="normal" style:font-size-complex="12pt" style:font-style-complex="normal"/>
    </style:style>
    <style:style style:name="P5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2pt" f:font-style="normal" officeooo:paragraph-rsid="02e34c1e" f:background-color="transparent" style:font-size-asian="12pt" style:font-style-asian="normal" style:font-size-complex="12pt" style:font-style-complex="normal"/>
    </style:style>
    <style:style style:name="P50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ize="12pt" f:font-style="normal" f:background-color="transparent" style:font-size-asian="12pt" style:font-style-asian="normal" style:font-size-complex="12pt" style:font-style-complex="normal"/>
    </style:style>
    <style:style style:name="P5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2pt" officeooo:paragraph-rsid="02e34c1e" f:background-color="transparent" style:font-size-asian="12pt" style:font-size-complex="12pt"/>
    </style:style>
    <style:style style:name="P51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ize="12pt" f:background-color="transparent" style:font-size-asian="12pt" style:font-size-complex="12pt"/>
    </style:style>
    <style:style style:name="P512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c9211e" loext:opacity="100%" f:font-style="normal" officeooo:paragraph-rsid="03151934" f:background-color="transparent" style:font-style-asian="normal" style:font-style-complex="normal"/>
    </style:style>
    <style:style style:name="P513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c9211e" loext:opacity="100%" f:font-style="normal" officeooo:paragraph-rsid="00e83a55" f:background-color="transparent" style:font-style-asian="normal" style:font-style-complex="normal"/>
    </style:style>
    <style:style style:name="P51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officeooo:paragraph-rsid="0337d2fb" f: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51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officeooo:paragraph-rsid="0304631c" f: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51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2pt" f:language="ru" f:country="RU" f:font-style="normal" f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P517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font-variant="normal" f:text-transform="none" f:color="#000000" loext:opacity="100%" style:text-line-through-style="none" style:text-line-through-type="none" style:font-name="Times New Roman1" f:font-size="13pt" f:letter-spacing="normal" f:language="ru" f:country="RU" f:font-style="normal" style:text-underline-style="none" f:font-weight="normal" officeooo:rsid="02fc6095" officeooo:paragraph-rsid="02fea5f0" style:text-blinking="false" f:background-color="transparent" style:font-size-asian="13pt" style:font-style-asian="normal" style:font-size-complex="13pt" style:font-style-complex="normal"/>
    </style:style>
    <style:style style:name="P518" style:family="paragraph" style:parent-style-name="Normal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variant="normal" f:text-transform="none" f:color="#000000" loext:opacity="100%" style:text-line-through-style="none" style:text-line-through-type="none" style:font-name="Times New Roman1" f:font-size="11pt" f:letter-spacing="normal" f:language="ru" f:country="RU" f:font-style="normal" style:text-underline-style="none" f:font-weight="normal" officeooo:paragraph-rsid="02fc6095" style:text-blinking="false" f:background-color="transparent" style:font-size-asian="11pt" style:font-size-complex="11pt"/>
    </style:style>
    <style:style style:name="P5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2fea5f0" f:background-color="transparent"/>
    </style:style>
    <style:style style:name="P520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officeooo:paragraph-rsid="032a51d1" f:background-color="transparent"/>
    </style:style>
    <style:style style:name="P521" style:family="paragraph" style:parent-style-name="Normal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 style:writing-mode="lr-tb"/>
      <style:text-properties officeooo:paragraph-rsid="030b9971" f:background-color="transparent"/>
    </style:style>
    <style:style style:name="P522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officeooo:paragraph-rsid="028efcd0" f:background-color="transparent"/>
    </style:style>
    <style:style style:name="P523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3pt" f:language="en" f:country="US" f:font-style="normal" officeooo:rsid="00d9a170" officeooo:paragraph-rsid="02e0637e" f:background-color="transparent" style:font-size-asian="13pt" style:font-style-asian="normal" style:font-size-complex="13pt" style:font-style-complex="normal"/>
    </style:style>
    <style:style style:name="P524" style:family="paragraph" style:parent-style-name="Standard">
      <style:paragraph-properties f:text-align="start" style:justify-single-word="false" style:snap-to-layout-grid="false"/>
      <style:text-properties f:color="#000000" loext:opacity="100%" f:font-size="13pt" f:font-style="normal" officeooo:paragraph-rsid="00289bd7" f:background-color="transparent" style:font-size-asian="13pt" style:font-style-asian="normal" style:font-size-complex="13pt" style:font-style-complex="normal"/>
    </style:style>
    <style:style style:name="P525" style:family="paragraph" style:parent-style-name="Standard">
      <style:paragraph-properties f:text-align="center" style:justify-single-word="false" style:snap-to-layout-grid="false"/>
      <style:text-properties f:color="#000000" loext:opacity="100%" f:font-size="12pt" f:font-style="normal" officeooo:paragraph-rsid="0337d2fb" style:font-size-asian="12pt" style:font-style-asian="normal" style:font-size-complex="12pt" style:font-style-complex="normal"/>
    </style:style>
    <style:style style:name="P526" style:family="paragraph" style:parent-style-name="Standard">
      <style:paragraph-properties f:text-align="center" style:justify-single-word="false"/>
      <style:text-properties f:color="#000000" loext:opacity="100%" f:font-size="12pt" f:font-style="normal" officeooo:paragraph-rsid="0337d2fb" style:font-size-asian="12pt" style:font-style-asian="normal" style:font-size-complex="12pt" style:font-style-complex="normal"/>
    </style:style>
    <style:style style:name="P527" style:family="paragraph" style:parent-style-name="Standard">
      <style:paragraph-properties style:snap-to-layout-grid="false"/>
      <style:text-properties f:color="#000000" loext:opacity="100%" f:font-size="12pt" f:font-style="normal" officeooo:rsid="02692aeb" officeooo:paragraph-rsid="0337d2fb" style:font-size-asian="12pt" style:font-style-asian="normal" style:font-size-complex="12pt" style:font-style-complex="normal"/>
    </style:style>
    <style:style style:name="P528" style:family="paragraph" style:parent-style-name="Standard">
      <style:paragraph-properties style:snap-to-layout-grid="false"/>
      <style:text-properties f:color="#000000" loext:opacity="100%" f:font-size="12pt" f:font-style="normal" officeooo:paragraph-rsid="0337d2fb" style:font-size-asian="12pt" style:font-style-asian="normal" style:font-size-complex="12pt" style:font-style-complex="normal"/>
    </style:style>
    <style:style style:name="P529" style:family="paragraph" style:parent-style-name="Standard">
      <style:paragraph-properties style:snap-to-layout-grid="false"/>
      <style:text-properties f:color="#000000" loext:opacity="100%" f:font-size="12pt" f:font-style="normal" officeooo:rsid="026d1141" officeooo:paragraph-rsid="0337d2fb" style:font-size-asian="12pt" style:font-style-asian="normal" style:font-size-complex="12pt" style:font-style-complex="normal"/>
    </style:style>
    <style:style style:name="P530" style:family="paragraph" style:parent-style-name="Standard">
      <style:paragraph-properties style:snap-to-layout-grid="false"/>
      <style:text-properties f:color="#000000" loext:opacity="100%" f:font-size="12pt" f:font-style="normal" officeooo:rsid="026f72c3" officeooo:paragraph-rsid="0337d2fb" style:font-size-asian="12pt" style:font-style-asian="normal" style:font-size-complex="12pt" style:font-style-complex="normal"/>
    </style:style>
    <style:style style:name="P531" style:family="paragraph" style:parent-style-name="Standard">
      <style:paragraph-properties style:snap-to-layout-grid="false"/>
      <style:text-properties f:color="#000000" loext:opacity="100%" f:font-size="12pt" f:font-style="normal" officeooo:rsid="0279eac8" officeooo:paragraph-rsid="0337d2fb" style:font-size-asian="12pt" style:font-style-asian="normal" style:font-size-complex="12pt" style:font-style-complex="normal"/>
    </style:style>
    <style:style style:name="P532" style:family="paragraph" style:parent-style-name="Standard">
      <style:paragraph-properties style:snap-to-layout-grid="false"/>
      <style:text-properties f:color="#000000" loext:opacity="100%" f:font-size="12pt" f:font-style="normal" officeooo:rsid="027f53e9" officeooo:paragraph-rsid="0337d2fb" style:font-size-asian="12pt" style:font-style-asian="normal" style:font-size-complex="12pt" style:font-style-complex="normal"/>
    </style:style>
    <style:style style:name="P533" style:family="paragraph" style:parent-style-name="Standard">
      <style:paragraph-properties style:snap-to-layout-grid="false"/>
      <style:text-properties f:color="#000000" loext:opacity="100%" f:font-size="12pt" f:font-style="normal" officeooo:rsid="028051d6" officeooo:paragraph-rsid="0337d2fb" style:font-size-asian="12pt" style:font-style-asian="normal" style:font-size-complex="12pt" style:font-style-complex="normal"/>
    </style:style>
    <style:style style:name="P534" style:family="paragraph" style:parent-style-name="Standard">
      <style:paragraph-properties style:snap-to-layout-grid="false"/>
      <style:text-properties f:color="#000000" loext:opacity="100%" f:font-size="12pt" f:font-style="normal" officeooo:rsid="02818205" officeooo:paragraph-rsid="0337d2fb" style:font-size-asian="12pt" style:font-style-asian="normal" style:font-size-complex="12pt" style:font-style-complex="normal"/>
    </style:style>
    <style:style style:name="P535" style:family="paragraph" style:parent-style-name="Standard">
      <style:paragraph-properties style:snap-to-layout-grid="false"/>
      <style:text-properties f:color="#000000" loext:opacity="100%" f:font-size="12pt" f:font-style="normal" officeooo:rsid="0286876c" officeooo:paragraph-rsid="0337d2fb" style:font-size-asian="12pt" style:font-style-asian="normal" style:font-size-complex="12pt" style:font-style-complex="normal"/>
    </style:style>
    <style:style style:name="P536" style:family="paragraph" style:parent-style-name="Standard">
      <style:paragraph-properties style:snap-to-layout-grid="false"/>
      <style:text-properties f:color="#000000" loext:opacity="100%" f:font-size="12pt" f:font-style="normal" officeooo:rsid="0297a446" officeooo:paragraph-rsid="0337d2fb" style:font-size-asian="12pt" style:font-style-asian="normal" style:font-size-complex="12pt" style:font-style-complex="normal"/>
    </style:style>
    <style:style style:name="P537" style:family="paragraph" style:parent-style-name="Standard">
      <style:paragraph-properties style:snap-to-layout-grid="false"/>
      <style:text-properties f:color="#000000" loext:opacity="100%" f:font-size="12pt" f:font-style="normal" officeooo:rsid="026a74f9" officeooo:paragraph-rsid="026a74f9" f:background-color="transparent" style:font-size-asian="12pt" style:font-style-asian="normal" style:font-style-complex="normal"/>
    </style:style>
    <style:style style:name="P538" style:family="paragraph" style:parent-style-name="Standard">
      <style:paragraph-properties style:snap-to-layout-grid="false"/>
      <style:text-properties f:color="#000000" loext:opacity="100%" f:font-size="12pt" f:font-style="normal" officeooo:rsid="026a74f9" officeooo:paragraph-rsid="032a51d1" f:background-color="transparent" style:font-size-asian="12pt" style:font-style-asian="normal" style:font-style-complex="normal"/>
    </style:style>
    <style:style style:name="P539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9c9a8c" f:background-color="transparent" style:font-size-asian="12pt" style:font-style-asian="normal" style:font-style-complex="normal"/>
    </style:style>
    <style:style style:name="P540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0637e" f:background-color="transparent" style:font-size-asian="12pt" style:font-style-asian="normal" style:font-style-complex="normal"/>
    </style:style>
    <style:style style:name="P541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2873f" f:background-color="transparent" style:font-size-asian="12pt" style:font-style-asian="normal" style:font-style-complex="normal"/>
    </style:style>
    <style:style style:name="P542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34c1e" f:background-color="transparent" style:font-size-asian="12pt" style:font-style-asian="normal" style:font-style-complex="normal"/>
    </style:style>
    <style:style style:name="P543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6a74f9" f:background-color="transparent" style:font-size-asian="12pt" style:font-style-asian="normal" style:font-style-complex="normal"/>
    </style:style>
    <style:style style:name="P544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fea5f0" f:background-color="transparent" style:font-size-asian="12pt" style:font-style-asian="normal" style:font-style-complex="normal"/>
    </style:style>
    <style:style style:name="P545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04631c" f:background-color="transparent" style:font-size-asian="12pt" style:font-style-asian="normal" style:font-style-complex="normal"/>
    </style:style>
    <style:style style:name="P546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37d2fb" f:background-color="transparent" style:font-size-asian="12pt" style:font-style-asian="normal" style:font-style-complex="normal"/>
    </style:style>
    <style:style style:name="P547" style:family="paragraph" style:parent-style-name="Standard">
      <style:paragraph-properties style:snap-to-layout-grid="false"/>
      <style:text-properties f:color="#000000" loext:opacity="100%" f:font-size="12pt" f:font-style="normal" officeooo:rsid="031d8cf3" officeooo:paragraph-rsid="031d8cf3" f:background-color="transparent" style:font-size-asian="12pt" style:font-style-asian="normal" style:font-style-complex="normal"/>
    </style:style>
    <style:style style:name="P548" style:family="paragraph" style:parent-style-name="Standard">
      <style:paragraph-properties style:snap-to-layout-grid="false"/>
      <style:text-properties f:color="#000000" loext:opacity="100%" f:font-size="12pt" f:font-style="normal" officeooo:paragraph-rsid="00289bd7" f:background-color="transparent" style:font-size-asian="12pt" style:font-style-asian="normal" style:font-style-complex="normal"/>
    </style:style>
    <style:style style:name="P549" style:family="paragraph" style:parent-style-name="Standard">
      <style:paragraph-properties style:snap-to-layout-grid="false"/>
      <style:text-properties f:color="#000000" loext:opacity="100%" f:font-size="12pt" f:font-style="normal" officeooo:paragraph-rsid="032a51d1" f:background-color="transparent" style:font-size-asian="12pt" style:font-style-asian="normal" style:font-style-complex="normal"/>
    </style:style>
    <style:style style:name="P550" style:family="paragraph" style:parent-style-name="Standard">
      <style:paragraph-properties style:snap-to-layout-grid="false"/>
      <style:text-properties f:color="#000000" loext:opacity="100%" f:font-size="12pt" f:font-style="normal" officeooo:paragraph-rsid="02492447" f:background-color="transparent" style:font-size-asian="12pt" style:font-style-asian="normal" style:font-style-complex="normal"/>
    </style:style>
    <style:style style:name="P551" style:family="paragraph" style:parent-style-name="Standard">
      <style:paragraph-properties style:snap-to-layout-grid="false"/>
      <style:text-properties f:color="#000000" loext:opacity="100%" f:font-size="12pt" f:font-style="normal" officeooo:paragraph-rsid="0189a6d4" f:background-color="transparent" style:font-size-asian="12pt" style:font-style-asian="normal" style:font-style-complex="normal"/>
    </style:style>
    <style:style style:name="P552" style:family="paragraph" style:parent-style-name="Standard">
      <style:paragraph-properties style:snap-to-layout-grid="false"/>
      <style:text-properties f:color="#000000" loext:opacity="100%" f:font-size="12pt" f:font-style="normal" officeooo:rsid="02692aeb" officeooo:paragraph-rsid="0339acd8" f:background-color="transparent" style:font-size-asian="12pt" style:font-style-asian="normal" style:font-size-complex="12pt" style:font-style-complex="normal"/>
    </style:style>
    <style:style style:name="P553" style:family="paragraph" style:parent-style-name="Standard">
      <style:paragraph-properties style:snap-to-layout-grid="false"/>
      <style:text-properties f:color="#000000" loext:opacity="100%" f:font-size="12pt" f:font-style="normal" officeooo:rsid="026d1141" officeooo:paragraph-rsid="0339acd8" f:background-color="transparent" style:font-size-asian="12pt" style:font-style-asian="normal" style:font-size-complex="12pt" style:font-style-complex="normal"/>
    </style:style>
    <style:style style:name="P554" style:family="paragraph" style:parent-style-name="Standard">
      <style:paragraph-properties style:snap-to-layout-grid="false"/>
      <style:text-properties f:color="#000000" loext:opacity="100%" f:font-size="12pt" f:font-style="normal" officeooo:rsid="026f72c3" officeooo:paragraph-rsid="0339acd8" f:background-color="transparent" style:font-size-asian="12pt" style:font-style-asian="normal" style:font-size-complex="12pt" style:font-style-complex="normal"/>
    </style:style>
    <style:style style:name="P555" style:family="paragraph" style:parent-style-name="Standard">
      <style:paragraph-properties style:snap-to-layout-grid="false"/>
      <style:text-properties f:color="#000000" loext:opacity="100%" f:font-size="12pt" f:font-style="normal" officeooo:rsid="0279eac8" officeooo:paragraph-rsid="0339acd8" f:background-color="transparent" style:font-size-asian="12pt" style:font-style-asian="normal" style:font-size-complex="12pt" style:font-style-complex="normal"/>
    </style:style>
    <style:style style:name="P556" style:family="paragraph" style:parent-style-name="Standard">
      <style:paragraph-properties style:snap-to-layout-grid="false"/>
      <style:text-properties f:color="#000000" loext:opacity="100%" f:font-size="12pt" f:font-style="normal" officeooo:rsid="027f53e9" officeooo:paragraph-rsid="0339acd8" f:background-color="transparent" style:font-size-asian="12pt" style:font-style-asian="normal" style:font-size-complex="12pt" style:font-style-complex="normal"/>
    </style:style>
    <style:style style:name="P557" style:family="paragraph" style:parent-style-name="Standard">
      <style:paragraph-properties style:snap-to-layout-grid="false"/>
      <style:text-properties f:color="#000000" loext:opacity="100%" f:font-size="12pt" f:font-style="normal" officeooo:rsid="028051d6" officeooo:paragraph-rsid="0339acd8" f:background-color="transparent" style:font-size-asian="12pt" style:font-style-asian="normal" style:font-size-complex="12pt" style:font-style-complex="normal"/>
    </style:style>
    <style:style style:name="P558" style:family="paragraph" style:parent-style-name="Standard">
      <style:paragraph-properties style:snap-to-layout-grid="false"/>
      <style:text-properties f:color="#000000" loext:opacity="100%" f:font-size="12pt" f:font-style="normal" officeooo:rsid="02818205" officeooo:paragraph-rsid="0339acd8" f:background-color="transparent" style:font-size-asian="12pt" style:font-style-asian="normal" style:font-size-complex="12pt" style:font-style-complex="normal"/>
    </style:style>
    <style:style style:name="P559" style:family="paragraph" style:parent-style-name="Standard">
      <style:paragraph-properties style:snap-to-layout-grid="false"/>
      <style:text-properties f:color="#000000" loext:opacity="100%" f:font-size="12pt" f:font-style="normal" officeooo:rsid="0286876c" officeooo:paragraph-rsid="0339acd8" f:background-color="transparent" style:font-size-asian="12pt" style:font-style-asian="normal" style:font-size-complex="12pt" style:font-style-complex="normal"/>
    </style:style>
    <style:style style:name="P560" style:family="paragraph" style:parent-style-name="Standard">
      <style:paragraph-properties style:snap-to-layout-grid="false"/>
      <style:text-properties f:color="#000000" loext:opacity="100%" f:font-size="12pt" f:font-style="normal" officeooo:rsid="0297a446" officeooo:paragraph-rsid="0339acd8" f:background-color="transparent" style:font-size-asian="12pt" style:font-style-asian="normal" style:font-size-complex="12pt" style:font-style-complex="normal"/>
    </style:style>
    <style:style style:name="P561" style:family="paragraph" style:parent-style-name="Standard">
      <style:paragraph-properties f:text-align="center" style:justify-single-word="false" style:snap-to-layout-grid="false"/>
      <style:text-properties f:color="#000000" loext:opacity="100%" f:font-size="12pt" f:font-style="normal" officeooo:paragraph-rsid="0339acd8" f:background-color="transparent" style:font-size-asian="12pt" style:font-style-asian="normal" style:font-size-complex="12pt" style:font-style-complex="normal"/>
    </style:style>
    <style:style style:name="P562" style:family="paragraph" style:parent-style-name="Standard">
      <style:paragraph-properties f:text-align="center" style:justify-single-word="false"/>
      <style:text-properties f:color="#000000" loext:opacity="100%" f:font-size="12pt" f:font-style="normal" officeooo:paragraph-rsid="0339acd8" f:background-color="transparent" style:font-size-asian="12pt" style:font-style-asian="normal" style:font-size-complex="12pt" style:font-style-complex="normal"/>
    </style:style>
    <style:style style:name="P563" style:family="paragraph" style:parent-style-name="Standard">
      <style:paragraph-properties style:snap-to-layout-grid="false"/>
      <style:text-properties f:color="#000000" loext:opacity="100%" f:font-size="12pt" f:font-style="normal" officeooo:paragraph-rsid="0339acd8" f:background-color="transparent" style:font-size-asian="12pt" style:font-style-asian="normal" style:font-size-complex="12pt" style:font-style-complex="normal"/>
    </style:style>
    <style:style style:name="P564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3151934" f:background-color="transparent" style:font-style-asian="normal" style:font-style-complex="normal"/>
    </style:style>
    <style:style style:name="P565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e0637e" f:background-color="transparent" style:font-style-asian="normal" style:font-style-complex="normal"/>
    </style:style>
    <style:style style:name="P566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e34c1e" f:background-color="transparent" style:font-style-asian="normal" style:font-style-complex="normal"/>
    </style:style>
    <style:style style:name="P567" style:family="paragraph" style:parent-style-name="Standard">
      <style:paragraph-properties style:snap-to-layout-grid="false"/>
      <style:text-properties f:color="#000000" loext:opacity="100%" f:font-size="12pt" officeooo:rsid="026a74f9" officeooo:paragraph-rsid="026a74f9" f:background-color="transparent" style:font-size-asian="12pt" style:font-size-complex="11pt"/>
    </style:style>
    <style:style style:name="P568" style:family="paragraph" style:parent-style-name="Standard">
      <style:paragraph-properties f:text-align="start" style:justify-single-word="false" style:snap-to-layout-grid="false"/>
      <style:text-properties f:color="#000000" loext:opacity="100%" f:font-size="14pt" f:language="en" f:country="US" f:font-style="normal" officeooo:rsid="018c27f3" officeooo:paragraph-rsid="02c830b2" f:background-color="transparent" style:font-size-asian="14pt" style:font-style-asian="normal" style:font-size-complex="14pt" style:font-style-complex="normal"/>
    </style:style>
    <style:style style:name="P569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language="en" f:country="US" f:font-style="normal" officeooo:rsid="00d9a170" officeooo:paragraph-rsid="031a12ad" f:background-color="transparent" style:font-size-asian="14pt" style:font-style-asian="normal" style:font-size-complex="14pt" style:font-style-complex="normal"/>
    </style:style>
    <style:style style:name="P570" style:family="paragraph" style:parent-style-name="Standard">
      <style:paragraph-properties f:margin-left="0.053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language="en" f:country="US" f:font-style="normal" officeooo:rsid="00d9a170" officeooo:paragraph-rsid="031d8cf3" f:background-color="transparent" style:font-size-asian="14pt" style:font-style-asian="normal" style:font-size-complex="14pt" style:font-style-complex="normal"/>
    </style:style>
    <style:style style:name="P571" style:family="paragraph" style:parent-style-name="Standard">
      <style:paragraph-properties style:snap-to-layout-grid="false"/>
      <style:text-properties f:color="#000000" loext:opacity="100%" f:font-size="14pt" f:font-style="normal" officeooo:paragraph-rsid="0337d2fb" style:font-size-asian="14pt" style:font-style-asian="normal" style:font-size-complex="14pt" style:font-style-complex="normal"/>
    </style:style>
    <style:style style:name="P572" style:family="paragraph" style:parent-style-name="Standard">
      <style:paragraph-properties f:text-align="center" style:justify-single-word="false" style:snap-to-layout-grid="false"/>
      <style:text-properties f:color="#000000" loext:opacity="100%" f:font-size="14pt" f:font-style="normal" officeooo:rsid="018c27f3" officeooo:paragraph-rsid="032a51d1" f:background-color="transparent" style:font-size-asian="14pt" style:font-style-asian="normal" style:font-size-complex="14pt" style:font-style-complex="normal"/>
    </style:style>
    <style:style style:name="P573" style:family="paragraph" style:parent-style-name="Standard">
      <style:paragraph-properties f:text-align="center" style:justify-single-word="false" style:snap-to-layout-grid="false"/>
      <style:text-properties f:color="#000000" loext:opacity="100%" f:font-size="14pt" f:font-style="normal" officeooo:paragraph-rsid="02c830b2" f:background-color="transparent" style:font-size-asian="14pt" style:font-style-asian="normal" style:font-size-complex="14pt" style:font-style-complex="normal"/>
    </style:style>
    <style:style style:name="P574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font-style="normal" officeooo:paragraph-rsid="02e88fbf" f:background-color="transparent" style:font-size-asian="14pt" style:font-style-asian="normal" style:font-size-complex="14pt" style:font-style-complex="normal"/>
    </style:style>
    <style:style style:name="P575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font-style="normal" officeooo:paragraph-rsid="03002868" f:background-color="transparent" style:font-size-asian="14pt" style:font-style-asian="normal" style:font-size-complex="14pt" style:font-style-complex="normal"/>
    </style:style>
    <style:style style:name="P576" style:family="paragraph" style:parent-style-name="Standard">
      <style:paragraph-properties style:snap-to-layout-grid="false"/>
      <style:text-properties f:color="#000000" loext:opacity="100%" f:font-size="14pt" f:font-style="normal" officeooo:paragraph-rsid="0339acd8" f:background-color="transparent" style:font-size-asian="14pt" style:font-style-asian="normal" style:font-size-complex="14pt" style:font-style-complex="normal"/>
    </style:style>
    <style:style style:name="P577" style:family="paragraph" style:parent-style-name="Standard">
      <style:paragraph-properties f:text-align="start" style:justify-single-word="false" style:snap-to-layout-grid="false"/>
      <style:text-properties f:color="#000000" loext:opacity="100%" f:font-size="14pt" f:language="ru" f:country="RU" f:font-style="normal" officeooo:rsid="022cbe89" officeooo:paragraph-rsid="02492447" f:background-color="transparent" style:font-size-asian="14pt" style:font-style-asian="normal" style:font-size-complex="14pt" style:font-style-complex="normal"/>
    </style:style>
    <style:style style:name="P578" style:family="paragraph" style:parent-style-name="Standard">
      <style:paragraph-properties f:text-align="center" style:justify-single-word="false" style:snap-to-layout-grid="false"/>
      <style:text-properties f:color="#000000" loext:opacity="100%" f:font-size="14pt" f:language="ru" f:country="RU" f:font-style="normal" officeooo:paragraph-rsid="02c830b2" f:background-color="transparent" style:font-size-asian="14pt" style:font-style-asian="normal" style:font-size-complex="14pt" style:font-style-complex="normal"/>
    </style:style>
    <style:style style:name="P579" style:family="paragraph" style:parent-style-name="Standard">
      <style:paragraph-properties f:text-align="start" style:justify-single-word="false" style:snap-to-layout-grid="false"/>
      <style:text-properties f:color="#000000" loext:opacity="100%" f:font-size="14pt" f:language="ru" f:country="RU" f:font-style="normal" officeooo:paragraph-rsid="02c830b2" f:background-color="transparent" style:font-size-asian="14pt" style:font-style-asian="normal" style:font-size-complex="14pt" style:font-style-complex="normal"/>
    </style:style>
    <style:style style:name="P580" style:family="paragraph" style:parent-style-name="Standard">
      <style:paragraph-properties f:margin-top="0cm" f:margin-bottom="0cm" style:contextual-spacing="false" f:line-height="115%" f:text-align="center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19b1f15" officeooo:paragraph-rsid="032611cc" f:background-color="transparent" style:font-size-asian="14pt" style:font-style-asian="normal" style:font-size-complex="14pt" style:font-style-complex="normal"/>
    </style:style>
    <style:style style:name="P581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19b1f15" officeooo:paragraph-rsid="0337d2fb" f:background-color="transparent" style:font-size-asian="14pt" style:font-style-asian="normal" style:font-size-complex="14pt" style:font-style-complex="normal"/>
    </style:style>
    <style:style style:name="P582" style:family="paragraph" style:parent-style-name="Standard">
      <style:paragraph-properties f:margin-top="0cm" f:margin-bottom="0cm" style:contextual-spacing="false" f:line-height="115%" f:text-align="center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336803" officeooo:paragraph-rsid="032611cc" f:background-color="transparent" style:font-size-asian="14pt" style:font-style-asian="normal" style:font-size-complex="14pt" style:font-style-complex="normal"/>
    </style:style>
    <style:style style:name="P583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336803" officeooo:paragraph-rsid="02e7a1b4" f:background-color="transparent" style:font-size-asian="14pt" style:font-style-asian="normal" style:font-size-complex="14pt" style:font-style-complex="normal"/>
    </style:style>
    <style:style style:name="P584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9cdc65" officeooo:paragraph-rsid="02e7a1b4" f:background-color="transparent" style:font-size-asian="14pt" style:font-style-asian="normal" style:font-size-complex="14pt" style:font-style-complex="normal"/>
    </style:style>
    <style:style style:name="P585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9cdc65" officeooo:paragraph-rsid="02e88fbf" f:background-color="transparent" style:font-size-asian="14pt" style:font-style-asian="normal" style:font-size-complex="14pt" style:font-style-complex="normal"/>
    </style:style>
    <style:style style:name="P586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e88fbf" officeooo:paragraph-rsid="02e88fbf" f:background-color="transparent" style:font-size-asian="14pt" style:font-style-asian="normal" style:font-size-complex="14pt" style:font-style-complex="normal"/>
    </style:style>
    <style:style style:name="P587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02868" officeooo:paragraph-rsid="03002868" f:background-color="transparent" style:font-size-asian="14pt" style:font-style-asian="normal" style:font-size-complex="14pt" style:font-style-complex="normal"/>
    </style:style>
    <style:style style:name="P588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ize="14pt" f:font-style="normal" officeooo:rsid="002f387a" officeooo:paragraph-rsid="002f387a" f:background-color="transparent" style:font-size-asian="14pt" style:font-style-asian="normal" style:font-size-complex="14pt" style:font-style-complex="normal"/>
    </style:style>
    <style:style style:name="P589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ize="14pt" f:font-style="normal" officeooo:rsid="0031d78f" officeooo:paragraph-rsid="0031d78f" f:background-color="transparent" style:font-size-asian="14pt" style:font-style-asian="normal" style:font-size-complex="14pt" style:font-style-complex="normal"/>
    </style:style>
    <style:style style:name="P590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ize="13pt" f:font-style="normal" officeooo:rsid="004a2a44" officeooo:paragraph-rsid="004a2a44" f:background-color="transparent" style:font-size-asian="13pt" style:font-style-asian="normal" style:font-size-complex="13pt" style:font-style-complex="normal"/>
    </style:style>
    <style:style style:name="P591" style:family="paragraph" style:parent-style-name="Standard">
      <style:paragraph-properties f:text-align="justify" style:justify-single-word="false" style:snap-to-layout-grid="false"/>
      <style:text-properties f:color="#000000" loext:opacity="100%" style:font-name="Times New Roman1" f:font-size="13pt" f:font-style="normal" officeooo:rsid="004d22fc" officeooo:paragraph-rsid="004d22fc" f:background-color="transparent" style:font-size-asian="13pt" style:font-style-asian="normal" style:font-size-complex="13pt" style:font-style-complex="normal"/>
    </style:style>
    <style:style style:name="P592" style:family="paragraph" style:parent-style-name="Standard">
      <style:paragraph-properties f:text-align="justify" style:justify-single-word="false" style:snap-to-layout-grid="false"/>
      <style:text-properties f:color="#000000" loext:opacity="100%" style:font-name="Times New Roman1" f:font-size="13pt" f:font-style="normal" officeooo:rsid="0222f932" officeooo:paragraph-rsid="00289bd7" f:background-color="transparent" style:font-size-asian="13pt" style:font-style-asian="normal" style:font-size-complex="13pt" style:font-style-complex="normal"/>
    </style:style>
    <style:style style:name="P593" style:family="paragraph" style:parent-style-name="Standard">
      <style:paragraph-properties f:text-align="justify" style:justify-single-word="false" style:snap-to-layout-grid="false"/>
      <style:text-properties f:color="#000000" loext:opacity="100%" style:font-name="Times New Roman1" f:font-size="13pt" f:font-style="normal" officeooo:paragraph-rsid="00289bd7" f:background-color="transparent" style:font-size-asian="13pt" style:font-style-asian="normal" style:font-size-complex="13pt" style:font-style-complex="normal"/>
    </style:style>
    <style:style style:name="P594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d9a170" officeooo:paragraph-rsid="030cdf04" f:background-color="transparent" style:font-size-asian="12pt" style:font-style-asian="normal" style:font-size-complex="12pt" style:font-style-complex="normal"/>
    </style:style>
    <style:style style:name="P595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d9a170" officeooo:paragraph-rsid="02e2873f" style:letter-kerning="true" f:background-color="transparent" style:font-name-asian="Andale Sans UI" style:font-size-asian="12pt" style:font-style-asian="normal" style:font-size-complex="12pt" style:font-style-complex="normal"/>
    </style:style>
    <style:style style:name="P596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2e34c1e" officeooo:paragraph-rsid="02e34c1e" style:letter-kerning="true" f:background-color="transparent" style:font-name-asian="Andale Sans UI" style:font-size-asian="11pt" style:font-style-asian="normal" style:font-size-complex="11pt" style:font-style-complex="normal"/>
    </style:style>
    <style:style style:name="P597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tyle="normal" officeooo:paragraph-rsid="032a51d1" f:background-color="transparent" style:font-style-asian="normal" style:font-style-complex="normal"/>
    </style:style>
    <style:style style:name="P598" style:family="paragraph" style:parent-style-name="Standard">
      <style:paragraph-properties style:snap-to-layout-grid="false"/>
      <style:text-properties f:color="#000000" loext:opacity="100%" f:font-size="11pt" f:font-style="normal" officeooo:paragraph-rsid="0337d2fb" style:font-size-asian="11pt" style:font-style-asian="normal" style:font-size-complex="11pt" style:font-style-complex="normal"/>
    </style:style>
    <style:style style:name="P599" style:family="paragraph" style:parent-style-name="Standard">
      <style:paragraph-properties f:text-align="center" style:justify-single-word="false" style:snap-to-layout-grid="false"/>
      <style:text-properties f:color="#000000" loext:opacity="100%" f:font-size="11pt" f:font-style="normal" officeooo:paragraph-rsid="0337d2fb" style:font-size-asian="11pt" style:font-style-asian="normal" style:font-size-complex="11pt" style:font-style-complex="normal"/>
    </style:style>
    <style:style style:name="P600" style:family="paragraph" style:parent-style-name="Standard">
      <style:paragraph-properties f:text-align="center" style:justify-single-word="false"/>
      <style:text-properties f:color="#000000" loext:opacity="100%" f:font-size="11pt" f:font-style="normal" officeooo:paragraph-rsid="0337d2fb" style:font-size-asian="11pt" style:font-style-asian="normal" style:font-size-complex="11pt" style:font-style-complex="normal"/>
    </style:style>
    <style:style style:name="P601" style:family="paragraph" style:parent-style-name="Standard">
      <style:paragraph-properties style:snap-to-layout-grid="false"/>
      <style:text-properties f:color="#000000" loext:opacity="100%" f:font-size="11pt" f:font-style="normal" officeooo:paragraph-rsid="00289bd7" f:background-color="transparent" style:font-size-asian="11pt" style:font-style-asian="normal" style:font-style-complex="normal"/>
    </style:style>
    <style:style style:name="P602" style:family="paragraph" style:parent-style-name="Standard">
      <style:paragraph-properties style:snap-to-layout-grid="false"/>
      <style:text-properties f:color="#000000" loext:opacity="100%" f:font-size="11pt" f:font-style="normal" officeooo:paragraph-rsid="032a51d1" f:background-color="transparent" style:font-size-asian="11pt" style:font-style-asian="normal" style:font-style-complex="normal"/>
    </style:style>
    <style:style style:name="P603" style:family="paragraph" style:parent-style-name="Standard">
      <style:paragraph-properties style:snap-to-layout-grid="false"/>
      <style:text-properties f:color="#000000" loext:opacity="100%" f:font-size="11pt" f:font-style="normal" officeooo:paragraph-rsid="02492447" f:background-color="transparent" style:font-size-asian="11pt" style:font-style-asian="normal" style:font-style-complex="normal"/>
    </style:style>
    <style:style style:name="P604" style:family="paragraph" style:parent-style-name="Standard">
      <style:paragraph-properties style:snap-to-layout-grid="false"/>
      <style:text-properties f:color="#000000" loext:opacity="100%" f:font-size="11pt" f:font-style="normal" officeooo:paragraph-rsid="0189a6d4" f:background-color="transparent" style:font-size-asian="11pt" style:font-style-asian="normal" style:font-style-complex="normal"/>
    </style:style>
    <style:style style:name="P605" style:family="paragraph" style:parent-style-name="Standard">
      <style:paragraph-properties style:snap-to-layout-grid="false"/>
      <style:text-properties f:color="#000000" loext:opacity="100%" f:font-size="11pt" f:font-style="normal" officeooo:rsid="02de16b6" officeooo:paragraph-rsid="02de16b6" f:background-color="transparent" style:font-size-asian="11pt" style:font-style-asian="normal" style:font-size-complex="11pt" style:font-style-complex="normal"/>
    </style:style>
    <style:style style:name="P606" style:family="paragraph" style:parent-style-name="Standard">
      <style:paragraph-properties style:snap-to-layout-grid="false"/>
      <style:text-properties f:color="#000000" loext:opacity="100%" f:font-size="11pt" f:font-style="normal" officeooo:rsid="02faa524" officeooo:paragraph-rsid="02faa524" f:background-color="transparent" style:font-size-asian="11pt" style:font-style-asian="normal" style:font-size-complex="11pt" style:font-style-complex="normal"/>
    </style:style>
    <style:style style:name="P607" style:family="paragraph" style:parent-style-name="Standard">
      <style:paragraph-properties style:snap-to-layout-grid="false"/>
      <style:text-properties f:color="#000000" loext:opacity="100%" f:font-size="11pt" f:font-style="normal" officeooo:paragraph-rsid="0339acd8" f:background-color="transparent" style:font-size-asian="11pt" style:font-style-asian="normal" style:font-size-complex="11pt" style:font-style-complex="normal"/>
    </style:style>
    <style:style style:name="P608" style:family="paragraph" style:parent-style-name="Standard">
      <style:paragraph-properties f:text-align="center" style:justify-single-word="false" style:snap-to-layout-grid="false"/>
      <style:text-properties f:color="#000000" loext:opacity="100%" f:font-size="11pt" f:font-style="normal" officeooo:paragraph-rsid="0339acd8" f:background-color="transparent" style:font-size-asian="11pt" style:font-style-asian="normal" style:font-size-complex="11pt" style:font-style-complex="normal"/>
    </style:style>
    <style:style style:name="P609" style:family="paragraph" style:parent-style-name="Standard">
      <style:paragraph-properties f:text-align="center" style:justify-single-word="false"/>
      <style:text-properties f:color="#000000" loext:opacity="100%" f:font-size="11pt" f:font-style="normal" officeooo:paragraph-rsid="0339acd8" f:background-color="transparent" style:font-size-asian="11pt" style:font-style-asian="normal" style:font-size-complex="11pt" style:font-style-complex="normal"/>
    </style:style>
    <style:style style:name="P610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337d2fb" style:font-size-asian="10pt" style:font-style-asian="normal" style:font-size-complex="10pt" style:font-style-complex="normal"/>
    </style:style>
    <style:style style:name="P611" style:family="paragraph" style:parent-style-name="Standard">
      <style:paragraph-properties style:snap-to-layout-grid="false"/>
      <style:text-properties f:color="#000000" loext:opacity="100%" f:font-size="10pt" f:font-style="normal" officeooo:rsid="027f53e9" officeooo:paragraph-rsid="0337d2fb" style:font-size-asian="10pt" style:font-style-asian="normal" style:font-size-complex="10pt" style:font-style-complex="normal"/>
    </style:style>
    <style:style style:name="P612" style:family="paragraph" style:parent-style-name="Standard">
      <style:paragraph-properties style:snap-to-layout-grid="false"/>
      <style:text-properties f:color="#000000" loext:opacity="100%" f:font-size="10pt" f:font-style="normal" officeooo:rsid="0284c7b1" officeooo:paragraph-rsid="0337d2fb" style:font-size-asian="10pt" style:font-style-asian="normal" style:font-size-complex="10pt" style:font-style-complex="normal"/>
    </style:style>
    <style:style style:name="P613" style:family="paragraph" style:parent-style-name="Standard">
      <style:paragraph-properties style:snap-to-layout-grid="false"/>
      <style:text-properties f:color="#000000" loext:opacity="100%" f:font-size="10pt" f:font-style="normal" officeooo:paragraph-rsid="00289bd7" f:background-color="transparent" style:font-size-asian="10pt" style:font-style-asian="normal" style:font-style-complex="normal"/>
    </style:style>
    <style:style style:name="P614" style:family="paragraph" style:parent-style-name="Standard">
      <style:paragraph-properties style:snap-to-layout-grid="false"/>
      <style:text-properties f:color="#000000" loext:opacity="100%" f:font-size="10pt" f:font-style="normal" officeooo:paragraph-rsid="032a51d1" f:background-color="transparent" style:font-size-asian="10pt" style:font-style-asian="normal" style:font-style-complex="normal"/>
    </style:style>
    <style:style style:name="P615" style:family="paragraph" style:parent-style-name="Standard">
      <style:paragraph-properties style:snap-to-layout-grid="false"/>
      <style:text-properties f:color="#000000" loext:opacity="100%" f:font-size="10pt" f:font-style="normal" officeooo:paragraph-rsid="02492447" f:background-color="transparent" style:font-size-asian="10pt" style:font-style-asian="normal" style:font-style-complex="normal"/>
    </style:style>
    <style:style style:name="P616" style:family="paragraph" style:parent-style-name="Standard">
      <style:paragraph-properties style:snap-to-layout-grid="false"/>
      <style:text-properties f:color="#000000" loext:opacity="100%" f:font-size="10pt" f:font-style="normal" officeooo:paragraph-rsid="0189a6d4" f:background-color="transparent" style:font-size-asian="10pt" style:font-style-asian="normal" style:font-style-complex="normal"/>
    </style:style>
    <style:style style:name="P617" style:family="paragraph" style:parent-style-name="Standard">
      <style:paragraph-properties f:text-align="center" style:justify-single-word="false" style:snap-to-layout-grid="false"/>
      <style:text-properties f:color="#000000" loext:opacity="100%" f:font-size="10pt" f:font-style="normal" officeooo:paragraph-rsid="032a51d1" f:background-color="transparent" style:font-size-asian="10pt" style:font-style-asian="normal" style:font-style-complex="normal"/>
    </style:style>
    <style:style style:name="P618" style:family="paragraph" style:parent-style-name="Standard">
      <style:paragraph-properties f:text-align="start" style:justify-single-word="false" style:snap-to-layout-grid="false"/>
      <style:text-properties f:color="#000000" loext:opacity="100%" f:font-size="10pt" f:font-style="normal" officeooo:paragraph-rsid="02492447" f:background-color="transparent" style:font-size-asian="10pt" style:font-style-asian="normal" style:font-style-complex="normal"/>
    </style:style>
    <style:style style:name="P619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339acd8" f:background-color="transparent" style:font-size-asian="10pt" style:font-style-asian="normal" style:font-size-complex="10pt" style:font-style-complex="normal"/>
    </style:style>
    <style:style style:name="P620" style:family="paragraph" style:parent-style-name="Standard">
      <style:paragraph-properties style:snap-to-layout-grid="false"/>
      <style:text-properties f:color="#000000" loext:opacity="100%" f:font-size="10pt" f:font-style="normal" officeooo:rsid="027f53e9" officeooo:paragraph-rsid="0339acd8" f:background-color="transparent" style:font-size-asian="10pt" style:font-style-asian="normal" style:font-size-complex="10pt" style:font-style-complex="normal"/>
    </style:style>
    <style:style style:name="P621" style:family="paragraph" style:parent-style-name="Standard">
      <style:paragraph-properties style:snap-to-layout-grid="false"/>
      <style:text-properties f:color="#000000" loext:opacity="100%" f:font-size="10pt" f:font-style="normal" officeooo:rsid="0284c7b1" officeooo:paragraph-rsid="0339acd8" f:background-color="transparent" style:font-size-asian="10pt" style:font-style-asian="normal" style:font-size-complex="10pt" style:font-style-complex="normal"/>
    </style:style>
    <style:style style:name="P622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0289bd7" f:background-color="transparent" style:font-size-asian="10pt" style:language-asian="zxx" style:country-asian="none" style:font-style-asian="normal" style:font-style-complex="normal"/>
    </style:style>
    <style:style style:name="P623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32a51d1" f:background-color="transparent" style:font-size-asian="10pt" style:language-asian="zxx" style:country-asian="none" style:font-style-asian="normal" style:font-style-complex="normal"/>
    </style:style>
    <style:style style:name="P624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2492447" f:background-color="transparent" style:font-size-asian="10pt" style:language-asian="zxx" style:country-asian="none" style:font-style-asian="normal" style:font-style-complex="normal"/>
    </style:style>
    <style:style style:name="P625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189a6d4" f:background-color="transparent" style:font-size-asian="10pt" style:language-asian="zxx" style:country-asian="none" style:font-style-asian="normal" style:font-style-complex="normal"/>
    </style:style>
    <style:style style:name="P626" style:family="paragraph" style:parent-style-name="Standard">
      <style:paragraph-properties f:text-align="start" style:justify-single-word="false" style:snap-to-layout-grid="false"/>
      <style:text-properties f:color="#000000" loext:opacity="100%" f:font-size="10pt" f:language="ru" f:country="RU" f:font-style="normal" officeooo:rsid="029081c1" officeooo:paragraph-rsid="032a51d1" f:background-color="transparent" style:font-size-asian="10pt" style:font-style-asian="normal" style:font-size-complex="14pt" style:font-style-complex="normal"/>
    </style:style>
    <style:style style:name="P627" style:family="paragraph" style:parent-style-name="Standard">
      <style:paragraph-properties style:snap-to-layout-grid="false"/>
      <style:text-properties f:color="#000000" loext:opacity="100%" f:font-size="8pt" f:font-style="normal" officeooo:rsid="0297a446" officeooo:paragraph-rsid="0337d2fb" style:font-size-asian="8pt" style:font-style-asian="normal" style:font-size-complex="8pt" style:font-style-complex="normal"/>
    </style:style>
    <style:style style:name="P628" style:family="paragraph" style:parent-style-name="Standard">
      <style:paragraph-properties style:snap-to-layout-grid="false"/>
      <style:text-properties f:color="#000000" loext:opacity="100%" f:font-size="8pt" f:font-style="normal" officeooo:paragraph-rsid="00289bd7" f:background-color="transparent" style:font-size-asian="8pt" style:font-style-asian="normal" style:font-style-complex="normal"/>
    </style:style>
    <style:style style:name="P629" style:family="paragraph" style:parent-style-name="Standard">
      <style:paragraph-properties style:snap-to-layout-grid="false"/>
      <style:text-properties f:color="#000000" loext:opacity="100%" f:font-size="8pt" f:font-style="normal" officeooo:paragraph-rsid="032a51d1" f:background-color="transparent" style:font-size-asian="8pt" style:font-style-asian="normal" style:font-style-complex="normal"/>
    </style:style>
    <style:style style:name="P630" style:family="paragraph" style:parent-style-name="Standard">
      <style:paragraph-properties style:snap-to-layout-grid="false"/>
      <style:text-properties f:color="#000000" loext:opacity="100%" f:font-size="8pt" f:font-style="normal" officeooo:paragraph-rsid="02492447" f:background-color="transparent" style:font-size-asian="8pt" style:font-style-asian="normal" style:font-style-complex="normal"/>
    </style:style>
    <style:style style:name="P631" style:family="paragraph" style:parent-style-name="Standard">
      <style:paragraph-properties style:snap-to-layout-grid="false"/>
      <style:text-properties f:color="#000000" loext:opacity="100%" f:font-size="8pt" f:font-style="normal" officeooo:paragraph-rsid="0189a6d4" f:background-color="transparent" style:font-size-asian="8pt" style:font-style-asian="normal" style:font-style-complex="normal"/>
    </style:style>
    <style:style style:name="P632" style:family="paragraph" style:parent-style-name="Standard">
      <style:paragraph-properties style:snap-to-layout-grid="false"/>
      <style:text-properties f:color="#000000" loext:opacity="100%" f:font-size="8pt" f:font-style="normal" officeooo:rsid="027f53e9" officeooo:paragraph-rsid="027f53e9" f:background-color="transparent" style:font-size-asian="8pt" style:font-style-asian="normal" style:font-size-complex="8pt" style:font-style-complex="normal"/>
    </style:style>
    <style:style style:name="P633" style:family="paragraph" style:parent-style-name="Standard">
      <style:paragraph-properties style:snap-to-layout-grid="false"/>
      <style:text-properties f:color="#000000" loext:opacity="100%" f:font-size="8pt" f:font-style="normal" officeooo:rsid="0297a446" officeooo:paragraph-rsid="0339acd8" f:background-color="transparent" style:font-size-asian="8pt" style:font-style-asian="normal" style:font-size-complex="8pt" style:font-style-complex="normal"/>
    </style:style>
    <style:style style:name="P634" style:family="paragraph" style:parent-style-name="Standard">
      <style:paragraph-properties style:snap-to-layout-grid="false"/>
      <style:text-properties f:color="#000000" loext:opacity="100%" f:font-size="8pt" f:font-style="normal" officeooo:paragraph-rsid="0189a6d4" f:background-color="transparent" style:font-size-asian="8pt" style:font-style-asian="normal" style:font-size-complex="8pt" style:font-style-complex="normal"/>
    </style:style>
    <style:style style:name="P635" style:family="paragraph" style:parent-style-name="Standard">
      <style:paragraph-properties style:snap-to-layout-grid="false"/>
      <style:text-properties f:color="#000000" loext:opacity="100%" f:font-style="normal" officeooo:paragraph-rsid="0337d2fb" style:font-style-asian="normal" style:font-style-complex="normal"/>
    </style:style>
    <style:style style:name="P636" style:family="paragraph" style:parent-style-name="Standard">
      <style:paragraph-properties style:snap-to-layout-grid="false"/>
      <style:text-properties f:color="#000000" loext:opacity="100%" f:font-style="normal" officeooo:paragraph-rsid="0339acd8" style:font-style-asian="normal" style:font-style-complex="normal"/>
    </style:style>
    <style:style style:name="P637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2e8ecda" officeooo:paragraph-rsid="0337d2fb" style:font-style-asian="normal" style:font-style-complex="normal"/>
    </style:style>
    <style:style style:name="P638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2318dc2" officeooo:paragraph-rsid="02318dc2" f:background-color="transparent" style:font-style-asian="normal" style:font-style-complex="normal"/>
    </style:style>
    <style:style style:name="P639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2e8ecda" officeooo:paragraph-rsid="0339acd8" f:background-color="transparent" style:font-style-asian="normal" style:font-style-complex="normal"/>
    </style:style>
    <style:style style:name="P640" style:family="paragraph" style:parent-style-name="Standard">
      <style:paragraph-properties style:snap-to-layout-grid="false"/>
      <style:text-properties f:color="#000000" loext:opacity="100%" f:font-style="normal" officeooo:paragraph-rsid="00289bd7" f:background-color="transparent" style:font-style-asian="normal" style:font-style-complex="normal"/>
    </style:style>
    <style:style style:name="P641" style:family="paragraph" style:parent-style-name="Standard">
      <style:paragraph-properties style:snap-to-layout-grid="false"/>
      <style:text-properties f:color="#000000" loext:opacity="100%" f:font-style="normal" officeooo:paragraph-rsid="032a51d1" f:background-color="transparent" style:font-style-asian="normal" style:font-style-complex="normal"/>
    </style:style>
    <style:style style:name="P642" style:family="paragraph" style:parent-style-name="Standard">
      <style:paragraph-properties style:snap-to-layout-grid="false"/>
      <style:text-properties f:color="#000000" loext:opacity="100%" f:font-style="normal" officeooo:paragraph-rsid="02492447" f:background-color="transparent" style:font-style-asian="normal" style:font-style-complex="normal"/>
    </style:style>
    <style:style style:name="P643" style:family="paragraph" style:parent-style-name="Standard">
      <style:paragraph-properties style:snap-to-layout-grid="false"/>
      <style:text-properties f:color="#000000" loext:opacity="100%" f:font-style="normal" officeooo:paragraph-rsid="0189a6d4" f:background-color="transparent" style:font-style-asian="normal" style:font-style-complex="normal"/>
    </style:style>
    <style:style style:name="P644" style:family="paragraph" style:parent-style-name="Standard">
      <style:paragraph-properties style:snap-to-layout-grid="false"/>
      <style:text-properties f:color="#000000" loext:opacity="100%" f:font-style="normal" officeooo:paragraph-rsid="0339acd8" f:background-color="transparent" style:font-style-asian="normal" style:font-style-complex="normal"/>
    </style:style>
    <style:style style:name="P645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0289bd7" f:background-color="transparent" style:font-style-asian="normal" style:font-style-complex="normal"/>
    </style:style>
    <style:style style:name="P646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tyle="normal" officeooo:paragraph-rsid="03151934" f:background-color="transparent" style:font-style-asian="normal" style:font-style-complex="normal"/>
    </style:style>
    <style:style style:name="P647" style:family="paragraph" style:parent-style-name="Standard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>
        <style:tab-stops>
          <style:tab-stop style:position="23.703cm"/>
        </style:tab-stops>
      </style:paragraph-properties>
      <style:text-properties f:color="#000000" loext:opacity="100%" f:font-style="normal" officeooo:paragraph-rsid="03151934" f:background-color="transparent" style:font-style-asian="normal" style:font-style-complex="normal"/>
    </style:style>
    <style:style style:name="P648" style:family="paragraph" style:parent-style-name="Standard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>
        <style:tab-stops>
          <style:tab-stop style:position="23.703cm"/>
        </style:tab-stops>
      </style:paragraph-properties>
      <style:text-properties f:color="#000000" loext:opacity="100%" f:font-style="normal" officeooo:paragraph-rsid="03151934" f:background-color="transparent" style:font-style-asian="normal" style:font-style-complex="normal"/>
    </style:style>
    <style:style style:name="P649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tyle="normal" officeooo:paragraph-rsid="0316e786" f:background-color="transparent" style:font-style-asian="normal" style:font-style-complex="normal"/>
    </style:style>
    <style:style style:name="P650" style:family="paragraph" style:parent-style-name="Standard">
      <style:paragraph-properties f:margin-left="0cm" f:margin-right="0cm" f:text-align="start" style:justify-single-word="false" f:orphans="0" f:widows="0" f:text-indent="0.309cm" style:auto-text-indent="false" style:writing-mode="lr-tb">
        <style:tab-stops/>
      </style:paragraph-properties>
      <style:text-properties f:color="#000000" loext:opacity="100%" f:font-style="normal" officeooo:paragraph-rsid="032a51d1" f:background-color="transparent" style:font-style-asian="normal" style:font-style-complex="normal"/>
    </style:style>
    <style:style style:name="P651" style:family="paragraph" style:parent-style-name="Standard">
      <style:paragraph-properties f:margin-left="0cm" f:margin-right="0cm" f:text-align="start" style:justify-single-word="false" f:orphans="0" f:widows="0" f:text-indent="0cm" style:auto-text-indent="false" style:writing-mode="lr-tb">
        <style:tab-stops/>
      </style:paragraph-properties>
      <style:text-properties f:color="#000000" loext:opacity="100%" f:font-style="normal" officeooo:paragraph-rsid="032a51d1" f:background-color="transparent" style:font-style-asian="normal" style:font-style-complex="normal"/>
    </style:style>
    <style:style style:name="P652" style:family="paragraph" style:parent-style-name="Standard">
      <style:paragraph-properties f:margin-left="0cm" f:margin-right="0cm" f:line-height="150%" f:text-align="start" style:justify-single-word="false" f:orphans="0" f:widows="0" f:text-indent="0.309cm" style:auto-text-indent="false" style:writing-mode="lr-tb">
        <style:tab-stops/>
      </style:paragraph-properties>
      <style:text-properties f:color="#000000" loext:opacity="100%" f:font-style="normal" officeooo:paragraph-rsid="032a51d1" f:background-color="transparent" style:font-style-asian="normal" style:font-style-complex="normal"/>
    </style:style>
    <style:style style:name="P653" style:family="paragraph" style:parent-style-name="Standard">
      <style:paragraph-properties f:orphans="0" f:widows="0"/>
      <style:text-properties f:color="#000000" loext:opacity="100%" f:font-style="normal" officeooo:paragraph-rsid="032a51d1" f:background-color="transparent" style:font-style-asian="normal" style:font-style-complex="normal"/>
    </style:style>
    <style:style style:name="P654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32a51d1" f:background-color="transparent" style:font-style-asian="normal" style:font-size-complex="14pt" style:font-style-complex="normal"/>
    </style:style>
    <style:style style:name="P655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2492447" f:background-color="transparent" style:font-style-asian="normal" style:font-size-complex="14pt" style:font-style-complex="normal"/>
    </style:style>
    <style:style style:name="P656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1b3fd03" f:background-color="transparent" style:font-style-asian="normal" style:font-size-complex="14pt" style:font-style-complex="normal"/>
    </style:style>
    <style:style style:name="P657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32a51d1" f:background-color="transparent" style:font-style-asian="normal" style:font-size-complex="14pt" style:font-style-complex="normal"/>
    </style:style>
    <style:style style:name="P658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2492447" f:background-color="transparent" style:font-style-asian="normal" style:font-size-complex="14pt" style:font-style-complex="normal"/>
    </style:style>
    <style:style style:name="P659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189a6d4" f:background-color="transparent" style:font-style-asian="normal" style:font-size-complex="14pt" style:font-style-complex="normal"/>
    </style:style>
    <style:style style:name="P660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rsid="0041a3cf" officeooo:paragraph-rsid="0019ffcd" f:background-color="transparent" style:font-size-complex="14pt"/>
    </style:style>
    <style:style style:name="P661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rsid="002103d8" officeooo:paragraph-rsid="03132b5d" f:background-color="transparent" style:font-size-complex="14pt"/>
    </style:style>
    <style:style style:name="P662" style:family="paragraph" style:parent-style-name="Standard">
      <style:paragraph-properties f:line-height="150%" f:text-align="start" style:justify-single-word="false"/>
      <style:text-properties f:color="#000000" loext:opacity="100%" officeooo:rsid="002103d8" officeooo:paragraph-rsid="0019ffcd" f:background-color="transparent" style:font-size-complex="14pt"/>
    </style:style>
    <style:style style:name="P663" style:family="paragraph" style:parent-style-name="Standard">
      <style:paragraph-properties f:line-height="150%" f:text-align="start" style:justify-single-word="false"/>
      <style:text-properties f:color="#000000" loext:opacity="100%" officeooo:rsid="02318dc2" officeooo:paragraph-rsid="02318dc2" f:background-color="transparent" style:font-size-complex="14pt"/>
    </style:style>
    <style:style style:name="P664" style:family="paragraph" style:parent-style-name="Standard">
      <style:paragraph-properties f:line-height="150%" f:text-align="start" style:justify-single-word="false"/>
      <style:text-properties f:color="#000000" loext:opacity="100%" officeooo:rsid="02996e14" officeooo:paragraph-rsid="02996e14" f:background-color="transparent" style:font-size-complex="14pt"/>
    </style:style>
    <style:style style:name="P665" style:family="paragraph" style:parent-style-name="Standard">
      <style:paragraph-properties f:line-height="150%" f:text-align="start" style:justify-single-word="false">
        <style:tab-stops/>
      </style:paragraph-properties>
      <style:text-properties f:color="#000000" loext:opacity="100%" officeooo:rsid="02996e14" officeooo:paragraph-rsid="03132b5d" f:background-color="transparent" style:font-size-complex="14pt"/>
    </style:style>
    <style:style style:name="P666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paragraph-rsid="0019ffcd" f:background-color="transparent" style:font-size-complex="14pt"/>
    </style:style>
    <style:style style:name="P667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paragraph-rsid="03132b5d" f:background-color="transparent" style:font-size-complex="14pt"/>
    </style:style>
    <style:style style:name="P668" style:family="paragraph" style:parent-style-name="Standard">
      <style:paragraph-properties f:line-height="150%"/>
      <style:text-properties f:color="#000000" loext:opacity="100%" officeooo:paragraph-rsid="002103d8" f:background-color="transparent" style:font-size-complex="14pt"/>
    </style:style>
    <style:style style:name="P669" style:family="paragraph" style:parent-style-name="Standard">
      <style:paragraph-properties f:line-height="150%"/>
      <style:text-properties f:color="#000000" loext:opacity="100%" officeooo:paragraph-rsid="0019ffcd" f:background-color="transparent" style:font-size-complex="14pt"/>
    </style:style>
    <style:style style:name="P670" style:family="paragraph" style:parent-style-name="Standard">
      <style:paragraph-properties f:line-height="150%" f:text-align="start" style:justify-single-word="false"/>
      <style:text-properties f:color="#000000" loext:opacity="100%" officeooo:paragraph-rsid="0019ffcd" f:background-color="transparent" style:font-size-complex="14pt"/>
    </style:style>
    <style:style style:name="P671" style:family="paragraph" style:parent-style-name="Standard">
      <style:paragraph-properties f:line-height="150%" f:text-align="start" style:justify-single-word="false"/>
      <style:text-properties f:color="#000000" loext:opacity="100%" officeooo:paragraph-rsid="03132b5d" f:background-color="transparent" style:font-size-complex="14pt"/>
    </style:style>
    <style:style style:name="P672" style:family="paragraph" style:parent-style-name="Standard">
      <style:text-properties f:color="#000000" loext:opacity="100%" f:background-color="transparent"/>
    </style:style>
    <style:style style:name="P673" style:family="paragraph" style:parent-style-name="Standard">
      <style:paragraph-properties f:line-height="150%"/>
      <style:text-properties f:color="#000000" loext:opacity="100%" officeooo:paragraph-rsid="0019ffcd" f:background-color="transparent"/>
    </style:style>
    <style:style style:name="P674" style:family="paragraph" style:parent-style-name="Standard">
      <style:paragraph-properties f:margin-top="0cm" f:margin-bottom="0.282cm" style:contextual-spacing="false" f:line-height="150%" f:orphans="2" f:widows="2" f:hyphenation-ladder-count="no-limit" style:vertical-align="auto"/>
      <style:text-properties f:color="#000000" loext:opacity="100%" officeooo:paragraph-rsid="0019ffcd" f:background-color="transparent" f:hyphenate="true" f:hyphenation-remain-char-count="2" f:hyphenation-push-char-count="2" loext:hyphenation-no-caps="false" loext:hyphenation-no-last-word="false" loext:hyphenation-word-char-count="no-limit" loext:hyphenation-zone="no-limit"/>
    </style:style>
    <style:style style:name="P675" style:family="paragraph" style:parent-style-name="Standard">
      <style:paragraph-properties f:line-height="150%"/>
      <style:text-properties f:color="#000000" loext:opacity="100%" f:background-color="transparent"/>
    </style:style>
    <style:style style:name="P676" style:family="paragraph" style:parent-style-name="Standard">
      <style:paragraph-properties f:margin-top="0cm" f:margin-bottom="0.282cm" style:contextual-spacing="false" f:line-height="150%" f:orphans="2" f:widows="2" f:hyphenation-ladder-count="no-limit" style:vertical-align="auto"/>
      <style:text-properties f:color="#000000" loext:opacity="100%" f:font-size="18pt" officeooo:paragraph-rsid="0019ffcd" f:background-color="transparent" style:font-name-asian="Times New Roman2" style:font-size-asian="18pt" style:font-name-complex="Times New Roman2" style:font-size-complex="10pt" f:hyphenate="true" f:hyphenation-remain-char-count="2" f:hyphenation-push-char-count="2" loext:hyphenation-no-caps="false" loext:hyphenation-no-last-word="false" loext:hyphenation-word-char-count="no-limit" loext:hyphenation-zone="no-limit"/>
    </style:style>
    <style:style style:name="P677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32a51d1" f:background-color="transparent" style:font-size-asian="18pt" style:font-style-asian="normal" style:font-style-complex="normal"/>
    </style:style>
    <style:style style:name="P678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2492447" f:background-color="transparent" style:font-size-asian="18pt" style:font-style-asian="normal" style:font-style-complex="normal"/>
    </style:style>
    <style:style style:name="P679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189a6d4" f:background-color="transparent" style:font-size-asian="18pt" style:font-style-asian="normal" style:font-style-complex="normal"/>
    </style:style>
    <style:style style:name="P680" style:family="paragraph" style:parent-style-name="Standard">
      <style:paragraph-properties f:text-align="start" style:justify-single-word="false" style:snap-to-layout-grid="false"/>
      <style:text-properties f:color="#000000" loext:opacity="100%" style:font-name="GOST type A" f:font-size="16pt" f:font-style="normal" officeooo:paragraph-rsid="00289bd7" f:background-color="transparent" style:font-size-asian="16pt" style:font-style-asian="normal" style:font-size-complex="16pt" style:font-style-complex="normal"/>
    </style:style>
    <style:style style:name="P681" style:family="paragraph" style:parent-style-name="Standard">
      <style:paragraph-properties f:text-align="center" style:justify-single-word="false" style:snap-to-layout-grid="false"/>
      <style:text-properties f:color="#000000" loext:opacity="100%" style:font-name="GOST type A" f:font-size="14pt" f:font-style="normal" officeooo:paragraph-rsid="00289bd7" f:background-color="transparent" style:font-size-asian="14pt" style:font-style-asian="normal" style:font-size-complex="14pt" style:font-style-complex="normal"/>
    </style:style>
    <style:style style:name="P682" style:family="paragraph" style:parent-style-name="Standard">
      <style:paragraph-properties style:snap-to-layout-grid="false"/>
      <style:text-properties f:color="#000000" loext:opacity="100%" f:font-size="10.5pt" f:font-style="normal" officeooo:paragraph-rsid="0189a6d4" f:background-color="transparent" style:font-size-asian="10.5pt" style:font-style-asian="normal" style:font-size-complex="10.5pt" style:font-style-complex="normal"/>
    </style:style>
    <style:style style:name="P683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font-variant="normal" f:text-transform="none" f:color="#000000" loext:opacity="100%" style:text-line-through-style="none" style:text-line-through-type="none" style:font-name="Times New Roman1" f:font-size="11pt" f:letter-spacing="normal" f:language="ru" f:country="RU" f:font-style="normal" style:text-underline-style="none" f:font-weight="normal" officeooo:paragraph-rsid="02fc6095" style:text-blinking="false" f:background-color="transparent" style:font-size-asian="11pt" style:font-size-complex="11pt"/>
    </style:style>
    <style:style style:name="P684" style:family="paragraph" style:parent-style-name="Standard">
      <style:text-properties officeooo:paragraph-rsid="0337d2fb"/>
    </style:style>
    <style:style style:name="P685" style:family="paragraph" style:parent-style-name="Standard">
      <style:paragraph-properties f:text-align="center" style:justify-single-word="false" style:snap-to-layout-grid="false"/>
      <style:text-properties officeooo:paragraph-rsid="0337d2fb"/>
    </style:style>
    <style:style style:name="P686" style:family="paragraph" style:parent-style-name="Standard">
      <style:paragraph-properties f:text-align="center" style:justify-single-word="false" style:snap-to-layout-grid="false"/>
      <style:text-properties officeooo:rsid="0337d2fb" officeooo:paragraph-rsid="0337d2fb"/>
    </style:style>
    <style:style style:name="P687" style:family="paragraph" style:parent-style-name="Standard">
      <style:text-properties officeooo:paragraph-rsid="0337d2fb" f:background-color="transparent"/>
    </style:style>
    <style:style style:name="P688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officeooo:paragraph-rsid="02e2873f" f:background-color="transparent"/>
    </style:style>
    <style:style style:name="P689" style:family="paragraph" style:parent-style-name="Standard">
      <style:paragraph-properties f:text-align="center" style:justify-single-word="false" style:snap-to-layout-grid="false"/>
      <style:text-properties officeooo:paragraph-rsid="032a51d1" f:background-color="transparent"/>
    </style:style>
    <style:style style:name="P690" style:family="paragraph" style:parent-style-name="Standard">
      <style:paragraph-properties f:text-align="center" style:justify-single-word="false" style:snap-to-layout-grid="false"/>
      <style:text-properties officeooo:paragraph-rsid="030b9971" f:background-color="transparent"/>
    </style:style>
    <style:style style:name="P691" style:family="paragraph" style:parent-style-name="Standard">
      <style:text-properties f:background-color="transparent"/>
    </style:style>
    <style:style style:name="P692" style:family="paragraph" style:parent-style-name="Standard">
      <style:paragraph-properties f:text-align="start" style:justify-single-word="false" style:snap-to-layout-grid="false"/>
      <style:text-properties officeooo:paragraph-rsid="02c830b2" f:background-color="transparent"/>
    </style:style>
    <style:style style:name="P693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officeooo:paragraph-rsid="033435f0" f:background-color="transparent"/>
    </style:style>
    <style:style style:name="P694" style:family="paragraph" style:parent-style-name="Standard">
      <style:text-properties officeooo:paragraph-rsid="0339acd8" f:background-color="transparent"/>
    </style:style>
    <style:style style:name="P695" style:family="paragraph" style:parent-style-name="Standard">
      <style:paragraph-properties f:text-align="center" style:justify-single-word="false" style:snap-to-layout-grid="false"/>
      <style:text-properties officeooo:rsid="0337d2fb" officeooo:paragraph-rsid="0337d2fb" f:background-color="transparent"/>
    </style:style>
    <style:style style:name="P696" style:family="paragraph" style:parent-style-name="Standard">
      <style:paragraph-properties f:text-align="center" style:justify-single-word="false" style:snap-to-layout-grid="false"/>
      <style:text-properties officeooo:rsid="0339acd8" officeooo:paragraph-rsid="0339acd8" f:background-color="transparent"/>
    </style:style>
    <style:style style:name="P697" style:family="paragraph" style:parent-style-name="Standard" style:master-page-name="">
      <style:paragraph-properties style:page-number="auto" f:break-before="auto" f:break-after="auto"/>
      <style:text-properties f:color="#c9211e" loext:opacity="100%" f:font-style="normal" officeooo:paragraph-rsid="0337d2fb" f:background-color="transparent" style:font-style-asian="normal" style:font-style-complex="normal"/>
    </style:style>
    <style:style style:name="P698" style:family="paragraph" style:parent-style-name="Standard">
      <style:paragraph-properties f:margin-left="0cm" f:margin-right="0.353cm" f:text-align="start" style:justify-single-word="false" f:orphans="2" f:widows="2" f:text-indent="0cm" style:auto-text-indent="false"/>
      <style:text-properties f:color="#c9211e" loext:opacity="100%" f:font-size="12pt" f:font-style="normal" officeooo:paragraph-rsid="00289bd7" f:background-color="transparent" style:font-style-asian="normal" style:font-style-complex="normal"/>
    </style:style>
    <style:style style:name="P699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c9211e" loext:opacity="100%" f:font-size="12pt" f:font-style="normal" officeooo:rsid="026a74f9" officeooo:paragraph-rsid="026a74f9" f:background-color="transparent" style:font-size-asian="12pt" style:font-style-asian="normal" style:font-style-complex="normal"/>
    </style:style>
    <style:style style:name="P700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font-size="11pt" f:font-style="normal" officeooo:paragraph-rsid="02e34c1e" f:background-color="transparent" style:font-size-asian="11pt" style:font-style-asian="normal" style:font-size-complex="11pt" style:font-style-complex="normal"/>
    </style:style>
    <style:style style:name="P701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>
        <style:tab-stops/>
      </style:paragraph-properties>
      <style:text-properties f:color="#000000" loext:opacity="100%" style:font-name="Times New Roman1" f:font-size="14pt" f:font-style="normal" officeooo:rsid="0307c110" officeooo:paragraph-rsid="0337d2fb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2" style:family="paragraph" style:parent-style-name="Standard_20__28_user_29_">
      <style:paragraph-properties f:text-align="center" style:justify-single-word="false" style:snap-to-layout-grid="false"/>
      <style:text-properties f:color="#000000" loext:opacity="100%" style:font-name="Times New Roman1" f:font-size="14pt" f:font-style="normal" officeooo:rsid="0307c110" officeooo:paragraph-rsid="01657708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0pt" style:font-style-complex="normal"/>
    </style:style>
    <style:style style:name="P703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de16b6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4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0637e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5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2873f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6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34c1e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7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b7993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8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fea5f0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09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04631c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10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37d2fb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11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2a51d1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12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7a1b4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13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>
        <style:tab-stops/>
      </style:paragraph-properties>
      <style:text-properties f:color="#000000" loext:opacity="100%" style:font-name="Times New Roman1" f:font-size="14pt" f:font-style="normal" officeooo:rsid="0307c110" officeooo:paragraph-rsid="0339acd8" style:letter-kerning="true" f:background-color="transparent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714" style:family="paragraph" style:parent-style-name="Standard_20__28_user_29_">
      <style:paragraph-properties f:text-align="center" style:justify-single-word="false" style:snap-to-layout-grid="false"/>
      <style:text-properties f:color="#000000" loext:opacity="100%" style:font-name="Times New Roman1" f:font-size="14pt" officeooo:rsid="0307c110" officeooo:paragraph-rsid="01657708" style:letter-kerning="true" f:background-color="transparent" style:font-name-asian="Times New Roman2" style:font-size-asian="14pt" style:language-asian="ru" style:country-asian="RU" style:font-name-complex="Times New Roman2" style:font-size-complex="10pt"/>
    </style:style>
    <style:style style:name="P715" style:family="paragraph" style:parent-style-name="Standard_20__28_user_29_">
      <style:paragraph-properties style:snap-to-layout-grid="false"/>
      <style:text-properties f:color="#000000" loext:opacity="100%" f:font-size="10pt" officeooo:paragraph-rsid="0019ffcd" f:background-color="transparent" style:font-size-asian="10pt"/>
    </style:style>
    <style:style style:name="P716" style:family="paragraph" style:parent-style-name="Standard_20__28_user_29_">
      <style:text-properties f:color="#000000" loext:opacity="100%" f:font-size="10pt" officeooo:paragraph-rsid="0019ffcd" f:background-color="transparent" style:font-size-asian="10pt"/>
    </style:style>
    <style:style style:name="P717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rsid="02feafc5" officeooo:paragraph-rsid="02feafc5" f:background-color="transparent"/>
    </style:style>
    <style:style style:name="P718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rsid="0231013f" officeooo:paragraph-rsid="02c863d4" f:background-color="transparent"/>
    </style:style>
    <style:style style:name="P719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rsid="0337d2fb" officeooo:paragraph-rsid="0337d2fb" f:background-color="transparent"/>
    </style:style>
    <style:style style:name="P720" style:family="paragraph" style:parent-style-name="Standard_20__28_user_29_">
      <style:paragraph-properties f:line-height="150%"/>
      <style:text-properties f:color="#000000" loext:opacity="100%" officeooo:rsid="02de16b6" officeooo:paragraph-rsid="002103d8" f:background-color="transparent" style:font-weight-complex="bold"/>
    </style:style>
    <style:style style:name="P721" style:family="paragraph" style:parent-style-name="Standard_20__28_user_29_">
      <style:paragraph-properties style:snap-to-layout-grid="false"/>
      <style:text-properties f:color="#000000" loext:opacity="100%" officeooo:paragraph-rsid="0019ffcd" f:background-color="transparent"/>
    </style:style>
    <style:style style:name="P722" style:family="paragraph" style:parent-style-name="Standard_20__28_user_29_">
      <style:text-properties f:color="#000000" loext:opacity="100%" officeooo:paragraph-rsid="0019ffcd" f:background-color="transparent"/>
    </style:style>
    <style:style style:name="P723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paragraph-rsid="0019ffcd" f:background-color="transparent"/>
    </style:style>
    <style:style style:name="P724" style:family="paragraph" style:parent-style-name="Standard_20__28_user_29_">
      <style:paragraph-properties f:text-align="center" style:justify-single-word="false"/>
      <style:text-properties f:color="#000000" loext:opacity="100%" officeooo:paragraph-rsid="0019ffcd" f:background-color="transparent"/>
    </style:style>
    <style:style style:name="P725" style:family="paragraph" style:parent-style-name="Standard_20__28_user_29_">
      <style:paragraph-properties f:line-height="115%"/>
      <style:text-properties f:color="#000000" loext:opacity="100%" officeooo:paragraph-rsid="0019ffcd" f:background-color="transparent"/>
    </style:style>
    <style:style style:name="P726" style:family="paragraph" style:parent-style-name="Standard_20__28_user_29_">
      <style:paragraph-properties f:line-height="150%" f:text-align="start" style:justify-single-word="false">
        <style:tab-stops>
          <style:tab-stop style:position="7.502cm"/>
          <style:tab-stop style:position="28.504cm"/>
        </style:tab-stops>
      </style:paragraph-properties>
      <style:text-properties f:color="#000000" loext:opacity="100%" officeooo:paragraph-rsid="001d2c5d" f:background-color="transparent"/>
    </style:style>
    <style:style style:name="P727" style:family="paragraph" style:parent-style-name="Standard_20__28_user_29_">
      <style:paragraph-properties f:line-height="150%"/>
      <style:text-properties f:color="#000000" loext:opacity="100%" officeooo:paragraph-rsid="002103d8" f:background-color="transparent"/>
    </style:style>
    <style:style style:name="P728" style:family="paragraph" style:parent-style-name="Standard_20__28_user_29_">
      <style:paragraph-properties f:line-height="150%"/>
      <style:text-properties f:color="#000000" loext:opacity="100%" officeooo:paragraph-rsid="03132b5d" f:background-color="transparent"/>
    </style:style>
    <style:style style:name="P729" style:family="paragraph" style:parent-style-name="Standard_20__28_user_29_">
      <style:paragraph-properties f:line-height="150%"/>
      <style:text-properties f:color="#000000" loext:opacity="100%" officeooo:paragraph-rsid="0019ffcd" f:background-color="transparent"/>
    </style:style>
    <style:style style:name="P730" style:family="paragraph" style:parent-style-name="Standard_20__28_user_29_">
      <style:paragraph-properties style:snap-to-layout-grid="false"/>
      <style:text-properties f:color="#000000" loext:opacity="100%" f:font-size="12pt" officeooo:paragraph-rsid="0019ffcd" f:background-color="transparent" style:font-size-asian="12pt"/>
    </style:style>
    <style:style style:name="P731" style:family="paragraph" style:parent-style-name="Standard_20__28_user_29_">
      <style:paragraph-properties style:snap-to-layout-grid="false"/>
      <style:text-properties f:color="#000000" loext:opacity="100%" f:font-size="8pt" officeooo:paragraph-rsid="0019ffcd" f:background-color="transparent" style:font-size-asian="8pt"/>
    </style:style>
    <style:style style:name="P732" style:family="paragraph" style:parent-style-name="Standard_20__28_user_29_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hyphenation-ladder-count="no-limit" f:text-indent="-0.9cm" style:auto-text-indent="false" f:background-color="transparent" style:vertical-align="baseline" style:writing-mode="lr-tb"/>
      <style:text-properties f:color="#000000" loext:opacity="100%" f:font-size="14pt" officeooo:rsid="02996e14" officeooo:paragraph-rsid="001d2c5d" f:background-color="transparent" style:font-size-asian="14pt" style:font-size-complex="14pt" f:hyphenate="false" f:hyphenation-remain-char-count="2" f:hyphenation-push-char-count="2" loext:hyphenation-no-caps="false" loext:hyphenation-no-last-word="false" loext:hyphenation-word-char-count="no-limit" loext:hyphenation-zone="no-limit"/>
    </style:style>
    <style:style style:name="P733" style:family="paragraph" style:parent-style-name="Standard_20__28_user_29_">
      <style:paragraph-properties f:text-align="center" style:justify-single-word="false" style:snap-to-layout-grid="false"/>
      <style:text-properties f:color="#000000" loext:opacity="100%" f:font-size="14pt" officeooo:paragraph-rsid="0019ffcd" f:background-color="transparent" style:font-size-asian="14pt" style:font-size-complex="14pt"/>
    </style:style>
    <style:style style:name="P734" style:family="paragraph" style:parent-style-name="Standard_20__28_user_29_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hyphenation-ladder-count="no-limit" f:text-indent="-0.9cm" style:auto-text-indent="false" f:background-color="transparent" style:vertical-align="baseline" style:writing-mode="lr-tb"/>
      <style:text-properties f:color="#000000" loext:opacity="100%" f:font-size="14pt" officeooo:paragraph-rsid="001d2c5d" f:background-color="transparent" style:font-size-asian="14pt" style:font-size-complex="14pt" f:hyphenate="false" f:hyphenation-remain-char-count="2" f:hyphenation-push-char-count="2" loext:hyphenation-no-caps="false" loext:hyphenation-no-last-word="false" loext:hyphenation-word-char-count="no-limit" loext:hyphenation-zone="no-limit"/>
    </style:style>
    <style:style style:name="P735" style:family="paragraph" style:parent-style-name="Standard_20__28_user_29_">
      <style:paragraph-properties f:text-align="center" style:justify-single-word="false" style:snap-to-layout-grid="false"/>
      <style:text-properties f:color="#000000" loext:opacity="100%" style:text-position="0% 100%" f:font-size="14pt" officeooo:rsid="0231013f" officeooo:paragraph-rsid="0231013f" f:background-color="transparent" style:font-size-asian="14pt" style:font-size-complex="14pt"/>
    </style:style>
    <style:style style:name="P736" style:family="paragraph" style:parent-style-name="Standard_20__28_user_29_">
      <style:paragraph-properties f:text-align="center" style:justify-single-word="false" style:snap-to-layout-grid="false"/>
      <style:text-properties f:color="#000000" loext:opacity="100%" f:font-size="18pt" officeooo:paragraph-rsid="0019ffcd" f:background-color="transparent" style:font-size-asian="18pt"/>
    </style:style>
    <style:style style:name="P737" style:family="paragraph" style:parent-style-name="Standard_20__28_user_29_">
      <style:paragraph-properties f:line-height="150%"/>
      <style:text-properties f:color="#000000" loext:opacity="100%" f:font-size="18pt" officeooo:paragraph-rsid="0019ffcd" f:background-color="transparent" style:font-size-asian="18pt"/>
    </style:style>
    <style:style style:name="P738" style:family="paragraph" style:parent-style-name="Standard_20__28_user_29_">
      <style:paragraph-properties f:text-align="center" style:justify-single-word="false" style:snap-to-layout-grid="false"/>
      <style:text-properties f:color="#000000" loext:opacity="100%" f:font-size="13pt" f:font-style="normal" officeooo:rsid="01676fa9" officeooo:paragraph-rsid="031d8cf3" f:background-color="transparent" style:font-size-asian="13pt" style:font-style-asian="normal" style:font-size-complex="13pt" style:font-style-complex="normal"/>
    </style:style>
    <style:style style:name="P739" style:family="paragraph" style:parent-style-name="Text_20_body" style:master-page-name="">
      <style:paragraph-properties style:page-number="auto" f:break-before="auto" f:break-after="auto"/>
      <style:text-properties officeooo:paragraph-rsid="0337d2fb"/>
    </style:style>
    <style:style style:name="P740" style:family="paragraph" style:parent-style-name="Обычный">
      <style:paragraph-properties f:orphans="2" f:widows="2"/>
      <style:text-properties officeooo:paragraph-rsid="0337d2fb"/>
    </style:style>
    <style:style style:name="P741" style:family="paragraph" style:parent-style-name="Обычный">
      <style:paragraph-properties f:orphans="2" f:widows="2"/>
    </style:style>
    <style:style style:name="P742" style:family="paragraph" style:parent-style-name="Обычный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officeooo:paragraph-rsid="0337d2fb" style:font-name-asian="Times New Roman" style:font-size-asian="11pt" style:font-style-asian="normal" style:font-name-complex="Times New Roman" style:font-size-complex="11pt" style:font-style-complex="normal"/>
    </style:style>
    <style:style style:name="T1" style:family="text">
      <style:text-properties f:font-size="12pt"/>
    </style:style>
    <style:style style:name="T2" style:family="text">
      <style:text-properties f:font-size="12pt" officeooo:rsid="03139432" style:font-size-asian="10pt" style:font-size-complex="10pt"/>
    </style:style>
    <style:style style:name="T3" style:family="text">
      <style:text-properties f:font-size="12pt" officeooo:rsid="01de7e56"/>
    </style:style>
    <style:style style:name="T4" style:family="text">
      <style:text-properties f:font-size="12pt" style:font-size-asian="12pt"/>
    </style:style>
    <style:style style:name="T5" style:family="text">
      <style:text-properties f:font-size="12pt" officeooo:rsid="00ef92d5" style:font-size-asian="12pt" style:font-size-complex="12pt"/>
    </style:style>
    <style:style style:name="T6" style:family="text">
      <style:text-properties f:font-size="12pt" officeooo:rsid="003b067f" style:font-size-asian="12pt" style:font-size-complex="12pt"/>
    </style:style>
    <style:style style:name="T7" style:family="text">
      <style:text-properties f:font-size="12pt" f:font-style="normal" officeooo:rsid="01de7e56" style:font-style-asian="normal" style:font-style-complex="normal"/>
    </style:style>
    <style:style style:name="T8" style:family="text">
      <style:text-properties f:font-size="12pt" f:font-style="normal" officeooo:rsid="03132b5d" style:font-style-asian="normal" style:font-style-complex="normal"/>
    </style:style>
    <style:style style:name="T9" style:family="text">
      <style:text-properties f:font-size="10pt" style:font-size-asian="10pt" style:font-size-complex="10pt"/>
    </style:style>
    <style:style style:name="T10" style:family="text">
      <style:text-properties officeooo:rsid="00170017"/>
    </style:style>
    <style:style style:name="T11" style:family="text">
      <style:text-properties f:font-size="14pt" style:font-size-asian="14pt"/>
    </style:style>
    <style:style style:name="T12" style:family="text">
      <style:text-properties f:font-size="14pt" style:font-size-asian="14pt" style:font-size-complex="14pt"/>
    </style:style>
    <style:style style:name="T13" style:family="text">
      <style:text-properties f:font-size="14pt" officeooo:rsid="02996e14" style:font-size-asian="14pt" style:font-size-complex="14pt"/>
    </style:style>
    <style:style style:name="T14" style:family="text">
      <style:text-properties f:font-size="14pt" officeooo:rsid="018c27f3" style:font-size-asian="14pt" style:font-size-complex="14pt"/>
    </style:style>
    <style:style style:name="T15" style:family="text">
      <style:text-properties f:font-size="14pt" officeooo:rsid="018c27f3" style:font-size-asian="14pt"/>
    </style:style>
    <style:style style:name="T16" style:family="text">
      <style:text-properties f:font-size="14pt" f:language="en" f:country="US" officeooo:rsid="001d2c5d" style:font-size-asian="14pt" style:font-size-complex="14pt"/>
    </style:style>
    <style:style style:name="T17" style:family="text">
      <style:text-properties f:font-size="14pt" f:language="ru" f:country="RU" officeooo:rsid="001dc11f" style:font-size-asian="14pt" style:font-size-complex="14pt"/>
    </style:style>
    <style:style style:name="T18" style:family="text">
      <style:text-properties f:font-size="14pt" f:language="ru" f:country="RU" officeooo:rsid="02c830b2" style:font-size-asian="14pt" style:font-size-complex="14pt"/>
    </style:style>
    <style:style style:name="T19" style:family="text">
      <style:text-properties f:language="en" f:country="US"/>
    </style:style>
    <style:style style:name="T20" style:family="text">
      <style:text-properties f:language="en" f:country="US" officeooo:rsid="003cb262"/>
    </style:style>
    <style:style style:name="T21" style:family="text">
      <style:text-properties f:language="en" f:country="US" officeooo:rsid="0304631c"/>
    </style:style>
    <style:style style:name="T22" style:family="text">
      <style:text-properties f:language="en" f:country="US" officeooo:rsid="0337d2fb"/>
    </style:style>
    <style:style style:name="T23" style:family="text">
      <style:text-properties f:language="ru" f:country="RU"/>
    </style:style>
    <style:style style:name="T24" style:family="text">
      <style:text-properties f:language="ru" f:country="RU" officeooo:rsid="00982d94"/>
    </style:style>
    <style:style style:name="T25" style:family="text">
      <style:text-properties f:language="ru" f:country="RU" officeooo:rsid="01f67f92"/>
    </style:style>
    <style:style style:name="T26" style:family="text">
      <style:text-properties f:language="ru" f:country="RU" officeooo:rsid="029cdc65"/>
    </style:style>
    <style:style style:name="T27" style:family="text">
      <style:text-properties f:language="ru" f:country="RU" f:font-weight="bold" style:font-weight-asian="bold" style:font-weight-complex="bold"/>
    </style:style>
    <style:style style:name="T28" style:family="text">
      <style:text-properties f:language="ru" f:country="RU" officeooo:rsid="01fc53d4" style:letter-kerning="true" f:background-color="#ffffff" loext:char-shading-value="0" style:font-name-asian="Andale Sans UI"/>
    </style:style>
    <style:style style:name="T29" style:family="text">
      <style:text-properties f:language="ru" f:country="RU" officeooo:rsid="0304631c"/>
    </style:style>
    <style:style style:name="T30" style:family="text">
      <style:text-properties f:language="ru" f:country="RU" officeooo:rsid="030cdf04"/>
    </style:style>
    <style:style style:name="T31" style:family="text">
      <style:text-properties f:language="ru" f:country="RU" officeooo:rsid="02ef2a19" f:background-color="#ffffff" loext:char-shading-value="0"/>
    </style:style>
    <style:style style:name="T32" style:family="text">
      <style:text-properties f:language="ru" f:country="RU" officeooo:rsid="02fc6095" f:background-color="#ffffff" loext:char-shading-value="0"/>
    </style:style>
    <style:style style:name="T33" style:family="text">
      <style:text-properties f:language="ru" f:country="RU" officeooo:rsid="003ea120"/>
    </style:style>
    <style:style style:name="T34" style:family="text">
      <style:text-properties f:language="ru" f:country="RU" officeooo:rsid="02c830b2"/>
    </style:style>
    <style:style style:name="T35" style:family="text">
      <style:text-properties f:language="ru" f:country="RU" officeooo:rsid="02ef2a19"/>
    </style:style>
    <style:style style:name="T36" style:family="text">
      <style:text-properties f:language="ru" f:country="RU" officeooo:rsid="02fc6095"/>
    </style:style>
    <style:style style:name="T37" style:family="text">
      <style:text-properties officeooo:rsid="004bab44"/>
    </style:style>
    <style:style style:name="T38" style:family="text">
      <style:text-properties officeooo:rsid="0055cef3"/>
    </style:style>
    <style:style style:name="T39" style:family="text">
      <style:text-properties officeooo:rsid="005f0660"/>
    </style:style>
    <style:style style:name="T40" style:family="text">
      <style:text-properties officeooo:rsid="006ae365"/>
    </style:style>
    <style:style style:name="T41" style:family="text">
      <style:text-properties style:font-name="Times New Roman"/>
    </style:style>
    <style:style style:name="T42" style:family="text">
      <style:text-properties style:text-position="super 58%"/>
    </style:style>
    <style:style style:name="T43" style:family="text">
      <style:text-properties style:text-position="0% 100%" style:font-name="Times New Roman1" f:language="ru" f:country="RU" officeooo:rsid="01fc53d4" style:letter-kerning="true" f:background-color="#ffffff" loext:char-shading-value="0" style:font-name-asian="Andale Sans UI"/>
    </style:style>
    <style:style style:name="T44" style:family="text">
      <style:text-properties style:text-position="0% 100%" style:font-name="Times New Roman1" f:language="ru" f:country="RU" officeooo:rsid="018c27f3" style:letter-kerning="true" f:background-color="#ffffff" loext:char-shading-value="0" style:font-name-asian="Andale Sans UI"/>
    </style:style>
    <style:style style:name="T45" style:family="text">
      <style:text-properties style:text-position="0% 100%" style:font-name="Times New Roman1" f:language="ru" f:country="RU" officeooo:rsid="02c830b2" style:letter-kerning="true" f:background-color="#ffffff" loext:char-shading-value="0" style:font-name-asian="Andale Sans UI"/>
    </style:style>
    <style:style style:name="T46" style:family="text">
      <style:text-properties style:text-position="0% 100%" officeooo:rsid="01fc53d4"/>
    </style:style>
    <style:style style:name="T47" style:family="text">
      <style:text-properties officeooo:rsid="00982d94"/>
    </style:style>
    <style:style style:name="T48" style:family="text">
      <style:text-properties officeooo:rsid="009b8348"/>
    </style:style>
    <style:style style:name="T49" style:family="text">
      <style:text-properties f:font-size="11pt" style:font-size-asian="11pt" style:font-size-complex="11pt"/>
    </style:style>
    <style:style style:name="T50" style:family="text">
      <style:text-properties officeooo:rsid="02e34c1e" f:background-color="#ffffff" loext:char-shading-value="0"/>
    </style:style>
    <style:style style:name="T51" style:family="text">
      <style:text-properties style:font-name="Times New Roman1"/>
    </style:style>
    <style:style style:name="T52" style:family="text">
      <style:text-properties style:font-name="Times New Roman1" f:language="ru" f:country="RU"/>
    </style:style>
    <style:style style:name="T53" style:family="text">
      <style:text-properties style:font-name="Times New Roman1" f:language="ru" f:country="RU" officeooo:rsid="0015ade8" f:background-color="#ffffff" loext:char-shading-value="0"/>
    </style:style>
    <style:style style:name="T54" style:family="text">
      <style:text-properties style:font-name="Times New Roman1" f:language="ru" f:country="RU" officeooo:rsid="02ef2a19" f:background-color="#ffffff" loext:char-shading-value="0"/>
    </style:style>
    <style:style style:name="T55" style:family="text">
      <style:text-properties style:font-name="Times New Roman1" f:language="ru" f:country="RU" officeooo:rsid="031a12ad" f:background-color="#ffffff" loext:char-shading-value="0"/>
    </style:style>
    <style:style style:name="T56" style:family="text">
      <style:text-properties style:font-name="Times New Roman1" f:language="ru" f:country="RU" officeooo:rsid="02e34c1e" style:letter-kerning="true" style:font-name-asian="Andale Sans UI"/>
    </style:style>
    <style:style style:name="T57" style:family="text">
      <style:text-properties style:font-name="Times New Roman1" f:language="ru" f:country="RU" officeooo:rsid="02a7ffa6" style:letter-kerning="true" style:font-name-asian="Andale Sans UI"/>
    </style:style>
    <style:style style:name="T58" style:family="text">
      <style:text-properties style:font-name="Times New Roman1" f:language="ru" f:country="RU" officeooo:rsid="01fc53d4" style:letter-kerning="true" style:font-name-asian="Andale Sans UI"/>
    </style:style>
    <style:style style:name="T59" style:family="text">
      <style:text-properties style:font-name="Times New Roman1" f:language="ru" f:country="RU" officeooo:rsid="02e34c1e" style:letter-kerning="true" f:background-color="#ffffff" loext:char-shading-value="0" style:font-name-asian="Andale Sans UI"/>
    </style:style>
    <style:style style:name="T60" style:family="text">
      <style:text-properties style:font-name="Times New Roman1" f:language="ru" f:country="RU" officeooo:rsid="02a7ffa6" style:letter-kerning="true" f:background-color="#ffffff" loext:char-shading-value="0" style:font-name-asian="Andale Sans UI"/>
    </style:style>
    <style:style style:name="T61" style:family="text">
      <style:text-properties style:font-name="Times New Roman1" f:language="ru" f:country="RU" officeooo:rsid="01fc53d4" style:letter-kerning="true" f:background-color="#ffffff" loext:char-shading-value="0" style:font-name-asian="Andale Sans UI"/>
    </style:style>
    <style:style style:name="T62" style:family="text">
      <style:text-properties style:font-name="Times New Roman1" f:language="ru" f:country="RU" f:font-style="normal" style:font-style-asian="normal" style:font-style-complex="normal"/>
    </style:style>
    <style:style style:name="T63" style:family="text">
      <style:text-properties style:font-name="Times New Roman1" f:language="ru" f:country="RU" f:font-style="normal" officeooo:rsid="02fea5f0" style:font-style-asian="normal" style:font-style-complex="normal"/>
    </style:style>
    <style:style style:name="T64" style:family="text">
      <style:text-properties style:font-name="Times New Roman1" f:language="ru" f:country="RU" f:font-style="normal" officeooo:rsid="02fea5f0" f:background-color="#ffffff" loext:char-shading-value="0" style:font-style-asian="normal" style:font-style-complex="normal"/>
    </style:style>
    <style:style style:name="T65" style:family="text">
      <style:text-properties style:font-name="Times New Roman1" f:language="ru" f:country="RU" officeooo:rsid="02a7ffa6"/>
    </style:style>
    <style:style style:name="T66" style:family="text">
      <style:text-properties style:font-name="Times New Roman1" f:language="ru" f:country="RU" officeooo:rsid="01fc53d4"/>
    </style:style>
    <style:style style:name="T67" style:family="text">
      <style:text-properties style:font-name="Times New Roman1" f:language="ru" f:country="RU" officeooo:rsid="0015ade8"/>
    </style:style>
    <style:style style:name="T68" style:family="text">
      <style:text-properties style:font-name="Times New Roman1" f:language="ru" f:country="RU" officeooo:rsid="02ef2a19"/>
    </style:style>
    <style:style style:name="T69" style:family="text">
      <style:text-properties style:font-name="Times New Roman1" f:language="ru" f:country="RU" officeooo:rsid="031a12ad"/>
    </style:style>
    <style:style style:name="T70" style:family="text">
      <style:text-properties style:font-name="Times New Roman1" f:font-size="14pt" officeooo:rsid="02de16b6" style:letter-kerning="true" style:font-name-asian="Times New Roman2" style:font-size-asian="14pt" style:language-asian="ru" style:country-asian="RU" style:font-name-complex="Times New Roman2" style:font-size-complex="10pt" style:font-weight-complex="bold"/>
    </style:style>
    <style:style style:name="T71" style:family="text">
      <style:text-properties style:font-name="Times New Roman1" f:font-size="14pt" officeooo:rsid="02de16b6" style:letter-kerning="true" style:font-name-asian="Times New Roman2" style:font-size-asian="14pt" style:language-asian="ru" style:country-asian="RU" style:font-name-complex="Times New Roman2" style:font-size-complex="14pt"/>
    </style:style>
    <style:style style:name="T72" style:family="text">
      <style:text-properties style:font-name="Times New Roman1" f:font-size="11pt" officeooo:rsid="000f6a76" style:font-size-asian="11pt" style:font-size-complex="11pt"/>
    </style:style>
    <style:style style:name="T73" style:family="text">
      <style:text-properties style:font-name="Times New Roman1" f:font-size="11pt" officeooo:rsid="02a7ffa6" style:font-size-asian="11pt" style:font-size-complex="11pt"/>
    </style:style>
    <style:style style:name="T74" style:family="text">
      <style:text-properties style:font-name="Times New Roman1" f:font-size="11pt" officeooo:rsid="02e1c149" style:font-size-asian="11pt" style:font-size-complex="11pt"/>
    </style:style>
    <style:style style:name="T75" style:family="text">
      <style:text-properties style:font-name="Times New Roman1" f:font-size="11pt" officeooo:rsid="02e47c20" style:font-size-asian="11pt" style:font-size-complex="11pt"/>
    </style:style>
    <style:style style:name="T76" style:family="text">
      <style:text-properties style:font-name="Times New Roman1" f:font-size="11pt" officeooo:rsid="02e1c149" f:background-color="#ffffff" loext:char-shading-value="0" style:font-size-asian="11pt" style:font-size-complex="11pt"/>
    </style:style>
    <style:style style:name="T77" style:family="text">
      <style:text-properties style:font-name="Times New Roman1" f:font-size="11pt" officeooo:rsid="02e47c20" f:background-color="#ffffff" loext:char-shading-value="0" style:font-size-asian="11pt" style:font-size-complex="11pt"/>
    </style:style>
    <style:style style:name="T78" style:family="text">
      <style:text-properties style:font-name="Times New Roman1" f:language="en" f:country="US"/>
    </style:style>
    <style:style style:name="T79" style:family="text">
      <style:text-properties style:font-name="Times New Roman1" f:language="en" f:country="US" officeooo:rsid="00d9a170"/>
    </style:style>
    <style:style style:name="T80" style:family="text">
      <style:text-properties style:font-name="Times New Roman1" f:language="en" f:country="US" officeooo:rsid="02e34c1e" style:letter-kerning="true" f:background-color="#ffffff" loext:char-shading-value="0" style:font-name-asian="Andale Sans UI"/>
    </style:style>
    <style:style style:name="T81" style:family="text">
      <style:text-properties style:font-name="Times New Roman1" f:language="en" f:country="US" officeooo:rsid="02e34c1e" style:letter-kerning="true" style:font-name-asian="Andale Sans UI"/>
    </style:style>
    <style:style style:name="T82" style:family="text">
      <style:text-properties style:font-name="Times New Roman1" style:letter-kerning="true" style:font-name-asian="Andale Sans UI"/>
    </style:style>
    <style:style style:name="T83" style:family="text">
      <style:text-properties style:font-name="Times New Roman1" style:letter-kerning="true" f:background-color="#ffffff" loext:char-shading-value="0" style:font-name-asian="Andale Sans UI"/>
    </style:style>
    <style:style style:name="T84" style:family="text">
      <style:text-properties style:font-name="Times New Roman1" f:background-color="#ffffff" loext:char-shading-value="0"/>
    </style:style>
    <style:style style:name="T85" style:family="text">
      <style:text-properties style:font-name="Times New Roman1" f:font-size="12pt" style:letter-kerning="true" style:font-name-asian="Andale Sans UI" style:font-size-asian="12pt" style:font-size-complex="12pt"/>
    </style:style>
    <style:style style:name="T86" style:family="text">
      <style:text-properties style:font-name="Times New Roman1" f:font-size="12pt" officeooo:rsid="031d8cf3" style:letter-kerning="true" style:font-name-asian="Andale Sans UI" style:font-size-asian="12pt" style:font-size-complex="12pt"/>
    </style:style>
    <style:style style:name="T87" style:family="text">
      <style:text-properties officeooo:rsid="0167d2d0"/>
    </style:style>
    <style:style style:name="T88" style:family="text">
      <style:text-properties officeooo:rsid="01ecd1e7"/>
    </style:style>
    <style:style style:name="T89" style:family="text">
      <style:text-properties officeooo:rsid="01f2b8f8"/>
    </style:style>
    <style:style style:name="T90" style:family="text">
      <style:text-properties officeooo:rsid="01f91f54"/>
    </style:style>
    <style:style style:name="T91" style:family="text">
      <style:text-properties officeooo:rsid="0201acfa"/>
    </style:style>
    <style:style style:name="T92" style:family="text">
      <style:text-properties officeooo:rsid="020f22a1"/>
    </style:style>
    <style:style style:name="T93" style:family="text">
      <style:text-properties officeooo:rsid="0221735a"/>
    </style:style>
    <style:style style:name="T94" style:family="text">
      <style:text-properties officeooo:rsid="0222f932"/>
    </style:style>
    <style:style style:name="T95" style:family="text">
      <style:text-properties officeooo:rsid="025161c3"/>
    </style:style>
    <style:style style:name="T96" style:family="text">
      <style:text-properties officeooo:rsid="028efcd0"/>
    </style:style>
    <style:style style:name="T97" style:family="text">
      <style:text-properties style:font-size-complex="14pt"/>
    </style:style>
    <style:style style:name="T98" style:family="text">
      <style:text-properties officeooo:rsid="002103d8" style:font-size-complex="14pt"/>
    </style:style>
    <style:style style:name="T99" style:family="text">
      <style:text-properties officeooo:rsid="029081c1"/>
    </style:style>
    <style:style style:name="T100" style:family="text">
      <style:text-properties officeooo:rsid="029219eb"/>
    </style:style>
    <style:style style:name="T101" style:family="text">
      <style:text-properties officeooo:rsid="029cdc65"/>
    </style:style>
    <style:style style:name="T102" style:family="text">
      <style:text-properties f:color="#000000" loext:opacity="100%"/>
    </style:style>
    <style:style style:name="T103" style:family="text">
      <style:text-properties f:color="#000000" loext:opacity="100%" officeooo:rsid="01de7e56"/>
    </style:style>
    <style:style style:name="T104" style:family="text">
      <style:text-properties f:color="#000000" loext:opacity="100%" f:font-size="12pt" officeooo:rsid="01de7e56"/>
    </style:style>
    <style:style style:name="T105" style:family="text">
      <style:text-properties f:color="#000000" loext:opacity="100%" f:font-size="12pt" f:language="en" f:country="US" f:font-style="normal" style:font-size-asian="12pt" style:font-style-asian="normal" style:font-size-complex="12pt" style:font-style-complex="normal"/>
    </style:style>
    <style:style style:name="T106" style:family="text">
      <style:text-properties f:color="#000000" loext:opacity="100%" f:font-size="12pt" f:language="en" f:country="US" f:font-style="normal" f:background-color="transparent" loext:char-shading-value="0" style:font-size-asian="12pt" style:font-style-asian="normal" style:font-size-complex="12pt" style:font-style-complex="normal"/>
    </style:style>
    <style:style style:name="T107" style:family="text">
      <style:text-properties f:color="#000000" loext:opacity="100%" f:font-size="12pt" f:language="en" f:country="US" f:font-style="normal" f:background-color="transparent" loext:char-shading-value="0" style:font-size-asian="12pt" style:font-style-asian="normal" style:font-size-complex="12pt" style:font-style-complex="normal"/>
    </style:style>
    <style:style style:name="T108" style:family="text">
      <style:text-properties f:color="#000000" loext:opacity="100%" f:font-size="12pt" f:language="ru" f:country="RU" f:font-style="normal" style:font-size-asian="12pt" style:font-style-asian="normal" style:font-size-complex="12pt" style:font-style-complex="normal"/>
    </style:style>
    <style:style style:name="T109" style:family="text">
      <style:text-properties f:color="#000000" loext:opacity="100%" f:font-size="12pt" f:language="ru" f:country="RU" f:font-style="normal" officeooo:rsid="033258a7" style:font-size-asian="12pt" style:font-style-asian="normal" style:font-size-complex="12pt" style:font-style-complex="normal"/>
    </style:style>
    <style:style style:name="T110" style:family="text">
      <style:text-properties f:color="#000000" loext:opacity="100%" f:font-size="12pt" f:language="ru" f:country="RU" f:font-style="normal" f:background-color="transparent" loext:char-shading-value="0" style:font-size-asian="12pt" style:font-style-asian="normal" style:font-size-complex="12pt" style:font-style-complex="normal"/>
    </style:style>
    <style:style style:name="T111" style:family="text">
      <style:text-properties f:color="#000000" loext:opacity="100%" f:font-size="12pt" f:language="ru" f:country="RU" f:font-style="normal" officeooo:rsid="033258a7" f:background-color="transparent" loext:char-shading-value="0" style:font-size-asian="12pt" style:font-style-asian="normal" style:font-size-complex="12pt" style:font-style-complex="normal"/>
    </style:style>
    <style:style style:name="T112" style:family="text">
      <style:text-properties f:color="#000000" loext:opacity="100%" f:font-size="12pt" f:language="ru" f:country="RU" f:font-style="normal" f:background-color="transparent" loext:char-shading-value="0" style:font-size-asian="12pt" style:font-style-asian="normal" style:font-size-complex="12pt" style:font-style-complex="normal"/>
    </style:style>
    <style:style style:name="T113" style:family="text">
      <style:text-properties f:color="#000000" loext:opacity="100%" f:font-size="12pt" style:font-size-asian="12pt" style:font-size-complex="12pt"/>
    </style:style>
    <style:style style:name="T114" style:family="text">
      <style:text-properties f:color="#000000" loext:opacity="100%" f:font-size="12pt" f:font-style="normal" officeooo:rsid="01e23d8c" style:font-size-asian="10pt" style:font-style-asian="normal" style:font-size-complex="10pt" style:font-style-complex="normal"/>
    </style:style>
    <style:style style:name="T115" style:family="text">
      <style:text-properties f:color="#000000" loext:opacity="100%" f:font-size="12pt" f:font-style="normal" officeooo:rsid="03139432" style:font-size-asian="10pt" style:font-style-asian="normal" style:font-size-complex="10pt" style:font-style-complex="normal"/>
    </style:style>
    <style:style style:name="T116" style:family="text">
      <style:text-properties f:color="#000000" loext:opacity="100%" f:font-size="12pt" f:font-style="normal" officeooo:rsid="03139432" f:background-color="#ffffff" loext:char-shading-value="0" style:font-size-asian="10pt" style:font-style-asian="normal" style:font-size-complex="10pt" style:font-style-complex="normal"/>
    </style:style>
    <style:style style:name="T117" style:family="text">
      <style:text-properties f:color="#000000" loext:opacity="100%" f:font-size="12pt" officeooo:rsid="03139432" style:font-size-asian="10pt" style:font-size-complex="10pt"/>
    </style:style>
    <style:style style:name="T118" style:family="text">
      <style:text-properties f:color="#000000" loext:opacity="100%" f:font-size="12pt" f:background-color="transparent" loext:char-shading-value="0" style:font-size-asian="12pt" style:font-size-complex="12pt"/>
    </style:style>
    <style:style style:name="T119" style:family="text">
      <style:text-properties f:color="#000000" loext:opacity="100%" f:font-size="12pt" f:background-color="transparent" loext:char-shading-value="0" style:font-size-asian="12pt" style:font-size-complex="12pt"/>
    </style:style>
    <style:style style:name="T120" style:family="text">
      <style:text-properties f:color="#000000" loext:opacity="100%" style:font-name="Times New Roman1"/>
    </style:style>
    <style:style style:name="T121" style:family="text">
      <style:text-properties f:color="#000000" loext:opacity="100%" style:font-name="Times New Roman1" f:font-size="11pt" f:language="ru" f:country="RU" f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22" style:family="text">
      <style:text-properties f:color="#000000" loext:opacity="100%" style:font-name="Times New Roman1" f:font-size="11pt" f:language="ru" f:country="RU" f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23" style:family="text">
      <style:text-properties f:color="#000000" loext:opacity="100%" style:font-name="Times New Roman1" f:font-size="11pt" f:language="ru" f:country="RU" f:font-style="normal" f:background-color="#ff4000" loext:char-shading-value="0" style:font-name-asian="Times New Roman" style:font-size-asian="11pt" style:font-style-asian="normal" style:font-name-complex="Times New Roman" style:font-size-complex="11pt" style:font-style-complex="normal"/>
    </style:style>
    <style:style style:name="T124" style:family="text">
      <style:text-properties f:color="#000000" loext:opacity="100%" style:font-name="Times New Roman1" f:font-size="11pt" f:language="ru" f:country="RU" f:font-style="normal" f:background-color="transparent" loext:char-shading-value="0" style:font-name-asian="Times New Roman" style:font-size-asian="11pt" style:font-style-asian="normal" style:font-name-complex="Times New Roman" style:font-size-complex="11pt" style:font-style-complex="normal"/>
    </style:style>
    <style:style style:name="T125" style:family="text">
      <style:text-properties f:color="#000000" loext:opacity="100%" style:font-name="Times New Roman1" f:font-size="11pt" f:language="ru" f:country="RU" f:font-style="normal" f:background-color="transparent" loext:char-shading-value="0" style:font-name-asian="Times New Roman" style:font-size-asian="11pt" style:font-style-asian="normal" style:font-name-complex="Times New Roman" style:font-size-complex="11pt" style:font-style-complex="normal"/>
    </style:style>
    <style:style style:name="T126" style:family="text">
      <style:text-properties f:color="#000000" loext:opacity="100%" style:font-name="Times New Roman1" f:language="en" f:country="US"/>
    </style:style>
    <style:style style:name="T127" style:family="text">
      <style:text-properties f:color="#000000" loext:opacity="100%" style:font-name="Times New Roman1" f:language="en" f:country="US" officeooo:rsid="00d9a170"/>
    </style:style>
    <style:style style:name="T128" style:family="text">
      <style:text-properties f:color="#000000" loext:opacity="100%" style:font-name="Times New Roman1" f:language="en" f:country="US" f:font-style="normal" officeooo:rsid="02b71e04" style:font-style-asian="normal" style:font-style-complex="normal"/>
    </style:style>
    <style:style style:name="T129" style:family="text">
      <style:text-properties f:color="#000000" loext:opacity="100%" style:font-name="Times New Roman1" f:language="ru" f:country="RU" officeooo:rsid="02e34c1e" style:letter-kerning="true" style:font-name-asian="Andale Sans UI"/>
    </style:style>
    <style:style style:name="T130" style:family="text">
      <style:text-properties f:color="#000000" loext:opacity="100%" style:font-name="Times New Roman1" f:language="ru" f:country="RU" officeooo:rsid="02e34c1e" style:letter-kerning="true" style:font-name-asian="Andale Sans UI"/>
    </style:style>
    <style:style style:name="T131" style:family="text">
      <style:text-properties f:color="#000000" loext:opacity="100%" style:font-name="Times New Roman1" f:language="ru" f:country="RU" officeooo:rsid="02e34c1e" style:letter-kerning="true" f:background-color="#ffff00" loext:char-shading-value="0" style:font-name-asian="Andale Sans UI"/>
    </style:style>
    <style:style style:name="T132" style:family="text">
      <style:text-properties f:color="#000000" loext:opacity="100%" style:font-name="Times New Roman1" f:language="ru" f:country="RU" f:font-style="normal" officeooo:rsid="030e3017" f:background-color="#ffffff" loext:char-shading-value="0" style:font-style-asian="normal" style:font-style-complex="normal"/>
    </style:style>
    <style:style style:name="T133" style:family="text">
      <style:text-properties f:color="#000000" loext:opacity="100%" style:font-name="Times New Roman1" f:language="ru" f:country="RU" f:font-style="normal" officeooo:rsid="03009fed" f:background-color="#ffffff" loext:char-shading-value="0" style:font-style-asian="normal" style:font-style-complex="normal"/>
    </style:style>
    <style:style style:name="T134" style:family="text">
      <style:text-properties f:color="#000000" loext:opacity="100%" style:font-name="Times New Roman1" f:language="ru" f:country="RU" f:font-style="normal" officeooo:rsid="030b9971" f:background-color="#ffffff" loext:char-shading-value="0" style:font-style-asian="normal" style:font-style-complex="normal"/>
    </style:style>
    <style:style style:name="T135" style:family="text">
      <style:text-properties f:color="#000000" loext:opacity="100%" style:font-name="Times New Roman1" f:language="ru" f:country="RU" f:font-style="normal" officeooo:rsid="031f5ff4" f:background-color="#ffffff" loext:char-shading-value="0" style:font-style-asian="normal" style:font-style-complex="normal"/>
    </style:style>
    <style:style style:name="T136" style:family="text">
      <style:text-properties f:color="#000000" loext:opacity="100%" style:font-name="Times New Roman1" f:language="ru" f:country="RU" f:font-style="normal" officeooo:rsid="02e2873f" style:font-style-asian="normal" style:font-style-complex="normal"/>
    </style:style>
    <style:style style:name="T137" style:family="text">
      <style:text-properties f:color="#000000" loext:opacity="100%" style:font-name="Times New Roman1" f:language="ru" f:country="RU" f:font-style="normal" officeooo:rsid="030e3017" style:font-style-asian="normal" style:font-style-complex="normal"/>
    </style:style>
    <style:style style:name="T138" style:family="text">
      <style:text-properties f:color="#000000" loext:opacity="100%" style:font-name="Times New Roman1" f:language="ru" f:country="RU" f:font-style="normal" officeooo:rsid="030b9971" f:background-color="transparent" loext:char-shading-value="0" style:font-style-asian="normal" style:font-style-complex="normal"/>
    </style:style>
    <style:style style:name="T139" style:family="text">
      <style:text-properties f:color="#000000" loext:opacity="100%" style:font-name="Times New Roman1" f:language="ru" f:country="RU" f:font-style="normal" officeooo:rsid="031f5ff4" f:background-color="transparent" loext:char-shading-value="0" style:font-style-asian="normal" style:font-style-complex="normal"/>
    </style:style>
    <style:style style:name="T140" style:family="text">
      <style:text-properties f:color="#000000" loext:opacity="100%" style:font-name="Times New Roman1" f:language="ru" f:country="RU" officeooo:rsid="02e2873f"/>
    </style:style>
    <style:style style:name="T141" style:family="text">
      <style:text-properties f:color="#000000" loext:opacity="100%" style:font-name="Times New Roman1" f:language="ru" f:country="RU" officeooo:rsid="02e34c1e" f:background-color="#ffffff" loext:char-shading-value="0"/>
    </style:style>
    <style:style style:name="T142" style:family="text">
      <style:text-properties f:color="#000000" loext:opacity="100%" style:font-name="Times New Roman1" f:language="ru" f:country="RU" officeooo:rsid="02e34c1e"/>
    </style:style>
    <style:style style:name="T143" style:family="text">
      <style:text-properties f:color="#000000" loext:opacity="100%" style:font-name="Times New Roman1" f:font-size="12pt" f:language="ru" f:country="RU" f:font-style="normal" style:font-size-asian="12pt" style:font-style-asian="normal" style:font-size-complex="12pt" style:font-style-complex="normal"/>
    </style:style>
    <style:style style:name="T144" style:family="text">
      <style:text-properties f:color="#000000" loext:opacity="100%" style:font-name="Times New Roman1" f:font-size="12pt" f:language="ru" f:country="RU" f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45" style:family="text">
      <style:text-properties f:color="#000000" loext:opacity="100%" style:font-name="Times New Roman1" f:font-size="12pt" f:language="ru" f:country="RU" f:font-style="normal" f:background-color="transparent" loext:char-shading-value="0" style:font-size-asian="12pt" style:font-style-asian="normal" style:font-size-complex="12pt" style:font-style-complex="normal"/>
    </style:style>
    <style:style style:name="T146" style:family="text">
      <style:text-properties f:color="#000000" loext:opacity="100%" style:font-name="Times New Roman1" f:font-size="12pt" f:language="ru" f:country="RU" f:font-style="normal" f:background-color="transparent" loext:char-shading-value="0" style:font-size-asian="12pt" style:font-style-asian="normal" style:font-size-complex="12pt" style:font-style-complex="normal"/>
    </style:style>
    <style:style style:name="T147" style:family="text">
      <style:text-properties f:color="#000000" loext:opacity="100%" style:font-name="Times New Roman1" f:font-size="12pt" f:language="ru" f:country="RU" f:font-style="normal" f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148" style:family="text">
      <style:text-properties f:color="#000000" loext:opacity="100%" style:font-name="Times New Roman1" f:font-size="12pt" f:language="ru" f:country="RU" f:font-style="normal" f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149" style:family="text">
      <style:text-properties f:color="#000000" loext:opacity="100%" style:font-name="Times New Roman1" f:font-size="12pt" style:font-size-asian="12pt" style:font-size-complex="12pt"/>
    </style:style>
    <style:style style:name="T150" style:family="text">
      <style:text-properties f:color="#000000" loext:opacity="100%" style:font-name="Times New Roman1" f:font-size="12pt" f:language="en" f:country="US" f:font-style="normal" style:font-size-asian="12pt" style:font-style-asian="normal" style:font-size-complex="12pt" style:font-style-complex="normal"/>
    </style:style>
    <style:style style:name="T151" style:family="text">
      <style:text-properties f:color="#000000" loext:opacity="100%" style:font-name="Times New Roman1" f:font-size="12pt" f:language="en" f:country="US" f:font-style="normal" officeooo:rsid="00d9a170" style:font-size-asian="12pt" style:font-style-asian="normal" style:font-size-complex="12pt" style:font-style-complex="normal"/>
    </style:style>
    <style:style style:name="T152" style:family="text">
      <style:text-properties f:color="#000000" loext:opacity="100%" style:font-name="Times New Roman1" f:font-size="12pt" f:language="en" f:country="US" f:font-style="normal" officeooo:rsid="00d9a170" style:letter-kerning="true" style:font-name-asian="Andale Sans UI" style:font-size-asian="12pt" style:font-style-asian="normal" style:font-size-complex="12pt" style:font-style-complex="normal"/>
    </style:style>
    <style:style style:name="T153" style:family="text">
      <style:text-properties f:color="#000000" loext:opacity="100%" style:font-name="Times New Roman1" f:font-size="12pt" f:language="en" f:country="US" f:font-style="normal" officeooo:rsid="031d8cf3" style:letter-kerning="true" style:font-name-asian="Andale Sans UI" style:font-size-asian="12pt" style:font-style-asian="normal" style:font-size-complex="12pt" style:font-style-complex="normal"/>
    </style:style>
    <style:style style:name="T154" style:family="text">
      <style:text-properties f:color="#000000" loext:opacity="100%" style:font-name="Times New Roman1" f:font-size="12pt" f:language="en" f:country="US" f:font-style="normal" f:background-color="transparent" loext:char-shading-value="0" style:font-size-asian="12pt" style:font-style-asian="normal" style:font-size-complex="12pt" style:font-style-complex="normal"/>
    </style:style>
    <style:style style:name="T155" style:family="text">
      <style:text-properties f:color="#000000" loext:opacity="100%" style:font-name="Times New Roman1" f:font-size="12pt" f:language="en" f:country="US" f:font-style="normal" f:background-color="transparent" loext:char-shading-value="0" style:font-size-asian="12pt" style:font-style-asian="normal" style:font-size-complex="12pt" style:font-style-complex="normal"/>
    </style:style>
    <style:style style:name="T156" style:family="text">
      <style:text-properties f:color="#000000" loext:opacity="100%" style:font-name="Times New Roman1" f:font-size="12pt" f:background-color="transparent" loext:char-shading-value="0" style:font-size-asian="12pt" style:font-size-complex="12pt"/>
    </style:style>
    <style:style style:name="T157" style:family="text">
      <style:text-properties f:color="#000000" loext:opacity="100%" style:font-name="Times New Roman1" f:font-size="12pt" f:background-color="transparent" loext:char-shading-value="0" style:font-size-asian="12pt" style:font-size-complex="12pt"/>
    </style:style>
    <style:style style:name="T158" style:family="text">
      <style:text-properties f:color="#000000" loext:opacity="100%" style:font-name="Times New Roman1" f:font-size="14pt" f:language="ru" f:country="RU" f:font-style="normal" f:background-color="#ffffff" loext:char-shading-value="0" style:font-size-asian="14pt" style:font-style-asian="normal" style:font-size-complex="14pt" style:font-style-complex="normal"/>
    </style:style>
    <style:style style:name="T159" style:family="text">
      <style:text-properties f:color="#000000" loext:opacity="100%" style:font-name="Times New Roman1" f:font-size="14pt" f:language="ru" f:country="RU" f:font-style="normal" officeooo:rsid="030b9971" f:background-color="#ffffff" loext:char-shading-value="0" style:font-size-asian="14pt" style:font-style-asian="normal" style:font-size-complex="14pt" style:font-style-complex="normal"/>
    </style:style>
    <style:style style:name="T160" style:family="text">
      <style:text-properties f:color="#000000" loext:opacity="100%" style:font-name="Times New Roman1" f:font-size="14pt" f:language="ru" f:country="RU" f:font-style="normal" officeooo:rsid="030ad3df" f:background-color="#ffffff" loext:char-shading-value="0" style:font-size-asian="14pt" style:font-style-asian="normal" style:font-size-complex="14pt" style:font-style-complex="normal"/>
    </style:style>
    <style:style style:name="T161" style:family="text">
      <style:text-properties f:color="#000000" loext:opacity="100%" style:font-name="Times New Roman1" f:font-style="normal" style:font-style-asian="normal" style:font-style-complex="normal"/>
    </style:style>
    <style:style style:name="T162" style:family="text">
      <style:text-properties f:color="#000000" loext:opacity="100%" style:font-name="Times New Roman1" f:font-style="normal" officeooo:rsid="031d8cf3" style:font-style-asian="normal" style:font-style-complex="normal"/>
    </style:style>
    <style:style style:name="T163" style:family="text">
      <style:text-properties f:color="#000000" loext:opacity="100%" style:font-name="Times New Roman1" f:font-size="13pt" f:language="ru" f:country="RU" f:font-style="normal" style:font-name-asian="Times New Roman" style:font-size-asian="13pt" style:font-style-asian="normal" style:font-name-complex="Times New Roman" style:font-size-complex="13pt" style:font-style-complex="normal"/>
    </style:style>
    <style:style style:name="T164" style:family="text">
      <style:text-properties f:color="#000000" loext:opacity="100%" style:font-name="Times New Roman1" f:font-size="13pt" f:language="ru" f:country="RU" f:font-style="normal" f:background-color="transparent" loext:char-shading-value="0" style:font-name-asian="Times New Roman" style:font-size-asian="13pt" style:font-style-asian="normal" style:font-name-complex="Times New Roman" style:font-size-complex="13pt" style:font-style-complex="normal"/>
    </style:style>
    <style:style style:name="T165" style:family="text">
      <style:text-properties f:color="#000000" loext:opacity="100%" style:font-name="Times New Roman1" f:font-size="13pt" f:language="ru" f:country="RU" f:font-style="normal" f:background-color="transparent" loext:char-shading-value="0" style:font-name-asian="Times New Roman" style:font-size-asian="13pt" style:font-style-asian="normal" style:font-name-complex="Times New Roman" style:font-size-complex="13pt" style:font-style-complex="normal"/>
    </style:style>
    <style:style style:name="T166" style:family="text">
      <style:text-properties f:color="#000000" loext:opacity="100%" style:font-name="Times New Roman1" f:font-size="13pt" style:font-size-asian="13pt" style:font-size-complex="13pt"/>
    </style:style>
    <style:style style:name="T167" style:family="text">
      <style:text-properties f:color="#000000" loext:opacity="100%" style:font-name="Times New Roman1" f:font-size="13pt" f:background-color="transparent" loext:char-shading-value="0" style:font-size-asian="13pt" style:font-size-complex="13pt"/>
    </style:style>
    <style:style style:name="T168" style:family="text">
      <style:text-properties f:color="#000000" loext:opacity="100%" style:font-name="Times New Roman1" f:font-size="13pt" f:background-color="transparent" loext:char-shading-value="0" style:font-size-asian="13pt" style:font-size-complex="13pt"/>
    </style:style>
    <style:style style:name="T169" style:family="text">
      <style:text-properties f:color="#000000" loext:opacity="100%" style:font-name="Times New Roman1" f:background-color="#ff4000" loext:char-shading-value="0"/>
    </style:style>
    <style:style style:name="T170" style:family="text">
      <style:text-properties f:color="#000000" loext:opacity="100%" style:font-name="Times New Roman1"/>
    </style:style>
    <style:style style:name="T171" style:family="text">
      <style:text-properties f:color="#000000" loext:opacity="100%" style:font-name="Times New Roman1" f:background-color="transparent" loext:char-shading-value="0"/>
    </style:style>
    <style:style style:name="T172" style:family="text">
      <style:text-properties f:color="#000000" loext:opacity="100%" style:font-name="Times New Roman1" f:background-color="transparent" loext:char-shading-value="0"/>
    </style:style>
    <style:style style:name="T173" style:family="text">
      <style:text-properties f:color="#000000" loext:opacity="100%" style:text-position="0% 100%" style:font-name="Times New Roman1" f:language="ru" f:country="RU" officeooo:rsid="01fc53d4" style:letter-kerning="true" f:background-color="#ffffff" loext:char-shading-value="0" style:font-name-asian="Andale Sans UI"/>
    </style:style>
    <style:style style:name="T174" style:family="text">
      <style:text-properties f:color="#000000" loext:opacity="100%" style:text-position="0% 100%" style:font-name="Times New Roman1" f:language="ru" f:country="RU" f:font-style="normal" officeooo:rsid="01fc53d4" style:letter-kerning="true" f:background-color="#ffffff" loext:char-shading-value="0" style:font-name-asian="Andale Sans UI" style:font-style-asian="normal" style:font-style-complex="normal"/>
    </style:style>
    <style:style style:name="T175" style:family="text">
      <style:text-properties f:color="#000000" loext:opacity="100%" style:text-position="0% 100%" style:font-name="Times New Roman1" f:language="ru" f:country="RU" f:background-color="#ffffff" loext:char-shading-value="0"/>
    </style:style>
    <style:style style:name="T176" style:family="text">
      <style:text-properties f:color="#000000" loext:opacity="100%" style:text-position="0% 100%" style:font-name="Times New Roman1" f:font-size="14pt" f:language="ru" f:country="RU" f:font-style="normal" officeooo:rsid="030a371a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77" style:family="text">
      <style:text-properties f:color="#000000" loext:opacity="100%" style:text-position="0% 100%" style:font-name="Times New Roman1" f:font-size="14pt" f:language="ru" f:country="RU" f:font-style="normal" officeooo:rsid="02336803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78" style:family="text">
      <style:text-properties f:color="#000000" loext:opacity="100%" style:text-position="0% 100%" style:font-name="Times New Roman1" f:font-size="14pt" f:language="en" f:country="US" f:font-style="normal" officeooo:rsid="030a0b4f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79" style:family="text">
      <style:text-properties f:color="#000000" loext:opacity="100%" style:text-position="0% 100%" style:font-name="Times New Roman1" f:font-size="14pt" f:language="en" f:country="US" f:font-style="normal" officeooo:rsid="030a371a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80" style:family="text">
      <style:text-properties f:color="#000000" loext:opacity="100%" style:text-position="0% 100%" style:font-name="Times New Roman1" f:font-size="14pt" f:language="en" f:country="US" f:font-style="normal" officeooo:rsid="033258a7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81" style:family="text">
      <style:text-properties f:color="#000000" loext:opacity="100%" style:text-position="0% 100%" style:font-name="Times New Roman1" f:font-size="14pt" f:language="en" f:country="US" f:font-style="normal" officeooo:rsid="02f71892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82" style:family="text">
      <style:text-properties f:color="#000000" loext:opacity="100%" style:text-position="0% 100%" style:font-name="Times New Roman1" f:font-size="14pt" f:language="en" f:country="US" f:font-style="normal" officeooo:rsid="030a0b4f" style:letter-kerning="true" style:font-name-asian="Andale Sans UI" style:font-size-asian="14pt" style:font-style-asian="normal" style:font-size-complex="14pt" style:font-style-complex="normal"/>
    </style:style>
    <style:style style:name="T183" style:family="text">
      <style:text-properties f:color="#000000" loext:opacity="100%" style:text-position="0% 100%" style:font-name="Times New Roman1" f:language="en" f:country="US" officeooo:rsid="01fc53d4" style:letter-kerning="true" f:background-color="#ffffff" loext:char-shading-value="0" style:font-name-asian="Andale Sans UI"/>
    </style:style>
    <style:style style:name="T184" style:family="text">
      <style:text-properties f:color="#000000" loext:opacity="100%" f:font-size="14pt" f:font-style="normal" style:font-size-asian="14pt" style:font-style-asian="normal" style:font-size-complex="14pt" style:font-style-complex="normal"/>
    </style:style>
    <style:style style:name="T185" style:family="text">
      <style:text-properties f:color="#000000" loext:opacity="100%" f:font-size="14pt" f:font-style="normal" officeooo:rsid="02e5bafa" style:font-size-asian="14pt" style:font-style-asian="normal" style:font-size-complex="14pt" style:font-style-complex="normal"/>
    </style:style>
    <style:style style:name="T186" style:family="text">
      <style:text-properties f:color="#000000" loext:opacity="100%" f:font-size="14pt" f:font-style="normal" officeooo:rsid="02feafc5" style:font-size-asian="14pt" style:font-style-asian="normal" style:font-size-complex="14pt" style:font-style-complex="normal"/>
    </style:style>
    <style:style style:name="T187" style:family="text">
      <style:text-properties f:color="#000000" loext:opacity="100%" f:font-size="14pt" f:font-style="normal" officeooo:rsid="031dcb8b" style:font-size-asian="14pt" style:font-style-asian="normal" style:font-size-complex="14pt" style:font-style-complex="normal"/>
    </style:style>
    <style:style style:name="T188" style:family="text">
      <style:text-properties f:color="#000000" loext:opacity="100%" f:font-size="14pt" f:font-style="normal" officeooo:rsid="0337d2fb" style:font-size-asian="14pt" style:font-style-asian="normal" style:font-size-complex="14pt" style:font-style-complex="normal"/>
    </style:style>
    <style:style style:name="T189" style:family="text">
      <style:text-properties f:color="#000000" loext:opacity="100%" f:font-size="14pt" f:font-style="normal" officeooo:rsid="02fea5f0" f:background-color="#ffffff" loext:char-shading-value="0" style:font-size-asian="14pt" style:font-style-asian="normal" style:font-size-complex="14pt" style:font-style-complex="normal"/>
    </style:style>
    <style:style style:name="T190" style:family="text">
      <style:text-properties f:color="#000000" loext:opacity="100%" f:font-size="14pt" f:font-style="normal" officeooo:rsid="0337d2fb" f:background-color="#ffffff" loext:char-shading-value="0" style:font-size-asian="14pt" style:font-style-asian="normal" style:font-size-complex="14pt" style:font-style-complex="normal"/>
    </style:style>
    <style:style style:name="T191" style:family="text">
      <style:text-properties f:color="#000000" loext:opacity="100%" f:font-size="14pt" f:language="ru" f:country="RU" f:font-style="normal" style:font-size-asian="14pt" style:font-style-asian="normal" style:font-size-complex="14pt" style:font-style-complex="normal"/>
    </style:style>
    <style:style style:name="T192" style:family="text">
      <style:text-properties f:color="#000000" loext:opacity="100%" f:font-size="14pt" f:language="ru" f:country="RU" f:font-style="normal" officeooo:rsid="022cbe89" style:font-size-asian="14pt" style:font-style-asian="normal" style:font-size-complex="14pt" style:font-style-complex="normal"/>
    </style:style>
    <style:style style:name="T193" style:family="text">
      <style:text-properties f:color="#000000" loext:opacity="100%" f:font-size="14pt" f:language="ru" f:country="RU" f:font-style="normal" officeooo:rsid="02c863d4" style:font-size-asian="14pt" style:font-style-asian="normal" style:font-size-complex="14pt" style:font-style-complex="normal"/>
    </style:style>
    <style:style style:name="T194" style:family="text">
      <style:text-properties f:color="#000000" loext:opacity="100%" f:font-size="14pt" f:language="ru" f:country="RU" f:font-style="normal" officeooo:rsid="031f5ff4" style:font-size-asian="14pt" style:font-style-asian="normal" style:font-size-complex="14pt" style:font-style-complex="normal"/>
    </style:style>
    <style:style style:name="T195" style:family="text">
      <style:text-properties f:color="#000000" loext:opacity="100%" f:font-size="14pt" f:language="ru" f:country="RU" f:font-style="normal" officeooo:rsid="033258a7" style:font-size-asian="14pt" style:font-style-asian="normal" style:font-size-complex="14pt" style:font-style-complex="normal"/>
    </style:style>
    <style:style style:name="T196" style:family="text">
      <style:text-properties f:color="#000000" loext:opacity="100%" f:font-size="14pt" f:language="ru" f:country="RU" f:font-style="normal" f:background-color="transparent" loext:char-shading-value="0" style:font-size-asian="14pt" style:font-style-asian="normal" style:font-size-complex="14pt" style:font-style-complex="normal"/>
    </style:style>
    <style:style style:name="T197" style:family="text">
      <style:text-properties f:color="#000000" loext:opacity="100%" f:font-size="14pt" f:language="ru" f:country="RU" f:font-style="normal" officeooo:rsid="033258a7" f:background-color="transparent" loext:char-shading-value="0" style:font-size-asian="14pt" style:font-style-asian="normal" style:font-size-complex="14pt" style:font-style-complex="normal"/>
    </style:style>
    <style:style style:name="T198" style:family="text">
      <style:text-properties f:color="#000000" loext:opacity="100%" f:language="ru" f:country="RU" f:background-color="#ffffff" loext:char-shading-value="0"/>
    </style:style>
    <style:style style:name="T199" style:family="text">
      <style:text-properties f:color="#000000" loext:opacity="100%" f:language="ru" f:country="RU" officeooo:rsid="02f30e36" f:background-color="#ffffff" loext:char-shading-value="0"/>
    </style:style>
    <style:style style:name="T200" style:family="text">
      <style:text-properties f:color="#000000" loext:opacity="100%" f:language="ru" f:country="RU" officeooo:rsid="01fc53d4" style:letter-kerning="true" f:background-color="#ffffff" loext:char-shading-value="0" style:font-name-asian="Andale Sans UI"/>
    </style:style>
    <style:style style:name="T201" style:family="text">
      <style:text-properties f:color="#000000" loext:opacity="100%" style:font-name="Times New Roman" f:font-size="12pt" f:language="ru" f:country="RU" f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02" style:family="text">
      <style:text-properties f:color="#000000" loext:opacity="100%" style:font-name="Times New Roman" f:font-size="12pt" f:language="ru" f:country="RU" f:font-style="normal" f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203" style:family="text">
      <style:text-properties f:color="#000000" loext:opacity="100%" style:font-name="Times New Roman" f:font-size="12pt" f:language="ru" f:country="RU" f:font-style="normal" f:background-color="transparent" loext:char-shading-value="0" style:font-name-asian="Times New Roman" style:font-size-asian="12pt" style:font-style-asian="normal" style:font-name-complex="Times New Roman" style:font-size-complex="12pt" style:font-style-complex="normal"/>
    </style:style>
    <style:style style:name="T204" style:family="text">
      <style:text-properties f:color="#000000" loext:opacity="100%" style:font-name="Times New Roman" f:font-size="13pt" f:language="ru" f:country="RU" f:font-style="normal" style:font-name-asian="Times New Roman" style:font-size-asian="13pt" style:font-style-asian="normal" style:font-name-complex="Times New Roman" style:font-size-complex="13pt" style:font-style-complex="normal"/>
    </style:style>
    <style:style style:name="T205" style:family="text">
      <style:text-properties f:color="#000000" loext:opacity="100%" style:font-name="Times New Roman" f:font-size="13pt" f:language="ru" f:country="RU" f:font-style="normal" f:background-color="transparent" loext:char-shading-value="0" style:font-name-asian="Times New Roman" style:font-size-asian="13pt" style:font-style-asian="normal" style:font-name-complex="Times New Roman" style:font-size-complex="13pt" style:font-style-complex="normal"/>
    </style:style>
    <style:style style:name="T206" style:family="text">
      <style:text-properties f:color="#000000" loext:opacity="100%" style:font-name="Times New Roman" f:font-size="13pt" f:language="ru" f:country="RU" f:font-style="normal" f:background-color="transparent" loext:char-shading-value="0" style:font-name-asian="Times New Roman" style:font-size-asian="13pt" style:font-style-asian="normal" style:font-name-complex="Times New Roman" style:font-size-complex="13pt" style:font-style-complex="normal"/>
    </style:style>
    <style:style style:name="T207" style:family="text">
      <style:text-properties f:color="#000000" loext:opacity="100%" f:font-style="normal" style:font-style-asian="normal" style:font-size-complex="14pt" style:font-style-complex="normal"/>
    </style:style>
    <style:style style:name="T208" style:family="text">
      <style:text-properties f:color="#000000" loext:opacity="100%" f:font-style="normal" officeooo:rsid="03009fed" style:font-style-asian="normal" style:font-size-complex="14pt" style:font-style-complex="normal"/>
    </style:style>
    <style:style style:name="T209" style:family="text">
      <style:text-properties f:color="#000000" loext:opacity="100%" f:font-style="normal" officeooo:rsid="030548ff" style:font-style-asian="normal" style:font-size-complex="14pt" style:font-style-complex="normal"/>
    </style:style>
    <style:style style:name="T210" style:family="text">
      <style:text-properties f:color="#000000" loext:opacity="100%" f:font-style="normal" officeooo:rsid="031dcb8b" style:font-style-asian="normal" style:font-size-complex="14pt" style:font-style-complex="normal"/>
    </style:style>
    <style:style style:name="T211" style:family="text">
      <style:text-properties f:color="#000000" loext:opacity="100%" f:font-style="normal" officeooo:rsid="032a51d1" style:font-style-asian="normal" style:font-size-complex="14pt" style:font-style-complex="normal"/>
    </style:style>
    <style:style style:name="T212" style:family="text">
      <style:text-properties f:color="#000000" loext:opacity="100%" f:font-style="normal" officeooo:rsid="0337d2fb" style:font-style-asian="normal" style:font-size-complex="14pt" style:font-style-complex="normal"/>
    </style:style>
    <style:style style:name="T213" style:family="text">
      <style:text-properties f:color="#000000" loext:opacity="100%" f:font-style="normal" officeooo:rsid="030b9971" style:font-style-asian="normal" style:font-style-complex="normal"/>
    </style:style>
    <style:style style:name="T214" style:family="text">
      <style:text-properties f:color="#000000" loext:opacity="100%" f:font-style="normal" officeooo:rsid="03243372" style:font-style-asian="normal" style:font-style-complex="normal"/>
    </style:style>
    <style:style style:name="T215" style:family="text">
      <style:text-properties f:color="#000000" loext:opacity="100%" f:font-style="normal" officeooo:rsid="030b9971" f:background-color="transparent" loext:char-shading-value="0" style:font-style-asian="normal" style:font-style-complex="normal"/>
    </style:style>
    <style:style style:name="T216" style:family="text">
      <style:text-properties f:color="#000000" loext:opacity="100%" f:font-style="normal" officeooo:rsid="03243372" f:background-color="transparent" loext:char-shading-value="0" style:font-style-asian="normal" style:font-style-complex="normal"/>
    </style:style>
    <style:style style:name="T217" style:family="text">
      <style:text-properties f:color="#000000" loext:opacity="100%" officeooo:rsid="03132b5d"/>
    </style:style>
    <style:style style:name="T218" style:family="text">
      <style:text-properties f:color="#000000" loext:opacity="100%" f:font-size="20pt" f:font-weight="bold" officeooo:rsid="001d2c5d" style:font-size-asian="20pt" style:font-weight-asian="bold" style:font-size-complex="20pt"/>
    </style:style>
    <style:style style:name="T219" style:family="text">
      <style:text-properties f:color="#000000" loext:opacity="100%" f:font-size="20pt" f:font-weight="bold" officeooo:rsid="031d8255" style:font-size-asian="20pt" style:font-weight-asian="bold" style:font-size-complex="20pt"/>
    </style:style>
    <style:style style:name="T220" style:family="text">
      <style:text-properties f:color="#000000" loext:opacity="100%" f:font-size="20pt" f:font-weight="bold" officeooo:rsid="031d8255" f:background-color="#ffffff" loext:char-shading-value="0" style:font-size-asian="20pt" style:font-weight-asian="bold" style:font-size-complex="20pt"/>
    </style:style>
    <style:style style:name="T221" style:family="text">
      <style:text-properties f:color="#000000" loext:opacity="100%" f:font-size="13pt" f:language="en" f:country="US" f:font-style="normal" style:font-size-asian="13pt" style:font-style-asian="normal" style:font-size-complex="13pt" style:font-style-complex="normal"/>
    </style:style>
    <style:style style:name="T222" style:family="text">
      <style:text-properties f:color="#000000" loext:opacity="100%" f:font-size="13pt" f:language="en" f:country="US" f:font-style="normal" f:background-color="transparent" loext:char-shading-value="0" style:font-size-asian="13pt" style:font-style-asian="normal" style:font-size-complex="13pt" style:font-style-complex="normal"/>
    </style:style>
    <style:style style:name="T223" style:family="text">
      <style:text-properties f:color="#000000" loext:opacity="100%" f:font-size="13pt" f:language="en" f:country="US" f:font-style="normal" f:background-color="transparent" loext:char-shading-value="0" style:font-size-asian="13pt" style:font-style-asian="normal" style:font-size-complex="13pt" style:font-style-complex="normal"/>
    </style:style>
    <style:style style:name="T224" style:family="text">
      <style:text-properties f:color="#000000" loext:opacity="100%" f:font-size="13pt" f:language="ru" f:country="RU" f:font-style="normal" style:font-size-asian="13pt" style:font-style-asian="normal" style:font-size-complex="13pt" style:font-style-complex="normal"/>
    </style:style>
    <style:style style:name="T225" style:family="text">
      <style:text-properties f:color="#000000" loext:opacity="100%" f:font-size="13pt" f:language="ru" f:country="RU" f:font-style="normal" f:background-color="transparent" loext:char-shading-value="0" style:font-size-asian="13pt" style:font-style-asian="normal" style:font-size-complex="13pt" style:font-style-complex="normal"/>
    </style:style>
    <style:style style:name="T226" style:family="text">
      <style:text-properties f:color="#000000" loext:opacity="100%" f:font-size="13pt" f:language="ru" f:country="RU" f:font-style="normal" f:background-color="transparent" loext:char-shading-value="0" style:font-size-asian="13pt" style:font-style-asian="normal" style:font-size-complex="13pt" style:font-style-complex="normal"/>
    </style:style>
    <style:style style:name="T227" style:family="text">
      <style:text-properties f:color="#000000" loext:opacity="100%" f:font-size="13pt" style:font-size-asian="13pt" style:font-size-complex="13pt"/>
    </style:style>
    <style:style style:name="T228" style:family="text">
      <style:text-properties f:color="#000000" loext:opacity="100%" f:font-size="13pt" f:background-color="transparent" loext:char-shading-value="0" style:font-size-asian="13pt" style:font-size-complex="13pt"/>
    </style:style>
    <style:style style:name="T229" style:family="text">
      <style:text-properties f:color="#000000" loext:opacity="100%" f:font-size="13pt" f:background-color="transparent" loext:char-shading-value="0" style:font-size-asian="13pt" style:font-size-complex="13pt"/>
    </style:style>
    <style:style style:name="T230" style:family="text">
      <style:text-properties officeooo:rsid="02231373"/>
    </style:style>
    <style:style style:name="T231" style:family="text">
      <style:text-properties officeooo:rsid="0202523c"/>
    </style:style>
    <style:style style:name="T232" style:family="text">
      <style:text-properties officeooo:rsid="02bd2e35"/>
    </style:style>
    <style:style style:name="T233" style:family="text">
      <style:text-properties style:font-name="Times New Roman3"/>
    </style:style>
    <style:style style:name="T234" style:family="text">
      <style:text-properties officeooo:rsid="02c863d4"/>
    </style:style>
    <style:style style:name="T235" style:family="text">
      <style:text-properties officeooo:rsid="02de16b6"/>
    </style:style>
    <style:style style:name="T236" style:family="text">
      <style:text-properties style:text-underline-style="none"/>
    </style:style>
    <style:style style:name="T237" style:family="text">
      <style:text-properties style:font-weight-complex="bold"/>
    </style:style>
    <style:style style:name="T238" style:family="text">
      <style:text-properties officeooo:rsid="02de16b6" style:font-weight-complex="bold"/>
    </style:style>
    <style:style style:name="T239" style:family="text">
      <style:text-properties officeooo:rsid="01f78b52"/>
    </style:style>
    <style:style style:name="T240" style:family="text">
      <style:text-properties officeooo:rsid="02ef2a19"/>
    </style:style>
    <style:style style:name="T241" style:family="text">
      <style:text-properties officeooo:rsid="02f0725a"/>
    </style:style>
    <style:style style:name="T242" style:family="text">
      <style:text-properties officeooo:rsid="02fc6095"/>
    </style:style>
    <style:style style:name="T243" style:family="text">
      <style:text-properties officeooo:rsid="003aa2ff"/>
    </style:style>
    <style:style style:name="T244" style:family="text">
      <style:text-properties officeooo:rsid="00ef92d5"/>
    </style:style>
    <style:style style:name="T245" style:family="text">
      <style:text-properties f:font-variant="normal" f:text-transform="none" style:text-line-through-style="none" style:text-line-through-type="none" style:text-position="0% 100%" style:font-name="Times New Roman1" f:font-size="14pt" f:letter-spacing="normal" style:text-underline-style="none" f:font-weight="normal" officeooo:rsid="02f71892" style:letter-kerning="true" style:text-blinking="false" style:font-name-asian="Andale Sans UI" style:font-size-asian="14pt" style:font-size-complex="14pt"/>
    </style:style>
    <style:style style:name="T246" style:family="text">
      <style:text-properties f:font-variant="normal" f:text-transform="none" style:text-line-through-style="none" style:text-line-through-type="none" style:text-position="0% 100%" style:font-name="Times New Roman1" f:font-size="14pt" f:letter-spacing="normal" style:text-underline-style="none" f:font-weight="normal" officeooo:rsid="02336803" style:letter-kerning="true" style:text-blinking="false" style:font-name-asian="Andale Sans UI" style:font-size-asian="14pt" style:font-size-complex="14pt"/>
    </style:style>
    <style:style style:name="T247" style:family="text">
      <style:text-properties f:font-variant="normal" f:text-transform="none" f:color="#000000" loext:opacity="100%" style:text-line-through-style="none" style:text-line-through-type="none" style:font-name="Times New Roman1" f:letter-spacing="normal" f:language="ru" f:country="RU" style:text-underline-style="none" f:font-weight="normal" officeooo:rsid="02fc6095" style:letter-kerning="true" style:text-blinking="false" f:background-color="#ffffff" loext:char-shading-value="0" style:font-name-asian="Andale Sans UI"/>
    </style:style>
    <style:style style:name="T248" style:family="text">
      <style:text-properties f:font-variant="normal" f:text-transform="none" f:color="#000000" loext:opacity="100%" style:text-line-through-style="none" style:text-line-through-type="none" style:font-name="Times New Roman1" f:letter-spacing="normal" f:language="ru" f:country="RU" style:text-underline-style="none" f:font-weight="normal" officeooo:rsid="02fc6095" style:letter-kerning="true" style:text-blinking="false" style:font-name-asian="Andale Sans UI"/>
    </style:style>
    <style:style style:name="T249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style:text-blinking="false" f:background-color="#ffffff" loext:char-shading-value="0" style:font-size-asian="14pt" style:font-size-complex="14pt"/>
    </style:style>
    <style:style style:name="T250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2fc6095" style:text-blinking="false" f:background-color="#ffffff" loext:char-shading-value="0" style:font-size-asian="14pt" style:font-size-complex="14pt"/>
    </style:style>
    <style:style style:name="T251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03aa2ff" style:text-blinking="false" f:background-color="#ffffff" loext:char-shading-value="0" style:font-size-asian="14pt" style:font-size-complex="14pt"/>
    </style:style>
    <style:style style:name="T252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0ef92d5" style:text-blinking="false" f:background-color="#ffffff" loext:char-shading-value="0" style:font-size-asian="14pt" style:font-size-complex="14pt"/>
    </style:style>
    <style:style style:name="T253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style:text-blinking="false" style:font-size-asian="14pt" style:font-size-complex="14pt"/>
    </style:style>
    <style:style style:name="T254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2fc6095" style:text-blinking="false" style:font-size-asian="14pt" style:font-size-complex="14pt"/>
    </style:style>
    <style:style style:name="T255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03aa2ff" style:text-blinking="false" style:font-size-asian="14pt" style:font-size-complex="14pt"/>
    </style:style>
    <style:style style:name="T256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0ef92d5" style:text-blinking="false" style:font-size-asian="14pt" style:font-size-complex="14pt"/>
    </style:style>
    <style:style style:name="T257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1fd6d5b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58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03aa2ff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59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2fc6095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60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1fd6d5b" style:letter-kerning="true" style:text-blinking="false" style:font-name-asian="Andale Sans UI" style:font-size-asian="14pt" style:font-style-asian="normal" style:font-size-complex="14pt" style:font-style-complex="normal"/>
    </style:style>
    <style:style style:name="T261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03aa2ff" style:letter-kerning="true" style:text-blinking="false" style:font-name-asian="Andale Sans UI" style:font-size-asian="14pt" style:font-style-asian="normal" style:font-size-complex="14pt" style:font-style-complex="normal"/>
    </style:style>
    <style:style style:name="T262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f:font-style="normal" style:text-underline-style="none" f:font-weight="normal" officeooo:rsid="02fc6095" style:letter-kerning="true" style:text-blinking="false" style:font-name-asian="Andale Sans UI" style:font-size-asian="14pt" style:font-style-asian="normal" style:font-size-complex="14pt" style:font-style-complex="normal"/>
    </style:style>
    <style:style style:name="T263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en" f:country="US" f:font-style="normal" style:text-underline-style="none" f:font-weight="normal" officeooo:rsid="02fc6095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64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en" f:country="US" f:font-style="normal" style:text-underline-style="none" f:font-weight="normal" officeooo:rsid="02fc6095" style:letter-kerning="true" style:text-blinking="false" style:font-name-asian="Andale Sans UI" style:font-size-asian="14pt" style:font-style-asian="normal" style:font-size-complex="14pt" style:font-style-complex="normal"/>
    </style:style>
    <style:style style:name="T265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ru" f:country="RU" f:font-style="normal" style:text-underline-style="none" f:font-weight="normal" officeooo:rsid="030a371a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66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ru" f:country="RU" f:font-style="normal" style:text-underline-style="none" f:font-weight="normal" officeooo:rsid="033111a9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67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en" f:country="US" f:font-style="normal" style:text-underline-style="none" f:font-weight="normal" officeooo:rsid="030a371a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68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en" f:country="US" f:font-style="normal" style:text-underline-style="none" f:font-weight="normal" officeooo:rsid="02f71892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69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en" f:country="US" f:font-style="normal" style:text-underline-style="none" f:font-weight="normal" officeooo:rsid="033258a7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270" style:family="text">
      <style:text-properties officeooo:rsid="003cb262"/>
    </style:style>
    <style:style style:name="T271" style:family="text">
      <style:text-properties officeooo:rsid="02fc6095" style:font-style-asian="normal" style:font-style-complex="normal"/>
    </style:style>
    <style:style style:name="T272" style:family="text">
      <style:text-properties officeooo:rsid="01fd6d5b" style:font-style-asian="normal" style:font-style-complex="normal"/>
    </style:style>
    <style:style style:name="T273" style:family="text">
      <style:text-properties officeooo:rsid="003aa2ff" style:font-style-asian="normal" style:font-style-complex="normal"/>
    </style:style>
    <style:style style:name="T274" style:family="text">
      <style:text-properties officeooo:rsid="00ef92d5" style:font-style-asian="normal" style:font-style-complex="normal"/>
    </style:style>
    <style:style style:name="T275" style:family="text">
      <style:text-properties officeooo:rsid="03002868"/>
    </style:style>
    <style:style style:name="T276" style:family="text">
      <style:text-properties officeooo:rsid="02fea5f0"/>
    </style:style>
    <style:style style:name="T277" style:family="text">
      <style:text-properties officeooo:rsid="030e3017"/>
    </style:style>
    <style:style style:name="T278" style:family="text">
      <style:text-properties officeooo:rsid="030fa5fb"/>
    </style:style>
    <style:style style:name="T279" style:family="text">
      <style:text-properties officeooo:rsid="03139432" style:font-size-asian="10pt" style:font-size-complex="10pt"/>
    </style:style>
    <style:style style:name="T280" style:family="text">
      <style:text-properties officeooo:rsid="03139432"/>
    </style:style>
    <style:style style:name="T281" style:family="text">
      <style:text-properties officeooo:rsid="031d8255"/>
    </style:style>
    <style:style style:name="T282" style:family="text">
      <style:text-properties officeooo:rsid="018c27f3"/>
    </style:style>
    <style:style style:name="T283" style:family="text">
      <style:text-properties officeooo:rsid="030ad3df"/>
    </style:style>
    <style:style style:name="T284" style:family="text">
      <style:text-properties officeooo:rsid="0327989b"/>
    </style:style>
    <style:style style:name="T285" style:family="text">
      <style:text-properties style:font-name="T-FLEX Type A"/>
    </style:style>
    <style:style style:name="T286" style:family="text">
      <style:text-properties f:background-color="#ffff00" loext:char-shading-value="0"/>
    </style:style>
    <style:style style:name="T287" style:family="text"/>
    <style:style style:name="T288" style:family="text">
      <style:text-properties officeooo:rsid="0337d2fb"/>
    </style:style>
    <style:style style:name="T289" style:family="text">
      <style:text-properties officeooo:rsid="02e34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3"><text:span text:style-name="T7">СТО 07521831-55-2017 </text:span><text:span text:style-name="T8">Приложение М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row table:style-name="Таблица7.1">
          <table:table-cell table:style-name="Таблица7.A1" table:number-columns-spanned="13" office:value-type="string">
            <text:p text:style-name="P6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1" table:number-columns-spanned="2" office:value-type="string">
            <text:p text:style-name="P672"/>
          </table:table-cell>
          <table:covered-table-cell/>
          <table:table-cell table:style-name="Таблица7.N1" table:number-columns-spanned="2" office:value-type="string">
            <text:p text:style-name="P672"/>
          </table:table-cell>
          <table:covered-table-cell/>
          <table:table-cell table:style-name="Таблица7.N1" table:number-columns-spanned="4" office:value-type="string">
            <text:p text:style-name="P672"/>
          </table:table-cell>
          <table:covered-table-cell/>
          <table:covered-table-cell/>
          <table:covered-table-cell/>
          <table:table-cell table:style-name="Таблица7.N1" table:number-columns-spanned="4" office:value-type="string">
            <text:p text:style-name="P672"/>
          </table:table-cell>
          <table:covered-table-cell/>
          <table:covered-table-cell/>
          <table:covered-table-cell/>
          <table:table-cell table:style-name="Таблица7.Z1" table:number-columns-spanned="3" office:value-type="string">
            <text:p text:style-name="P672"/>
          </table:table-cell>
          <table:covered-table-cell/>
          <table:covered-table-cell/>
        </table:table-row>
        <table:table-row table:style-name="Таблица7.1">
          <table:table-cell table:style-name="Таблица7.N1" office:value-type="string">
            <text:p text:style-name="P715"><text:s text:c="2"/>Дубл.</text:p>
            <text:p text:style-name="P716"/>
          </table:table-cell>
          <table:table-cell table:style-name="Таблица7.N1" table:number-columns-spanned="2" office:value-type="string">
            <text:p text:style-name="P721"/>
            <text:p text:style-name="P722"/>
          </table:table-cell>
          <table:covered-table-cell/>
          <table:table-cell table:style-name="Таблица7.N1" office:value-type="string">
            <text:p text:style-name="P721"/>
          </table:table-cell>
          <table:table-cell table:style-name="Таблица7.Z1" office:value-type="string">
            <text:p text:style-name="P721"/>
            <text:p text:style-name="P722"/>
          </table:table-cell>
          <table:table-cell table:style-name="Таблица7.F2" table:number-columns-spanned="8" office:value-type="string">
            <text:p text:style-name="P7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21"/>
            <text:p text:style-name="P722"/>
          </table:table-cell>
          <table:covered-table-cell/>
          <table:table-cell table:style-name="Таблица7.N2" table:number-columns-spanned="2" office:value-type="string">
            <text:p text:style-name="P721"/>
          </table:table-cell>
          <table:covered-table-cell/>
          <table:table-cell table:style-name="Таблица7.N2" table:number-columns-spanned="4" office:value-type="string">
            <text:p text:style-name="P721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21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21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715"><text:s text:c="2"/>Взам.</text:p>
          </table:table-cell>
          <table:table-cell table:style-name="Таблица7.N2" table:number-columns-spanned="2" office:value-type="string">
            <text:p text:style-name="P721"/>
          </table:table-cell>
          <table:covered-table-cell/>
          <table:table-cell table:style-name="Таблица7.N2" office:value-type="string">
            <text:p text:style-name="P721"/>
          </table:table-cell>
          <table:table-cell table:style-name="Таблица7.Z2" office:value-type="string">
            <text:p text:style-name="P721"/>
          </table:table-cell>
          <table:table-cell table:style-name="Таблица7.F2" table:number-columns-spanned="8" office:value-type="string">
            <text:p text:style-name="P7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21"/>
          </table:table-cell>
          <table:covered-table-cell/>
          <table:table-cell table:style-name="Таблица7.N2" table:number-columns-spanned="2" office:value-type="string">
            <text:p text:style-name="P721"/>
          </table:table-cell>
          <table:covered-table-cell/>
          <table:table-cell table:style-name="Таблица7.N2" table:number-columns-spanned="4" office:value-type="string">
            <text:p text:style-name="P721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21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21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715"><text:s text:c="2"/>Подл.</text:p>
          </table:table-cell>
          <table:table-cell table:style-name="Таблица7.N2" table:number-columns-spanned="2" office:value-type="string">
            <text:p text:style-name="P567"/>
          </table:table-cell>
          <table:covered-table-cell/>
          <table:table-cell table:style-name="Таблица7.N2" office:value-type="string">
            <text:p text:style-name="P730"/>
          </table:table-cell>
          <table:table-cell table:style-name="Таблица7.Z2" office:value-type="string">
            <text:p text:style-name="P731"/>
          </table:table-cell>
          <table:table-cell table:style-name="Таблица7.F4" table:number-columns-spanned="8" office:value-type="string">
            <text:p text:style-name="P7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15"/>
          </table:table-cell>
          <table:covered-table-cell/>
          <table:table-cell table:style-name="Таблица7.N2" table:number-columns-spanned="2" office:value-type="string">
            <text:p text:style-name="P715"/>
          </table:table-cell>
          <table:covered-table-cell/>
          <table:table-cell table:style-name="Таблица7.N2" table:number-columns-spanned="4" office:value-type="string">
            <text:p text:style-name="P715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15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15"/>
          </table:table-cell>
          <table:covered-table-cell/>
          <table:covered-table-cell/>
        </table:table-row>
        <table:table-row table:style-name="Таблица7.5">
          <table:table-cell table:style-name="Таблица7.N1" table:number-columns-spanned="14" office:value-type="string">
            <text:p text:style-name="P7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8" office:value-type="string">
            <text:p text:style-name="P7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4" office:value-type="string">
            <text:p text:style-name="P723"/>
          </table:table-cell>
          <table:covered-table-cell/>
          <table:covered-table-cell/>
          <table:covered-table-cell/>
          <table:table-cell table:style-name="Таблица7.a5" table:number-columns-spanned="2" office:value-type="string">
            <text:p text:style-name="P717">1</text:p>
          </table:table-cell>
          <table:covered-table-cell/>
        </table:table-row>
        <table:table-row table:style-name="Таблица7.6">
          <table:table-cell table:style-name="Таблица7.A6" table:number-rows-spanned="3" table:number-columns-spanned="7" office:value-type="string">
            <text:p text:style-name="P733"/>
            <text:p text:style-name="P733"/>
            <text:p text:style-name="P733"/>
            <text:h text:style-name="P114" text:outline-level="2"/>
            <text:h text:style-name="P114" text:outline-level="2"><text:s text:c="6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723"><text:span text:style-name="T4">АО </text:span>«Авангард»</text:p>
          </table:table-cell>
          <table:covered-table-cell/>
          <table:table-cell table:style-name="Таблица7.J6" table:number-columns-spanned="2" office:value-type="string">
            <text:p text:style-name="P718"><text:s text:c="4"/><text:span text:style-name="T236"><text:s/>СМ3-92-2024</text:span></text:p>
          </table:table-cell>
          <table:covered-table-cell/>
          <table:table-cell table:style-name="Таблица7.J6" table:number-columns-spanned="8" office:value-type="string">
            <text:p text:style-name="P723"/>
            <text:p text:style-name="P7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6" table:number-columns-spanned="9" office:value-type="string">
            <text:p text:style-name="P714">И.01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7"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7" office:value-type="string">
            <text:p text:style-name="P721"><text:s text:c="45"/></text:p>
            <text:p text:style-name="P722"/>
          </table:table-cell>
          <table:table-cell table:style-name="Таблица7.I7" table:number-columns-spanned="12" office:value-type="string">
            <text:p text:style-name="P7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I7" table:number-columns-spanned="3" office:value-type="string">
            <text:p text:style-name="P735"/>
          </table:table-cell>
          <table:covered-table-cell/>
          <table:covered-table-cell/>
          <table:table-cell table:style-name="Таблица7.I7" table:number-columns-spanned="4" office:value-type="string">
            <text:p text:style-name="P723"/>
          </table:table-cell>
          <table:covered-table-cell/>
          <table:covered-table-cell/>
          <table:covered-table-cell/>
          <table:table-cell table:style-name="Таблица7.b7" office:value-type="string">
            <text:p text:style-name="P736"/>
          </table:table-cell>
        </table:table-row>
        <table:table-row table:style-name="Таблица7.8"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8" table:number-columns-spanned="3" office:value-type="string">
            <text:h text:style-name="P115" text:outline-level="2"/>
            <text:p text:style-name="P725"><text:s text:c="19"/></text:p>
          </table:table-cell>
          <table:covered-table-cell/>
          <table:covered-table-cell/>
          <table:table-cell table:style-name="Таблица7.K8" table:number-columns-spanned="18" office:value-type="string">
            <text:h text:style-name="P116" text:outline-level="2"/>
            <text:h text:style-name="P117" text:outline-level="2">УТВЕРЖДАЮ</text:h>
            <text:p text:style-name="P734">Главный конструктор</text:p>
            <text:p text:style-name="P732">__________________М.В. Пронин</text:p>
            <text:p text:style-name="P726"><text:span text:style-name="T12">«____»____________20</text:span><text:span text:style-name="T13">2</text:span><text:span text:style-name="T71">4</text:span><text:span text:style-name="T16"> </text:span><text:span text:style-name="T17">г.</text:span><text:span text:style-name="T12"> </text:span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table:number-columns-spanned="28" office:value-type="string">
            <text:p text:style-name="P721"/>
            <text:h text:style-name="P118" text:outline-level="3"/>
            <text:h text:style-name="P119" text:outline-level="3"><text:span text:style-name="T218">ПЕРЕЧЕНЬ ВХОДНО</text:span><text:span text:style-name="T219">ГО</text:span><text:span text:style-name="T218"> КОНТРОЛ</text:span><text:span text:style-name="T219">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0">
          <table:table-cell table:style-name="Таблица7.N2" table:number-columns-spanned="4" office:value-type="string">
            <text:p text:style-name="P666"/>
            <text:p text:style-name="P660">Главный метролог</text:p>
            <text:p text:style-name="P667">Начальник ОТК</text:p>
            <text:p text:style-name="P661">Начальник ЦЗЛ</text:p>
            <text:p text:style-name="P668"/>
            <text:p text:style-name="P669"><text:s/></text:p>
            <text:p text:style-name="P673"/>
            <text:p text:style-name="P673"/>
          </table:table-cell>
          <table:covered-table-cell/>
          <table:covered-table-cell/>
          <table:covered-table-cell/>
          <table:table-cell table:style-name="Таблица7.E10" table:number-columns-spanned="2" office:value-type="string">
            <text:p text:style-name="P674"/>
            <text:p text:style-name="P673"/>
          </table:table-cell>
          <table:covered-table-cell/>
          <table:table-cell table:style-name="Таблица7.G10" table:number-columns-spanned="3" office:value-type="string">
            <text:p text:style-name="P670"/>
            <text:p text:style-name="P662">В.Н. Солдатенков</text:p>
            <text:p text:style-name="P671">Л.Ф. Ильина</text:p>
            <text:p text:style-name="P663">О.В. Гарзанова</text:p>
            <text:p text:style-name="P670"/>
            <text:p text:style-name="P664"/>
            <text:p text:style-name="P669"><text:s text:c="7"/></text:p>
            <text:p text:style-name="P669"/>
            <text:p text:style-name="P669"/>
            <text:p text:style-name="P669"/>
          </table:table-cell>
          <table:covered-table-cell/>
          <table:covered-table-cell/>
          <table:table-cell table:style-name="Таблица7.J10" table:number-columns-spanned="3" office:value-type="string">
            <text:p text:style-name="P720"/>
            <text:p text:style-name="P727"><text:span text:style-name="T238">И.о. г</text:span><text:span text:style-name="T237">лавн</text:span><text:span text:style-name="T70">ого</text:span><text:span text:style-name="T237"> технолог</text:span><text:span text:style-name="T238">а</text:span><text:span text:style-name="T237"> <text:s/></text:span></text:p>
            <text:p text:style-name="P728"><text:span text:style-name="T98">Начальник цеха 23</text:span> </text:p>
            <text:p text:style-name="P90">Начальник ОСТДиС <text:s/></text:p>
            <text:p text:style-name="P729"><text:s text:c="26"/></text:p>
            <text:p text:style-name="P729"/>
            <text:p text:style-name="P729"/>
            <text:p text:style-name="P737"/>
            <text:h text:style-name="P113" text:outline-level="1"/>
            <text:p text:style-name="P484"/>
            <text:p text:style-name="P484"/>
            <text:p text:style-name="P737"/>
            <text:p text:style-name="P737"/>
            <text:p text:style-name="P737"/>
            <text:p text:style-name="P737"/>
            <text:p text:style-name="P737"/>
            <text:p text:style-name="P737"/>
          </table:table-cell>
          <table:covered-table-cell/>
          <table:covered-table-cell/>
          <table:table-cell table:style-name="Таблица7.M10" table:number-columns-spanned="6" office:value-type="string">
            <text:p text:style-name="P676"/>
            <text:p text:style-name="P73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10" table:number-columns-spanned="10" office:value-type="string">
            <text:p text:style-name="P89"/>
            <text:p text:style-name="P88">Е.О. Мишутин</text:p>
            <text:p text:style-name="P665">Л.П. Тюренкова</text:p>
            <text:p text:style-name="P675">Т.Б. Мамичев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1">
          <table:table-cell table:style-name="Таблица7.A11" table:number-columns-spanned="2" office:value-type="string">
            <text:p text:style-name="P736">ТЛ</text:p>
          </table:table-cell>
          <table:covered-table-cell/>
          <table:table-cell table:style-name="Таблица7.C11" table:number-columns-spanned="14" office:value-type="string">
            <text:p text:style-name="P723"/>
            <text:p text:style-name="P722"/>
            <text:p text:style-name="P7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11" table:number-columns-spanned="8" office:value-type="string">
            <text:p text:style-name="P7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Y11" table:number-columns-spanned="4" office:value-type="string">
            <text:p text:style-name="P723"/>
          </table:table-cell>
          <table:covered-table-cell/>
          <table:covered-table-cell/>
          <table:covered-table-cell/>
        </table:table-row>
      </table:table>
      <text:p text:style-name="P698"><text:soft-page-break/></text:p>
      <text:p text:style-name="P698"><text:s text:c="219"/><text:span text:style-name="T102"><text:s text:c="2"/></text:span><text:span text:style-name="T217">ГОСТ </text:span><text:span text:style-name="T103">3.1118-82 Форма 2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L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header-rows>
          <table:table-row table:style-name="Таблица11.1">
            <table:table-cell table:style-name="Таблица11.A1" table:number-columns-spanned="18" office:value-type="string">
              <text:p text:style-name="P80"/>
              <text:p text:style-name="P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1.S1" table:number-columns-spanned="2" office:value-type="string">
              <text:p text:style-name="P622"/>
            </table:table-cell>
            <table:covered-table-cell/>
            <table:table-cell table:style-name="Таблица11.S1" office:value-type="string">
              <text:p text:style-name="P613"/>
            </table:table-cell>
            <table:table-cell table:style-name="Таблица11.S1" table:number-columns-spanned="3" office:value-type="string">
              <text:p text:style-name="P613"/>
            </table:table-cell>
            <table:covered-table-cell/>
            <table:covered-table-cell/>
            <table:table-cell table:style-name="Таблица11.S1" table:number-columns-spanned="4" office:value-type="string">
              <text:p text:style-name="P613"/>
            </table:table-cell>
            <table:covered-table-cell/>
            <table:covered-table-cell/>
            <table:covered-table-cell/>
            <table:table-cell table:style-name="Таблица11.c1" table:number-columns-spanned="3" office:value-type="string">
              <text:p text:style-name="P613"/>
            </table:table-cell>
            <table:covered-table-cell/>
            <table:covered-table-cell/>
          </table:table-row>
        </table:table-header-rows>
        <table:table-row table:style-name="Таблица11.1">
          <table:table-cell table:style-name="Таблица11.S1" office:value-type="string">
            <text:p text:style-name="P613"><text:s/>Дубл.</text:p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G2" table:number-columns-spanned="5" office:value-type="string">
            <text:p text:style-name="P640"><text:s text:c="15"/></text:p>
          </table:table-cell>
          <table:covered-table-cell/>
          <table:covered-table-cell/>
          <table:covered-table-cell/>
          <table:covered-table-cell/>
          <table:table-cell table:style-name="Таблица11.L2" table:number-columns-spanned="7" office:value-type="string">
            <text:p text:style-name="P6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92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3" office:value-type="string">
            <text:p text:style-name="P640"/>
          </table:table-cell>
          <table:covered-table-cell/>
          <table:covered-table-cell/>
          <table:table-cell table:style-name="Таблица11.S1" table:number-columns-spanned="4" office:value-type="string">
            <text:p text:style-name="P640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640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613"><text:s/>Взам.</text:p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G3" table:number-rows-spanned="2" table:number-columns-spanned="4" office:value-type="string">
            <text:p text:style-name="P640"/>
          </table:table-cell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3" office:value-type="string">
            <text:p text:style-name="P640"/>
          </table:table-cell>
          <table:covered-table-cell/>
          <table:covered-table-cell/>
          <table:table-cell table:style-name="Таблица11.S1" table:number-columns-spanned="4" office:value-type="string">
            <text:p text:style-name="P640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640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613"><text:s/>Подл.</text:p>
          </table:table-cell>
          <table:table-cell table:style-name="Таблица11.S1" table:number-columns-spanned="2" office:value-type="string">
            <text:p text:style-name="P537"/>
          </table:table-cell>
          <table:covered-table-cell/>
          <table:table-cell table:style-name="Таблица11.S1" office:value-type="string">
            <text:p text:style-name="P548"/>
          </table:table-cell>
          <table:table-cell table:style-name="Таблица11.S1" table:number-columns-spanned="2" office:value-type="string">
            <text:p text:style-name="P628"/>
          </table:table-cell>
          <table:covered-table-cell/>
          <table:covered-table-cell table:style-name="Таблица11.G3"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table:number-columns-spanned="2" office:value-type="string">
            <text:p text:style-name="P640"/>
          </table:table-cell>
          <table:covered-table-cell/>
          <table:table-cell table:style-name="Таблица11.S1" office:value-type="string">
            <text:p text:style-name="P640"/>
          </table:table-cell>
          <table:table-cell table:style-name="Таблица11.S1" table:number-columns-spanned="3" office:value-type="string">
            <text:p text:style-name="P640"/>
          </table:table-cell>
          <table:covered-table-cell/>
          <table:covered-table-cell/>
          <table:table-cell table:style-name="Таблица11.S1" table:number-columns-spanned="4" office:value-type="string">
            <text:p text:style-name="P640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640"/>
          </table:table-cell>
          <table:covered-table-cell/>
          <table:covered-table-cell/>
        </table:table-row>
        <table:table-row table:style-name="Таблица11.5">
          <table:table-cell table:style-name="Таблица11.S1" table:number-columns-spanned="19" office:value-type="string"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3" office:value-type="string">
            <text:p text:style-name="P112"><text:span text:style-name="T213">3</text:span><text:span text:style-name="T214">9</text:span></text:p>
          </table:table-cell>
          <table:covered-table-cell/>
          <table:covered-table-cell/>
          <table:table-cell table:style-name="Таблица11.d5" table:number-columns-spanned="2" office:value-type="string">
            <text:p text:style-name="P91">2</text:p>
          </table:table-cell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601"><text:s/>Разработал</text:p>
          </table:table-cell>
          <table:covered-table-cell/>
          <table:table-cell table:style-name="Таблица11.S1" table:number-columns-spanned="3" office:value-type="string">
            <text:p text:style-name="P605">Кре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548"/>
          </table:table-cell>
          <table:covered-table-cell/>
          <table:table-cell table:style-name="Таблица11.S1" office:value-type="string">
            <text:p text:style-name="P548"/>
          </table:table-cell>
          <table:table-cell table:style-name="Таблица11.T5" table:number-rows-spanned="3" table:number-columns-spanned="6" office:value-type="string">
            <text:p text:style-name="P645">АО «Авангард»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O6" table:number-rows-spanned="3" table:number-columns-spanned="3" office:value-type="string">
            <text:p text:style-name="P718"><text:s text:c="4"/><text:span text:style-name="T236"><text:s/>СМ3-92-2024</text:span></text:p>
          </table:table-cell>
          <table:covered-table-cell/>
          <table:covered-table-cell/>
          <table:table-cell table:style-name="Таблица11.R6" table:number-rows-spanned="3" table:number-columns-spanned="6" office:value-type="string">
            <text:p text:style-name="P64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X6" table:number-rows-spanned="3" table:number-columns-spanned="8" office:value-type="string">
            <text:p text:style-name="P702">И.01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601">Проверил</text:p>
          </table:table-cell>
          <table:covered-table-cell/>
          <table:table-cell table:style-name="Таблица11.S1" table:number-columns-spanned="3" office:value-type="string">
            <text:p text:style-name="P606">Шанин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548"/>
          </table:table-cell>
          <table:covered-table-cell/>
          <table:table-cell table:style-name="Таблица11.S1" office:value-type="string">
            <text:p text:style-name="P107"/>
          </table:table-cell>
          <table:covered-table-cell table:style-name="Таблица11.T5"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  <table:covered-table-cell table:style-name="Таблица11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601"/>
          </table:table-cell>
          <table:covered-table-cell/>
          <table:table-cell table:style-name="Таблица11.S1" table:number-columns-spanned="3" office:value-type="string">
            <text:p text:style-name="P548"/>
          </table:table-cell>
          <table:covered-table-cell/>
          <table:covered-table-cell/>
          <table:table-cell table:style-name="Таблица11.S1" table:number-columns-spanned="2" office:value-type="string">
            <text:p text:style-name="P548"/>
          </table:table-cell>
          <table:covered-table-cell/>
          <table:table-cell table:style-name="Таблица11.S1" office:value-type="string">
            <text:p text:style-name="P548"/>
          </table:table-cell>
          <table:covered-table-cell table:style-name="Таблица11.T5"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  <table:covered-table-cell table:style-name="Таблица11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S1" table:number-columns-spanned="2" office:value-type="string">
            <text:p text:style-name="P601"/>
          </table:table-cell>
          <table:covered-table-cell/>
          <table:table-cell table:style-name="Таблица11.S1" table:number-columns-spanned="3" office:value-type="string">
            <text:p text:style-name="P548"/>
          </table:table-cell>
          <table:covered-table-cell/>
          <table:covered-table-cell/>
          <table:table-cell table:style-name="Таблица11.S1" table:number-columns-spanned="2" office:value-type="string">
            <text:p text:style-name="P548"/>
          </table:table-cell>
          <table:covered-table-cell/>
          <table:table-cell table:style-name="Таблица11.S1" office:value-type="string">
            <text:p text:style-name="P548"/>
          </table:table-cell>
          <table:table-cell table:style-name="Таблица11.I9" table:number-rows-spanned="2" office:value-type="string">
            <text:p text:style-name="P640"><text:s text:c="8"/></text:p>
          </table:table-cell>
          <table:table-cell table:style-name="Таблица11.J9" table:number-rows-spanned="2" table:number-columns-spanned="16" office:value-type="string">
            <text:p text:style-name="P738"><text:s/><text:span text:style-name="T281">Корпус гидроцикл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rows-spanned="2" table:number-columns-spanned="2" office:value-type="string">
            <text:p text:style-name="P638"/>
          </table:table-cell>
          <table:covered-table-cell/>
          <table:table-cell table:style-name="Таблица11.T5" table:number-rows-spanned="2" table:number-columns-spanned="3" office:value-type="string">
            <text:p text:style-name="P645"/>
          </table:table-cell>
          <table:covered-table-cell/>
          <table:covered-table-cell/>
          <table:table-cell table:style-name="Таблица11.d5" table:number-rows-spanned="2" office:value-type="string">
            <text:p text:style-name="P645"/>
          </table:table-cell>
        </table:table-row>
        <table:table-row table:style-name="Таблица11.6">
          <table:table-cell table:style-name="Таблица11.S1" table:number-columns-spanned="2" office:value-type="string">
            <text:p text:style-name="P601"><text:s/>Н. контр.</text:p>
          </table:table-cell>
          <table:covered-table-cell/>
          <table:table-cell table:style-name="Таблица11.S1" table:number-columns-spanned="3" office:value-type="string">
            <text:p text:style-name="P547">Нови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548"/>
          </table:table-cell>
          <table:covered-table-cell/>
          <table:table-cell table:style-name="Таблица11.S1" office:value-type="string">
            <text:p text:style-name="P548"/>
          </table:table-cell>
          <table:covered-table-cell table:style-name="Таблица11.I9"/>
          <table:covered-table-cell table:style-name="Таблица11.J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T5"/>
          <table:covered-table-cell/>
          <table:covered-table-cell table:style-name="Таблица11.T5"/>
          <table:covered-table-cell/>
          <table:covered-table-cell/>
          <table:covered-table-cell table:style-name="Таблица11.d5"/>
        </table:table-row>
        <table:table-row table:style-name="Таблица11.11">
          <table:table-cell table:style-name="Таблица11.A11" table:number-columns-spanned="31" office:value-type="string">
            <text:p text:style-name="P5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0">ОБЩИЕ ТРЕБ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11"/><text:span text:style-name="T87">1 </text:span><text:span text:style-name="T96">Хранение, п</text:span><text:span text:style-name="T87">роведение входного контроля, оформление результатов о входном контроле следует проводить в соответствии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2"/><text:span text:style-name="T87">СТО 07521831-55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11"/><text:span text:style-name="T88">2 Отбор проб должен проводиться в соответствии с </text:span><text:span text:style-name="T96">требованиями документа по стандартизации</text:span><text:span text:style-name="T88"> (далее по тексту </text:span><text:span text:style-name="T96">ДС</text:span><text:span text:style-name="T88">) на сырье,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2"/><text:span text:style-name="T88">материалы и полуфабрикаты, а при</text:span> <text:span text:style-name="T88">отсутствии указаний</text:span> <text:span text:style-name="T37">согласно СТО 07521831-61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1"><text:s text:c="11"/><text:span text:style-name="T232">3</text:span><text:span text:style-name="T94"> <text:s/>Перед отбором проб <text:s/>все показатели физико-механических и химических характеристик, указанные в сопроводительн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2"/><text:span text:style-name="T94">документах на материалы (кроме импортных), должны быть сверены с аналогичными показателями <text:s/></text:span><text:span text:style-name="T99">ДС</text:span><text:span text:style-name="T94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pan text:style-name="T87"><text:s text:c="11"/></text:span><text:span text:style-name="T96">4 </text:span><text:span text:style-name="T87"><text:s/>Допустимый расход ресурса при входном контроле - минимальный, исходя из объема поступившей партии продукции.</text:span> 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11"/><text:span text:style-name="T232">5</text:span><text:span text:style-name="T96"> Каждая партия сырья, прошедшая входной контроль, должна иметь маркировку в виде этикетки (ярлыка) см. приложение </text:span><text:span text:style-name="T234">А</text:span><text:span text:style-name="T96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1"><text:s text:c="2"/><text:span text:style-name="T96">Этикетка крепится к таре или информационной таблице перед сырьем приклеиванием, вкладыванием, привязывание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11"/><text:span text:style-name="T232">6</text:span><text:span text:style-name="T92"> <text:s/>Все импортные материалы должны иметь сопроводительные документы на русском язык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2"><text:s text:c="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593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6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8">
          <table:table-cell table:style-name="Таблица11.A28" office:value-type="string">
            <text:p text:style-name="P588">ПВК</text:p>
          </table:table-cell>
          <table:table-cell table:style-name="Таблица11.A28" table:number-columns-spanned="21" office:value-type="string">
            <text:p text:style-name="P589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28" table:number-columns-spanned="6" office:value-type="string">
            <text:p text:style-name="P68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28" table:number-columns-spanned="3" office:value-type="string">
            <text:p text:style-name="P681"/>
          </table:table-cell>
          <table:covered-table-cell/>
          <table:covered-table-cell/>
        </table:table-row>
      </table:table>
      <text:p text:style-name="P512"><text:soft-page-break/><text:span text:style-name="T104">СТО 07521831-55-2017 </text:span><text:span text:style-name="T117">Приложение А</text:span><text:span text:style-name="T1"> <text:s text:c="55"/></text:span><text:span text:style-name="T9"><text:s text:c="2"/>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column table:style-name="Таблица51.F"/>
        <table:table-column table:style-name="Таблица51.G"/>
        <table:table-column table:style-name="Таблица51.H"/>
        <table:table-row table:style-name="Таблица51.1">
          <table:table-cell table:style-name="Таблица51.A1" office:value-type="string">
            <text:p text:style-name="P613"><text:s/>Дубл.</text:p>
          </table:table-cell>
          <table:table-cell table:style-name="Таблица51.A1" office:value-type="string">
            <text:p text:style-name="P513"/>
          </table:table-cell>
          <table:table-cell table:style-name="Таблица51.A1" office:value-type="string">
            <text:p text:style-name="P513"/>
          </table:table-cell>
          <table:table-cell table:style-name="Таблица51.D1" office:value-type="string">
            <text:p text:style-name="P513"/>
          </table:table-cell>
          <table:table-cell table:style-name="Таблица51.E1" office:value-type="string">
            <text:p text:style-name="P513"><text:s text:c="15"/></text:p>
          </table:table-cell>
          <table:table-cell table:style-name="Таблица51.F1" table:number-columns-spanned="2" office:value-type="string">
            <text:p text:style-name="P513"/>
          </table:table-cell>
          <table:covered-table-cell/>
          <table:table-cell table:style-name="Таблица51.H1" office:value-type="string">
            <text:p text:style-name="P513"/>
          </table:table-cell>
        </table:table-row>
        <table:table-row table:style-name="Таблица51.1">
          <table:table-cell table:style-name="Таблица51.A1" office:value-type="string">
            <text:p text:style-name="P613"><text:s/>Взам.</text:p>
          </table:table-cell>
          <table:table-cell table:style-name="Таблица51.A1" office:value-type="string">
            <text:p text:style-name="P513"/>
          </table:table-cell>
          <table:table-cell table:style-name="Таблица51.A1" office:value-type="string">
            <text:p text:style-name="P513"/>
          </table:table-cell>
          <table:table-cell table:style-name="Таблица51.D1" office:value-type="string">
            <text:p text:style-name="P513"/>
          </table:table-cell>
          <table:table-cell table:style-name="Таблица51.E2" table:number-columns-spanned="2" office:value-type="string">
            <text:p text:style-name="P513"/>
          </table:table-cell>
          <table:covered-table-cell/>
          <table:table-cell table:style-name="Таблица51.G2" table:number-rows-spanned="2" table:number-columns-spanned="2" office:value-type="string">
            <text:p text:style-name="P513"/>
          </table:table-cell>
          <table:covered-table-cell/>
        </table:table-row>
        <table:table-row table:style-name="Таблица51.1">
          <table:table-cell table:style-name="Таблица51.A1" office:value-type="string">
            <text:p text:style-name="P613"><text:s/>Подл.</text:p>
          </table:table-cell>
          <table:table-cell table:style-name="Таблица51.A1" office:value-type="string">
            <text:p text:style-name="P699"/>
          </table:table-cell>
          <table:table-cell table:style-name="Таблица51.A1" office:value-type="string">
            <text:p text:style-name="P513"/>
          </table:table-cell>
          <table:table-cell table:style-name="Таблица51.A1" office:value-type="string">
            <text:p text:style-name="P513"/>
          </table:table-cell>
          <table:table-cell table:style-name="Таблица51.E2" table:number-columns-spanned="2" office:value-type="string">
            <text:p text:style-name="P513"/>
          </table:table-cell>
          <table:covered-table-cell/>
          <table:covered-table-cell table:style-name="Таблица51.G2"/>
          <table:covered-table-cell/>
        </table:table-row>
      </table:table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column table:style-name="Таблица52.F"/>
        <table:table-column table:style-name="Таблица52.G"/>
        <table:table-column table:style-name="Таблица52.H"/>
        <table:table-column table:style-name="Таблица52.I"/>
        <table:table-column table:style-name="Таблица52.J"/>
        <table:table-column table:style-name="Таблица52.K"/>
        <table:table-column table:style-name="Таблица52.L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row table:style-name="Таблица52.1">
          <table:table-cell table:style-name="Таблица52.A1" table:number-columns-spanned="11" office:value-type="string">
            <text:p text:style-name="P209">Гарантийный срок хранения: <text:span text:style-name="T235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L1" table:number-columns-spanned="2" office:value-type="string">
            <text:p text:style-name="P429"/>
          </table:table-cell>
          <table:covered-table-cell/>
          <table:table-cell table:style-name="Таблица52.N1" table:number-columns-spanned="2" office:value-type="string">
            <text:h text:style-name="P120" text:outline-level="7"/>
          </table:table-cell>
          <table:covered-table-cell/>
          <table:table-cell table:style-name="Таблица52.P1" office:value-type="string">
            <text:p text:style-name="P447">3</text:p>
          </table:table-cell>
        </table:table-row>
        <table:table-row table:style-name="Таблица52.1">
          <table:table-cell table:style-name="Таблица52.A2" table:number-columns-spanned="16" office:value-type="string">
            <text:p text:style-name="P418">Срок хранени<text:span text:style-name="T38">я</text:span> до перепроверки продукции (для изделий <text:span text:style-name="T67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3">
          <table:table-cell table:style-name="Таблица52.A1" table:number-rows-spanned="3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L1" office:value-type="string">
            <text:p text:style-name="P429"/>
          </table:table-cell>
          <table:table-cell table:style-name="Таблица52.J3" office:value-type="string">
            <text:p text:style-name="P429"/>
          </table:table-cell>
          <table:table-cell table:style-name="Таблица52.K3" table:number-columns-spanned="2" office:value-type="string">
            <text:p text:style-name="P429"/>
          </table:table-cell>
          <table:covered-table-cell/>
          <table:table-cell table:style-name="Таблица52.M3" table:number-rows-spanned="3" table:number-columns-spanned="2" office:value-type="string">
            <text:h text:style-name="P131" text:outline-level="8">Стеклоткань <text:span text:style-name="T19">ORTEX</text:span></text:h>
            <text:p text:style-name="P428">ТУ 13.20.46.000-006-52788109-2019</text:p>
          </table:table-cell>
          <table:covered-table-cell/>
          <table:table-cell table:style-name="Таблица52.O3" table:number-rows-spanned="3" table:number-columns-spanned="2" office:value-type="string">
            <text:p text:style-name="P703">И.01-2024</text:p>
          </table:table-cell>
          <table:covered-table-cell/>
        </table:table-row>
        <table:table-row table:style-name="Таблица52.3">
          <table:covered-table-cell table:style-name="Таблица52.A1"/>
          <table:table-cell table:style-name="Таблица52.B4" office:value-type="string">
            <text:p text:style-name="P513"/>
          </table:table-cell>
          <table:table-cell table:style-name="Таблица52.C4" office:value-type="string">
            <text:p text:style-name="P513"/>
          </table:table-cell>
          <table:table-cell table:style-name="Таблица52.D4" office:value-type="string">
            <text:p text:style-name="P513"/>
          </table:table-cell>
          <table:table-cell table:style-name="Таблица52.E4" office:value-type="string">
            <text:p text:style-name="P513"/>
          </table:table-cell>
          <table:table-cell table:style-name="Таблица52.F4" office:value-type="string">
            <text:p text:style-name="P513"/>
          </table:table-cell>
          <table:table-cell table:style-name="Таблица52.G4" office:value-type="string">
            <text:p text:style-name="P513"/>
          </table:table-cell>
          <table:table-cell table:style-name="Таблица52.H4" office:value-type="string">
            <text:p text:style-name="P513"/>
          </table:table-cell>
          <table:table-cell table:style-name="Таблица52.I4" office:value-type="string">
            <text:p text:style-name="P513"/>
          </table:table-cell>
          <table:table-cell table:style-name="Таблица52.J4" office:value-type="string">
            <text:p text:style-name="P513"/>
          </table:table-cell>
          <table:table-cell table:style-name="Таблица52.K4" table:number-columns-spanned="2" office:value-type="string">
            <text:p text:style-name="P513"/>
          </table:table-cell>
          <table:covered-table-cell/>
          <table:covered-table-cell table:style-name="Таблица52.M3"/>
          <table:covered-table-cell/>
          <table:covered-table-cell table:style-name="Таблица52.O3"/>
          <table:covered-table-cell/>
        </table:table-row>
        <table:table-row table:style-name="Таблица52.3">
          <table:covered-table-cell table:style-name="Таблица52.A1"/>
          <table:table-cell table:style-name="Таблица52.B5" office:value-type="string">
            <text:p text:style-name="P513"/>
          </table:table-cell>
          <table:table-cell table:style-name="Таблица52.C5" office:value-type="string">
            <text:p text:style-name="P513"/>
          </table:table-cell>
          <table:table-cell table:style-name="Таблица52.D5" office:value-type="string">
            <text:p text:style-name="P513"/>
          </table:table-cell>
          <table:table-cell table:style-name="Таблица52.E5" office:value-type="string">
            <text:p text:style-name="P513"/>
          </table:table-cell>
          <table:table-cell table:style-name="Таблица52.F5" office:value-type="string">
            <text:p text:style-name="P513"/>
          </table:table-cell>
          <table:table-cell table:style-name="Таблица52.G5" office:value-type="string">
            <text:p text:style-name="P513"/>
          </table:table-cell>
          <table:table-cell table:style-name="Таблица52.H5" office:value-type="string">
            <text:p text:style-name="P513"/>
          </table:table-cell>
          <table:table-cell table:style-name="Таблица52.I5" office:value-type="string">
            <text:p text:style-name="P513"/>
          </table:table-cell>
          <table:table-cell table:style-name="Таблица52.J5" office:value-type="string">
            <text:p text:style-name="P513"/>
          </table:table-cell>
          <table:table-cell table:style-name="Таблица52.K5" table:number-columns-spanned="2" office:value-type="string">
            <text:p text:style-name="P513"/>
          </table:table-cell>
          <table:covered-table-cell/>
          <table:covered-table-cell table:style-name="Таблица52.M3"/>
          <table:covered-table-cell/>
          <table:covered-table-cell table:style-name="Таблица52.O3"/>
          <table:covered-table-cell/>
        </table:table-row>
      </table:table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G"/>
        <table:table-column table:style-name="Таблица53.H"/>
        <table:table-column table:style-name="Таблица53.I"/>
        <table:table-row table:style-name="Таблица53.1">
          <table:table-cell table:style-name="Таблица53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53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3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53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53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53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53.A1"/>
          <table:covered-table-cell table:style-name="Таблица53.A1"/>
          <table:covered-table-cell/>
          <table:covered-table-cell table:style-name="Таблица53.A1"/>
          <table:covered-table-cell table:style-name="Таблица53.H1"/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88"/>
          </table:table-cell>
          <table:covered-table-cell/>
          <table:table-cell table:style-name="Таблица53.A3" office:value-type="string">
            <text:p text:style-name="P228"/>
          </table:table-cell>
          <table:table-cell table:style-name="Таблица53.A3" office:value-type="string">
            <text:p text:style-name="P229"/>
          </table:table-cell>
          <table:table-cell table:style-name="Таблица53.A3" table:number-columns-spanned="2" office:value-type="string">
            <text:p text:style-name="P230"/>
          </table:table-cell>
          <table:covered-table-cell/>
          <table:table-cell table:style-name="Таблица53.A3" office:value-type="string">
            <text:p text:style-name="P230"/>
          </table:table-cell>
          <table:table-cell table:style-name="Таблица53.H3" table:number-columns-spanned="2" office:value-type="string">
            <text:p text:style-name="P229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89"><text:s text:c="2"/>1 <text:s/>Масса на единицу площади, г/м<text:span text:style-name="T42">2</text:span></text:p>
          </table:table-cell>
          <table:covered-table-cell/>
          <table:table-cell table:style-name="Таблица53.A3" office:value-type="string">
            <text:p text:style-name="P231">Таблицы 1,2</text:p>
          </table:table-cell>
          <table:table-cell table:style-name="Таблица53.A3" office:value-type="string">
            <text:p text:style-name="P283"><text:s text:c="2"/>Линейка-1000 ГОСТ 427-75</text:p>
          </table:table-cell>
          <table:table-cell table:style-name="Таблица53.A3" table:number-columns-spanned="2" office:value-type="string">
            <text:p text:style-name="P365"><text:s/>Выборочный.</text:p>
          </table:table-cell>
          <table:covered-table-cell/>
          <table:table-cell table:style-name="Таблица53.A3" office:value-type="string">
            <text:p text:style-name="P347">1 м</text:p>
          </table:table-cell>
          <table:table-cell table:style-name="Таблица53.H3" table:number-columns-spanned="2" office:value-type="string">
            <text:p text:style-name="P376"><text:s text:c="2"/><text:span text:style-name="T24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02"><text:s text:c="2"/>Весы неавтоматического действия </text:p>
          </table:table-cell>
          <table:table-cell table:style-name="Таблица53.A3" table:number-columns-spanned="2" office:value-type="string">
            <text:p text:style-name="P365"><text:s/>10 % рулонов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7"><text:s text:c="2"/><text:span text:style-name="T25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85"><text:s text:c="2"/>II <text:span text:style-name="T23">класса точности </text:span></text:p>
          </table:table-cell>
          <table:table-cell table:style-name="Таблица53.A3" table:number-columns-spanned="2" office:value-type="string">
            <text:p text:style-name="P365"><text:s/>ткани от пар-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2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02"><text:s text:c="2"/>ГОСТ Р 53228-2008 <text:span text:style-name="T93">или других </text:span><text:span text:style-name="T232">ДС</text:span></text:p>
          </table:table-cell>
          <table:table-cell table:style-name="Таблица53.A3" table:number-columns-spanned="2" office:value-type="string">
            <text:p text:style-name="P365"><text:s/>тии, но не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69"/>
          </table:table-cell>
          <table:table-cell table:style-name="Таблица53.A3" table:number-columns-spanned="2" office:value-type="string">
            <text:p text:style-name="P365"><text:s/>менее трех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89"/>
          </table:table-cell>
          <table:covered-table-cell/>
          <table:table-cell table:style-name="Таблица53.A3" office:value-type="string">
            <text:p text:style-name="P231"/>
          </table:table-cell>
          <table:table-cell table:style-name="Таблица53.A3" office:value-type="string">
            <text:p text:style-name="P284"/>
          </table:table-cell>
          <table:table-cell table:style-name="Таблица53.A3" table:number-columns-spanned="2" office:value-type="string">
            <text:p text:style-name="P366">рулонов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48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89"><text:s text:c="2"/><text:span text:style-name="T91">2</text:span> <text:s/>Ширина, мм</text:p>
          </table:table-cell>
          <table:covered-table-cell/>
          <table:table-cell table:style-name="Таблица53.A3" office:value-type="string">
            <text:p text:style-name="P231">Таблицы 1,2</text:p>
          </table:table-cell>
          <table:table-cell table:style-name="Таблица53.A3" office:value-type="string">
            <text:p text:style-name="P284"><text:s text:c="2"/>Линейка-1000 ГОСТ 427-75 <text:span text:style-name="T89">или</text:span></text:p>
          </table:table-cell>
          <table:table-cell table:style-name="Таблица53.A3" table:number-columns-spanned="2" office:value-type="string">
            <text:p text:style-name="P363"><text:s/></text:p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><text:s text:c="2"/><text:span text:style-name="T24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41"/>
          </table:table-cell>
          <table:table-cell table:style-name="Таблица53.A3" office:value-type="string">
            <text:p text:style-name="P313"><text:s text:c="2"/>рулетка Р2У3П ГОСТ 7502-98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2">ОТК,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69"/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><text:s text:c="2"/><text:span text:style-name="T25">ЦЗЛ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13"/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3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><text:s text:c="3"/><text:span text:style-name="T90">3 <text:s/>Разрывная нагрузка <text:s/>Н (кгс) /50 мм, <text:s/>не менее</text:span></text:p>
          </table:table-cell>
          <table:covered-table-cell/>
          <table:table-cell table:style-name="Таблица53.A3" office:value-type="string">
            <text:p text:style-name="P231">Таблицы 1,2</text:p>
          </table:table-cell>
          <table:table-cell table:style-name="Таблица53.A3" office:value-type="string">
            <text:p text:style-name="P283"><text:s text:c="2"/>Линейка-1000 ГОСТ 427-75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6"><text:s text:c="2"/><text:span text:style-name="T24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><text:s text:c="3"/><text:span text:style-name="T90">основа</text:span></text:p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13"><text:s text:c="2"/>Машина разрывная с 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78"><text:s text:c="2"/><text:span text:style-name="T25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90"><text:s text:c="3"/><text:span text:style-name="T90">уток</text:span></text:p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14"><text:span text:style-name="T277">п</text:span>огрешностью <text:s/>измерения <text:span text:style-name="T41">±</text:span> 1 % 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34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233"/>
          </table:table-cell>
          <table:covered-table-cell/>
          <table:table-cell table:style-name="Таблица53.A3" office:value-type="string">
            <text:p text:style-name="P238"/>
          </table:table-cell>
          <table:table-cell table:style-name="Таблица53.A3" office:value-type="string">
            <text:p text:style-name="P315"><text:s/>от измеряемой нагрузки</text:p>
          </table:table-cell>
          <table:table-cell table:style-name="Таблица53.A3" table:number-columns-spanned="2" office:value-type="string">
            <text:p text:style-name="P369"/>
          </table:table-cell>
          <table:covered-table-cell/>
          <table:table-cell table:style-name="Таблица53.A3" office:value-type="string">
            <text:p text:style-name="P369"/>
          </table:table-cell>
          <table:table-cell table:style-name="Таблица53.H3" table:number-columns-spanned="2" office:value-type="string">
            <text:p text:style-name="P369"/>
          </table:table-cell>
          <table:covered-table-cell/>
        </table:table-row>
        <table:table-row table:style-name="Таблица53.18">
          <table:table-cell table:style-name="Таблица53.A18" office:value-type="string">
            <text:p text:style-name="P398">ПВК</text:p>
          </table:table-cell>
          <table:table-cell table:style-name="Таблица53.B18" table:number-columns-spanned="4" office:value-type="string">
            <text:p text:style-name="P408">Перечень входного контроля</text:p>
          </table:table-cell>
          <table:covered-table-cell/>
          <table:covered-table-cell/>
          <table:covered-table-cell/>
          <table:table-cell table:style-name="Таблица53.B18" table:number-columns-spanned="3" office:value-type="string">
            <text:p text:style-name="P216"/>
          </table:table-cell>
          <table:covered-table-cell/>
          <table:covered-table-cell/>
          <table:table-cell table:style-name="Таблица53.I18" office:value-type="string">
            <text:p text:style-name="P216"/>
            <text:p text:style-name="P216"/>
          </table:table-cell>
        </table:table-row>
      </table:table>
      <text:p text:style-name="P564"/>
      <text:p text:style-name="P646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column table:style-name="Таблица97.D"/>
        <table:table-column table:style-name="Таблица97.E"/>
        <table:table-column table:style-name="Таблица97.F"/>
        <table:table-column table:style-name="Таблица97.G"/>
        <table:table-column table:style-name="Таблица97.H"/>
        <table:table-row table:style-name="Таблица97.1">
          <table:table-cell table:style-name="Таблица97.A1" office:value-type="string">
            <text:p text:style-name="P199">Дубл.</text:p>
          </table:table-cell>
          <table:table-cell table:style-name="Таблица97.A1" office:value-type="string">
            <text:p text:style-name="P185"/>
          </table:table-cell>
          <table:table-cell table:style-name="Таблица97.A1" office:value-type="string">
            <text:p text:style-name="P185"/>
          </table:table-cell>
          <table:table-cell table:style-name="Таблица97.D1" office:value-type="string">
            <text:p text:style-name="P185"/>
          </table:table-cell>
          <table:table-cell table:style-name="Таблица97.E1" office:value-type="string">
            <text:p text:style-name="P185"><text:s text:c="15"/></text:p>
          </table:table-cell>
          <table:table-cell table:style-name="Таблица97.F1" table:number-columns-spanned="2" office:value-type="string">
            <text:p text:style-name="P185"/>
          </table:table-cell>
          <table:covered-table-cell/>
          <table:table-cell table:style-name="Таблица97.H1" office:value-type="string">
            <text:p text:style-name="P185"/>
          </table:table-cell>
        </table:table-row>
        <table:table-row table:style-name="Таблица97.1">
          <table:table-cell table:style-name="Таблица97.A1" office:value-type="string">
            <text:p text:style-name="P199">Взам.</text:p>
          </table:table-cell>
          <table:table-cell table:style-name="Таблица97.A1" office:value-type="string">
            <text:p text:style-name="P185"/>
          </table:table-cell>
          <table:table-cell table:style-name="Таблица97.A1" office:value-type="string">
            <text:p text:style-name="P185"/>
          </table:table-cell>
          <table:table-cell table:style-name="Таблица97.D1" office:value-type="string">
            <text:p text:style-name="P185"/>
          </table:table-cell>
          <table:table-cell table:style-name="Таблица97.E2" table:number-columns-spanned="2" office:value-type="string">
            <text:p text:style-name="P185"/>
          </table:table-cell>
          <table:covered-table-cell/>
          <table:table-cell table:style-name="Таблица97.G2" table:number-rows-spanned="2" table:number-columns-spanned="2" office:value-type="string">
            <text:p text:style-name="P185"/>
          </table:table-cell>
          <table:covered-table-cell/>
        </table:table-row>
        <table:table-row table:style-name="Таблица97.1">
          <table:table-cell table:style-name="Таблица97.A1" office:value-type="string">
            <text:p text:style-name="P199">Подл.</text:p>
          </table:table-cell>
          <table:table-cell table:style-name="Таблица97.A1" office:value-type="string">
            <text:p text:style-name="P539"/>
          </table:table-cell>
          <table:table-cell table:style-name="Таблица97.A1" office:value-type="string">
            <text:p text:style-name="P185"/>
          </table:table-cell>
          <table:table-cell table:style-name="Таблица97.A1" office:value-type="string">
            <text:p text:style-name="P185"/>
          </table:table-cell>
          <table:table-cell table:style-name="Таблица97.E2" table:number-columns-spanned="2" office:value-type="string">
            <text:p text:style-name="P185"/>
          </table:table-cell>
          <table:covered-table-cell/>
          <table:covered-table-cell table:style-name="Таблица97.G2"/>
          <table:covered-table-cell/>
        </table:table-row>
      </table:table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column table:style-name="Таблица98.D"/>
        <table:table-column table:style-name="Таблица98.E"/>
        <table:table-column table:style-name="Таблица98.F"/>
        <table:table-column table:style-name="Таблица98.G"/>
        <table:table-column table:style-name="Таблица98.H"/>
        <table:table-column table:style-name="Таблица98.I"/>
        <table:table-column table:style-name="Таблица98.J"/>
        <table:table-column table:style-name="Таблица98.K"/>
        <table:table-column table:style-name="Таблица98.L"/>
        <table:table-column table:style-name="Таблица98.M"/>
        <table:table-column table:style-name="Таблица98.N"/>
        <table:table-column table:style-name="Таблица98.O"/>
        <table:table-column table:style-name="Таблица98.P"/>
        <table:table-row table:style-name="Таблица98.1">
          <table:table-cell table:style-name="Таблица98.A1" table:number-columns-spanned="11" office:value-type="string">
            <text:p text:style-name="P210">Гарантийный срок хранения: <text:s/><text:span text:style-name="T101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8.L1" table:number-columns-spanned="2" office:value-type="string">
            <text:p text:style-name="P430"/>
          </table:table-cell>
          <table:covered-table-cell/>
          <table:table-cell table:style-name="Таблица98.N1" table:number-columns-spanned="2" office:value-type="string">
            <text:h text:style-name="P121" text:outline-level="7"/>
          </table:table-cell>
          <table:covered-table-cell/>
          <table:table-cell table:style-name="Таблица98.P1" office:value-type="string">
            <text:p text:style-name="P448">4</text:p>
          </table:table-cell>
        </table:table-row>
        <table:table-row table:style-name="Таблица98.1">
          <table:table-cell table:style-name="Таблица98.A2" table:number-columns-spanned="16" office:value-type="string">
            <text:p text:style-name="P419">Срок хранени<text:span text:style-name="T38">я</text:span> до перепроверки продукции (для изделий <text:span text:style-name="T67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8.3">
          <table:table-cell table:style-name="Таблица98.A1" table:number-rows-spanned="3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L1" office:value-type="string">
            <text:p text:style-name="P430"/>
          </table:table-cell>
          <table:table-cell table:style-name="Таблица98.J3" office:value-type="string">
            <text:p text:style-name="P430"/>
          </table:table-cell>
          <table:table-cell table:style-name="Таблица98.K3" table:number-columns-spanned="2" office:value-type="string">
            <text:p text:style-name="P430"/>
          </table:table-cell>
          <table:covered-table-cell/>
          <table:table-cell table:style-name="Таблица98.M3" table:number-rows-spanned="3" table:number-columns-spanned="2" office:value-type="string">
            <text:h text:style-name="P132" text:outline-level="8">Стекломаты импортные <text:span text:style-name="T22">EMC-300-1250</text:span></text:h>
          </table:table-cell>
          <table:covered-table-cell/>
          <table:table-cell table:style-name="Таблица98.O3" table:number-rows-spanned="3" table:number-columns-spanned="2" office:value-type="string">
            <text:p text:style-name="P703">И.01-2024</text:p>
          </table:table-cell>
          <table:covered-table-cell/>
        </table:table-row>
        <table:table-row table:style-name="Таблица98.3">
          <table:covered-table-cell table:style-name="Таблица98.A1"/>
          <table:table-cell table:style-name="Таблица98.B4" office:value-type="string">
            <text:p text:style-name="P185"/>
          </table:table-cell>
          <table:table-cell table:style-name="Таблица98.C4" office:value-type="string">
            <text:p text:style-name="P185"/>
          </table:table-cell>
          <table:table-cell table:style-name="Таблица98.D4" office:value-type="string">
            <text:p text:style-name="P185"/>
          </table:table-cell>
          <table:table-cell table:style-name="Таблица98.E4" office:value-type="string">
            <text:p text:style-name="P185"/>
          </table:table-cell>
          <table:table-cell table:style-name="Таблица98.F4" office:value-type="string">
            <text:p text:style-name="P185"/>
          </table:table-cell>
          <table:table-cell table:style-name="Таблица98.G4" office:value-type="string">
            <text:p text:style-name="P185"/>
          </table:table-cell>
          <table:table-cell table:style-name="Таблица98.H4" office:value-type="string">
            <text:p text:style-name="P185"/>
          </table:table-cell>
          <table:table-cell table:style-name="Таблица98.I4" office:value-type="string">
            <text:p text:style-name="P185"/>
          </table:table-cell>
          <table:table-cell table:style-name="Таблица98.J4" office:value-type="string">
            <text:p text:style-name="P185"/>
          </table:table-cell>
          <table:table-cell table:style-name="Таблица98.K4" table:number-columns-spanned="2" office:value-type="string">
            <text:p text:style-name="P185"/>
          </table:table-cell>
          <table:covered-table-cell/>
          <table:covered-table-cell table:style-name="Таблица98.M3"/>
          <table:covered-table-cell/>
          <table:covered-table-cell table:style-name="Таблица98.O3"/>
          <table:covered-table-cell/>
        </table:table-row>
        <table:table-row table:style-name="Таблица98.3">
          <table:covered-table-cell table:style-name="Таблица98.A1"/>
          <table:table-cell table:style-name="Таблица98.B5" office:value-type="string">
            <text:p text:style-name="P185"/>
          </table:table-cell>
          <table:table-cell table:style-name="Таблица98.C5" office:value-type="string">
            <text:p text:style-name="P185"/>
          </table:table-cell>
          <table:table-cell table:style-name="Таблица98.D5" office:value-type="string">
            <text:p text:style-name="P185"/>
          </table:table-cell>
          <table:table-cell table:style-name="Таблица98.E5" office:value-type="string">
            <text:p text:style-name="P185"/>
          </table:table-cell>
          <table:table-cell table:style-name="Таблица98.F5" office:value-type="string">
            <text:p text:style-name="P185"/>
          </table:table-cell>
          <table:table-cell table:style-name="Таблица98.G5" office:value-type="string">
            <text:p text:style-name="P185"/>
          </table:table-cell>
          <table:table-cell table:style-name="Таблица98.H5" office:value-type="string">
            <text:p text:style-name="P185"/>
          </table:table-cell>
          <table:table-cell table:style-name="Таблица98.I5" office:value-type="string">
            <text:p text:style-name="P185"/>
          </table:table-cell>
          <table:table-cell table:style-name="Таблица98.J5" office:value-type="string">
            <text:p text:style-name="P185"/>
          </table:table-cell>
          <table:table-cell table:style-name="Таблица98.K5" table:number-columns-spanned="2" office:value-type="string">
            <text:p text:style-name="P185"/>
          </table:table-cell>
          <table:covered-table-cell/>
          <table:covered-table-cell table:style-name="Таблица98.M3"/>
          <table:covered-table-cell/>
          <table:covered-table-cell table:style-name="Таблица98.O3"/>
          <table:covered-table-cell/>
        </table:table-row>
      </table:table>
      <table:table table:name="Таблица102" table:style-name="Таблица102">
        <table:table-column table:style-name="Таблица102.A"/>
        <table:table-column table:style-name="Таблица102.B"/>
        <table:table-column table:style-name="Таблица102.C"/>
        <table:table-column table:style-name="Таблица102.D"/>
        <table:table-column table:style-name="Таблица102.E"/>
        <table:table-column table:style-name="Таблица102.F"/>
        <table:table-column table:style-name="Таблица102.G"/>
        <table:table-column table:style-name="Таблица102.H"/>
        <table:table-column table:style-name="Таблица102.I"/>
        <table:table-row table:style-name="Таблица102.1">
          <table:table-cell table:style-name="Таблица102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102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02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102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102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02.1">
          <table:table-cell table:style-name="Таблица102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102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102.A1"/>
          <table:covered-table-cell table:style-name="Таблица102.A1"/>
          <table:covered-table-cell/>
          <table:covered-table-cell table:style-name="Таблица102.A1"/>
          <table:covered-table-cell table:style-name="Таблица102.H1"/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6"><text:s/><text:span text:style-name="T47">Наличие сопроводительного сертификата или</text:span></text:p>
          </table:table-cell>
          <table:covered-table-cell/>
          <table:table-cell table:style-name="Таблица102.A3" office:value-type="string">
            <text:p text:style-name="P280">-</text:p>
          </table:table-cell>
          <table:table-cell table:style-name="Таблица102.A3" office:value-type="string">
            <text:p text:style-name="P280">-</text:p>
          </table:table-cell>
          <table:table-cell table:style-name="Таблица102.A3" table:number-columns-spanned="2" office:value-type="string">
            <text:p text:style-name="P310">Сплошной</text:p>
          </table:table-cell>
          <table:covered-table-cell/>
          <table:table-cell table:style-name="Таблица102.A3" office:value-type="string">
            <text:p text:style-name="P310">0</text:p>
          </table:table-cell>
          <table:table-cell table:style-name="Таблица102.H3" table:number-columns-spanned="2" office:value-type="string">
            <text:p text:style-name="P379"><text:span text:style-name="T25"><text:s/></text:span><text:span text:style-name="T26">Цех 23, </text:span>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6"><text:s/><text:span text:style-name="T95">другого </text:span><text:s/><text:span text:style-name="T95">документа <text:s/>подтверждающего</text:span></text:p>
          </table:table-cell>
          <table:covered-table-cell/>
          <table:table-cell table:style-name="Таблица102.A3" office:value-type="string">
            <text:p text:style-name="P290"/>
          </table:table-cell>
          <table:table-cell table:style-name="Таблица102.A3" office:value-type="string">
            <text:p text:style-name="P285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22">ОТК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6"><text:s/><text:span text:style-name="T48">качество материала с указанием гарантийного</text:span>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03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23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93"><text:s/>срока и <text:s/>даты изготовления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03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8"><text:s/><text:span text:style-name="T231">В случае отсутствия даты </text:span><text:span text:style-name="T230">изготовления</text:span><text:span text:style-name="T231"> гарантийный</text:span>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03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8"><text:s/><text:span text:style-name="T231">срок <text:s/>исчислять <text:s/>с даты <text:s/></text:span><text:span text:style-name="T230">печати сертификата или другого </text:span></text:p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8"><text:s/><text:span text:style-name="T230">сопровождающего документа</text:span></text:p>
          </table:table-cell>
          <table:covered-table-cell/>
          <table:table-cell table:style-name="Таблица102.A3" office:value-type="string">
            <text:p text:style-name="P290"/>
          </table:table-cell>
          <table:table-cell table:style-name="Таблица102.A3" office:value-type="string">
            <text:p text:style-name="P285"/>
          </table:table-cell>
          <table:table-cell table:style-name="Таблица102.A3" table:number-columns-spanned="2" office:value-type="string">
            <text:p text:style-name="P316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67"/>
          </table:table-cell>
          <table:covered-table-cell/>
          <table:table-cell table:style-name="Таблица102.A3" office:value-type="string">
            <text:p text:style-name="P349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90"/>
          </table:table-cell>
          <table:table-cell table:style-name="Таблица102.A3" office:value-type="string">
            <text:p text:style-name="P285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16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70"/>
          </table:table-cell>
          <table:covered-table-cell/>
          <table:table-cell table:style-name="Таблица102.A3" office:value-type="string">
            <text:p text:style-name="P260"/>
          </table:table-cell>
          <table:table-cell table:style-name="Таблица102.A3" office:value-type="string">
            <text:p text:style-name="P370"/>
          </table:table-cell>
          <table:table-cell table:style-name="Таблица102.A3" table:number-columns-spanned="2" office:value-type="string">
            <text:p text:style-name="P370"/>
          </table:table-cell>
          <table:covered-table-cell/>
          <table:table-cell table:style-name="Таблица102.A3" office:value-type="string">
            <text:p text:style-name="P370"/>
          </table:table-cell>
          <table:table-cell table:style-name="Таблица102.H3" table:number-columns-spanned="2" office:value-type="string">
            <text:p text:style-name="P370"/>
          </table:table-cell>
          <table:covered-table-cell/>
        </table:table-row>
        <table:table-row table:style-name="Таблица102.18">
          <table:table-cell table:style-name="Таблица102.A18" office:value-type="string">
            <text:p text:style-name="P399">ПВК</text:p>
          </table:table-cell>
          <table:table-cell table:style-name="Таблица102.B18" table:number-columns-spanned="4" office:value-type="string">
            <text:p text:style-name="P409">Перечень входного контроля</text:p>
          </table:table-cell>
          <table:covered-table-cell/>
          <table:covered-table-cell/>
          <table:covered-table-cell/>
          <table:table-cell table:style-name="Таблица102.B18" table:number-columns-spanned="3" office:value-type="string">
            <text:p text:style-name="P217"/>
          </table:table-cell>
          <table:covered-table-cell/>
          <table:covered-table-cell/>
          <table:table-cell table:style-name="Таблица102.I18" office:value-type="string">
            <text:p text:style-name="P217"/>
            <text:p text:style-name="P217"/>
          </table:table-cell>
        </table:table-row>
      </table:table>
      <text:p text:style-name="P565"/>
      <text:p text:style-name="P646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row table:style-name="Таблица15.1">
          <table:table-cell table:style-name="Таблица15.A1" office:value-type="string">
            <text:p text:style-name="P200">Дубл.</text:p>
          </table:table-cell>
          <table:table-cell table:style-name="Таблица15.A1" office:value-type="string">
            <text:p text:style-name="P186"/>
          </table:table-cell>
          <table:table-cell table:style-name="Таблица15.A1" office:value-type="string">
            <text:p text:style-name="P186"/>
          </table:table-cell>
          <table:table-cell table:style-name="Таблица15.D1" office:value-type="string">
            <text:p text:style-name="P186"/>
          </table:table-cell>
          <table:table-cell table:style-name="Таблица15.E1" office:value-type="string">
            <text:p text:style-name="P186"><text:s text:c="15"/></text:p>
          </table:table-cell>
          <table:table-cell table:style-name="Таблица15.F1" table:number-columns-spanned="2" office:value-type="string">
            <text:p text:style-name="P186"/>
          </table:table-cell>
          <table:covered-table-cell/>
          <table:table-cell table:style-name="Таблица15.H1" office:value-type="string">
            <text:p text:style-name="P186"/>
          </table:table-cell>
        </table:table-row>
        <table:table-row table:style-name="Таблица15.1">
          <table:table-cell table:style-name="Таблица15.A1" office:value-type="string">
            <text:p text:style-name="P200">Взам.</text:p>
          </table:table-cell>
          <table:table-cell table:style-name="Таблица15.A1" office:value-type="string">
            <text:p text:style-name="P186"/>
          </table:table-cell>
          <table:table-cell table:style-name="Таблица15.A1" office:value-type="string">
            <text:p text:style-name="P186"/>
          </table:table-cell>
          <table:table-cell table:style-name="Таблица15.D1" office:value-type="string">
            <text:p text:style-name="P186"/>
          </table:table-cell>
          <table:table-cell table:style-name="Таблица15.E2" table:number-columns-spanned="2" office:value-type="string">
            <text:p text:style-name="P186"/>
          </table:table-cell>
          <table:covered-table-cell/>
          <table:table-cell table:style-name="Таблица15.G2" table:number-rows-spanned="2" table:number-columns-spanned="2" office:value-type="string">
            <text:p text:style-name="P186"/>
          </table:table-cell>
          <table:covered-table-cell/>
        </table:table-row>
        <table:table-row table:style-name="Таблица15.1">
          <table:table-cell table:style-name="Таблица15.A1" office:value-type="string">
            <text:p text:style-name="P200">Подл.</text:p>
          </table:table-cell>
          <table:table-cell table:style-name="Таблица15.A1" office:value-type="string">
            <text:p text:style-name="P540"/>
          </table:table-cell>
          <table:table-cell table:style-name="Таблица15.A1" office:value-type="string">
            <text:p text:style-name="P186"/>
          </table:table-cell>
          <table:table-cell table:style-name="Таблица15.A1" office:value-type="string">
            <text:p text:style-name="P186"/>
          </table:table-cell>
          <table:table-cell table:style-name="Таблица15.E2" table:number-columns-spanned="2" office:value-type="string">
            <text:p text:style-name="P186"/>
          </table:table-cell>
          <table:covered-table-cell/>
          <table:covered-table-cell table:style-name="Таблица15.G2"/>
          <table:covered-table-cell/>
        </table:table-row>
      </table:table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row table:style-name="Таблица16.1">
          <table:table-cell table:style-name="Таблица16.A1" table:number-columns-spanned="11" office:value-type="string">
            <text:p text:style-name="P211">Гарантийный срок хранения: <text:s/><text:span text:style-name="T101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L1" table:number-columns-spanned="2" office:value-type="string">
            <text:p text:style-name="P431"/>
          </table:table-cell>
          <table:covered-table-cell/>
          <table:table-cell table:style-name="Таблица16.N1" table:number-columns-spanned="2" office:value-type="string">
            <text:h text:style-name="P122" text:outline-level="7"/>
          </table:table-cell>
          <table:covered-table-cell/>
          <table:table-cell table:style-name="Таблица16.P1" office:value-type="string">
            <text:p text:style-name="P449">5</text:p>
          </table:table-cell>
        </table:table-row>
        <table:table-row table:style-name="Таблица16.1">
          <table:table-cell table:style-name="Таблица16.A2" table:number-columns-spanned="16" office:value-type="string">
            <text:p text:style-name="P420">Срок хранени<text:span text:style-name="T38">я</text:span> до перепроверки продукции (для изделий <text:span text:style-name="T67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3">
          <table:table-cell table:style-name="Таблица16.A1" table:number-rows-spanned="3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L1" office:value-type="string">
            <text:p text:style-name="P431"/>
          </table:table-cell>
          <table:table-cell table:style-name="Таблица16.J3" office:value-type="string">
            <text:p text:style-name="P431"/>
          </table:table-cell>
          <table:table-cell table:style-name="Таблица16.K3" table:number-columns-spanned="2" office:value-type="string">
            <text:p text:style-name="P431"/>
          </table:table-cell>
          <table:covered-table-cell/>
          <table:table-cell table:style-name="Таблица16.M3" table:number-rows-spanned="3" table:number-columns-spanned="2" office:value-type="string">
            <text:h text:style-name="P133" text:outline-level="8"><text:span text:style-name="T288">Рубленный ровинг </text:span><text:span text:style-name="T22">ER 13-2400-180</text:span></text:h>
          </table:table-cell>
          <table:covered-table-cell/>
          <table:table-cell table:style-name="Таблица16.O3" table:number-rows-spanned="3" table:number-columns-spanned="2" office:value-type="string">
            <text:p text:style-name="P704">И.01-2024</text:p>
          </table:table-cell>
          <table:covered-table-cell/>
        </table:table-row>
        <table:table-row table:style-name="Таблица16.3">
          <table:covered-table-cell table:style-name="Таблица16.A1"/>
          <table:table-cell table:style-name="Таблица16.B4" office:value-type="string">
            <text:p text:style-name="P186"/>
          </table:table-cell>
          <table:table-cell table:style-name="Таблица16.C4" office:value-type="string">
            <text:p text:style-name="P186"/>
          </table:table-cell>
          <table:table-cell table:style-name="Таблица16.D4" office:value-type="string">
            <text:p text:style-name="P186"/>
          </table:table-cell>
          <table:table-cell table:style-name="Таблица16.E4" office:value-type="string">
            <text:p text:style-name="P186"/>
          </table:table-cell>
          <table:table-cell table:style-name="Таблица16.F4" office:value-type="string">
            <text:p text:style-name="P186"/>
          </table:table-cell>
          <table:table-cell table:style-name="Таблица16.G4" office:value-type="string">
            <text:p text:style-name="P186"/>
          </table:table-cell>
          <table:table-cell table:style-name="Таблица16.H4" office:value-type="string">
            <text:p text:style-name="P186"/>
          </table:table-cell>
          <table:table-cell table:style-name="Таблица16.I4" office:value-type="string">
            <text:p text:style-name="P186"/>
          </table:table-cell>
          <table:table-cell table:style-name="Таблица16.J4" office:value-type="string">
            <text:p text:style-name="P186"/>
          </table:table-cell>
          <table:table-cell table:style-name="Таблица16.K4" table:number-columns-spanned="2" office:value-type="string">
            <text:p text:style-name="P186"/>
          </table:table-cell>
          <table:covered-table-cell/>
          <table:covered-table-cell table:style-name="Таблица16.M3"/>
          <table:covered-table-cell/>
          <table:covered-table-cell table:style-name="Таблица16.O3"/>
          <table:covered-table-cell/>
        </table:table-row>
        <table:table-row table:style-name="Таблица16.3">
          <table:covered-table-cell table:style-name="Таблица16.A1"/>
          <table:table-cell table:style-name="Таблица16.B5" office:value-type="string">
            <text:p text:style-name="P186"/>
          </table:table-cell>
          <table:table-cell table:style-name="Таблица16.C5" office:value-type="string">
            <text:p text:style-name="P186"/>
          </table:table-cell>
          <table:table-cell table:style-name="Таблица16.D5" office:value-type="string">
            <text:p text:style-name="P186"/>
          </table:table-cell>
          <table:table-cell table:style-name="Таблица16.E5" office:value-type="string">
            <text:p text:style-name="P186"/>
          </table:table-cell>
          <table:table-cell table:style-name="Таблица16.F5" office:value-type="string">
            <text:p text:style-name="P186"/>
          </table:table-cell>
          <table:table-cell table:style-name="Таблица16.G5" office:value-type="string">
            <text:p text:style-name="P186"/>
          </table:table-cell>
          <table:table-cell table:style-name="Таблица16.H5" office:value-type="string">
            <text:p text:style-name="P186"/>
          </table:table-cell>
          <table:table-cell table:style-name="Таблица16.I5" office:value-type="string">
            <text:p text:style-name="P186"/>
          </table:table-cell>
          <table:table-cell table:style-name="Таблица16.J5" office:value-type="string">
            <text:p text:style-name="P186"/>
          </table:table-cell>
          <table:table-cell table:style-name="Таблица16.K5" table:number-columns-spanned="2" office:value-type="string">
            <text:p text:style-name="P186"/>
          </table:table-cell>
          <table:covered-table-cell/>
          <table:covered-table-cell table:style-name="Таблица16.M3"/>
          <table:covered-table-cell/>
          <table:covered-table-cell table:style-name="Таблица16.O3"/>
          <table:covered-table-cell/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row table:style-name="Таблица18.1">
          <table:table-cell table:style-name="Таблица18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18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8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18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18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8.1">
          <table:table-cell table:style-name="Таблица18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18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18.A1"/>
          <table:covered-table-cell table:style-name="Таблица18.A1"/>
          <table:covered-table-cell/>
          <table:covered-table-cell table:style-name="Таблица18.A1"/>
          <table:covered-table-cell table:style-name="Таблица18.H1"/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47">Наличие сопроводительного сертификата или</text:span></text:p>
          </table:table-cell>
          <table:covered-table-cell/>
          <table:table-cell table:style-name="Таблица18.A3" office:value-type="string">
            <text:p text:style-name="P281">-</text:p>
          </table:table-cell>
          <table:table-cell table:style-name="Таблица18.A3" office:value-type="string">
            <text:p text:style-name="P281">-</text:p>
          </table:table-cell>
          <table:table-cell table:style-name="Таблица18.A3" table:number-columns-spanned="2" office:value-type="string">
            <text:p text:style-name="P311">Сплошной</text:p>
          </table:table-cell>
          <table:covered-table-cell/>
          <table:table-cell table:style-name="Таблица18.A3" office:value-type="string">
            <text:p text:style-name="P311">0</text:p>
          </table:table-cell>
          <table:table-cell table:style-name="Таблица18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95">другого </text:span><text:s/><text:span text:style-name="T95">документа <text:s/>подтверждающего</text:span></text:p>
          </table:table-cell>
          <table:covered-table-cell/>
          <table:table-cell table:style-name="Таблица18.A3" office:value-type="string">
            <text:p text:style-name="P291"/>
          </table:table-cell>
          <table:table-cell table:style-name="Таблица18.A3" office:value-type="string">
            <text:p text:style-name="P286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24">ОТК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48">качество материала с указанием гарантийного</text:span>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04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25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04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231">В случае отсутствия даты </text:span><text:span text:style-name="T230">изготовления</text:span><text:span text:style-name="T231"> гарантийный</text:span>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04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231">срок <text:s/>исчислять <text:s/>с даты <text:s/></text:span><text:span text:style-name="T230">печати сертификата или другого </text:span></text:p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71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1"><text:s/><text:span text:style-name="T230">сопровождающего документа</text:span></text:p>
          </table:table-cell>
          <table:covered-table-cell/>
          <table:table-cell table:style-name="Таблица18.A3" office:value-type="string">
            <text:p text:style-name="P291"/>
          </table:table-cell>
          <table:table-cell table:style-name="Таблица18.A3" office:value-type="string">
            <text:p text:style-name="P286"/>
          </table:table-cell>
          <table:table-cell table:style-name="Таблица18.A3" table:number-columns-spanned="2" office:value-type="string">
            <text:p text:style-name="P317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3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2"/>
          </table:table-cell>
          <table:covered-table-cell/>
          <table:table-cell table:style-name="Таблица18.A3" office:value-type="string">
            <text:p text:style-name="P350"/>
          </table:table-cell>
          <table:table-cell table:style-name="Таблица18.A3" office:value-type="string">
            <text:p text:style-name="P317"/>
          </table:table-cell>
          <table:table-cell table:style-name="Таблица18.A3" table:number-columns-spanned="2" office:value-type="string">
            <text:p text:style-name="P371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3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2"/>
          </table:table-cell>
          <table:covered-table-cell/>
          <table:table-cell table:style-name="Таблица18.A3" office:value-type="string">
            <text:p text:style-name="P261"/>
          </table:table-cell>
          <table:table-cell table:style-name="Таблица18.A3" office:value-type="string">
            <text:p text:style-name="P371"/>
          </table:table-cell>
          <table:table-cell table:style-name="Таблица18.A3" table:number-columns-spanned="2" office:value-type="string">
            <text:p text:style-name="P371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72"/>
          </table:table-cell>
          <table:covered-table-cell/>
          <table:table-cell table:style-name="Таблица18.A3" office:value-type="string">
            <text:p text:style-name="P291"/>
          </table:table-cell>
          <table:table-cell table:style-name="Таблица18.A3" office:value-type="string">
            <text:p text:style-name="P286"/>
          </table:table-cell>
          <table:table-cell table:style-name="Таблица18.A3" table:number-columns-spanned="2" office:value-type="string">
            <text:p text:style-name="P371"/>
          </table:table-cell>
          <table:covered-table-cell/>
          <table:table-cell table:style-name="Таблица18.A3" office:value-type="string">
            <text:p text:style-name="P371"/>
          </table:table-cell>
          <table:table-cell table:style-name="Таблица18.H3" table:number-columns-spanned="2" office:value-type="string">
            <text:p text:style-name="P33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91"/>
          </table:table-cell>
          <table:covered-table-cell/>
          <table:table-cell table:style-name="Таблица18.A3" office:value-type="string">
            <text:p text:style-name="P239"/>
          </table:table-cell>
          <table:table-cell table:style-name="Таблица18.A3" office:value-type="string">
            <text:p text:style-name="P24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46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91"/>
          </table:table-cell>
          <table:covered-table-cell/>
          <table:table-cell table:style-name="Таблица18.A3" office:value-type="string">
            <text:p text:style-name="P239"/>
          </table:table-cell>
          <table:table-cell table:style-name="Таблица18.A3" office:value-type="string">
            <text:p text:style-name="P24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34"/>
          </table:table-cell>
          <table:covered-table-cell/>
          <table:table-cell table:style-name="Таблица18.A3" office:value-type="string">
            <text:p text:style-name="P239"/>
          </table:table-cell>
          <table:table-cell table:style-name="Таблица18.A3" office:value-type="string">
            <text:p text:style-name="P24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34"/>
          </table:table-cell>
          <table:covered-table-cell/>
          <table:table-cell table:style-name="Таблица18.A3" office:value-type="string">
            <text:p text:style-name="P239"/>
          </table:table-cell>
          <table:table-cell table:style-name="Таблица18.A3" office:value-type="string">
            <text:p text:style-name="P25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34"/>
          </table:table-cell>
          <table:covered-table-cell/>
          <table:table-cell table:style-name="Таблица18.A3" office:value-type="string">
            <text:p text:style-name="P239"/>
          </table:table-cell>
          <table:table-cell table:style-name="Таблица18.A3" office:value-type="string">
            <text:p text:style-name="P253"/>
          </table:table-cell>
          <table:table-cell table:style-name="Таблица18.A3" table:number-columns-spanned="2" office:value-type="string">
            <text:p text:style-name="P253"/>
          </table:table-cell>
          <table:covered-table-cell/>
          <table:table-cell table:style-name="Таблица18.A3" office:value-type="string">
            <text:p text:style-name="P253"/>
          </table:table-cell>
          <table:table-cell table:style-name="Таблица18.H3" table:number-columns-spanned="2" office:value-type="string">
            <text:p text:style-name="P253"/>
          </table:table-cell>
          <table:covered-table-cell/>
        </table:table-row>
        <table:table-row table:style-name="Таблица18.18">
          <table:table-cell table:style-name="Таблица18.A18" office:value-type="string">
            <text:p text:style-name="P400">ПВК</text:p>
          </table:table-cell>
          <table:table-cell table:style-name="Таблица18.B18" table:number-columns-spanned="4" office:value-type="string">
            <text:p text:style-name="P410">Перечень входного контроля</text:p>
          </table:table-cell>
          <table:covered-table-cell/>
          <table:covered-table-cell/>
          <table:covered-table-cell/>
          <table:table-cell table:style-name="Таблица18.B18" table:number-columns-spanned="3" office:value-type="string">
            <text:p text:style-name="P218"/>
          </table:table-cell>
          <table:covered-table-cell/>
          <table:covered-table-cell/>
          <table:table-cell table:style-name="Таблица18.I18" office:value-type="string">
            <text:p text:style-name="P218"/>
            <text:p text:style-name="P218"/>
          </table:table-cell>
        </table:table-row>
      </table:table>
      <text:p text:style-name="P565"/>
      <text:p text:style-name="P564"><text:soft-page-break/><text:span text:style-name="T9"/></text:p>
      <text:p text:style-name="P649"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column table:style-name="Таблица118.E"/>
        <table:table-column table:style-name="Таблица118.F"/>
        <table:table-column table:style-name="Таблица118.G"/>
        <table:table-column table:style-name="Таблица118.H"/>
        <table:table-row table:style-name="Таблица118.1">
          <table:table-cell table:style-name="Таблица118.A1" office:value-type="string">
            <text:p text:style-name="P199">Дубл.</text:p>
          </table:table-cell>
          <table:table-cell table:style-name="Таблица118.A1" office:value-type="string">
            <text:p text:style-name="P185"/>
          </table:table-cell>
          <table:table-cell table:style-name="Таблица118.A1" office:value-type="string">
            <text:p text:style-name="P185"/>
          </table:table-cell>
          <table:table-cell table:style-name="Таблица118.D1" office:value-type="string">
            <text:p text:style-name="P185"/>
          </table:table-cell>
          <table:table-cell table:style-name="Таблица118.E1" office:value-type="string">
            <text:p text:style-name="P185"><text:s text:c="15"/></text:p>
          </table:table-cell>
          <table:table-cell table:style-name="Таблица118.F1" table:number-columns-spanned="2" office:value-type="string">
            <text:p text:style-name="P185"/>
          </table:table-cell>
          <table:covered-table-cell/>
          <table:table-cell table:style-name="Таблица118.H1" office:value-type="string">
            <text:p text:style-name="P185"/>
          </table:table-cell>
        </table:table-row>
        <table:table-row table:style-name="Таблица118.1">
          <table:table-cell table:style-name="Таблица118.A1" office:value-type="string">
            <text:p text:style-name="P199">Взам.</text:p>
          </table:table-cell>
          <table:table-cell table:style-name="Таблица118.A1" office:value-type="string">
            <text:p text:style-name="P185"/>
          </table:table-cell>
          <table:table-cell table:style-name="Таблица118.A1" office:value-type="string">
            <text:p text:style-name="P185"/>
          </table:table-cell>
          <table:table-cell table:style-name="Таблица118.D1" office:value-type="string">
            <text:p text:style-name="P185"/>
          </table:table-cell>
          <table:table-cell table:style-name="Таблица118.E2" table:number-columns-spanned="2" office:value-type="string">
            <text:p text:style-name="P185"/>
          </table:table-cell>
          <table:covered-table-cell/>
          <table:table-cell table:style-name="Таблица118.G2" table:number-rows-spanned="2" table:number-columns-spanned="2" office:value-type="string">
            <text:p text:style-name="P185"/>
          </table:table-cell>
          <table:covered-table-cell/>
        </table:table-row>
        <table:table-row table:style-name="Таблица118.1">
          <table:table-cell table:style-name="Таблица118.A1" office:value-type="string">
            <text:p text:style-name="P199">Подл.</text:p>
          </table:table-cell>
          <table:table-cell table:style-name="Таблица118.A1" office:value-type="string">
            <text:p text:style-name="P539"/>
          </table:table-cell>
          <table:table-cell table:style-name="Таблица118.A1" office:value-type="string">
            <text:p text:style-name="P185"/>
          </table:table-cell>
          <table:table-cell table:style-name="Таблица118.A1" office:value-type="string">
            <text:p text:style-name="P185"/>
          </table:table-cell>
          <table:table-cell table:style-name="Таблица118.E2" table:number-columns-spanned="2" office:value-type="string">
            <text:p text:style-name="P185"/>
          </table:table-cell>
          <table:covered-table-cell/>
          <table:covered-table-cell table:style-name="Таблица118.G2"/>
          <table:covered-table-cell/>
        </table:table-row>
      </table:table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column table:style-name="Таблица119.D"/>
        <table:table-column table:style-name="Таблица119.E"/>
        <table:table-column table:style-name="Таблица119.F"/>
        <table:table-column table:style-name="Таблица119.G"/>
        <table:table-column table:style-name="Таблица119.H"/>
        <table:table-column table:style-name="Таблица119.I"/>
        <table:table-column table:style-name="Таблица119.J"/>
        <table:table-column table:style-name="Таблица119.K"/>
        <table:table-column table:style-name="Таблица119.L"/>
        <table:table-column table:style-name="Таблица119.M"/>
        <table:table-column table:style-name="Таблица119.N"/>
        <table:table-column table:style-name="Таблица119.O"/>
        <table:table-column table:style-name="Таблица119.P"/>
        <table:table-row table:style-name="Таблица119.1">
          <table:table-cell table:style-name="Таблица119.A1" table:number-columns-spanned="11" office:value-type="string">
            <text:p text:style-name="P195"><text:span text:style-name="T72">Гарантийный срок хранения: </text:span><text:span text:style-name="T74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9.L1" table:number-columns-spanned="2" office:value-type="string">
            <text:p text:style-name="P430"/>
          </table:table-cell>
          <table:covered-table-cell/>
          <table:table-cell table:style-name="Таблица119.N1" table:number-columns-spanned="2" office:value-type="string">
            <text:h text:style-name="P121" text:outline-level="7"/>
          </table:table-cell>
          <table:covered-table-cell/>
          <table:table-cell table:style-name="Таблица119.P1" office:value-type="string">
            <text:p text:style-name="P450">6</text:p>
          </table:table-cell>
        </table:table-row>
        <table:table-row table:style-name="Таблица119.1">
          <table:table-cell table:style-name="Таблица119.A2" table:number-columns-spanned="16" office:value-type="string">
            <text:p text:style-name="P419">Срок хранени<text:span text:style-name="T38">я</text:span> до перепроверки продукции (для изделий <text:span text:style-name="T67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9.3">
          <table:table-cell table:style-name="Таблица119.A1" table:number-rows-spanned="3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L1" office:value-type="string">
            <text:p text:style-name="P430"/>
          </table:table-cell>
          <table:table-cell table:style-name="Таблица119.J3" office:value-type="string">
            <text:p text:style-name="P430"/>
          </table:table-cell>
          <table:table-cell table:style-name="Таблица119.K3" table:number-columns-spanned="2" office:value-type="string">
            <text:p text:style-name="P430"/>
          </table:table-cell>
          <table:covered-table-cell/>
          <table:table-cell table:style-name="Таблица119.M3" table:number-rows-spanned="3" table:number-columns-spanned="2" office:value-type="string">
            <text:p text:style-name="P523"><text:span text:style-name="T52">Гелькоут</text:span><text:span text:style-name="T51"> </text:span></text:p>
            <text:p text:style-name="P594">ATTGUARD ST S <text:span text:style-name="T30">любого </text:span>RAL</text:p>
          </table:table-cell>
          <table:covered-table-cell/>
          <table:table-cell table:style-name="Таблица119.O3" table:number-rows-spanned="3" table:number-columns-spanned="2" office:value-type="string">
            <text:p text:style-name="P704">И.01-2024</text:p>
          </table:table-cell>
          <table:covered-table-cell/>
        </table:table-row>
        <table:table-row table:style-name="Таблица119.3">
          <table:covered-table-cell table:style-name="Таблица119.A1"/>
          <table:table-cell table:style-name="Таблица119.B4" office:value-type="string">
            <text:p text:style-name="P185"/>
          </table:table-cell>
          <table:table-cell table:style-name="Таблица119.C4" office:value-type="string">
            <text:p text:style-name="P185"/>
          </table:table-cell>
          <table:table-cell table:style-name="Таблица119.D4" office:value-type="string">
            <text:p text:style-name="P185"/>
          </table:table-cell>
          <table:table-cell table:style-name="Таблица119.E4" office:value-type="string">
            <text:p text:style-name="P185"/>
          </table:table-cell>
          <table:table-cell table:style-name="Таблица119.F4" office:value-type="string">
            <text:p text:style-name="P185"/>
          </table:table-cell>
          <table:table-cell table:style-name="Таблица119.G4" office:value-type="string">
            <text:p text:style-name="P185"/>
          </table:table-cell>
          <table:table-cell table:style-name="Таблица119.H4" office:value-type="string">
            <text:p text:style-name="P185"/>
          </table:table-cell>
          <table:table-cell table:style-name="Таблица119.I4" office:value-type="string">
            <text:p text:style-name="P185"/>
          </table:table-cell>
          <table:table-cell table:style-name="Таблица119.J4" office:value-type="string">
            <text:p text:style-name="P185"/>
          </table:table-cell>
          <table:table-cell table:style-name="Таблица119.K4" table:number-columns-spanned="2" office:value-type="string">
            <text:p text:style-name="P185"/>
          </table:table-cell>
          <table:covered-table-cell/>
          <table:covered-table-cell table:style-name="Таблица119.M3"/>
          <table:covered-table-cell/>
          <table:covered-table-cell table:style-name="Таблица119.O3"/>
          <table:covered-table-cell/>
        </table:table-row>
        <table:table-row table:style-name="Таблица119.3">
          <table:covered-table-cell table:style-name="Таблица119.A1"/>
          <table:table-cell table:style-name="Таблица119.B5" office:value-type="string">
            <text:p text:style-name="P185"/>
          </table:table-cell>
          <table:table-cell table:style-name="Таблица119.C5" office:value-type="string">
            <text:p text:style-name="P185"/>
          </table:table-cell>
          <table:table-cell table:style-name="Таблица119.D5" office:value-type="string">
            <text:p text:style-name="P185"/>
          </table:table-cell>
          <table:table-cell table:style-name="Таблица119.E5" office:value-type="string">
            <text:p text:style-name="P185"/>
          </table:table-cell>
          <table:table-cell table:style-name="Таблица119.F5" office:value-type="string">
            <text:p text:style-name="P185"/>
          </table:table-cell>
          <table:table-cell table:style-name="Таблица119.G5" office:value-type="string">
            <text:p text:style-name="P185"/>
          </table:table-cell>
          <table:table-cell table:style-name="Таблица119.H5" office:value-type="string">
            <text:p text:style-name="P185"/>
          </table:table-cell>
          <table:table-cell table:style-name="Таблица119.I5" office:value-type="string">
            <text:p text:style-name="P185"/>
          </table:table-cell>
          <table:table-cell table:style-name="Таблица119.J5" office:value-type="string">
            <text:p text:style-name="P185"/>
          </table:table-cell>
          <table:table-cell table:style-name="Таблица119.K5" table:number-columns-spanned="2" office:value-type="string">
            <text:p text:style-name="P185"/>
          </table:table-cell>
          <table:covered-table-cell/>
          <table:covered-table-cell table:style-name="Таблица119.M3"/>
          <table:covered-table-cell/>
          <table:covered-table-cell table:style-name="Таблица119.O3"/>
          <table:covered-table-cell/>
        </table:table-row>
      </table:table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column table:style-name="Таблица120.E"/>
        <table:table-column table:style-name="Таблица120.F"/>
        <table:table-column table:style-name="Таблица120.G"/>
        <table:table-column table:style-name="Таблица120.H"/>
        <table:table-column table:style-name="Таблица120.I"/>
        <table:table-row table:style-name="Таблица120.1">
          <table:table-cell table:style-name="Таблица120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120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20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120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120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20.1">
          <table:table-cell table:style-name="Таблица120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120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120.A1"/>
          <table:covered-table-cell table:style-name="Таблица120.A1"/>
          <table:covered-table-cell/>
          <table:covered-table-cell table:style-name="Таблица120.A1"/>
          <table:covered-table-cell table:style-name="Таблица120.H1"/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47">Наличие сопроводительного сертификата или</text:span></text:p>
          </table:table-cell>
          <table:covered-table-cell/>
          <table:table-cell table:style-name="Таблица120.A3" office:value-type="string">
            <text:p text:style-name="P281">-</text:p>
          </table:table-cell>
          <table:table-cell table:style-name="Таблица120.A3" office:value-type="string">
            <text:p text:style-name="P281">-</text:p>
          </table:table-cell>
          <table:table-cell table:style-name="Таблица120.A3" table:number-columns-spanned="2" office:value-type="string">
            <text:p text:style-name="P311">Сплошной</text:p>
          </table:table-cell>
          <table:covered-table-cell/>
          <table:table-cell table:style-name="Таблица120.A3" office:value-type="string">
            <text:p text:style-name="P311">0</text:p>
          </table:table-cell>
          <table:table-cell table:style-name="Таблица120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95">другого </text:span><text:s/><text:span text:style-name="T95">документа <text:s/>подтверждающего</text:span></text:p>
          </table:table-cell>
          <table:covered-table-cell/>
          <table:table-cell table:style-name="Таблица120.A3" office:value-type="string">
            <text:p text:style-name="P291"/>
          </table:table-cell>
          <table:table-cell table:style-name="Таблица120.A3" office:value-type="string">
            <text:p text:style-name="P286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24">ОТК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48">качество материала с указанием гарантийного</text:span>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04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25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04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231">В случае отсутствия даты </text:span><text:span text:style-name="T230">изготовления</text:span><text:span text:style-name="T231"> гарантийный</text:span>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04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231">срок <text:s/>исчислять <text:s/>с даты <text:s/></text:span><text:span text:style-name="T230">печати сертификата или другого </text:span></text:p>
          </table:table-cell>
          <table:covered-table-cell/>
          <table:table-cell table:style-name="Таблица120.A3" office:value-type="string">
            <text:p text:style-name="P261"/>
          </table:table-cell>
          <table:table-cell table:style-name="Таблица120.A3" office:value-type="string">
            <text:p text:style-name="P371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71"><text:s/><text:span text:style-name="T230">сопровождающего документа</text:span></text:p>
          </table:table-cell>
          <table:covered-table-cell/>
          <table:table-cell table:style-name="Таблица120.A3" office:value-type="string">
            <text:p text:style-name="P291"/>
          </table:table-cell>
          <table:table-cell table:style-name="Таблица120.A3" office:value-type="string">
            <text:p text:style-name="P286"/>
          </table:table-cell>
          <table:table-cell table:style-name="Таблица120.A3" table:number-columns-spanned="2" office:value-type="string">
            <text:p text:style-name="P317"/>
          </table:table-cell>
          <table:covered-table-cell/>
          <table:table-cell table:style-name="Таблица120.A3" office:value-type="string">
            <text:p text:style-name="P371"/>
          </table:table-cell>
          <table:table-cell table:style-name="Таблица120.H3" table:number-columns-spanned="2" office:value-type="string">
            <text:p text:style-name="P33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65"/>
          </table:table-cell>
          <table:covered-table-cell/>
          <table:table-cell table:style-name="Таблица120.A3" office:value-type="string">
            <text:p text:style-name="P165"/>
          </table:table-cell>
          <table:table-cell table:style-name="Таблица120.A3" office:value-type="string">
            <text:p text:style-name="P180"/>
          </table:table-cell>
          <table:table-cell table:style-name="Таблица120.A3" table:number-columns-spanned="2" office:value-type="string">
            <text:p text:style-name="P180"/>
          </table:table-cell>
          <table:covered-table-cell/>
          <table:table-cell table:style-name="Таблица120.A3" office:value-type="string">
            <text:p text:style-name="P181"/>
          </table:table-cell>
          <table:table-cell table:style-name="Таблица120.H3" table:number-columns-spanned="2" office:value-type="string">
            <text:p text:style-name="P16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65"/>
          </table:table-cell>
          <table:covered-table-cell/>
          <table:table-cell table:style-name="Таблица120.A3" office:value-type="string">
            <text:p text:style-name="P165"/>
          </table:table-cell>
          <table:table-cell table:style-name="Таблица120.A3" office:value-type="string">
            <text:p text:style-name="P180"/>
          </table:table-cell>
          <table:table-cell table:style-name="Таблица120.A3" table:number-columns-spanned="2" office:value-type="string">
            <text:p text:style-name="P180"/>
          </table:table-cell>
          <table:covered-table-cell/>
          <table:table-cell table:style-name="Таблица120.A3" office:value-type="string">
            <text:p text:style-name="P181"/>
          </table:table-cell>
          <table:table-cell table:style-name="Таблица120.H3" table:number-columns-spanned="2" office:value-type="string">
            <text:p text:style-name="P16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65"/>
          </table:table-cell>
          <table:covered-table-cell/>
          <table:table-cell table:style-name="Таблица120.A3" office:value-type="string">
            <text:p text:style-name="P165"/>
          </table:table-cell>
          <table:table-cell table:style-name="Таблица120.A3" office:value-type="string">
            <text:p text:style-name="P180"/>
          </table:table-cell>
          <table:table-cell table:style-name="Таблица120.A3" table:number-columns-spanned="2" office:value-type="string">
            <text:p text:style-name="P180"/>
          </table:table-cell>
          <table:covered-table-cell/>
          <table:table-cell table:style-name="Таблица120.A3" office:value-type="string">
            <text:p text:style-name="P181"/>
          </table:table-cell>
          <table:table-cell table:style-name="Таблица120.H3" table:number-columns-spanned="2" office:value-type="string">
            <text:p text:style-name="P16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40"/>
          </table:table-cell>
          <table:covered-table-cell/>
          <table:table-cell table:style-name="Таблица120.A3" office:value-type="string">
            <text:p text:style-name="P440"/>
          </table:table-cell>
          <table:table-cell table:style-name="Таблица120.A3" office:value-type="string">
            <text:p text:style-name="P444"/>
          </table:table-cell>
          <table:table-cell table:style-name="Таблица120.A3" table:number-columns-spanned="2" office:value-type="string">
            <text:p text:style-name="P444"/>
          </table:table-cell>
          <table:covered-table-cell/>
          <table:table-cell table:style-name="Таблица120.A3" office:value-type="string">
            <text:p text:style-name="P445"/>
          </table:table-cell>
          <table:table-cell table:style-name="Таблица120.H3" table:number-columns-spanned="2" office:value-type="string">
            <text:p text:style-name="P44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43"/>
          </table:table-cell>
          <table:covered-table-cell/>
          <table:table-cell table:style-name="Таблица120.A3" office:value-type="string">
            <text:p text:style-name="P440"/>
          </table:table-cell>
          <table:table-cell table:style-name="Таблица120.A3" office:value-type="string">
            <text:p text:style-name="P441"/>
          </table:table-cell>
          <table:table-cell table:style-name="Таблица120.A3" table:number-columns-spanned="2" office:value-type="string">
            <text:p text:style-name="P441"/>
          </table:table-cell>
          <table:covered-table-cell/>
          <table:table-cell table:style-name="Таблица120.A3" office:value-type="string">
            <text:p text:style-name="P445"/>
          </table:table-cell>
          <table:table-cell table:style-name="Таблица120.H3" table:number-columns-spanned="2" office:value-type="string">
            <text:p text:style-name="P442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39"/>
          </table:table-cell>
          <table:covered-table-cell/>
          <table:table-cell table:style-name="Таблица120.A3" office:value-type="string">
            <text:p text:style-name="P440"/>
          </table:table-cell>
          <table:table-cell table:style-name="Таблица120.A3" office:value-type="string">
            <text:p text:style-name="P251"/>
          </table:table-cell>
          <table:table-cell table:style-name="Таблица120.A3" table:number-columns-spanned="2" office:value-type="string">
            <text:p text:style-name="P441"/>
          </table:table-cell>
          <table:covered-table-cell/>
          <table:table-cell table:style-name="Таблица120.A3" office:value-type="string">
            <text:p text:style-name="P445"/>
          </table:table-cell>
          <table:table-cell table:style-name="Таблица120.H3" table:number-columns-spanned="2" office:value-type="string">
            <text:p text:style-name="P442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39"/>
          </table:table-cell>
          <table:covered-table-cell/>
          <table:table-cell table:style-name="Таблица120.A3" office:value-type="string">
            <text:p text:style-name="P440"/>
          </table:table-cell>
          <table:table-cell table:style-name="Таблица120.A3" office:value-type="string">
            <text:p text:style-name="P251"/>
          </table:table-cell>
          <table:table-cell table:style-name="Таблица120.A3" table:number-columns-spanned="2" office:value-type="string">
            <text:p text:style-name="P441"/>
          </table:table-cell>
          <table:covered-table-cell/>
          <table:table-cell table:style-name="Таблица120.A3" office:value-type="string">
            <text:p text:style-name="P445"/>
          </table:table-cell>
          <table:table-cell table:style-name="Таблица120.H3" table:number-columns-spanned="2" office:value-type="string">
            <text:p text:style-name="P442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35"/>
          </table:table-cell>
          <table:covered-table-cell/>
          <table:table-cell table:style-name="Таблица120.A3" office:value-type="string">
            <text:p text:style-name="P240"/>
          </table:table-cell>
          <table:table-cell table:style-name="Таблица120.A3" office:value-type="string">
            <text:p text:style-name="P254"/>
          </table:table-cell>
          <table:table-cell table:style-name="Таблица120.A3" table:number-columns-spanned="2" office:value-type="string">
            <text:p text:style-name="P254"/>
          </table:table-cell>
          <table:covered-table-cell/>
          <table:table-cell table:style-name="Таблица120.A3" office:value-type="string">
            <text:p text:style-name="P254"/>
          </table:table-cell>
          <table:table-cell table:style-name="Таблица120.H3" table:number-columns-spanned="2" office:value-type="string">
            <text:p text:style-name="P254"/>
          </table:table-cell>
          <table:covered-table-cell/>
        </table:table-row>
        <table:table-row table:style-name="Таблица120.18">
          <table:table-cell table:style-name="Таблица120.A18" office:value-type="string">
            <text:p text:style-name="P399">ПВК</text:p>
          </table:table-cell>
          <table:table-cell table:style-name="Таблица120.B18" table:number-columns-spanned="4" office:value-type="string">
            <text:p text:style-name="P409">Перечень входного контроля</text:p>
          </table:table-cell>
          <table:covered-table-cell/>
          <table:covered-table-cell/>
          <table:covered-table-cell/>
          <table:table-cell table:style-name="Таблица120.B18" table:number-columns-spanned="3" office:value-type="string">
            <text:p text:style-name="P217"/>
          </table:table-cell>
          <table:covered-table-cell/>
          <table:covered-table-cell/>
          <table:table-cell table:style-name="Таблица120.I18" office:value-type="string">
            <text:p text:style-name="P217"/>
            <text:p text:style-name="P217"/>
          </table:table-cell>
        </table:table-row>
      </table:table>
      <text:p text:style-name="P647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row table:style-name="Таблица29.1">
          <table:table-cell table:style-name="Таблица29.A1" office:value-type="string">
            <text:p text:style-name="P201">Дубл.</text:p>
          </table:table-cell>
          <table:table-cell table:style-name="Таблица29.A1" office:value-type="string">
            <text:p text:style-name="P187"/>
          </table:table-cell>
          <table:table-cell table:style-name="Таблица29.A1" office:value-type="string">
            <text:p text:style-name="P187"/>
          </table:table-cell>
          <table:table-cell table:style-name="Таблица29.D1" office:value-type="string">
            <text:p text:style-name="P187"/>
          </table:table-cell>
          <table:table-cell table:style-name="Таблица29.E1" office:value-type="string">
            <text:p text:style-name="P187"><text:s text:c="15"/></text:p>
          </table:table-cell>
          <table:table-cell table:style-name="Таблица29.F1" table:number-columns-spanned="2" office:value-type="string">
            <text:p text:style-name="P187"/>
          </table:table-cell>
          <table:covered-table-cell/>
          <table:table-cell table:style-name="Таблица29.H1" office:value-type="string">
            <text:p text:style-name="P187"/>
          </table:table-cell>
        </table:table-row>
        <table:table-row table:style-name="Таблица29.1">
          <table:table-cell table:style-name="Таблица29.A1" office:value-type="string">
            <text:p text:style-name="P201">Взам.</text:p>
          </table:table-cell>
          <table:table-cell table:style-name="Таблица29.A1" office:value-type="string">
            <text:p text:style-name="P187"/>
          </table:table-cell>
          <table:table-cell table:style-name="Таблица29.A1" office:value-type="string">
            <text:p text:style-name="P187"/>
          </table:table-cell>
          <table:table-cell table:style-name="Таблица29.D1" office:value-type="string">
            <text:p text:style-name="P187"/>
          </table:table-cell>
          <table:table-cell table:style-name="Таблица29.E2" table:number-columns-spanned="2" office:value-type="string">
            <text:p text:style-name="P187"/>
          </table:table-cell>
          <table:covered-table-cell/>
          <table:table-cell table:style-name="Таблица29.G2" table:number-rows-spanned="2" table:number-columns-spanned="2" office:value-type="string">
            <text:p text:style-name="P187"/>
          </table:table-cell>
          <table:covered-table-cell/>
        </table:table-row>
        <table:table-row table:style-name="Таблица29.1">
          <table:table-cell table:style-name="Таблица29.A1" office:value-type="string">
            <text:p text:style-name="P201">Подл.</text:p>
          </table:table-cell>
          <table:table-cell table:style-name="Таблица29.A1" office:value-type="string">
            <text:p text:style-name="P541"/>
          </table:table-cell>
          <table:table-cell table:style-name="Таблица29.A1" office:value-type="string">
            <text:p text:style-name="P187"/>
          </table:table-cell>
          <table:table-cell table:style-name="Таблица29.A1" office:value-type="string">
            <text:p text:style-name="P187"/>
          </table:table-cell>
          <table:table-cell table:style-name="Таблица29.E2" table:number-columns-spanned="2" office:value-type="string">
            <text:p text:style-name="P187"/>
          </table:table-cell>
          <table:covered-table-cell/>
          <table:covered-table-cell table:style-name="Таблица29.G2"/>
          <table:covered-table-cell/>
        </table:table-row>
      </table:table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column table:style-name="Таблица30.J"/>
        <table:table-column table:style-name="Таблица30.K"/>
        <table:table-column table:style-name="Таблица30.L"/>
        <table:table-column table:style-name="Таблица30.M"/>
        <table:table-column table:style-name="Таблица30.N"/>
        <table:table-column table:style-name="Таблица30.O"/>
        <table:table-column table:style-name="Таблица30.P"/>
        <table:table-row table:style-name="Таблица30.1">
          <table:table-cell table:style-name="Таблица30.A1" table:number-columns-spanned="11" office:value-type="string">
            <text:p text:style-name="P196"><text:span text:style-name="T72">Гарантийный срок хранения: </text:span><text:span text:style-name="T74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L1" table:number-columns-spanned="2" office:value-type="string">
            <text:p text:style-name="P432"/>
          </table:table-cell>
          <table:covered-table-cell/>
          <table:table-cell table:style-name="Таблица30.N1" table:number-columns-spanned="2" office:value-type="string">
            <text:h text:style-name="P123" text:outline-level="7"/>
          </table:table-cell>
          <table:covered-table-cell/>
          <table:table-cell table:style-name="Таблица30.P1" office:value-type="string">
            <text:p text:style-name="P450">7</text:p>
          </table:table-cell>
        </table:table-row>
        <table:table-row table:style-name="Таблица30.1">
          <table:table-cell table:style-name="Таблица30.A2" table:number-columns-spanned="16" office:value-type="string">
            <text:p text:style-name="P421">Срок хранени<text:span text:style-name="T38">я</text:span> до перепроверки продукции (для изделий <text:span text:style-name="T67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3">
          <table:table-cell table:style-name="Таблица30.A1" table:number-rows-spanned="3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L1" office:value-type="string">
            <text:p text:style-name="P432"/>
          </table:table-cell>
          <table:table-cell table:style-name="Таблица30.J3" office:value-type="string">
            <text:p text:style-name="P432"/>
          </table:table-cell>
          <table:table-cell table:style-name="Таблица30.K3" table:number-columns-spanned="2" office:value-type="string">
            <text:p text:style-name="P432"/>
          </table:table-cell>
          <table:covered-table-cell/>
          <table:table-cell table:style-name="Таблица30.M3" table:number-rows-spanned="3" table:number-columns-spanned="2" office:value-type="string">
            <text:p text:style-name="P688"><text:span text:style-name="T151">Смола </text:span><text:span text:style-name="T152">A</text:span><text:span text:style-name="T153">TTSHIELD</text:span><text:span text:style-name="T152"> OP 745</text:span></text:p>
            <text:p text:style-name="P595">ТУ 20.16.40-024-35501431-2021</text:p>
          </table:table-cell>
          <table:covered-table-cell/>
          <table:table-cell table:style-name="Таблица30.O3" table:number-rows-spanned="3" table:number-columns-spanned="2" office:value-type="string">
            <text:p text:style-name="P705">И.01-2024</text:p>
          </table:table-cell>
          <table:covered-table-cell/>
        </table:table-row>
        <table:table-row table:style-name="Таблица30.3">
          <table:covered-table-cell table:style-name="Таблица30.A1"/>
          <table:table-cell table:style-name="Таблица30.B4" office:value-type="string">
            <text:p text:style-name="P187"/>
          </table:table-cell>
          <table:table-cell table:style-name="Таблица30.C4" office:value-type="string">
            <text:p text:style-name="P187"/>
          </table:table-cell>
          <table:table-cell table:style-name="Таблица30.D4" office:value-type="string">
            <text:p text:style-name="P187"/>
          </table:table-cell>
          <table:table-cell table:style-name="Таблица30.E4" office:value-type="string">
            <text:p text:style-name="P187"/>
          </table:table-cell>
          <table:table-cell table:style-name="Таблица30.F4" office:value-type="string">
            <text:p text:style-name="P187"/>
          </table:table-cell>
          <table:table-cell table:style-name="Таблица30.G4" office:value-type="string">
            <text:p text:style-name="P187"/>
          </table:table-cell>
          <table:table-cell table:style-name="Таблица30.H4" office:value-type="string">
            <text:p text:style-name="P187"/>
          </table:table-cell>
          <table:table-cell table:style-name="Таблица30.I4" office:value-type="string">
            <text:p text:style-name="P187"/>
          </table:table-cell>
          <table:table-cell table:style-name="Таблица30.J4" office:value-type="string">
            <text:p text:style-name="P187"/>
          </table:table-cell>
          <table:table-cell table:style-name="Таблица30.K4" table:number-columns-spanned="2" office:value-type="string">
            <text:p text:style-name="P187"/>
          </table:table-cell>
          <table:covered-table-cell/>
          <table:covered-table-cell table:style-name="Таблица30.M3"/>
          <table:covered-table-cell/>
          <table:covered-table-cell table:style-name="Таблица30.O3"/>
          <table:covered-table-cell/>
        </table:table-row>
        <table:table-row table:style-name="Таблица30.3">
          <table:covered-table-cell table:style-name="Таблица30.A1"/>
          <table:table-cell table:style-name="Таблица30.B5" office:value-type="string">
            <text:p text:style-name="P187"/>
          </table:table-cell>
          <table:table-cell table:style-name="Таблица30.C5" office:value-type="string">
            <text:p text:style-name="P187"/>
          </table:table-cell>
          <table:table-cell table:style-name="Таблица30.D5" office:value-type="string">
            <text:p text:style-name="P187"/>
          </table:table-cell>
          <table:table-cell table:style-name="Таблица30.E5" office:value-type="string">
            <text:p text:style-name="P187"/>
          </table:table-cell>
          <table:table-cell table:style-name="Таблица30.F5" office:value-type="string">
            <text:p text:style-name="P187"/>
          </table:table-cell>
          <table:table-cell table:style-name="Таблица30.G5" office:value-type="string">
            <text:p text:style-name="P187"/>
          </table:table-cell>
          <table:table-cell table:style-name="Таблица30.H5" office:value-type="string">
            <text:p text:style-name="P187"/>
          </table:table-cell>
          <table:table-cell table:style-name="Таблица30.I5" office:value-type="string">
            <text:p text:style-name="P187"/>
          </table:table-cell>
          <table:table-cell table:style-name="Таблица30.J5" office:value-type="string">
            <text:p text:style-name="P187"/>
          </table:table-cell>
          <table:table-cell table:style-name="Таблица30.K5" table:number-columns-spanned="2" office:value-type="string">
            <text:p text:style-name="P187"/>
          </table:table-cell>
          <table:covered-table-cell/>
          <table:covered-table-cell table:style-name="Таблица30.M3"/>
          <table:covered-table-cell/>
          <table:covered-table-cell table:style-name="Таблица30.O3"/>
          <table:covered-table-cell/>
        </table:table-row>
      </table:table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row table:style-name="Таблица31.1">
          <table:table-cell table:style-name="Таблица31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31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1.A1" table:number-row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table-cell table:style-name="Таблица31.A1" table:number-rows-spanned="2" table:number-column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covered-table-cell/>
          <table:table-cell table:style-name="Таблица31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1.1">
          <table:table-cell table:style-name="Таблица31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31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31.A1"/>
          <table:covered-table-cell table:style-name="Таблица31.A1"/>
          <table:covered-table-cell table:style-name="Таблица31.A1"/>
          <table:covered-table-cell/>
          <table:covered-table-cell table:style-name="Таблица31.H1"/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43">1 Внешний вид</text:p>
          </table:table-cell>
          <table:covered-table-cell/>
          <table:table-cell table:style-name="Таблица31.A3" office:value-type="string">
            <text:p text:style-name="P335">п.2.3, </text:p>
          </table:table-cell>
          <table:table-cell table:style-name="Таблица31.A3" office:value-type="string">
            <text:p text:style-name="P344">Визуально</text:p>
          </table:table-cell>
          <table:table-cell table:style-name="Таблица31.A3" office:value-type="string">
            <text:p text:style-name="P335">10 % </text:p>
          </table:table-cell>
          <table:table-cell table:style-name="Таблица31.A3" table:number-columns-spanned="2" office:value-type="string">
            <text:p text:style-name="P347">300 г</text:p>
          </table:table-cell>
          <table:covered-table-cell/>
          <table:table-cell table:style-name="Таблица31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73"/>
          </table:table-cell>
          <table:covered-table-cell/>
          <table:table-cell table:style-name="Таблица31.A3" office:value-type="string">
            <text:p text:style-name="P335">табл.1</text:p>
          </table:table-cell>
          <table:table-cell table:style-name="Таблица31.A3" office:value-type="string">
            <text:p text:style-name="P287"/>
          </table:table-cell>
          <table:table-cell table:style-name="Таблица31.A3" office:value-type="string">
            <text:p text:style-name="P336">тарных </text:p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26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73"/>
          </table:table-cell>
          <table:covered-table-cell/>
          <table:table-cell table:style-name="Таблица31.A3" office:value-type="string">
            <text:p text:style-name="P262"/>
          </table:table-cell>
          <table:table-cell table:style-name="Таблица31.A3" office:value-type="string">
            <text:p text:style-name="P305"/>
          </table:table-cell>
          <table:table-cell table:style-name="Таблица31.A3" office:value-type="string">
            <text:p text:style-name="P338">мест,</text:p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51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95"/>
          </table:table-cell>
          <table:covered-table-cell/>
          <table:table-cell table:style-name="Таблица31.A3" office:value-type="string">
            <text:p text:style-name="P262"/>
          </table:table-cell>
          <table:table-cell table:style-name="Таблица31.A3" office:value-type="string">
            <text:p text:style-name="P305"/>
          </table:table-cell>
          <table:table-cell table:style-name="Таблица31.A3" office:value-type="string">
            <text:p text:style-name="P337">но не менее</text:p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8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3"><text:span text:style-name="T240">2</text:span> Массовая доля нелетучих веществ, %</text:p>
          </table:table-cell>
          <table:covered-table-cell/>
          <table:table-cell table:style-name="Таблица31.A3" office:value-type="string">
            <text:p text:style-name="P335">п.2.3, </text:p>
          </table:table-cell>
          <table:table-cell table:style-name="Таблица31.A3" office:value-type="string">
            <text:p text:style-name="P502"><text:span text:style-name="T23"><text:s/>Весы неавтоматического действия </text:span>II</text:p>
          </table:table-cell>
          <table:table-cell table:style-name="Таблица31.A3" office:value-type="string">
            <text:p text:style-name="P355">трех</text:p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35">табл.1</text:p>
          </table:table-cell>
          <table:table-cell table:style-name="Таблица31.A3" office:value-type="string">
            <text:p text:style-name="P502"><text:s/><text:span text:style-name="T23">класса точности </text:span></text:p>
          </table:table-cell>
          <table:table-cell table:style-name="Таблица31.A3" office:value-type="string">
            <text:p text:style-name="P387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26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507"><text:span text:style-name="T23"><text:s/>ГОСТ Р 53228-2008 или друг</text:span><text:span text:style-name="T35">ого ДС</text:span>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51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57"><text:s/>Шкаф сушильный с температурой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"><text:span text:style-name="Основной_20_шрифт_20_абзаца"><text:span text:style-name="T155"><text:s/></text:span></text:span><text:span text:style-name="Основной_20_шрифт_20_абзаца"><text:span text:style-name="T146">нагрева до </text:span></text:span><text:span text:style-name="Основной_20_шрифт_20_абзаца"><text:span text:style-name="T148">200 ºС</text:span></text:span>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3"/>
          </table:table-cell>
          <table:covered-table-cell/>
          <table:table-cell table:style-name="Таблица31.A3" office:value-type="string">
            <text:p text:style-name="P335"/>
          </table:table-cell>
          <table:table-cell table:style-name="Таблица31.A3" office:value-type="string">
            <text:p text:style-name="P502"/>
          </table:table-cell>
          <table:table-cell table:style-name="Таблица31.A3" office:value-type="string">
            <text:p text:style-name="P387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28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35"/>
          </table:table-cell>
          <table:table-cell table:style-name="Таблица31.A3" office:value-type="string">
            <text:p text:style-name="P494"/>
          </table:table-cell>
          <table:table-cell table:style-name="Таблица31.A3" office:value-type="string">
            <text:p text:style-name="P387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28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60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500"/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54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57"/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57"/>
          </table:table-cell>
          <table:covered-table-cell/>
          <table:table-cell table:style-name="Таблица31.A3" office:value-type="string">
            <text:p text:style-name="P360"/>
          </table:table-cell>
          <table:table-cell table:style-name="Таблица31.A3" office:value-type="string">
            <text:p text:style-name="P2"><text:span text:style-name="Основной_20_шрифт_20_абзаца"><text:span text:style-name="T148"/></text:span></text:p>
          </table:table-cell>
          <table:table-cell table:style-name="Таблица31.A3" office:value-type="string">
            <text:p text:style-name="P361"/>
          </table:table-cell>
          <table:table-cell table:style-name="Таблица31.A3" table:number-columns-spanned="2" office:value-type="string">
            <text:p text:style-name="P386"/>
          </table:table-cell>
          <table:covered-table-cell/>
          <table:table-cell table:style-name="Таблица31.H3" table:number-columns-spanned="2" office:value-type="string">
            <text:p text:style-name="P362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74"/>
          </table:table-cell>
          <table:covered-table-cell/>
          <table:table-cell table:style-name="Таблица31.A3" office:value-type="string">
            <text:p text:style-name="P262"/>
          </table:table-cell>
          <table:table-cell table:style-name="Таблица31.A3" office:value-type="string">
            <text:p text:style-name="P372"/>
          </table:table-cell>
          <table:table-cell table:style-name="Таблица31.A3" office:value-type="string">
            <text:p text:style-name="P372"/>
          </table:table-cell>
          <table:table-cell table:style-name="Таблица31.A3" table:number-columns-spanned="2" office:value-type="string">
            <text:p text:style-name="P372"/>
          </table:table-cell>
          <table:covered-table-cell/>
          <table:table-cell table:style-name="Таблица31.H3" table:number-columns-spanned="2" office:value-type="string">
            <text:p text:style-name="P372"/>
          </table:table-cell>
          <table:covered-table-cell/>
        </table:table-row>
        <table:table-row table:style-name="Таблица31.18">
          <table:table-cell table:style-name="Таблица31.A18" office:value-type="string">
            <text:p text:style-name="P401">ПВК</text:p>
          </table:table-cell>
          <table:table-cell table:style-name="Таблица31.B18" table:number-columns-spanned="5" office:value-type="string">
            <text:p text:style-name="P411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31.B18" table:number-columns-spanned="2" office:value-type="string">
            <text:p text:style-name="P219"/>
          </table:table-cell>
          <table:covered-table-cell/>
          <table:table-cell table:style-name="Таблица31.I18" office:value-type="string">
            <text:p text:style-name="P219"/>
            <text:p text:style-name="P219"/>
          </table:table-cell>
        </table:table-row>
      </table:table>
      <text:p text:style-name="P566"/>
      <text:p text:style-name="P648"><text:soft-page-break/><text:span text:style-name="T3">СТО 07521831-55-2017 </text:span><text:span text:style-name="T2">Приложение А</text:span><text:span text:style-name="T1"> <text:s text:c="55"/></text:span><text:span text:style-name="T9"><text:s text:c="2"/>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row table:style-name="Таблица32.1">
          <table:table-cell table:style-name="Таблица32.A1" office:value-type="string">
            <text:p text:style-name="P202">Дубл.</text:p>
          </table:table-cell>
          <table:table-cell table:style-name="Таблица32.A1" office:value-type="string">
            <text:p text:style-name="P188"/>
          </table:table-cell>
          <table:table-cell table:style-name="Таблица32.A1" office:value-type="string">
            <text:p text:style-name="P188"/>
          </table:table-cell>
          <table:table-cell table:style-name="Таблица32.D1" office:value-type="string">
            <text:p text:style-name="P188"/>
          </table:table-cell>
          <table:table-cell table:style-name="Таблица32.E1" office:value-type="string">
            <text:p text:style-name="P188"><text:s text:c="15"/></text:p>
          </table:table-cell>
          <table:table-cell table:style-name="Таблица32.F1" table:number-columns-spanned="2" office:value-type="string">
            <text:p text:style-name="P188"/>
          </table:table-cell>
          <table:covered-table-cell/>
          <table:table-cell table:style-name="Таблица32.H1" office:value-type="string">
            <text:p text:style-name="P188"/>
          </table:table-cell>
        </table:table-row>
        <table:table-row table:style-name="Таблица32.1">
          <table:table-cell table:style-name="Таблица32.A1" office:value-type="string">
            <text:p text:style-name="P202">Взам.</text:p>
          </table:table-cell>
          <table:table-cell table:style-name="Таблица32.A1" office:value-type="string">
            <text:p text:style-name="P188"/>
          </table:table-cell>
          <table:table-cell table:style-name="Таблица32.A1" office:value-type="string">
            <text:p text:style-name="P188"/>
          </table:table-cell>
          <table:table-cell table:style-name="Таблица32.D1" office:value-type="string">
            <text:p text:style-name="P188"/>
          </table:table-cell>
          <table:table-cell table:style-name="Таблица32.E2" table:number-columns-spanned="2" office:value-type="string">
            <text:p text:style-name="P188"/>
          </table:table-cell>
          <table:covered-table-cell/>
          <table:table-cell table:style-name="Таблица32.G2" table:number-rows-spanned="2" table:number-columns-spanned="2" office:value-type="string">
            <text:p text:style-name="P188"/>
          </table:table-cell>
          <table:covered-table-cell/>
        </table:table-row>
        <table:table-row table:style-name="Таблица32.1">
          <table:table-cell table:style-name="Таблица32.A1" office:value-type="string">
            <text:p text:style-name="P202">Подл.</text:p>
          </table:table-cell>
          <table:table-cell table:style-name="Таблица32.A1" office:value-type="string">
            <text:p text:style-name="P542"/>
          </table:table-cell>
          <table:table-cell table:style-name="Таблица32.A1" office:value-type="string">
            <text:p text:style-name="P188"/>
          </table:table-cell>
          <table:table-cell table:style-name="Таблица32.A1" office:value-type="string">
            <text:p text:style-name="P188"/>
          </table:table-cell>
          <table:table-cell table:style-name="Таблица32.E2" table:number-columns-spanned="2" office:value-type="string">
            <text:p text:style-name="P188"/>
          </table:table-cell>
          <table:covered-table-cell/>
          <table:covered-table-cell table:style-name="Таблица32.G2"/>
          <table:covered-table-cell/>
        </table:table-row>
      </table:table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column table:style-name="Таблица36.H"/>
        <table:table-column table:style-name="Таблица36.I"/>
        <table:table-column table:style-name="Таблица36.J"/>
        <table:table-column table:style-name="Таблица36.K"/>
        <table:table-column table:style-name="Таблица36.L"/>
        <table:table-column table:style-name="Таблица36.M"/>
        <table:table-column table:style-name="Таблица36.N"/>
        <table:table-column table:style-name="Таблица36.O"/>
        <table:table-column table:style-name="Таблица36.P"/>
        <table:table-row table:style-name="Таблица36.1">
          <table:table-cell table:style-name="Таблица36.A1" table:number-columns-spanned="11" office:value-type="string">
            <text:p text:style-name="P197"><text:span text:style-name="T72">Гарантийный срок хранения: </text:span><text:span text:style-name="T74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L1" table:number-columns-spanned="2" office:value-type="string">
            <text:p text:style-name="P433"/>
          </table:table-cell>
          <table:covered-table-cell/>
          <table:table-cell table:style-name="Таблица36.N1" table:number-columns-spanned="2" office:value-type="string">
            <text:h text:style-name="P124" text:outline-level="7"/>
          </table:table-cell>
          <table:covered-table-cell/>
          <table:table-cell table:style-name="Таблица36.P1" office:value-type="string">
            <text:p text:style-name="P450">8</text:p>
          </table:table-cell>
        </table:table-row>
        <table:table-row table:style-name="Таблица36.1">
          <table:table-cell table:style-name="Таблица36.A2" table:number-columns-spanned="16" office:value-type="string">
            <text:p text:style-name="P422">Срок хранени<text:span text:style-name="T38">я</text:span> до перепроверки продукции (для изделий <text:span text:style-name="T67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3">
          <table:table-cell table:style-name="Таблица36.A1" table:number-rows-spanned="3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L1" office:value-type="string">
            <text:p text:style-name="P433"/>
          </table:table-cell>
          <table:table-cell table:style-name="Таблица36.J3" office:value-type="string">
            <text:p text:style-name="P433"/>
          </table:table-cell>
          <table:table-cell table:style-name="Таблица36.K3" table:number-columns-spanned="2" office:value-type="string">
            <text:p text:style-name="P433"/>
          </table:table-cell>
          <table:covered-table-cell/>
          <table:table-cell table:style-name="Таблица36.M3" table:number-rows-spanned="3" table:number-columns-spanned="2" office:value-type="string">
            <text:p text:style-name="P700"><text:span text:style-name="T127">Смола </text:span><text:span text:style-name="T129">Депол марок П-150 ПТ </text:span></text:p>
            <text:p text:style-name="P596">ТУ 2226-003-80693804-2014</text:p>
          </table:table-cell>
          <table:covered-table-cell/>
          <table:table-cell table:style-name="Таблица36.O3" table:number-rows-spanned="3" table:number-columns-spanned="2" office:value-type="string">
            <text:p text:style-name="P706">И.01-2024</text:p>
          </table:table-cell>
          <table:covered-table-cell/>
        </table:table-row>
        <table:table-row table:style-name="Таблица36.3">
          <table:covered-table-cell table:style-name="Таблица36.A1"/>
          <table:table-cell table:style-name="Таблица36.B4" office:value-type="string">
            <text:p text:style-name="P188"/>
          </table:table-cell>
          <table:table-cell table:style-name="Таблица36.C4" office:value-type="string">
            <text:p text:style-name="P188"/>
          </table:table-cell>
          <table:table-cell table:style-name="Таблица36.D4" office:value-type="string">
            <text:p text:style-name="P188"/>
          </table:table-cell>
          <table:table-cell table:style-name="Таблица36.E4" office:value-type="string">
            <text:p text:style-name="P188"/>
          </table:table-cell>
          <table:table-cell table:style-name="Таблица36.F4" office:value-type="string">
            <text:p text:style-name="P188"/>
          </table:table-cell>
          <table:table-cell table:style-name="Таблица36.G4" office:value-type="string">
            <text:p text:style-name="P188"/>
          </table:table-cell>
          <table:table-cell table:style-name="Таблица36.H4" office:value-type="string">
            <text:p text:style-name="P188"/>
          </table:table-cell>
          <table:table-cell table:style-name="Таблица36.I4" office:value-type="string">
            <text:p text:style-name="P188"/>
          </table:table-cell>
          <table:table-cell table:style-name="Таблица36.J4" office:value-type="string">
            <text:p text:style-name="P188"/>
          </table:table-cell>
          <table:table-cell table:style-name="Таблица36.K4" table:number-columns-spanned="2" office:value-type="string">
            <text:p text:style-name="P188"/>
          </table:table-cell>
          <table:covered-table-cell/>
          <table:covered-table-cell table:style-name="Таблица36.M3"/>
          <table:covered-table-cell/>
          <table:covered-table-cell table:style-name="Таблица36.O3"/>
          <table:covered-table-cell/>
        </table:table-row>
        <table:table-row table:style-name="Таблица36.3">
          <table:covered-table-cell table:style-name="Таблица36.A1"/>
          <table:table-cell table:style-name="Таблица36.B5" office:value-type="string">
            <text:p text:style-name="P188"/>
          </table:table-cell>
          <table:table-cell table:style-name="Таблица36.C5" office:value-type="string">
            <text:p text:style-name="P188"/>
          </table:table-cell>
          <table:table-cell table:style-name="Таблица36.D5" office:value-type="string">
            <text:p text:style-name="P188"/>
          </table:table-cell>
          <table:table-cell table:style-name="Таблица36.E5" office:value-type="string">
            <text:p text:style-name="P188"/>
          </table:table-cell>
          <table:table-cell table:style-name="Таблица36.F5" office:value-type="string">
            <text:p text:style-name="P188"/>
          </table:table-cell>
          <table:table-cell table:style-name="Таблица36.G5" office:value-type="string">
            <text:p text:style-name="P188"/>
          </table:table-cell>
          <table:table-cell table:style-name="Таблица36.H5" office:value-type="string">
            <text:p text:style-name="P188"/>
          </table:table-cell>
          <table:table-cell table:style-name="Таблица36.I5" office:value-type="string">
            <text:p text:style-name="P188"/>
          </table:table-cell>
          <table:table-cell table:style-name="Таблица36.J5" office:value-type="string">
            <text:p text:style-name="P188"/>
          </table:table-cell>
          <table:table-cell table:style-name="Таблица36.K5" table:number-columns-spanned="2" office:value-type="string">
            <text:p text:style-name="P188"/>
          </table:table-cell>
          <table:covered-table-cell/>
          <table:covered-table-cell table:style-name="Таблица36.M3"/>
          <table:covered-table-cell/>
          <table:covered-table-cell table:style-name="Таблица36.O3"/>
          <table:covered-table-cell/>
        </table:table-row>
      </table:table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/>
        <table:table-column table:style-name="Таблица37.G"/>
        <table:table-column table:style-name="Таблица37.H"/>
        <table:table-column table:style-name="Таблица37.I"/>
        <table:table-row table:style-name="Таблица37.1">
          <table:table-cell table:style-name="Таблица37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37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7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37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37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7.1">
          <table:table-cell table:style-name="Таблица37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37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37.A1"/>
          <table:covered-table-cell table:style-name="Таблица37.A1"/>
          <table:covered-table-cell/>
          <table:covered-table-cell table:style-name="Таблица37.A1"/>
          <table:covered-table-cell table:style-name="Таблица37.H1"/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345">1 Внешний вид</text:p>
          </table:table-cell>
          <table:covered-table-cell/>
          <table:table-cell table:style-name="Таблица37.A3" office:value-type="string">
            <text:p text:style-name="P508"><text:span text:style-name="T140">п.</text:span><text:span text:style-name="T142">1.2</text:span><text:span text:style-name="T140">, </text:span></text:p>
          </table:table-cell>
          <table:table-cell table:style-name="Таблица37.A3" office:value-type="string">
            <text:p text:style-name="P346">Визуально</text:p>
          </table:table-cell>
          <table:table-cell table:style-name="Таблица37.A3" table:number-columns-spanned="2" office:value-type="string">
            <text:p text:style-name="P339">10 % </text:p>
          </table:table-cell>
          <table:covered-table-cell/>
          <table:table-cell table:style-name="Таблица37.A3" office:value-type="string">
            <text:p text:style-name="P510"><text:span text:style-name="T137">3</text:span><text:span text:style-name="T136">00 г</text:span></text:p>
          </table:table-cell>
          <table:table-cell table:style-name="Таблица37.H3" table:number-columns-spanned="2" office:value-type="string">
            <text:p text:style-name="P383"><text:span text:style-name="T25"><text:s/></text:span><text:span text:style-name="T26">Цех 23, </text:span>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5"/>
          </table:table-cell>
          <table:covered-table-cell/>
          <table:table-cell table:style-name="Таблица37.A3" office:value-type="string">
            <text:p text:style-name="P339">табл.1</text:p>
          </table:table-cell>
          <table:table-cell table:style-name="Таблица37.A3" office:value-type="string">
            <text:p text:style-name="P288"/>
          </table:table-cell>
          <table:table-cell table:style-name="Таблица37.A3" table:number-columns-spanned="2" office:value-type="string">
            <text:p text:style-name="P340">тарных 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27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5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06"/>
          </table:table-cell>
          <table:table-cell table:style-name="Таблица37.A3" table:number-columns-spanned="2" office:value-type="string">
            <text:p text:style-name="P340">мест,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52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96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06"/>
          </table:table-cell>
          <table:table-cell table:style-name="Таблица37.A3" table:number-columns-spanned="2" office:value-type="string">
            <text:p text:style-name="P341">но не менее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84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5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06"/>
          </table:table-cell>
          <table:table-cell table:style-name="Таблица37.A3" table:number-columns-spanned="2" office:value-type="string">
            <text:p text:style-name="P342">трех.</text:p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84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3"><text:span text:style-name="T241">2</text:span> Массовая доля нелетучих веществ, %</text:p>
          </table:table-cell>
          <table:covered-table-cell/>
          <table:table-cell table:style-name="Таблица37.A3" office:value-type="string">
            <text:p text:style-name="P339">п.<text:span text:style-name="T289">1.2</text:span>, </text:p>
          </table:table-cell>
          <table:table-cell table:style-name="Таблица37.A3" office:value-type="string">
            <text:p text:style-name="P502"><text:span text:style-name="T23"><text:s/>Весы неавтоматического действия </text:span>II</text:p>
          </table:table-cell>
          <table:table-cell table:style-name="Таблица37.A3" table:number-columns-spanned="2" office:value-type="string">
            <text:p text:style-name="P319"/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27">Цех 23, 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339">табл.1</text:p>
          </table:table-cell>
          <table:table-cell table:style-name="Таблица37.A3" office:value-type="string">
            <text:p text:style-name="P502"><text:s/><text:span text:style-name="T23">класса точности ГОСТ Р 53228-2008</text:span></text:p>
          </table:table-cell>
          <table:table-cell table:style-name="Таблица37.A3" table:number-columns-spanned="2" office:value-type="string">
            <text:p text:style-name="P319"/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27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167"/>
          </table:table-cell>
          <table:table-cell table:style-name="Таблица37.A3" office:value-type="string">
            <text:p text:style-name="P509"><text:span text:style-name="T52"><text:s/>или друг</text:span><text:span text:style-name="T68">ого ДС</text:span></text:p>
          </table:table-cell>
          <table:table-cell table:style-name="Таблица37.A3" table:number-columns-spanned="2" office:value-type="string">
            <text:p text:style-name="P183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352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167"/>
          </table:table-cell>
          <table:table-cell table:style-name="Таблица37.A3" office:value-type="string">
            <text:p text:style-name="P257"><text:s/>Шкаф сушильный с температурой</text:p>
          </table:table-cell>
          <table:table-cell table:style-name="Таблица37.A3" table:number-columns-spanned="2" office:value-type="string">
            <text:p text:style-name="P183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169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3"/>
          </table:table-cell>
          <table:covered-table-cell/>
          <table:table-cell table:style-name="Таблица37.A3" office:value-type="string">
            <text:p text:style-name="P339"/>
          </table:table-cell>
          <table:table-cell table:style-name="Таблица37.A3" office:value-type="string">
            <text:p text:style-name="P2"><text:span text:style-name="Основной_20_шрифт_20_абзаца"><text:span text:style-name="T107"><text:s/></text:span></text:span><text:span text:style-name="Основной_20_шрифт_20_абзаца"><text:span text:style-name="T112">нагрева до </text:span></text:span><text:span text:style-name="Основной_20_шрифт_20_абзаца"><text:span text:style-name="T203">200 º</text:span></text:span><text:span text:style-name="Основной_20_шрифт_20_абзаца"><text:span text:style-name="T148">С</text:span></text:span></text:p>
          </table:table-cell>
          <table:table-cell table:style-name="Таблица37.A3" table:number-columns-spanned="2" office:value-type="string">
            <text:p text:style-name="P183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327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339"/>
          </table:table-cell>
          <table:table-cell table:style-name="Таблица37.A3" office:value-type="string">
            <text:p text:style-name="P182"/>
          </table:table-cell>
          <table:table-cell table:style-name="Таблица37.A3" table:number-columns-spanned="2" office:value-type="string">
            <text:p text:style-name="P183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327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167"/>
          </table:table-cell>
          <table:table-cell table:style-name="Таблица37.A3" office:value-type="string">
            <text:p text:style-name="P168"/>
          </table:table-cell>
          <table:table-cell table:style-name="Таблица37.A3" table:number-columns-spanned="2" office:value-type="string">
            <text:p text:style-name="P170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35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167"/>
          </table:table-cell>
          <table:table-cell table:style-name="Таблица37.A3" office:value-type="string">
            <text:p text:style-name="P364"/>
          </table:table-cell>
          <table:table-cell table:style-name="Таблица37.A3" table:number-columns-spanned="2" office:value-type="string">
            <text:p text:style-name="P170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169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167"/>
          </table:table-cell>
          <table:table-cell table:style-name="Таблица37.A3" office:value-type="string">
            <text:p text:style-name="P364"/>
          </table:table-cell>
          <table:table-cell table:style-name="Таблица37.A3" table:number-columns-spanned="2" office:value-type="string">
            <text:p text:style-name="P170"/>
          </table:table-cell>
          <table:covered-table-cell/>
          <table:table-cell table:style-name="Таблица37.A3" office:value-type="string">
            <text:p text:style-name="P184"/>
          </table:table-cell>
          <table:table-cell table:style-name="Таблица37.H3" table:number-columns-spanned="2" office:value-type="string">
            <text:p text:style-name="P169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76"/>
          </table:table-cell>
          <table:covered-table-cell/>
          <table:table-cell table:style-name="Таблица37.A3" office:value-type="string">
            <text:p text:style-name="P263"/>
          </table:table-cell>
          <table:table-cell table:style-name="Таблица37.A3" office:value-type="string">
            <text:p text:style-name="P373"/>
          </table:table-cell>
          <table:table-cell table:style-name="Таблица37.A3" table:number-columns-spanned="2" office:value-type="string">
            <text:p text:style-name="P384"/>
          </table:table-cell>
          <table:covered-table-cell/>
          <table:table-cell table:style-name="Таблица37.A3" office:value-type="string">
            <text:p text:style-name="P384"/>
          </table:table-cell>
          <table:table-cell table:style-name="Таблица37.H3" table:number-columns-spanned="2" office:value-type="string">
            <text:p text:style-name="P384"/>
          </table:table-cell>
          <table:covered-table-cell/>
        </table:table-row>
        <table:table-row table:style-name="Таблица37.18">
          <table:table-cell table:style-name="Таблица37.A18" office:value-type="string">
            <text:p text:style-name="P402">ПВК</text:p>
          </table:table-cell>
          <table:table-cell table:style-name="Таблица37.B18" table:number-columns-spanned="4" office:value-type="string">
            <text:p text:style-name="P412">Перечень входного контроля</text:p>
          </table:table-cell>
          <table:covered-table-cell/>
          <table:covered-table-cell/>
          <table:covered-table-cell/>
          <table:table-cell table:style-name="Таблица37.B18" table:number-columns-spanned="3" office:value-type="string">
            <text:p text:style-name="P220"/>
          </table:table-cell>
          <table:covered-table-cell/>
          <table:covered-table-cell/>
          <table:table-cell table:style-name="Таблица37.I18" office:value-type="string">
            <text:p text:style-name="P220"/>
            <text:p text:style-name="P220"/>
          </table:table-cell>
        </table:table-row>
      </table:table>
      <text:p text:style-name="P150"/>
      <text:p text:style-name="P151"><text:soft-page-break/>СТО 07521831-55-2017 <text:span text:style-name="T279">Приложение А</text:span>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column table:style-name="Таблица87.D"/>
        <table:table-column table:style-name="Таблица87.E"/>
        <table:table-column table:style-name="Таблица87.F"/>
        <table:table-column table:style-name="Таблица87.G"/>
        <table:table-column table:style-name="Таблица87.H"/>
        <table:table-row table:style-name="Таблица87.1">
          <table:table-cell table:style-name="Таблица87.A1" office:value-type="string">
            <text:p text:style-name="P204">Дубл.</text:p>
          </table:table-cell>
          <table:table-cell table:style-name="Таблица87.A1" office:value-type="string">
            <text:p text:style-name="P189"/>
          </table:table-cell>
          <table:table-cell table:style-name="Таблица87.A1" office:value-type="string">
            <text:p text:style-name="P189"/>
          </table:table-cell>
          <table:table-cell table:style-name="Таблица87.D1" office:value-type="string">
            <text:p text:style-name="P189"/>
          </table:table-cell>
          <table:table-cell table:style-name="Таблица87.E1" office:value-type="string">
            <text:p text:style-name="P189"><text:s text:c="15"/></text:p>
          </table:table-cell>
          <table:table-cell table:style-name="Таблица87.F1" table:number-columns-spanned="2" office:value-type="string">
            <text:p text:style-name="P189"/>
          </table:table-cell>
          <table:covered-table-cell/>
          <table:table-cell table:style-name="Таблица87.H1" office:value-type="string">
            <text:p text:style-name="P189"/>
          </table:table-cell>
        </table:table-row>
        <table:table-row table:style-name="Таблица87.2">
          <table:table-cell table:style-name="Таблица87.A1" office:value-type="string">
            <text:p text:style-name="P203">Взам.</text:p>
          </table:table-cell>
          <table:table-cell table:style-name="Таблица87.A1" office:value-type="string">
            <text:p text:style-name="P190"/>
          </table:table-cell>
          <table:table-cell table:style-name="Таблица87.A1" office:value-type="string">
            <text:p text:style-name="P190"/>
          </table:table-cell>
          <table:table-cell table:style-name="Таблица87.D1" office:value-type="string">
            <text:p text:style-name="P190"/>
          </table:table-cell>
          <table:table-cell table:style-name="Таблица87.E2" table:number-columns-spanned="2" office:value-type="string">
            <text:p text:style-name="P190"/>
          </table:table-cell>
          <table:covered-table-cell/>
          <table:table-cell table:style-name="Таблица87.G2" table:number-rows-spanned="2" table:number-columns-spanned="2" office:value-type="string">
            <text:p text:style-name="P190"/>
          </table:table-cell>
          <table:covered-table-cell/>
        </table:table-row>
        <table:table-row table:style-name="Таблица87.3">
          <table:table-cell table:style-name="Таблица87.A1" office:value-type="string">
            <text:p text:style-name="P203">Подл.</text:p>
          </table:table-cell>
          <table:table-cell table:style-name="Таблица87.A1" office:value-type="string">
            <text:p text:style-name="P543"/>
          </table:table-cell>
          <table:table-cell table:style-name="Таблица87.A1" office:value-type="string">
            <text:p text:style-name="P190"/>
          </table:table-cell>
          <table:table-cell table:style-name="Таблица87.A1" office:value-type="string">
            <text:p text:style-name="P190"/>
          </table:table-cell>
          <table:table-cell table:style-name="Таблица87.E2" table:number-columns-spanned="2" office:value-type="string">
            <text:p text:style-name="P190"/>
          </table:table-cell>
          <table:covered-table-cell/>
          <table:covered-table-cell table:style-name="Таблица87.G2"/>
          <table:covered-table-cell/>
        </table:table-row>
      </table:table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column table:style-name="Таблица88.D"/>
        <table:table-column table:style-name="Таблица88.E"/>
        <table:table-column table:style-name="Таблица88.F"/>
        <table:table-column table:style-name="Таблица88.G"/>
        <table:table-column table:style-name="Таблица88.H"/>
        <table:table-column table:style-name="Таблица88.I"/>
        <table:table-column table:style-name="Таблица88.J"/>
        <table:table-column table:style-name="Таблица88.K"/>
        <table:table-column table:style-name="Таблица88.L"/>
        <table:table-column table:style-name="Таблица88.M"/>
        <table:table-column table:style-name="Таблица88.N"/>
        <table:table-column table:style-name="Таблица88.O"/>
        <table:table-column table:style-name="Таблица88.P"/>
        <table:table-row table:style-name="Таблица88.1">
          <table:table-cell table:style-name="Таблица88.A1" table:number-columns-spanned="11" office:value-type="string">
            <text:p text:style-name="P198"><text:span text:style-name="T72">Гарантийный срок хранения: </text:span><text:span text:style-name="T75">6</text:span><text:span text:style-name="T73"> месяц</text:span><text:span text:style-name="T75">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8.L1" table:number-columns-spanned="2" office:value-type="string">
            <text:p text:style-name="P434"/>
          </table:table-cell>
          <table:covered-table-cell/>
          <table:table-cell table:style-name="Таблица88.N1" table:number-columns-spanned="2" office:value-type="string">
            <text:h text:style-name="P125" text:outline-level="7"/>
          </table:table-cell>
          <table:covered-table-cell/>
          <table:table-cell table:style-name="Таблица88.P1" office:value-type="string">
            <text:p text:style-name="P450">9</text:p>
          </table:table-cell>
        </table:table-row>
        <table:table-row table:style-name="Таблица88.1">
          <table:table-cell table:style-name="Таблица88.A2" table:number-columns-spanned="16" office:value-type="string">
            <text:p text:style-name="P423">Срок хранени<text:span text:style-name="T3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8.3">
          <table:table-cell table:style-name="Таблица88.A1" table:number-rows-spanned="3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L1" office:value-type="string">
            <text:p text:style-name="P434"/>
          </table:table-cell>
          <table:table-cell table:style-name="Таблица88.J3" office:value-type="string">
            <text:p text:style-name="P434"/>
          </table:table-cell>
          <table:table-cell table:style-name="Таблица88.K3" table:number-columns-spanned="2" office:value-type="string">
            <text:p text:style-name="P434"/>
          </table:table-cell>
          <table:covered-table-cell/>
          <table:table-cell table:style-name="Таблица88.M3" table:number-rows-spanned="3" table:number-columns-spanned="2" office:value-type="string">
            <text:h text:style-name="P134" text:outline-level="8"><text:span text:style-name="T65">Отвердитель</text:span><text:span text:style-name="T66"> </text:span></text:h>
            <text:h text:style-name="P134" text:outline-level="8"><text:span text:style-name="T78">Akperox</text:span><text:span text:style-name="T51"> </text:span><text:span text:style-name="T78">A</text:span><text:span text:style-name="T51">-50</text:span></text:h>
          </table:table-cell>
          <table:covered-table-cell/>
          <table:table-cell table:style-name="Таблица88.O3" table:number-rows-spanned="3" table:number-columns-spanned="2" office:value-type="string">
            <text:p text:style-name="P706">И.01-2024</text:p>
          </table:table-cell>
          <table:covered-table-cell/>
        </table:table-row>
        <table:table-row table:style-name="Таблица88.4">
          <table:covered-table-cell table:style-name="Таблица88.A1"/>
          <table:table-cell table:style-name="Таблица88.B4" office:value-type="string">
            <text:p text:style-name="P190"/>
          </table:table-cell>
          <table:table-cell table:style-name="Таблица88.C4" office:value-type="string">
            <text:p text:style-name="P190"/>
          </table:table-cell>
          <table:table-cell table:style-name="Таблица88.D4" office:value-type="string">
            <text:p text:style-name="P190"/>
          </table:table-cell>
          <table:table-cell table:style-name="Таблица88.E4" office:value-type="string">
            <text:p text:style-name="P190"/>
          </table:table-cell>
          <table:table-cell table:style-name="Таблица88.F4" office:value-type="string">
            <text:p text:style-name="P190"/>
          </table:table-cell>
          <table:table-cell table:style-name="Таблица88.G4" office:value-type="string">
            <text:p text:style-name="P190"/>
          </table:table-cell>
          <table:table-cell table:style-name="Таблица88.H4" office:value-type="string">
            <text:p text:style-name="P190"/>
          </table:table-cell>
          <table:table-cell table:style-name="Таблица88.I4" office:value-type="string">
            <text:p text:style-name="P190"/>
          </table:table-cell>
          <table:table-cell table:style-name="Таблица88.J4" office:value-type="string">
            <text:p text:style-name="P190"/>
          </table:table-cell>
          <table:table-cell table:style-name="Таблица88.K4" table:number-columns-spanned="2" office:value-type="string">
            <text:p text:style-name="P190"/>
          </table:table-cell>
          <table:covered-table-cell/>
          <table:covered-table-cell table:style-name="Таблица88.M3"/>
          <table:covered-table-cell/>
          <table:covered-table-cell table:style-name="Таблица88.O3"/>
          <table:covered-table-cell/>
        </table:table-row>
        <table:table-row table:style-name="Таблица88.5">
          <table:covered-table-cell table:style-name="Таблица88.A1"/>
          <table:table-cell table:style-name="Таблица88.B5" office:value-type="string">
            <text:p text:style-name="P190"/>
          </table:table-cell>
          <table:table-cell table:style-name="Таблица88.C5" office:value-type="string">
            <text:p text:style-name="P190"/>
          </table:table-cell>
          <table:table-cell table:style-name="Таблица88.D5" office:value-type="string">
            <text:p text:style-name="P190"/>
          </table:table-cell>
          <table:table-cell table:style-name="Таблица88.E5" office:value-type="string">
            <text:p text:style-name="P190"/>
          </table:table-cell>
          <table:table-cell table:style-name="Таблица88.F5" office:value-type="string">
            <text:p text:style-name="P190"/>
          </table:table-cell>
          <table:table-cell table:style-name="Таблица88.G5" office:value-type="string">
            <text:p text:style-name="P190"/>
          </table:table-cell>
          <table:table-cell table:style-name="Таблица88.H5" office:value-type="string">
            <text:p text:style-name="P190"/>
          </table:table-cell>
          <table:table-cell table:style-name="Таблица88.I5" office:value-type="string">
            <text:p text:style-name="P190"/>
          </table:table-cell>
          <table:table-cell table:style-name="Таблица88.J5" office:value-type="string">
            <text:p text:style-name="P190"/>
          </table:table-cell>
          <table:table-cell table:style-name="Таблица88.K5" table:number-columns-spanned="2" office:value-type="string">
            <text:p text:style-name="P190"/>
          </table:table-cell>
          <table:covered-table-cell/>
          <table:covered-table-cell table:style-name="Таблица88.M3"/>
          <table:covered-table-cell/>
          <table:covered-table-cell table:style-name="Таблица88.O3"/>
          <table:covered-table-cell/>
        </table:table-row>
      </table:table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column table:style-name="Таблица89.D"/>
        <table:table-column table:style-name="Таблица89.E"/>
        <table:table-column table:style-name="Таблица89.F"/>
        <table:table-column table:style-name="Таблица89.G"/>
        <table:table-column table:style-name="Таблица89.H"/>
        <table:table-column table:style-name="Таблица89.I"/>
        <table:table-row table:style-name="Таблица89.1">
          <table:table-cell table:style-name="Таблица89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89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9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89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89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9.1">
          <table:table-cell table:style-name="Таблица89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89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89.A1"/>
          <table:covered-table-cell table:style-name="Таблица89.A1"/>
          <table:covered-table-cell/>
          <table:covered-table-cell table:style-name="Таблица89.A1"/>
          <table:covered-table-cell table:style-name="Таблица89.H1"/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47">Наличие сопроводительного сертификата или</text:span></text:p>
          </table:table-cell>
          <table:covered-table-cell/>
          <table:table-cell table:style-name="Таблица89.A3" office:value-type="string">
            <text:p text:style-name="P281">-</text:p>
          </table:table-cell>
          <table:table-cell table:style-name="Таблица89.A3" office:value-type="string">
            <text:p text:style-name="P281">-</text:p>
          </table:table-cell>
          <table:table-cell table:style-name="Таблица89.A3" table:number-columns-spanned="2" office:value-type="string">
            <text:p text:style-name="P311">Сплошной</text:p>
          </table:table-cell>
          <table:covered-table-cell/>
          <table:table-cell table:style-name="Таблица89.A3" office:value-type="string">
            <text:p text:style-name="P311">0</text:p>
          </table:table-cell>
          <table:table-cell table:style-name="Таблица89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95">другого </text:span><text:s/><text:span text:style-name="T95">документа <text:s/>подтверждающего</text:span></text:p>
          </table:table-cell>
          <table:covered-table-cell/>
          <table:table-cell table:style-name="Таблица89.A3" office:value-type="string">
            <text:p text:style-name="P291"/>
          </table:table-cell>
          <table:table-cell table:style-name="Таблица89.A3" office:value-type="string">
            <text:p text:style-name="P286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24">ОТК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48">качество материала с указанием гарантийного</text:span>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04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25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04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231">В случае отсутствия даты </text:span><text:span text:style-name="T230">изготовления</text:span><text:span text:style-name="T231"> гарантийный</text:span>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04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231">срок <text:s/>исчислять <text:s/>с даты <text:s/></text:span><text:span text:style-name="T230">печати сертификата или другого </text:span></text:p>
          </table:table-cell>
          <table:covered-table-cell/>
          <table:table-cell table:style-name="Таблица89.A3" office:value-type="string">
            <text:p text:style-name="P261"/>
          </table:table-cell>
          <table:table-cell table:style-name="Таблица89.A3" office:value-type="string">
            <text:p text:style-name="P371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1"><text:s/><text:span text:style-name="T230">сопровождающего документа</text:span></text:p>
          </table:table-cell>
          <table:covered-table-cell/>
          <table:table-cell table:style-name="Таблица89.A3" office:value-type="string">
            <text:p text:style-name="P291"/>
          </table:table-cell>
          <table:table-cell table:style-name="Таблица89.A3" office:value-type="string">
            <text:p text:style-name="P286"/>
          </table:table-cell>
          <table:table-cell table:style-name="Таблица89.A3" table:number-columns-spanned="2" office:value-type="string">
            <text:p text:style-name="P317"/>
          </table:table-cell>
          <table:covered-table-cell/>
          <table:table-cell table:style-name="Таблица89.A3" office:value-type="string">
            <text:p text:style-name="P371"/>
          </table:table-cell>
          <table:table-cell table:style-name="Таблица89.H3" table:number-columns-spanned="2" office:value-type="string">
            <text:p text:style-name="P33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69"><text:s/></text:p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13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13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77"/>
          </table:table-cell>
          <table:covered-table-cell/>
          <table:table-cell table:style-name="Таблица89.A3" office:value-type="string">
            <text:p text:style-name="P264"/>
          </table:table-cell>
          <table:table-cell table:style-name="Таблица89.A3" office:value-type="string">
            <text:p text:style-name="P369"/>
          </table:table-cell>
          <table:table-cell table:style-name="Таблица89.A3" table:number-columns-spanned="2" office:value-type="string">
            <text:p text:style-name="P369"/>
          </table:table-cell>
          <table:covered-table-cell/>
          <table:table-cell table:style-name="Таблица89.A3" office:value-type="string">
            <text:p text:style-name="P369"/>
          </table:table-cell>
          <table:table-cell table:style-name="Таблица89.H3" table:number-columns-spanned="2" office:value-type="string">
            <text:p text:style-name="P369"/>
          </table:table-cell>
          <table:covered-table-cell/>
        </table:table-row>
        <table:table-row table:style-name="Таблица89.18">
          <table:table-cell table:style-name="Таблица89.A18" office:value-type="string">
            <text:p text:style-name="P403">ПВК</text:p>
          </table:table-cell>
          <table:table-cell table:style-name="Таблица89.B18" table:number-columns-spanned="4" office:value-type="string">
            <text:p text:style-name="P413">Перечень входного контроля</text:p>
          </table:table-cell>
          <table:covered-table-cell/>
          <table:covered-table-cell/>
          <table:covered-table-cell/>
          <table:table-cell table:style-name="Таблица89.B18" table:number-columns-spanned="3" office:value-type="string">
            <text:p text:style-name="P221"/>
          </table:table-cell>
          <table:covered-table-cell/>
          <table:covered-table-cell/>
          <table:table-cell table:style-name="Таблица89.I18" office:value-type="string">
            <text:p text:style-name="P221"/>
            <text:p text:style-name="P221"/>
          </table:table-cell>
        </table:table-row>
      </table:table>
      <text:p text:style-name="P154">СТО 07521831-55-2017 <text:span text:style-name="T280">Приложение А</text:span>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column table:style-name="Таблица78.F"/>
        <table:table-column table:style-name="Таблица78.G"/>
        <table:table-column table:style-name="Таблица78.H"/>
        <table:table-row table:style-name="Таблица78.1">
          <table:table-cell table:style-name="Таблица78.A1" office:value-type="string">
            <text:p text:style-name="P205">Дубл.</text:p>
          </table:table-cell>
          <table:table-cell table:style-name="Таблица78.A1" office:value-type="string">
            <text:p text:style-name="P191"/>
          </table:table-cell>
          <table:table-cell table:style-name="Таблица78.A1" office:value-type="string">
            <text:p text:style-name="P191"/>
          </table:table-cell>
          <table:table-cell table:style-name="Таблица78.D1" office:value-type="string">
            <text:p text:style-name="P191"/>
          </table:table-cell>
          <table:table-cell table:style-name="Таблица78.E1" office:value-type="string">
            <text:p text:style-name="P191"><text:s text:c="15"/></text:p>
          </table:table-cell>
          <table:table-cell table:style-name="Таблица78.F1" table:number-columns-spanned="2" office:value-type="string">
            <text:p text:style-name="P191"/>
          </table:table-cell>
          <table:covered-table-cell/>
          <table:table-cell table:style-name="Таблица78.H1" office:value-type="string">
            <text:p text:style-name="P191"/>
          </table:table-cell>
        </table:table-row>
        <table:table-row table:style-name="Таблица78.1">
          <table:table-cell table:style-name="Таблица78.A1" office:value-type="string">
            <text:p text:style-name="P205">Взам.</text:p>
          </table:table-cell>
          <table:table-cell table:style-name="Таблица78.A1" office:value-type="string">
            <text:p text:style-name="P191"/>
          </table:table-cell>
          <table:table-cell table:style-name="Таблица78.A1" office:value-type="string">
            <text:p text:style-name="P191"/>
          </table:table-cell>
          <table:table-cell table:style-name="Таблица78.D1" office:value-type="string">
            <text:p text:style-name="P191"/>
          </table:table-cell>
          <table:table-cell table:style-name="Таблица78.E2" table:number-columns-spanned="2" office:value-type="string">
            <text:p text:style-name="P191"/>
          </table:table-cell>
          <table:covered-table-cell/>
          <table:table-cell table:style-name="Таблица78.G2" table:number-rows-spanned="2" table:number-columns-spanned="2" office:value-type="string">
            <text:p text:style-name="P191"/>
          </table:table-cell>
          <table:covered-table-cell/>
        </table:table-row>
        <table:table-row table:style-name="Таблица78.1">
          <table:table-cell table:style-name="Таблица78.A1" office:value-type="string">
            <text:p text:style-name="P205">Подл.</text:p>
          </table:table-cell>
          <table:table-cell table:style-name="Таблица78.A1" office:value-type="string">
            <text:p text:style-name="P543"/>
          </table:table-cell>
          <table:table-cell table:style-name="Таблица78.A1" office:value-type="string">
            <text:p text:style-name="P191"/>
          </table:table-cell>
          <table:table-cell table:style-name="Таблица78.A1" office:value-type="string">
            <text:p text:style-name="P191"/>
          </table:table-cell>
          <table:table-cell table:style-name="Таблица78.E2" table:number-columns-spanned="2" office:value-type="string">
            <text:p text:style-name="P191"/>
          </table:table-cell>
          <table:covered-table-cell/>
          <table:covered-table-cell table:style-name="Таблица78.G2"/>
          <table:covered-table-cell/>
        </table:table-row>
      </table:table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column table:style-name="Таблица79.D"/>
        <table:table-column table:style-name="Таблица79.E"/>
        <table:table-column table:style-name="Таблица79.F"/>
        <table:table-column table:style-name="Таблица79.G"/>
        <table:table-column table:style-name="Таблица79.H"/>
        <table:table-column table:style-name="Таблица79.I"/>
        <table:table-column table:style-name="Таблица79.J"/>
        <table:table-column table:style-name="Таблица79.K"/>
        <table:table-column table:style-name="Таблица79.L"/>
        <table:table-column table:style-name="Таблица79.M"/>
        <table:table-column table:style-name="Таблица79.N"/>
        <table:table-column table:style-name="Таблица79.O"/>
        <table:table-column table:style-name="Таблица79.P"/>
        <table:table-row table:style-name="Таблица79.1">
          <table:table-cell table:style-name="Таблица79.A1" table:number-columns-spanned="11" office:value-type="string">
            <text:p text:style-name="P212">Гарантийный срок хранения: <text:span text:style-name="T5">24</text:span><text:span text:style-name="T6"> месяц</text:span><text:span text:style-name="T5">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9.L1" table:number-columns-spanned="2" office:value-type="string">
            <text:p text:style-name="P435"/>
          </table:table-cell>
          <table:covered-table-cell/>
          <table:table-cell table:style-name="Таблица79.N1" table:number-columns-spanned="2" office:value-type="string">
            <text:h text:style-name="P126" text:outline-level="7"/>
          </table:table-cell>
          <table:covered-table-cell/>
          <table:table-cell table:style-name="Таблица79.P1" office:value-type="string">
            <text:p text:style-name="P451">1<text:span text:style-name="T288">0</text:span></text:p>
          </table:table-cell>
        </table:table-row>
        <table:table-row table:style-name="Таблица79.2">
          <table:table-cell table:style-name="Таблица79.A2" table:number-columns-spanned="16" office:value-type="string">
            <text:p text:style-name="P424">Срок хранени<text:span text:style-name="T3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9.3">
          <table:table-cell table:style-name="Таблица79.A1" table:number-rows-spanned="3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L1" office:value-type="string">
            <text:p text:style-name="P435"/>
          </table:table-cell>
          <table:table-cell table:style-name="Таблица79.J3" office:value-type="string">
            <text:p text:style-name="P435"/>
          </table:table-cell>
          <table:table-cell table:style-name="Таблица79.K3" table:number-columns-spanned="2" office:value-type="string">
            <text:p text:style-name="P435"/>
          </table:table-cell>
          <table:covered-table-cell/>
          <table:table-cell table:style-name="Таблица79.M3" table:number-rows-spanned="3" table:number-columns-spanned="2" office:value-type="string">
            <text:p text:style-name="P683"><text:span text:style-name="T242">К</text:span><text:span text:style-name="T243">овелос</text:span> <text:span text:style-name="T243">35</text:span><text:span text:style-name="T244">0</text:span><text:span text:style-name="T243">/05 </text:span></text:p>
            <text:p text:style-name="P518"><text:span text:style-name="T272">(диоксид кремния осажденный) <text:s text:c="53"/></text:span><text:span text:style-name="T273">ТУ 2168-00</text:span><text:span text:style-name="T274">2</text:span><text:span text:style-name="T273">-14344269-0</text:span><text:span text:style-name="T271">9</text:span></text:p>
          </table:table-cell>
          <table:covered-table-cell/>
          <table:table-cell table:style-name="Таблица79.O3" table:number-rows-spanned="3" table:number-columns-spanned="2" office:value-type="string">
            <text:p text:style-name="P707">И.01-2024</text:p>
          </table:table-cell>
          <table:covered-table-cell/>
        </table:table-row>
        <table:table-row table:style-name="Таблица79.3">
          <table:covered-table-cell table:style-name="Таблица79.A1"/>
          <table:table-cell table:style-name="Таблица79.B4" office:value-type="string">
            <text:p text:style-name="P191"/>
          </table:table-cell>
          <table:table-cell table:style-name="Таблица79.C4" office:value-type="string">
            <text:p text:style-name="P191"/>
          </table:table-cell>
          <table:table-cell table:style-name="Таблица79.D4" office:value-type="string">
            <text:p text:style-name="P191"/>
          </table:table-cell>
          <table:table-cell table:style-name="Таблица79.E4" office:value-type="string">
            <text:p text:style-name="P191"/>
          </table:table-cell>
          <table:table-cell table:style-name="Таблица79.F4" office:value-type="string">
            <text:p text:style-name="P191"/>
          </table:table-cell>
          <table:table-cell table:style-name="Таблица79.G4" office:value-type="string">
            <text:p text:style-name="P191"/>
          </table:table-cell>
          <table:table-cell table:style-name="Таблица79.H4" office:value-type="string">
            <text:p text:style-name="P191"/>
          </table:table-cell>
          <table:table-cell table:style-name="Таблица79.I4" office:value-type="string">
            <text:p text:style-name="P191"/>
          </table:table-cell>
          <table:table-cell table:style-name="Таблица79.J4" office:value-type="string">
            <text:p text:style-name="P191"/>
          </table:table-cell>
          <table:table-cell table:style-name="Таблица79.K4" table:number-columns-spanned="2" office:value-type="string">
            <text:p text:style-name="P191"/>
          </table:table-cell>
          <table:covered-table-cell/>
          <table:covered-table-cell table:style-name="Таблица79.M3"/>
          <table:covered-table-cell/>
          <table:covered-table-cell table:style-name="Таблица79.O3"/>
          <table:covered-table-cell/>
        </table:table-row>
        <table:table-row table:style-name="Таблица79.5">
          <table:covered-table-cell table:style-name="Таблица79.A1"/>
          <table:table-cell table:style-name="Таблица79.B5" office:value-type="string">
            <text:p text:style-name="P191"/>
          </table:table-cell>
          <table:table-cell table:style-name="Таблица79.C5" office:value-type="string">
            <text:p text:style-name="P191"/>
          </table:table-cell>
          <table:table-cell table:style-name="Таблица79.D5" office:value-type="string">
            <text:p text:style-name="P191"/>
          </table:table-cell>
          <table:table-cell table:style-name="Таблица79.E5" office:value-type="string">
            <text:p text:style-name="P191"/>
          </table:table-cell>
          <table:table-cell table:style-name="Таблица79.F5" office:value-type="string">
            <text:p text:style-name="P191"/>
          </table:table-cell>
          <table:table-cell table:style-name="Таблица79.G5" office:value-type="string">
            <text:p text:style-name="P191"/>
          </table:table-cell>
          <table:table-cell table:style-name="Таблица79.H5" office:value-type="string">
            <text:p text:style-name="P191"/>
          </table:table-cell>
          <table:table-cell table:style-name="Таблица79.I5" office:value-type="string">
            <text:p text:style-name="P191"/>
          </table:table-cell>
          <table:table-cell table:style-name="Таблица79.J5" office:value-type="string">
            <text:p text:style-name="P191"/>
          </table:table-cell>
          <table:table-cell table:style-name="Таблица79.K5" table:number-columns-spanned="2" office:value-type="string">
            <text:p text:style-name="P191"/>
          </table:table-cell>
          <table:covered-table-cell/>
          <table:covered-table-cell table:style-name="Таблица79.M3"/>
          <table:covered-table-cell/>
          <table:covered-table-cell table:style-name="Таблица79.O3"/>
          <table:covered-table-cell/>
        </table:table-row>
      </table:table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column table:style-name="Таблица80.E"/>
        <table:table-column table:style-name="Таблица80.F"/>
        <table:table-column table:style-name="Таблица80.G"/>
        <table:table-column table:style-name="Таблица80.H"/>
        <table:table-column table:style-name="Таблица80.I"/>
        <table:table-row table:style-name="Таблица80.1">
          <table:table-cell table:style-name="Таблица80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80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0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80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80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0.1">
          <table:table-cell table:style-name="Таблица80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80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80.A1"/>
          <table:covered-table-cell table:style-name="Таблица80.A1"/>
          <table:covered-table-cell/>
          <table:covered-table-cell table:style-name="Таблица80.A1"/>
          <table:covered-table-cell table:style-name="Таблица80.H1"/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55">1 Внешний вид</text:p>
          </table:table-cell>
          <table:covered-table-cell/>
          <table:table-cell table:style-name="Таблица80.A3" office:value-type="string">
            <text:p text:style-name="P459">п. <text:s/><text:span text:style-name="T244">4.1</text:span></text:p>
          </table:table-cell>
          <table:table-cell table:style-name="Таблица80.A3" office:value-type="string">
            <text:p text:style-name="P466">Визуально</text:p>
          </table:table-cell>
          <table:table-cell table:style-name="Таблица80.A3" table:number-columns-spanned="2" office:value-type="string">
            <text:p text:style-name="P460">Выборочный</text:p>
          </table:table-cell>
          <table:covered-table-cell/>
          <table:table-cell table:style-name="Таблица80.A3" office:value-type="string">
            <text:p text:style-name="P469">150 г</text:p>
          </table:table-cell>
          <table:table-cell table:style-name="Таблица80.H3" table:number-columns-spanned="2" office:value-type="string">
            <text:p text:style-name="P468">Цех 23,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4"/>
          </table:table-cell>
          <table:covered-table-cell/>
          <table:table-cell table:style-name="Таблица80.A3" office:value-type="string">
            <text:p text:style-name="P474"/>
          </table:table-cell>
          <table:table-cell table:style-name="Таблица80.A3" office:value-type="string">
            <text:p text:style-name="P394"/>
          </table:table-cell>
          <table:table-cell table:style-name="Таблица80.A3" table:number-columns-spanned="2" office:value-type="string">
            <text:p text:style-name="P460">5 % мешков</text:p>
          </table:table-cell>
          <table:covered-table-cell/>
          <table:table-cell table:style-name="Таблица80.A3" office:value-type="string">
            <text:p text:style-name="P460"/>
          </table:table-cell>
          <table:table-cell table:style-name="Таблица80.H3" table:number-columns-spanned="2" office:value-type="string">
            <text:p text:style-name="P461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56"/>
          </table:table-cell>
          <table:covered-table-cell/>
          <table:table-cell table:style-name="Таблица80.A3" office:value-type="string">
            <text:p text:style-name="P459"/>
          </table:table-cell>
          <table:table-cell table:style-name="Таблица80.A3" office:value-type="string">
            <text:p text:style-name="P470"/>
          </table:table-cell>
          <table:table-cell table:style-name="Таблица80.A3" table:number-columns-spanned="2" office:value-type="string">
            <text:p text:style-name="P462">от партии,</text:p>
          </table:table-cell>
          <table:covered-table-cell/>
          <table:table-cell table:style-name="Таблица80.A3" office:value-type="string">
            <text:p text:style-name="P460"/>
          </table:table-cell>
          <table:table-cell table:style-name="Таблица80.H3" table:number-columns-spanned="2" office:value-type="string">
            <text:p text:style-name="P471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56"/>
          </table:table-cell>
          <table:covered-table-cell/>
          <table:table-cell table:style-name="Таблица80.A3" office:value-type="string">
            <text:p text:style-name="P459"/>
          </table:table-cell>
          <table:table-cell table:style-name="Таблица80.A3" office:value-type="string">
            <text:p text:style-name="P470"/>
          </table:table-cell>
          <table:table-cell table:style-name="Таблица80.A3" table:number-columns-spanned="2" office:value-type="string">
            <text:p text:style-name="P462">но не менее</text:p>
          </table:table-cell>
          <table:covered-table-cell/>
          <table:table-cell table:style-name="Таблица80.A3" office:value-type="string">
            <text:p text:style-name="P460"/>
          </table:table-cell>
          <table:table-cell table:style-name="Таблица80.H3" table:number-columns-spanned="2" office:value-type="string">
            <text:p text:style-name="P472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4"/>
          </table:table-cell>
          <table:covered-table-cell/>
          <table:table-cell table:style-name="Таблица80.A3" office:value-type="string">
            <text:p text:style-name="P474"/>
          </table:table-cell>
          <table:table-cell table:style-name="Таблица80.A3" office:value-type="string">
            <text:p text:style-name="P393"/>
          </table:table-cell>
          <table:table-cell table:style-name="Таблица80.A3" table:number-columns-spanned="2" office:value-type="string">
            <text:p text:style-name="P462">5 мешков</text:p>
          </table:table-cell>
          <table:covered-table-cell/>
          <table:table-cell table:style-name="Таблица80.A3" office:value-type="string">
            <text:p text:style-name="P460"/>
          </table:table-cell>
          <table:table-cell table:style-name="Таблица80.H3" table:number-columns-spanned="2" office:value-type="string">
            <text:p text:style-name="P47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56">2 Массовая доля влаги %, не более</text:p>
          </table:table-cell>
          <table:covered-table-cell/>
          <table:table-cell table:style-name="Таблица80.A3" office:value-type="string">
            <text:p text:style-name="P459">п. <text:s/><text:span text:style-name="T244">5.5</text:span></text:p>
          </table:table-cell>
          <table:table-cell table:style-name="Таблица80.A3" office:value-type="string">
            <text:p text:style-name="P470">Весы лабораторные <text:span text:style-name="T20">II </text:span><text:span text:style-name="T270">класса</text:span></text:p>
          </table:table-cell>
          <table:table-cell table:style-name="Таблица80.A3" table:number-columns-spanned="2" office:value-type="string">
            <text:p text:style-name="P460"><text:s/>от партии,</text:p>
          </table:table-cell>
          <table:covered-table-cell/>
          <table:table-cell table:style-name="Таблица80.A3" office:value-type="string">
            <text:p text:style-name="P460"/>
          </table:table-cell>
          <table:table-cell table:style-name="Таблица80.H3" table:number-columns-spanned="2" office:value-type="string">
            <text:p text:style-name="P463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4"/>
          </table:table-cell>
          <table:covered-table-cell/>
          <table:table-cell table:style-name="Таблица80.A3" office:value-type="string">
            <text:p text:style-name="P474"/>
          </table:table-cell>
          <table:table-cell table:style-name="Таблица80.A3" office:value-type="string">
            <text:p text:style-name="P393"><text:span text:style-name="T270">точности </text:span>ГОСТ <text:span text:style-name="T270">Р 53228-2008</text:span> </text:p>
          </table:table-cell>
          <table:table-cell table:style-name="Таблица80.A3" table:number-columns-spanned="2" office:value-type="string">
            <text:p text:style-name="P460">состоящей</text:p>
          </table:table-cell>
          <table:covered-table-cell/>
          <table:table-cell table:style-name="Таблица80.A3" office:value-type="string">
            <text:p text:style-name="P469"/>
          </table:table-cell>
          <table:table-cell table:style-name="Таблица80.H3" table:number-columns-spanned="2" office:value-type="string">
            <text:p text:style-name="P471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4"/>
          </table:table-cell>
          <table:covered-table-cell/>
          <table:table-cell table:style-name="Таблица80.A3" office:value-type="string">
            <text:p text:style-name="P474"/>
          </table:table-cell>
          <table:table-cell table:style-name="Таблица80.A3" office:value-type="string">
            <text:p text:style-name="P481"><text:span text:style-name="T33">или других </text:span><text:span text:style-name="T36">ДС</text:span></text:p>
          </table:table-cell>
          <table:table-cell table:style-name="Таблица80.A3" table:number-columns-spanned="2" office:value-type="string">
            <text:p text:style-name="P460">менее чем из</text:p>
          </table:table-cell>
          <table:covered-table-cell/>
          <table:table-cell table:style-name="Таблица80.A3" office:value-type="string">
            <text:p text:style-name="P464"/>
          </table:table-cell>
          <table:table-cell table:style-name="Таблица80.H3" table:number-columns-spanned="2" office:value-type="string">
            <text:p text:style-name="P47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4"/>
          </table:table-cell>
          <table:covered-table-cell/>
          <table:table-cell table:style-name="Таблица80.A3" office:value-type="string">
            <text:p text:style-name="P474"/>
          </table:table-cell>
          <table:table-cell table:style-name="Таблица80.A3" office:value-type="string">
            <text:p text:style-name="P392"><text:s/>Шкаф сушильный, </text:p>
          </table:table-cell>
          <table:table-cell table:style-name="Таблица80.A3" table:number-columns-spanned="2" office:value-type="string">
            <text:p text:style-name="P462">30 мешков</text:p>
          </table:table-cell>
          <table:covered-table-cell/>
          <table:table-cell table:style-name="Таблица80.A3" office:value-type="string">
            <text:p text:style-name="P482"/>
          </table:table-cell>
          <table:table-cell table:style-name="Таблица80.H3" table:number-columns-spanned="2" office:value-type="string">
            <text:p text:style-name="P47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55"/>
          </table:table-cell>
          <table:covered-table-cell/>
          <table:table-cell table:style-name="Таблица80.A3" office:value-type="string">
            <text:p text:style-name="P459"/>
          </table:table-cell>
          <table:table-cell table:style-name="Таблица80.A3" office:value-type="string">
            <text:p text:style-name="P37"><text:span text:style-name="Основной_20_шрифт_20_абзаца"><text:span text:style-name="T287"><text:s/>обеспечивающий</text:span></text:span></text:p>
          </table:table-cell>
          <table:table-cell table:style-name="Таблица80.A3" table:number-columns-spanned="2" office:value-type="string">
            <text:p text:style-name="P460">Масса</text:p>
          </table:table-cell>
          <table:covered-table-cell/>
          <table:table-cell table:style-name="Таблица80.A3" office:value-type="string">
            <text:p text:style-name="P457"/>
          </table:table-cell>
          <table:table-cell table:style-name="Таблица80.H3" table:number-columns-spanned="2" office:value-type="string">
            <text:p text:style-name="P467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4"/>
          </table:table-cell>
          <table:covered-table-cell/>
          <table:table-cell table:style-name="Таблица80.A3" office:value-type="string">
            <text:p text:style-name="P474"/>
          </table:table-cell>
          <table:table-cell table:style-name="Таблица80.A3" office:value-type="string">
            <text:p text:style-name="P2"><text:span text:style-name="Основной_20_шрифт_20_абзаца"><text:span text:style-name="T223"><text:s/>нагрев </text:span></text:span><text:span text:style-name="Основной_20_шрифт_20_абзаца"><text:span text:style-name="T226">до температуры </text:span></text:span><text:span text:style-name="Основной_20_шрифт_20_абзаца"><text:span text:style-name="T206">200 º</text:span></text:span><text:span text:style-name="Основной_20_шрифт_20_абзаца"><text:span text:style-name="T165">С, с</text:span></text:span></text:p>
          </table:table-cell>
          <table:table-cell table:style-name="Таблица80.A3" table:number-columns-spanned="2" office:value-type="string">
            <text:p text:style-name="P460">точечной</text:p>
          </table:table-cell>
          <table:covered-table-cell/>
          <table:table-cell table:style-name="Таблица80.A3" office:value-type="string">
            <text:p text:style-name="P457"/>
          </table:table-cell>
          <table:table-cell table:style-name="Таблица80.H3" table:number-columns-spanned="2" office:value-type="string">
            <text:p text:style-name="P473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7"/>
          </table:table-cell>
          <table:covered-table-cell/>
          <table:table-cell table:style-name="Таблица80.A3" office:value-type="string">
            <text:p text:style-name="P479"/>
          </table:table-cell>
          <table:table-cell table:style-name="Таблица80.A3" office:value-type="string">
            <text:p text:style-name="P69"><text:span text:style-name="Основной_20_шрифт_20_абзаца"><text:span text:style-name="T229"><text:s/>погрешностью не более 2 º</text:span></text:span><text:span text:style-name="Основной_20_шрифт_20_абзаца"><text:span text:style-name="T168">С</text:span></text:span></text:p>
          </table:table-cell>
          <table:table-cell table:style-name="Таблица80.A3" table:number-columns-spanned="2" office:value-type="string">
            <text:p text:style-name="P460">пробы не</text:p>
          </table:table-cell>
          <table:covered-table-cell/>
          <table:table-cell table:style-name="Таблица80.A3" office:value-type="string">
            <text:p text:style-name="P457"/>
          </table:table-cell>
          <table:table-cell table:style-name="Таблица80.H3" table:number-columns-spanned="2" office:value-type="string">
            <text:p text:style-name="P473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477"/>
          </table:table-cell>
          <table:covered-table-cell/>
          <table:table-cell table:style-name="Таблица80.A3" office:value-type="string">
            <text:p text:style-name="P479"/>
          </table:table-cell>
          <table:table-cell table:style-name="Таблица80.A3" office:value-type="string">
            <text:p text:style-name="P480"/>
          </table:table-cell>
          <table:table-cell table:style-name="Таблица80.A3" table:number-columns-spanned="2" office:value-type="string">
            <text:p text:style-name="P460">менее 30г,</text:p>
          </table:table-cell>
          <table:covered-table-cell/>
          <table:table-cell table:style-name="Таблица80.A3" office:value-type="string">
            <text:p text:style-name="P457"/>
          </table:table-cell>
          <table:table-cell table:style-name="Таблица80.H3" table:number-columns-spanned="2" office:value-type="string">
            <text:p text:style-name="P473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174"/>
          </table:table-cell>
          <table:covered-table-cell/>
          <table:table-cell table:style-name="Таблица80.A3" office:value-type="string">
            <text:p text:style-name="P174"/>
          </table:table-cell>
          <table:table-cell table:style-name="Таблица80.A3" office:value-type="string">
            <text:p text:style-name="P396"/>
          </table:table-cell>
          <table:table-cell table:style-name="Таблица80.A3" table:number-columns-spanned="2" office:value-type="string">
            <text:p text:style-name="P465"><text:span text:style-name="T284">с</text:span>редней <text:span text:style-name="T284">не </text:span></text:p>
          </table:table-cell>
          <table:covered-table-cell/>
          <table:table-cell table:style-name="Таблица80.A3" office:value-type="string">
            <text:p text:style-name="P457"/>
          </table:table-cell>
          <table:table-cell table:style-name="Таблица80.H3" table:number-columns-spanned="2" office:value-type="string">
            <text:p text:style-name="P17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236"/>
          </table:table-cell>
          <table:covered-table-cell/>
          <table:table-cell table:style-name="Таблица80.A3" office:value-type="string">
            <text:p text:style-name="P248"/>
          </table:table-cell>
          <table:table-cell table:style-name="Таблица80.A3" office:value-type="string">
            <text:p text:style-name="P244"/>
          </table:table-cell>
          <table:table-cell table:style-name="Таблица80.A3" table:number-columns-spanned="2" office:value-type="string">
            <text:p text:style-name="P250">менее 150 г</text:p>
          </table:table-cell>
          <table:covered-table-cell/>
          <table:table-cell table:style-name="Таблица80.A3" office:value-type="string">
            <text:p text:style-name="P255"/>
          </table:table-cell>
          <table:table-cell table:style-name="Таблица80.H3" table:number-columns-spanned="2" office:value-type="string">
            <text:p text:style-name="P255"/>
          </table:table-cell>
          <table:covered-table-cell/>
        </table:table-row>
        <table:table-row table:style-name="Таблица80.18">
          <table:table-cell table:style-name="Таблица80.A18" office:value-type="string">
            <text:p text:style-name="P404">ПВК</text:p>
          </table:table-cell>
          <table:table-cell table:style-name="Таблица80.B18" table:number-columns-spanned="4" office:value-type="string">
            <text:p text:style-name="P414">Перечень входного контроля</text:p>
          </table:table-cell>
          <table:covered-table-cell/>
          <table:covered-table-cell/>
          <table:covered-table-cell/>
          <table:table-cell table:style-name="Таблица80.B18" table:number-columns-spanned="3" office:value-type="string">
            <text:p text:style-name="P222"/>
          </table:table-cell>
          <table:covered-table-cell/>
          <table:covered-table-cell/>
          <table:table-cell table:style-name="Таблица80.I18" office:value-type="string">
            <text:p text:style-name="P222"/>
            <text:p text:style-name="P222"/>
          </table:table-cell>
        </table:table-row>
      </table:table>
      <text:p text:style-name="P157"/>
      <text:p text:style-name="P156"><text:soft-page-break/>СТО 07521831-55-2017 <text:span text:style-name="T280">Приложение А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column table:style-name="Таблица38.H"/>
        <table:table-row table:style-name="Таблица38.1">
          <table:table-cell table:style-name="Таблица38.A1" office:value-type="string">
            <text:p text:style-name="P206">Дубл.</text:p>
          </table:table-cell>
          <table:table-cell table:style-name="Таблица38.A1" office:value-type="string">
            <text:p text:style-name="P192"/>
          </table:table-cell>
          <table:table-cell table:style-name="Таблица38.A1" office:value-type="string">
            <text:p text:style-name="P192"/>
          </table:table-cell>
          <table:table-cell table:style-name="Таблица38.D1" office:value-type="string">
            <text:p text:style-name="P192"/>
          </table:table-cell>
          <table:table-cell table:style-name="Таблица38.E1" office:value-type="string">
            <text:p text:style-name="P192"><text:s text:c="15"/></text:p>
          </table:table-cell>
          <table:table-cell table:style-name="Таблица38.F1" table:number-columns-spanned="2" office:value-type="string">
            <text:p text:style-name="P192"/>
          </table:table-cell>
          <table:covered-table-cell/>
          <table:table-cell table:style-name="Таблица38.H1" office:value-type="string">
            <text:p text:style-name="P192"/>
          </table:table-cell>
        </table:table-row>
        <table:table-row table:style-name="Таблица38.1">
          <table:table-cell table:style-name="Таблица38.A1" office:value-type="string">
            <text:p text:style-name="P206">Взам.</text:p>
          </table:table-cell>
          <table:table-cell table:style-name="Таблица38.A1" office:value-type="string">
            <text:p text:style-name="P192"/>
          </table:table-cell>
          <table:table-cell table:style-name="Таблица38.A1" office:value-type="string">
            <text:p text:style-name="P192"/>
          </table:table-cell>
          <table:table-cell table:style-name="Таблица38.D1" office:value-type="string">
            <text:p text:style-name="P192"/>
          </table:table-cell>
          <table:table-cell table:style-name="Таблица38.E2" table:number-columns-spanned="2" office:value-type="string">
            <text:p text:style-name="P192"/>
          </table:table-cell>
          <table:covered-table-cell/>
          <table:table-cell table:style-name="Таблица38.G2" table:number-rows-spanned="2" table:number-columns-spanned="2" office:value-type="string">
            <text:p text:style-name="P192"/>
          </table:table-cell>
          <table:covered-table-cell/>
        </table:table-row>
        <table:table-row table:style-name="Таблица38.1">
          <table:table-cell table:style-name="Таблица38.A1" office:value-type="string">
            <text:p text:style-name="P206">Подл.</text:p>
          </table:table-cell>
          <table:table-cell table:style-name="Таблица38.A1" office:value-type="string">
            <text:p text:style-name="P544"/>
          </table:table-cell>
          <table:table-cell table:style-name="Таблица38.A1" office:value-type="string">
            <text:p text:style-name="P192"/>
          </table:table-cell>
          <table:table-cell table:style-name="Таблица38.A1" office:value-type="string">
            <text:p text:style-name="P192"/>
          </table:table-cell>
          <table:table-cell table:style-name="Таблица38.E2" table:number-columns-spanned="2" office:value-type="string">
            <text:p text:style-name="P192"/>
          </table:table-cell>
          <table:covered-table-cell/>
          <table:covered-table-cell table:style-name="Таблица38.G2"/>
          <table:covered-table-cell/>
        </table:table-row>
      </table:table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E"/>
        <table:table-column table:style-name="Таблица39.F"/>
        <table:table-column table:style-name="Таблица39.G"/>
        <table:table-column table:style-name="Таблица39.H"/>
        <table:table-column table:style-name="Таблица39.I"/>
        <table:table-column table:style-name="Таблица39.J"/>
        <table:table-column table:style-name="Таблица39.K"/>
        <table:table-column table:style-name="Таблица39.L"/>
        <table:table-column table:style-name="Таблица39.M"/>
        <table:table-column table:style-name="Таблица39.N"/>
        <table:table-column table:style-name="Таблица39.O"/>
        <table:table-column table:style-name="Таблица39.P"/>
        <table:table-row table:style-name="Таблица39.1">
          <table:table-cell table:style-name="Таблица39.A1" table:number-columns-spanned="11" office:value-type="string">
            <text:p text:style-name="P213">Гарантийный срок хранения: 6 месяце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L1" table:number-columns-spanned="2" office:value-type="string">
            <text:p text:style-name="P436"/>
          </table:table-cell>
          <table:covered-table-cell/>
          <table:table-cell table:style-name="Таблица39.N1" table:number-columns-spanned="2" office:value-type="string">
            <text:h text:style-name="P127" text:outline-level="7"/>
          </table:table-cell>
          <table:covered-table-cell/>
          <table:table-cell table:style-name="Таблица39.P1" office:value-type="string">
            <text:p text:style-name="P519"><text:span text:style-name="T185">1</text:span><text:span text:style-name="T188">1</text:span></text:p>
          </table:table-cell>
        </table:table-row>
        <table:table-row table:style-name="Таблица39.2">
          <table:table-cell table:style-name="Таблица39.A2" table:number-columns-spanned="16" office:value-type="string">
            <text:p text:style-name="P425">Срок хранени<text:span text:style-name="T3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3">
          <table:table-cell table:style-name="Таблица39.A1" table:number-rows-spanned="3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L1" office:value-type="string">
            <text:p text:style-name="P436"/>
          </table:table-cell>
          <table:table-cell table:style-name="Таблица39.J3" office:value-type="string">
            <text:p text:style-name="P436"/>
          </table:table-cell>
          <table:table-cell table:style-name="Таблица39.K3" table:number-columns-spanned="2" office:value-type="string">
            <text:p text:style-name="P436"/>
          </table:table-cell>
          <table:covered-table-cell/>
          <table:table-cell table:style-name="Таблица39.M3" table:number-rows-spanned="3" table:number-columns-spanned="2" office:value-type="string">
            <text:h text:style-name="P142" text:outline-level="8">Аэросил <text:span text:style-name="T288">А-380</text:span></text:h>
            <text:p text:style-name="P517">ГОСТ 14922-77</text:p>
          </table:table-cell>
          <table:covered-table-cell/>
          <table:table-cell table:style-name="Таблица39.O3" table:number-rows-spanned="3" table:number-columns-spanned="2" office:value-type="string">
            <text:p text:style-name="P708">И.01-2024</text:p>
          </table:table-cell>
          <table:covered-table-cell/>
        </table:table-row>
        <table:table-row table:style-name="Таблица39.3">
          <table:covered-table-cell table:style-name="Таблица39.A1"/>
          <table:table-cell table:style-name="Таблица39.B4" office:value-type="string">
            <text:p text:style-name="P192"/>
          </table:table-cell>
          <table:table-cell table:style-name="Таблица39.C4" office:value-type="string">
            <text:p text:style-name="P192"/>
          </table:table-cell>
          <table:table-cell table:style-name="Таблица39.D4" office:value-type="string">
            <text:p text:style-name="P192"/>
          </table:table-cell>
          <table:table-cell table:style-name="Таблица39.E4" office:value-type="string">
            <text:p text:style-name="P192"/>
          </table:table-cell>
          <table:table-cell table:style-name="Таблица39.F4" office:value-type="string">
            <text:p text:style-name="P192"/>
          </table:table-cell>
          <table:table-cell table:style-name="Таблица39.G4" office:value-type="string">
            <text:p text:style-name="P192"/>
          </table:table-cell>
          <table:table-cell table:style-name="Таблица39.H4" office:value-type="string">
            <text:p text:style-name="P192"/>
          </table:table-cell>
          <table:table-cell table:style-name="Таблица39.I4" office:value-type="string">
            <text:p text:style-name="P192"/>
          </table:table-cell>
          <table:table-cell table:style-name="Таблица39.J4" office:value-type="string">
            <text:p text:style-name="P192"/>
          </table:table-cell>
          <table:table-cell table:style-name="Таблица39.K4" table:number-columns-spanned="2" office:value-type="string">
            <text:p text:style-name="P192"/>
          </table:table-cell>
          <table:covered-table-cell/>
          <table:covered-table-cell table:style-name="Таблица39.M3"/>
          <table:covered-table-cell/>
          <table:covered-table-cell table:style-name="Таблица39.O3"/>
          <table:covered-table-cell/>
        </table:table-row>
        <table:table-row table:style-name="Таблица39.5">
          <table:covered-table-cell table:style-name="Таблица39.A1"/>
          <table:table-cell table:style-name="Таблица39.B5" office:value-type="string">
            <text:p text:style-name="P192"/>
          </table:table-cell>
          <table:table-cell table:style-name="Таблица39.C5" office:value-type="string">
            <text:p text:style-name="P192"/>
          </table:table-cell>
          <table:table-cell table:style-name="Таблица39.D5" office:value-type="string">
            <text:p text:style-name="P192"/>
          </table:table-cell>
          <table:table-cell table:style-name="Таблица39.E5" office:value-type="string">
            <text:p text:style-name="P192"/>
          </table:table-cell>
          <table:table-cell table:style-name="Таблица39.F5" office:value-type="string">
            <text:p text:style-name="P192"/>
          </table:table-cell>
          <table:table-cell table:style-name="Таблица39.G5" office:value-type="string">
            <text:p text:style-name="P192"/>
          </table:table-cell>
          <table:table-cell table:style-name="Таблица39.H5" office:value-type="string">
            <text:p text:style-name="P192"/>
          </table:table-cell>
          <table:table-cell table:style-name="Таблица39.I5" office:value-type="string">
            <text:p text:style-name="P192"/>
          </table:table-cell>
          <table:table-cell table:style-name="Таблица39.J5" office:value-type="string">
            <text:p text:style-name="P192"/>
          </table:table-cell>
          <table:table-cell table:style-name="Таблица39.K5" table:number-columns-spanned="2" office:value-type="string">
            <text:p text:style-name="P192"/>
          </table:table-cell>
          <table:covered-table-cell/>
          <table:covered-table-cell table:style-name="Таблица39.M3"/>
          <table:covered-table-cell/>
          <table:covered-table-cell table:style-name="Таблица39.O3"/>
          <table:covered-table-cell/>
        </table:table-row>
      </table:table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column table:style-name="Таблица40.I"/>
        <table:table-row table:style-name="Таблица40.1">
          <table:table-cell table:style-name="Таблица40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40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0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40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40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0.1">
          <table:table-cell table:style-name="Таблица40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40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40.A1"/>
          <table:covered-table-cell table:style-name="Таблица40.A1"/>
          <table:covered-table-cell/>
          <table:covered-table-cell table:style-name="Таблица40.A1"/>
          <table:covered-table-cell table:style-name="Таблица40.H1"/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><text:s/>1 Внешний вид</text:p>
          </table:table-cell>
          <table:covered-table-cell/>
          <table:table-cell table:style-name="Таблица40.A3" office:value-type="string">
            <text:p text:style-name="P496">п.1.3</text:p>
          </table:table-cell>
          <table:table-cell table:style-name="Таблица40.A3" office:value-type="string">
            <text:p text:style-name="P502"><text:s/><text:span text:style-name="T23">Визуально</text:span></text:p>
          </table:table-cell>
          <table:table-cell table:style-name="Таблица40.A3" table:number-columns-spanned="2" office:value-type="string">
            <text:p text:style-name="P496"><text:s/>Выборочный.</text:p>
          </table:table-cell>
          <table:covered-table-cell/>
          <table:table-cell table:style-name="Таблица40.A3" office:value-type="string">
            <text:p text:style-name="P504"><text:s/><text:span text:style-name="T23">150 г</text:span></text:p>
          </table:table-cell>
          <table:table-cell table:style-name="Таблица40.H3" table:number-columns-spanned="2" office:value-type="string">
            <text:p text:style-name="P504"><text:s/><text:span text:style-name="T23">Цех 23, 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494"/>
          </table:table-cell>
          <table:table-cell table:style-name="Таблица40.A3" table:number-columns-spanned="2" office:value-type="string">
            <text:p text:style-name="P496"><text:s/>5% мешков 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505"><text:s/><text:span text:style-name="T23">ЦЗЛ,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502"/>
          </table:table-cell>
          <table:table-cell table:style-name="Таблица40.A3" table:number-columns-spanned="2" office:value-type="string">
            <text:p text:style-name="P497"><text:s text:c="2"/><text:span text:style-name="T278">о</text:span>т партии, но </text:p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H3" table:number-columns-spanned="2" office:value-type="string">
            <text:p text:style-name="P498"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494"/>
          </table:table-cell>
          <table:table-cell table:style-name="Таблица40.A3" table:number-columns-spanned="2" office:value-type="string">
            <text:p text:style-name="P497"><text:s text:c="2"/><text:span text:style-name="T278">н</text:span>е менее пяти 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496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><text:s/>2 Массовая доля влаги </text:p>
          </table:table-cell>
          <table:covered-table-cell/>
          <table:table-cell table:style-name="Таблица40.A3" office:value-type="string">
            <text:p text:style-name="P496">п.1.3</text:p>
          </table:table-cell>
          <table:table-cell table:style-name="Таблица40.A3" office:value-type="string">
            <text:p text:style-name="P502"><text:span text:style-name="T23"><text:s/>Весы неавтоматического действия </text:span>II</text:p>
          </table:table-cell>
          <table:table-cell table:style-name="Таблица40.A3" table:number-columns-spanned="2" office:value-type="string">
            <text:p text:style-name="P497">от партии, 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496"><text:s/>Цех 23,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502"><text:s/><text:span text:style-name="T23">класса точности ГОСТ Р 53228-2008</text:span></text:p>
          </table:table-cell>
          <table:table-cell table:style-name="Таблица40.A3" table:number-columns-spanned="2" office:value-type="string">
            <text:p text:style-name="P497"><text:s/>состоящей 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506"><text:span text:style-name="T23"><text:s/>ЦЗЛ,</text:span>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511"><text:span text:style-name="T62"><text:s/>или других </text:span><text:span text:style-name="T63">ДС</text:span></text:p>
          </table:table-cell>
          <table:table-cell table:style-name="Таблица40.A3" table:number-columns-spanned="2" office:value-type="string">
            <text:p text:style-name="P497"><text:s/>менее чем 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499"><text:s/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257"><text:s/>Шкаф сушильный, обеспечивающий</text:p>
          </table:table-cell>
          <table:table-cell table:style-name="Таблица40.A3" table:number-columns-spanned="2" office:value-type="string">
            <text:p text:style-name="P497">из 30 мешков.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49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2"><text:span text:style-name="Основной_20_шрифт_20_абзаца"><text:span text:style-name="T107"><text:s/>нагрев </text:span></text:span><text:span text:style-name="Основной_20_шрифт_20_абзаца"><text:span text:style-name="T112">до температуры </text:span></text:span><text:span text:style-name="Основной_20_шрифт_20_абзаца"><text:span text:style-name="T203">200 º</text:span></text:span><text:span text:style-name="Основной_20_шрифт_20_абзаца"><text:span text:style-name="T148">С, с</text:span></text:span></text:p>
          </table:table-cell>
          <table:table-cell table:style-name="Таблица40.A3" table:number-columns-spanned="2" office:value-type="string">
            <text:p text:style-name="P497"><text:s/>Масса 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502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69"><text:span text:style-name="Основной_20_шрифт_20_абзаца"><text:span text:style-name="T119"><text:s text:c="2"/>погрешностью не более 2 º</text:span></text:span><text:span text:style-name="Основной_20_шрифт_20_абзаца"><text:span text:style-name="T157">С</text:span></text:span></text:p>
          </table:table-cell>
          <table:table-cell table:style-name="Таблица40.A3" table:number-columns-spanned="2" office:value-type="string">
            <text:p text:style-name="P497">точечно<text:span text:style-name="T278">й</text:span>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49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516"/>
          </table:table-cell>
          <table:table-cell table:style-name="Таблица40.A3" table:number-columns-spanned="2" office:value-type="string">
            <text:p text:style-name="P496"><text:s/>пробы не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502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494"/>
          </table:table-cell>
          <table:table-cell table:style-name="Таблица40.A3" table:number-columns-spanned="2" office:value-type="string">
            <text:p text:style-name="P496"><text:s/>менее 30 г,</text:p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H3" table:number-columns-spanned="2" office:value-type="string">
            <text:p text:style-name="P502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94"/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A3" office:value-type="string">
            <text:p text:style-name="P494"/>
          </table:table-cell>
          <table:table-cell table:style-name="Таблица40.A3" table:number-columns-spanned="2" office:value-type="string">
            <text:p text:style-name="P496"><text:s/><text:span text:style-name="T278">с</text:span>редней <text:s/>- </text:p>
          </table:table-cell>
          <table:covered-table-cell/>
          <table:table-cell table:style-name="Таблица40.A3" office:value-type="string">
            <text:p text:style-name="P496"/>
          </table:table-cell>
          <table:table-cell table:style-name="Таблица40.H3" table:number-columns-spanned="2" office:value-type="string">
            <text:p text:style-name="P49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176"/>
          </table:table-cell>
          <table:covered-table-cell/>
          <table:table-cell table:style-name="Таблица40.A3" office:value-type="string">
            <text:p text:style-name="P176"/>
          </table:table-cell>
          <table:table-cell table:style-name="Таблица40.A3" office:value-type="string">
            <text:p text:style-name="P367"/>
          </table:table-cell>
          <table:table-cell table:style-name="Таблица40.A3" table:number-columns-spanned="2" office:value-type="string">
            <text:p text:style-name="P358">не менее <text:s/><text:span text:style-name="T278">150 г</text:span></text:p>
          </table:table-cell>
          <table:covered-table-cell/>
          <table:table-cell table:style-name="Таблица40.A3" office:value-type="string">
            <text:p text:style-name="P171"/>
          </table:table-cell>
          <table:table-cell table:style-name="Таблица40.H3" table:number-columns-spanned="2" office:value-type="string">
            <text:p text:style-name="P177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278"/>
          </table:table-cell>
          <table:covered-table-cell/>
          <table:table-cell table:style-name="Таблица40.A3" office:value-type="string">
            <text:p text:style-name="P359"/>
          </table:table-cell>
          <table:table-cell table:style-name="Таблица40.A3" office:value-type="string">
            <text:p text:style-name="P318"/>
          </table:table-cell>
          <table:table-cell table:style-name="Таблица40.A3" table:number-columns-spanned="2" office:value-type="string">
            <text:p text:style-name="P358"/>
          </table:table-cell>
          <table:covered-table-cell/>
          <table:table-cell table:style-name="Таблица40.A3" office:value-type="string">
            <text:p text:style-name="P374"/>
          </table:table-cell>
          <table:table-cell table:style-name="Таблица40.H3" table:number-columns-spanned="2" office:value-type="string">
            <text:p text:style-name="P374"/>
          </table:table-cell>
          <table:covered-table-cell/>
        </table:table-row>
        <table:table-row table:style-name="Таблица40.18">
          <table:table-cell table:style-name="Таблица40.A18" office:value-type="string">
            <text:p text:style-name="P405">ПВК</text:p>
          </table:table-cell>
          <table:table-cell table:style-name="Таблица40.B18" table:number-columns-spanned="4" office:value-type="string">
            <text:p text:style-name="P415">Перечень входного контроля</text:p>
          </table:table-cell>
          <table:covered-table-cell/>
          <table:covered-table-cell/>
          <table:covered-table-cell/>
          <table:table-cell table:style-name="Таблица40.B18" table:number-columns-spanned="3" office:value-type="string">
            <text:p text:style-name="P223"/>
          </table:table-cell>
          <table:covered-table-cell/>
          <table:covered-table-cell/>
          <table:table-cell table:style-name="Таблица40.I18" office:value-type="string">
            <text:p text:style-name="P223"/>
            <text:p text:style-name="P223"/>
          </table:table-cell>
        </table:table-row>
      </table:table>
      <text:p text:style-name="P152"/>
      <text:p text:style-name="P155"><text:soft-page-break/>СТО 07521831-55-2017 <text:span text:style-name="T280">Приложение А</text:span>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column table:style-name="Таблица47.F"/>
        <table:table-column table:style-name="Таблица47.G"/>
        <table:table-column table:style-name="Таблица47.H"/>
        <table:table-row table:style-name="Таблица47.1">
          <table:table-cell table:style-name="Таблица47.A1" office:value-type="string">
            <text:p text:style-name="P207">Дубл.</text:p>
          </table:table-cell>
          <table:table-cell table:style-name="Таблица47.A1" office:value-type="string">
            <text:p text:style-name="P193"/>
          </table:table-cell>
          <table:table-cell table:style-name="Таблица47.A1" office:value-type="string">
            <text:p text:style-name="P193"/>
          </table:table-cell>
          <table:table-cell table:style-name="Таблица47.D1" office:value-type="string">
            <text:p text:style-name="P193"/>
          </table:table-cell>
          <table:table-cell table:style-name="Таблица47.E1" office:value-type="string">
            <text:p text:style-name="P193"><text:s text:c="15"/></text:p>
          </table:table-cell>
          <table:table-cell table:style-name="Таблица47.F1" table:number-columns-spanned="2" office:value-type="string">
            <text:p text:style-name="P193"/>
          </table:table-cell>
          <table:covered-table-cell/>
          <table:table-cell table:style-name="Таблица47.H1" office:value-type="string">
            <text:p text:style-name="P193"/>
          </table:table-cell>
        </table:table-row>
        <table:table-row table:style-name="Таблица47.1">
          <table:table-cell table:style-name="Таблица47.A1" office:value-type="string">
            <text:p text:style-name="P207">Взам.</text:p>
          </table:table-cell>
          <table:table-cell table:style-name="Таблица47.A1" office:value-type="string">
            <text:p text:style-name="P193"/>
          </table:table-cell>
          <table:table-cell table:style-name="Таблица47.A1" office:value-type="string">
            <text:p text:style-name="P193"/>
          </table:table-cell>
          <table:table-cell table:style-name="Таблица47.D1" office:value-type="string">
            <text:p text:style-name="P193"/>
          </table:table-cell>
          <table:table-cell table:style-name="Таблица47.E2" table:number-columns-spanned="2" office:value-type="string">
            <text:p text:style-name="P193"/>
          </table:table-cell>
          <table:covered-table-cell/>
          <table:table-cell table:style-name="Таблица47.G2" table:number-rows-spanned="2" table:number-columns-spanned="2" office:value-type="string">
            <text:p text:style-name="P193"/>
          </table:table-cell>
          <table:covered-table-cell/>
        </table:table-row>
        <table:table-row table:style-name="Таблица47.1">
          <table:table-cell table:style-name="Таблица47.A1" office:value-type="string">
            <text:p text:style-name="P207">Подл.</text:p>
          </table:table-cell>
          <table:table-cell table:style-name="Таблица47.A1" office:value-type="string">
            <text:p text:style-name="P545"/>
          </table:table-cell>
          <table:table-cell table:style-name="Таблица47.A1" office:value-type="string">
            <text:p text:style-name="P193"/>
          </table:table-cell>
          <table:table-cell table:style-name="Таблица47.A1" office:value-type="string">
            <text:p text:style-name="P193"/>
          </table:table-cell>
          <table:table-cell table:style-name="Таблица47.E2" table:number-columns-spanned="2" office:value-type="string">
            <text:p text:style-name="P193"/>
          </table:table-cell>
          <table:covered-table-cell/>
          <table:covered-table-cell table:style-name="Таблица47.G2"/>
          <table:covered-table-cell/>
        </table:table-row>
      </table:table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G"/>
        <table:table-column table:style-name="Таблица48.H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N"/>
        <table:table-column table:style-name="Таблица48.O"/>
        <table:table-column table:style-name="Таблица48.P"/>
        <table:table-row table:style-name="Таблица48.1">
          <table:table-cell table:style-name="Таблица48.A1" table:number-columns-spanned="11" office:value-type="string">
            <text:p text:style-name="P214">Гарантийный срок хранения: <text:span text:style-name="T21">6 </text:span><text:span text:style-name="T29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L1" table:number-columns-spanned="2" office:value-type="string">
            <text:p text:style-name="P437"/>
          </table:table-cell>
          <table:covered-table-cell/>
          <table:table-cell table:style-name="Таблица48.N1" table:number-columns-spanned="2" office:value-type="string">
            <text:h text:style-name="P128" text:outline-level="7"/>
          </table:table-cell>
          <table:covered-table-cell/>
          <table:table-cell table:style-name="Таблица48.P1" office:value-type="string">
            <text:p text:style-name="P452"><text:span text:style-name="T276">1</text:span><text:span text:style-name="T288">2</text:span></text:p>
          </table:table-cell>
        </table:table-row>
        <table:table-row table:style-name="Таблица48.2">
          <table:table-cell table:style-name="Таблица48.A2" table:number-columns-spanned="16" office:value-type="string">
            <text:p text:style-name="P426">Срок хранени<text:span text:style-name="T3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3">
          <table:table-cell table:style-name="Таблица48.A1" table:number-rows-spanned="3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L1" office:value-type="string">
            <text:p text:style-name="P437"/>
          </table:table-cell>
          <table:table-cell table:style-name="Таблица48.J3" office:value-type="string">
            <text:p text:style-name="P437"/>
          </table:table-cell>
          <table:table-cell table:style-name="Таблица48.K3" table:number-columns-spanned="2" office:value-type="string">
            <text:p text:style-name="P437"/>
          </table:table-cell>
          <table:covered-table-cell/>
          <table:table-cell table:style-name="Таблица48.M3" table:number-rows-spanned="3" table:number-columns-spanned="2" office:value-type="string">
            <text:h text:style-name="P139" text:outline-level="8">Герметик полиуретановый <text:span text:style-name="T19">Tytan Professional PU 40</text:span></text:h>
          </table:table-cell>
          <table:covered-table-cell/>
          <table:table-cell table:style-name="Таблица48.O3" table:number-rows-spanned="3" table:number-columns-spanned="2" office:value-type="string">
            <text:p text:style-name="P709">И.01-2024</text:p>
          </table:table-cell>
          <table:covered-table-cell/>
        </table:table-row>
        <table:table-row table:style-name="Таблица48.3">
          <table:covered-table-cell table:style-name="Таблица48.A1"/>
          <table:table-cell table:style-name="Таблица48.B4" office:value-type="string">
            <text:p text:style-name="P193"/>
          </table:table-cell>
          <table:table-cell table:style-name="Таблица48.C4" office:value-type="string">
            <text:p text:style-name="P193"/>
          </table:table-cell>
          <table:table-cell table:style-name="Таблица48.D4" office:value-type="string">
            <text:p text:style-name="P193"/>
          </table:table-cell>
          <table:table-cell table:style-name="Таблица48.E4" office:value-type="string">
            <text:p text:style-name="P193"/>
          </table:table-cell>
          <table:table-cell table:style-name="Таблица48.F4" office:value-type="string">
            <text:p text:style-name="P193"/>
          </table:table-cell>
          <table:table-cell table:style-name="Таблица48.G4" office:value-type="string">
            <text:p text:style-name="P193"/>
          </table:table-cell>
          <table:table-cell table:style-name="Таблица48.H4" office:value-type="string">
            <text:p text:style-name="P193"/>
          </table:table-cell>
          <table:table-cell table:style-name="Таблица48.I4" office:value-type="string">
            <text:p text:style-name="P193"/>
          </table:table-cell>
          <table:table-cell table:style-name="Таблица48.J4" office:value-type="string">
            <text:p text:style-name="P193"/>
          </table:table-cell>
          <table:table-cell table:style-name="Таблица48.K4" table:number-columns-spanned="2" office:value-type="string">
            <text:p text:style-name="P193"/>
          </table:table-cell>
          <table:covered-table-cell/>
          <table:covered-table-cell table:style-name="Таблица48.M3"/>
          <table:covered-table-cell/>
          <table:covered-table-cell table:style-name="Таблица48.O3"/>
          <table:covered-table-cell/>
        </table:table-row>
        <table:table-row table:style-name="Таблица48.5">
          <table:covered-table-cell table:style-name="Таблица48.A1"/>
          <table:table-cell table:style-name="Таблица48.B5" office:value-type="string">
            <text:p text:style-name="P193"/>
          </table:table-cell>
          <table:table-cell table:style-name="Таблица48.C5" office:value-type="string">
            <text:p text:style-name="P193"/>
          </table:table-cell>
          <table:table-cell table:style-name="Таблица48.D5" office:value-type="string">
            <text:p text:style-name="P193"/>
          </table:table-cell>
          <table:table-cell table:style-name="Таблица48.E5" office:value-type="string">
            <text:p text:style-name="P193"/>
          </table:table-cell>
          <table:table-cell table:style-name="Таблица48.F5" office:value-type="string">
            <text:p text:style-name="P193"/>
          </table:table-cell>
          <table:table-cell table:style-name="Таблица48.G5" office:value-type="string">
            <text:p text:style-name="P193"/>
          </table:table-cell>
          <table:table-cell table:style-name="Таблица48.H5" office:value-type="string">
            <text:p text:style-name="P193"/>
          </table:table-cell>
          <table:table-cell table:style-name="Таблица48.I5" office:value-type="string">
            <text:p text:style-name="P193"/>
          </table:table-cell>
          <table:table-cell table:style-name="Таблица48.J5" office:value-type="string">
            <text:p text:style-name="P193"/>
          </table:table-cell>
          <table:table-cell table:style-name="Таблица48.K5" table:number-columns-spanned="2" office:value-type="string">
            <text:p text:style-name="P193"/>
          </table:table-cell>
          <table:covered-table-cell/>
          <table:covered-table-cell table:style-name="Таблица48.M3"/>
          <table:covered-table-cell/>
          <table:covered-table-cell table:style-name="Таблица48.O3"/>
          <table:covered-table-cell/>
        </table:table-row>
      </table:table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column table:style-name="Таблица49.G"/>
        <table:table-column table:style-name="Таблица49.H"/>
        <table:table-column table:style-name="Таблица49.I"/>
        <table:table-row table:style-name="Таблица49.1">
          <table:table-cell table:style-name="Таблица49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49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9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49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49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9.1">
          <table:table-cell table:style-name="Таблица49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49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49.A1"/>
          <table:covered-table-cell table:style-name="Таблица49.A1"/>
          <table:covered-table-cell/>
          <table:covered-table-cell table:style-name="Таблица49.A1"/>
          <table:covered-table-cell table:style-name="Таблица49.H1"/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47">Наличие сопроводительного сертификата или</text:span></text:p>
          </table:table-cell>
          <table:covered-table-cell/>
          <table:table-cell table:style-name="Таблица49.A3" office:value-type="string">
            <text:p text:style-name="P281">-</text:p>
          </table:table-cell>
          <table:table-cell table:style-name="Таблица49.A3" office:value-type="string">
            <text:p text:style-name="P281">-</text:p>
          </table:table-cell>
          <table:table-cell table:style-name="Таблица49.A3" table:number-columns-spanned="2" office:value-type="string">
            <text:p text:style-name="P311">Сплошной</text:p>
          </table:table-cell>
          <table:covered-table-cell/>
          <table:table-cell table:style-name="Таблица49.A3" office:value-type="string">
            <text:p text:style-name="P311">0</text:p>
          </table:table-cell>
          <table:table-cell table:style-name="Таблица49.H3" table:number-columns-spanned="2" office:value-type="string">
            <text:p text:style-name="P380"><text:span text:style-name="T25"><text:s/></text:span><text:span text:style-name="T26">Цех 23, </text:span>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95">другого </text:span><text:s/><text:span text:style-name="T95">документа <text:s/>подтверждающего</text:span></text:p>
          </table:table-cell>
          <table:covered-table-cell/>
          <table:table-cell table:style-name="Таблица49.A3" office:value-type="string">
            <text:p text:style-name="P291"/>
          </table:table-cell>
          <table:table-cell table:style-name="Таблица49.A3" office:value-type="string">
            <text:p text:style-name="P286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24">ОТК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48">качество материала с указанием гарантийного</text:span>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04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25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94"><text:s/>срока и <text:s/>даты изготовления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04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231">В случае отсутствия даты </text:span><text:span text:style-name="T230">изготовления</text:span><text:span text:style-name="T231"> гарантийный</text:span>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04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231">срок <text:s/>исчислять <text:s/>с даты <text:s/></text:span><text:span text:style-name="T230">печати сертификата или другого </text:span></text:p>
          </table:table-cell>
          <table:covered-table-cell/>
          <table:table-cell table:style-name="Таблица49.A3" office:value-type="string">
            <text:p text:style-name="P261"/>
          </table:table-cell>
          <table:table-cell table:style-name="Таблица49.A3" office:value-type="string">
            <text:p text:style-name="P371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1"><text:s/><text:span text:style-name="T230">сопровождающего документа</text:span></text:p>
          </table:table-cell>
          <table:covered-table-cell/>
          <table:table-cell table:style-name="Таблица49.A3" office:value-type="string">
            <text:p text:style-name="P291"/>
          </table:table-cell>
          <table:table-cell table:style-name="Таблица49.A3" office:value-type="string">
            <text:p text:style-name="P286"/>
          </table:table-cell>
          <table:table-cell table:style-name="Таблица49.A3" table:number-columns-spanned="2" office:value-type="string">
            <text:p text:style-name="P317"/>
          </table:table-cell>
          <table:covered-table-cell/>
          <table:table-cell table:style-name="Таблица49.A3" office:value-type="string">
            <text:p text:style-name="P371"/>
          </table:table-cell>
          <table:table-cell table:style-name="Таблица49.H3" table:number-columns-spanned="2" office:value-type="string">
            <text:p text:style-name="P33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86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A3" office:value-type="string">
            <text:p text:style-name="P227"/>
          </table:table-cell>
          <table:table-cell table:style-name="Таблица49.A3" table:number-columns-spanned="2" office:value-type="string">
            <text:p text:style-name="P488"/>
          </table:table-cell>
          <table:covered-table-cell/>
          <table:table-cell table:style-name="Таблица49.A3" office:value-type="string">
            <text:p text:style-name="P490"/>
          </table:table-cell>
          <table:table-cell table:style-name="Таблица49.H3" table:number-columns-spanned="2" office:value-type="string">
            <text:p text:style-name="P495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86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A3" office:value-type="string">
            <text:p text:style-name="P3"><text:span text:style-name="Основной_20_шрифт_20_абзаца"><text:span text:style-name="T125"/></text:span></text:p>
          </table:table-cell>
          <table:table-cell table:style-name="Таблица49.A3" table:number-columns-spanned="2" office:value-type="string">
            <text:p text:style-name="P488"/>
          </table:table-cell>
          <table:covered-table-cell/>
          <table:table-cell table:style-name="Таблица49.A3" office:value-type="string">
            <text:p text:style-name="P490"/>
          </table:table-cell>
          <table:table-cell table:style-name="Таблица49.H3" table:number-columns-spanned="2" office:value-type="string">
            <text:p text:style-name="P503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86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A3" office:value-type="string">
            <text:p text:style-name="P68"><text:span text:style-name="Основной_20_шрифт_20_абзаца"><text:span text:style-name="T172"/></text:span></text:p>
          </table:table-cell>
          <table:table-cell table:style-name="Таблица49.A3" table:number-columns-spanned="2" office:value-type="string">
            <text:p text:style-name="P488"/>
          </table:table-cell>
          <table:covered-table-cell/>
          <table:table-cell table:style-name="Таблица49.A3" office:value-type="string">
            <text:p text:style-name="P490"/>
          </table:table-cell>
          <table:table-cell table:style-name="Таблица49.H3" table:number-columns-spanned="2" office:value-type="string">
            <text:p text:style-name="P495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86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A3" office:value-type="string">
            <text:p text:style-name="P515"/>
          </table:table-cell>
          <table:table-cell table:style-name="Таблица49.A3" table:number-columns-spanned="2" office:value-type="string">
            <text:p text:style-name="P488"/>
          </table:table-cell>
          <table:covered-table-cell/>
          <table:table-cell table:style-name="Таблица49.A3" office:value-type="string">
            <text:p text:style-name="P490"/>
          </table:table-cell>
          <table:table-cell table:style-name="Таблица49.H3" table:number-columns-spanned="2" office:value-type="string">
            <text:p text:style-name="P503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86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A3" office:value-type="string">
            <text:p text:style-name="P486"/>
          </table:table-cell>
          <table:table-cell table:style-name="Таблица49.A3" table:number-columns-spanned="2" office:value-type="string">
            <text:p text:style-name="P488"/>
          </table:table-cell>
          <table:covered-table-cell/>
          <table:table-cell table:style-name="Таблица49.A3" office:value-type="string">
            <text:p text:style-name="P490"/>
          </table:table-cell>
          <table:table-cell table:style-name="Таблица49.H3" table:number-columns-spanned="2" office:value-type="string">
            <text:p text:style-name="P492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86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A3" office:value-type="string">
            <text:p text:style-name="P486"/>
          </table:table-cell>
          <table:table-cell table:style-name="Таблица49.A3" table:number-columns-spanned="2" office:value-type="string">
            <text:p text:style-name="P488"/>
          </table:table-cell>
          <table:covered-table-cell/>
          <table:table-cell table:style-name="Таблица49.A3" office:value-type="string">
            <text:p text:style-name="P488"/>
          </table:table-cell>
          <table:table-cell table:style-name="Таблица49.H3" table:number-columns-spanned="2" office:value-type="string">
            <text:p text:style-name="P486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178"/>
          </table:table-cell>
          <table:covered-table-cell/>
          <table:table-cell table:style-name="Таблица49.A3" office:value-type="string">
            <text:p text:style-name="P178"/>
          </table:table-cell>
          <table:table-cell table:style-name="Таблица49.A3" office:value-type="string">
            <text:p text:style-name="P397"/>
          </table:table-cell>
          <table:table-cell table:style-name="Таблица49.A3" table:number-columns-spanned="2" office:value-type="string">
            <text:p text:style-name="P478"/>
          </table:table-cell>
          <table:covered-table-cell/>
          <table:table-cell table:style-name="Таблица49.A3" office:value-type="string">
            <text:p text:style-name="P458"/>
          </table:table-cell>
          <table:table-cell table:style-name="Таблица49.H3" table:number-columns-spanned="2" office:value-type="string">
            <text:p text:style-name="P179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37"/>
          </table:table-cell>
          <table:covered-table-cell/>
          <table:table-cell table:style-name="Таблица49.A3" office:value-type="string">
            <text:p text:style-name="P249"/>
          </table:table-cell>
          <table:table-cell table:style-name="Таблица49.A3" office:value-type="string">
            <text:p text:style-name="P245"/>
          </table:table-cell>
          <table:table-cell table:style-name="Таблица49.A3" table:number-columns-spanned="2" office:value-type="string">
            <text:p text:style-name="P256"/>
          </table:table-cell>
          <table:covered-table-cell/>
          <table:table-cell table:style-name="Таблица49.A3" office:value-type="string">
            <text:p text:style-name="P256"/>
          </table:table-cell>
          <table:table-cell table:style-name="Таблица49.H3" table:number-columns-spanned="2" office:value-type="string">
            <text:p text:style-name="P256"/>
          </table:table-cell>
          <table:covered-table-cell/>
        </table:table-row>
        <table:table-row table:style-name="Таблица49.18">
          <table:table-cell table:style-name="Таблица49.A18" office:value-type="string">
            <text:p text:style-name="P406">ПВК</text:p>
          </table:table-cell>
          <table:table-cell table:style-name="Таблица49.B18" table:number-columns-spanned="4" office:value-type="string">
            <text:p text:style-name="P416">Перечень входного контроля</text:p>
          </table:table-cell>
          <table:covered-table-cell/>
          <table:covered-table-cell/>
          <table:covered-table-cell/>
          <table:table-cell table:style-name="Таблица49.B18" table:number-columns-spanned="3" office:value-type="string">
            <text:p text:style-name="P224"/>
          </table:table-cell>
          <table:covered-table-cell/>
          <table:covered-table-cell/>
          <table:table-cell table:style-name="Таблица49.I18" office:value-type="string">
            <text:p text:style-name="P224"/>
            <text:p text:style-name="P224"/>
          </table:table-cell>
        </table:table-row>
      </table:table>
      <text:p text:style-name="P158"/>
      <text:p text:style-name="P159"><text:soft-page-break/>СТО 07521831-55-2017 <text:span text:style-name="T280">Приложение 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208">Дубл.</text:p>
          </table:table-cell>
          <table:table-cell table:style-name="Таблица2.A1" office:value-type="string">
            <text:p text:style-name="P194"/>
          </table:table-cell>
          <table:table-cell table:style-name="Таблица2.A1" office:value-type="string">
            <text:p text:style-name="P194"/>
          </table:table-cell>
          <table:table-cell table:style-name="Таблица2.D1" office:value-type="string">
            <text:p text:style-name="P194"/>
          </table:table-cell>
          <table:table-cell table:style-name="Таблица2.E1" office:value-type="string">
            <text:p text:style-name="P194"><text:s text:c="15"/></text:p>
          </table:table-cell>
          <table:table-cell table:style-name="Таблица2.F1" table:number-columns-spanned="2" office:value-type="string">
            <text:p text:style-name="P194"/>
          </table:table-cell>
          <table:covered-table-cell/>
          <table:table-cell table:style-name="Таблица2.H1" office:value-type="string">
            <text:p text:style-name="P194"/>
          </table:table-cell>
        </table:table-row>
        <table:table-row table:style-name="Таблица2.1">
          <table:table-cell table:style-name="Таблица2.A1" office:value-type="string">
            <text:p text:style-name="P208">Взам.</text:p>
          </table:table-cell>
          <table:table-cell table:style-name="Таблица2.A1" office:value-type="string">
            <text:p text:style-name="P194"/>
          </table:table-cell>
          <table:table-cell table:style-name="Таблица2.A1" office:value-type="string">
            <text:p text:style-name="P194"/>
          </table:table-cell>
          <table:table-cell table:style-name="Таблица2.D1" office:value-type="string">
            <text:p text:style-name="P194"/>
          </table:table-cell>
          <table:table-cell table:style-name="Таблица2.E2" table:number-columns-spanned="2" office:value-type="string">
            <text:p text:style-name="P194"/>
          </table:table-cell>
          <table:covered-table-cell/>
          <table:table-cell table:style-name="Таблица2.G2" table:number-rows-spanned="2" table:number-columns-spanned="2" office:value-type="string">
            <text:p text:style-name="P194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208">Подл.</text:p>
          </table:table-cell>
          <table:table-cell table:style-name="Таблица2.A1" office:value-type="string">
            <text:p text:style-name="P546"/>
          </table:table-cell>
          <table:table-cell table:style-name="Таблица2.A1" office:value-type="string">
            <text:p text:style-name="P194"/>
          </table:table-cell>
          <table:table-cell table:style-name="Таблица2.A1" office:value-type="string">
            <text:p text:style-name="P194"/>
          </table:table-cell>
          <table:table-cell table:style-name="Таблица2.E2" table:number-columns-spanned="2" office:value-type="string">
            <text:p text:style-name="P194"/>
          </table:table-cell>
          <table:covered-table-cell/>
          <table:covered-table-cell table:style-name="Таблица2.G2"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row table:style-name="Таблица3.1">
          <table:table-cell table:style-name="Таблица3.A1" table:number-columns-spanned="11" office:value-type="string">
            <text:p text:style-name="P215">Гарантийный срок хранения: <text:span text:style-name="T21">6 </text:span><text:span text:style-name="T29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1" table:number-columns-spanned="2" office:value-type="string">
            <text:p text:style-name="P438"/>
          </table:table-cell>
          <table:covered-table-cell/>
          <table:table-cell table:style-name="Таблица3.N1" table:number-columns-spanned="2" office:value-type="string">
            <text:h text:style-name="P129" text:outline-level="7"/>
          </table:table-cell>
          <table:covered-table-cell/>
          <table:table-cell table:style-name="Таблица3.P1" office:value-type="string">
            <text:p text:style-name="P453"><text:span text:style-name="T276">1</text:span><text:span text:style-name="T288">3</text:span></text:p>
          </table:table-cell>
        </table:table-row>
        <table:table-row table:style-name="Таблица3.2">
          <table:table-cell table:style-name="Таблица3.A2" table:number-columns-spanned="16" office:value-type="string">
            <text:p text:style-name="P427">Срок хранени<text:span text:style-name="T3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1" table:number-rows-spanned="3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L1" office:value-type="string">
            <text:p text:style-name="P438"/>
          </table:table-cell>
          <table:table-cell table:style-name="Таблица3.J3" office:value-type="string">
            <text:p text:style-name="P438"/>
          </table:table-cell>
          <table:table-cell table:style-name="Таблица3.K3" table:number-columns-spanned="2" office:value-type="string">
            <text:p text:style-name="P438"/>
          </table:table-cell>
          <table:covered-table-cell/>
          <table:table-cell table:style-name="Таблица3.M3" table:number-rows-spanned="3" table:number-columns-spanned="2" office:value-type="string">
            <text:h text:style-name="P141" text:outline-level="8">Синтетическая полиэфирная<text:line-break/>(перфорированная) вуаль<text:line-break/>NEXUS 111-90010 </text:h>
          </table:table-cell>
          <table:covered-table-cell/>
          <table:table-cell table:style-name="Таблица3.O3" table:number-rows-spanned="3" table:number-columns-spanned="2" office:value-type="string">
            <text:p text:style-name="P710">И.01-2024</text:p>
          </table:table-cell>
          <table:covered-table-cell/>
        </table:table-row>
        <table:table-row table:style-name="Таблица3.3">
          <table:covered-table-cell table:style-name="Таблица3.A1"/>
          <table:table-cell table:style-name="Таблица3.B4" office:value-type="string">
            <text:p text:style-name="P194"/>
          </table:table-cell>
          <table:table-cell table:style-name="Таблица3.C4" office:value-type="string">
            <text:p text:style-name="P194"/>
          </table:table-cell>
          <table:table-cell table:style-name="Таблица3.D4" office:value-type="string">
            <text:p text:style-name="P194"/>
          </table:table-cell>
          <table:table-cell table:style-name="Таблица3.E4" office:value-type="string">
            <text:p text:style-name="P194"/>
          </table:table-cell>
          <table:table-cell table:style-name="Таблица3.F4" office:value-type="string">
            <text:p text:style-name="P194"/>
          </table:table-cell>
          <table:table-cell table:style-name="Таблица3.G4" office:value-type="string">
            <text:p text:style-name="P194"/>
          </table:table-cell>
          <table:table-cell table:style-name="Таблица3.H4" office:value-type="string">
            <text:p text:style-name="P194"/>
          </table:table-cell>
          <table:table-cell table:style-name="Таблица3.I4" office:value-type="string">
            <text:p text:style-name="P194"/>
          </table:table-cell>
          <table:table-cell table:style-name="Таблица3.J4" office:value-type="string">
            <text:p text:style-name="P194"/>
          </table:table-cell>
          <table:table-cell table:style-name="Таблица3.K4" table:number-columns-spanned="2" office:value-type="string">
            <text:p text:style-name="P194"/>
          </table:table-cell>
          <table:covered-table-cell/>
          <table:covered-table-cell table:style-name="Таблица3.M3"/>
          <table:covered-table-cell/>
          <table:covered-table-cell table:style-name="Таблица3.O3"/>
          <table:covered-table-cell/>
        </table:table-row>
        <table:table-row table:style-name="Таблица3.5">
          <table:covered-table-cell table:style-name="Таблица3.A1"/>
          <table:table-cell table:style-name="Таблица3.B5" office:value-type="string">
            <text:p text:style-name="P194"/>
          </table:table-cell>
          <table:table-cell table:style-name="Таблица3.C5" office:value-type="string">
            <text:p text:style-name="P194"/>
          </table:table-cell>
          <table:table-cell table:style-name="Таблица3.D5" office:value-type="string">
            <text:p text:style-name="P194"/>
          </table:table-cell>
          <table:table-cell table:style-name="Таблица3.E5" office:value-type="string">
            <text:p text:style-name="P194"/>
          </table:table-cell>
          <table:table-cell table:style-name="Таблица3.F5" office:value-type="string">
            <text:p text:style-name="P194"/>
          </table:table-cell>
          <table:table-cell table:style-name="Таблица3.G5" office:value-type="string">
            <text:p text:style-name="P194"/>
          </table:table-cell>
          <table:table-cell table:style-name="Таблица3.H5" office:value-type="string">
            <text:p text:style-name="P194"/>
          </table:table-cell>
          <table:table-cell table:style-name="Таблица3.I5" office:value-type="string">
            <text:p text:style-name="P194"/>
          </table:table-cell>
          <table:table-cell table:style-name="Таблица3.J5" office:value-type="string">
            <text:p text:style-name="P194"/>
          </table:table-cell>
          <table:table-cell table:style-name="Таблица3.K5" table:number-columns-spanned="2" office:value-type="string">
            <text:p text:style-name="P194"/>
          </table:table-cell>
          <table:covered-table-cell/>
          <table:covered-table-cell table:style-name="Таблица3.M3"/>
          <table:covered-table-cell/>
          <table:covered-table-cell table:style-name="Таблица3.O3"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 table:style-name="Таблица4.1">
          <table:table-cell table:style-name="Таблица4.A1" table:number-columns-spanned="3" office:value-type="string">
            <text:p text:style-name="P258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4.A1" table:number-rows-spanned="2" office:value-type="string">
            <text:p text:style-name="P297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.A1" table:number-rows-spanned="2" table:number-columns-spanned="2" office:value-type="string">
            <text:p text:style-name="P307">Вид </text:p>
            <text:p text:style-name="P307">контроля.</text:p>
            <text:p text:style-name="P297">Объем<text:line-break/>выборки<text:line-break/>или<text:line-break/>пробы</text:p>
          </table:table-cell>
          <table:covered-table-cell/>
          <table:table-cell table:style-name="Таблица4.A1" table:number-rows-spanned="2" office:value-type="string">
            <text:p text:style-name="P298">Допусти<text:span text:style-name="T40">-</text:span>мый<text:line-break/>расход<text:line-break/>ресурса<text:line-break/></text:p>
          </table:table-cell>
          <table:table-cell table:style-name="Таблица4.H1" table:number-rows-spanned="2" table:number-columns-spanned="2" office:value-type="string">
            <text:p text:style-name="P297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258">Контролируемые параметры<text:line-break/>(показатели)</text:p>
          </table:table-cell>
          <table:covered-table-cell/>
          <table:table-cell table:style-name="Таблица4.A2" office:value-type="string">
            <text:p text:style-name="P258">Номера<text:line-break/>пунктов<text:line-break/>докумен<text:span text:style-name="T39">-</text:span><text:line-break/>тации</text:p>
          </table:table-cell>
          <table:covered-table-cell table:style-name="Таблица4.A1"/>
          <table:covered-table-cell table:style-name="Таблица4.A1"/>
          <table:covered-table-cell/>
          <table:covered-table-cell table:style-name="Таблица4.A1"/>
          <table:covered-table-cell table:style-name="Таблица4.H1"/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47">Наличие сопроводительного сертификата или</text:span></text:p>
          </table:table-cell>
          <table:covered-table-cell/>
          <table:table-cell table:style-name="Таблица4.A3" office:value-type="string">
            <text:p text:style-name="P279">-</text:p>
          </table:table-cell>
          <table:table-cell table:style-name="Таблица4.A3" office:value-type="string">
            <text:p text:style-name="P279">-</text:p>
          </table:table-cell>
          <table:table-cell table:style-name="Таблица4.A3" table:number-columns-spanned="2" office:value-type="string">
            <text:p text:style-name="P309">Сплошной</text:p>
          </table:table-cell>
          <table:covered-table-cell/>
          <table:table-cell table:style-name="Таблица4.A3" office:value-type="string">
            <text:p text:style-name="P309">0</text:p>
          </table:table-cell>
          <table:table-cell table:style-name="Таблица4.H3" table:number-columns-spanned="2" office:value-type="string">
            <text:p text:style-name="P375"><text:span text:style-name="T25"><text:s/></text:span><text:span text:style-name="T26">Цех 23, </text:span>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95">другого </text:span><text:s/><text:span text:style-name="T95">документа <text:s/>подтверждающего</text:span></text:p>
          </table:table-cell>
          <table:covered-table-cell/>
          <table:table-cell table:style-name="Таблица4.A3" office:value-type="string">
            <text:p text:style-name="P289"/>
          </table:table-cell>
          <table:table-cell table:style-name="Таблица4.A3" office:value-type="string">
            <text:p text:style-name="P282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20">ОТК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48">качество материала с указанием гарантийного</text:span>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01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21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92"><text:s/>срока и <text:s/>даты изготовления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01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231">В случае отсутствия даты </text:span><text:span text:style-name="T230">изготовления</text:span><text:span text:style-name="T231"> гарантийный</text:span>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01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231">срок <text:s/>исчислять <text:s/>с даты <text:s/></text:span><text:span text:style-name="T230">печати сертификата или другого </text:span></text:p>
          </table:table-cell>
          <table:covered-table-cell/>
          <table:table-cell table:style-name="Таблица4.A3" office:value-type="string">
            <text:p text:style-name="P258"/>
          </table:table-cell>
          <table:table-cell table:style-name="Таблица4.A3" office:value-type="string">
            <text:p text:style-name="P368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6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65"><text:s/><text:span text:style-name="T230">сопровождающего документа</text:span></text:p>
          </table:table-cell>
          <table:covered-table-cell/>
          <table:table-cell table:style-name="Таблица4.A3" office:value-type="string">
            <text:p text:style-name="P289"/>
          </table:table-cell>
          <table:table-cell table:style-name="Таблица4.A3" office:value-type="string">
            <text:p text:style-name="P282"/>
          </table:table-cell>
          <table:table-cell table:style-name="Таблица4.A3" table:number-columns-spanned="2" office:value-type="string">
            <text:p text:style-name="P312"/>
          </table:table-cell>
          <table:covered-table-cell/>
          <table:table-cell table:style-name="Таблица4.A3" office:value-type="string">
            <text:p text:style-name="P368"/>
          </table:table-cell>
          <table:table-cell table:style-name="Таблица4.H3" table:number-columns-spanned="2" office:value-type="string">
            <text:p text:style-name="P32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85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A3" office:value-type="string">
            <text:p text:style-name="P226"/>
          </table:table-cell>
          <table:table-cell table:style-name="Таблица4.A3" table:number-columns-spanned="2" office:value-type="string">
            <text:p text:style-name="P487"/>
          </table:table-cell>
          <table:covered-table-cell/>
          <table:table-cell table:style-name="Таблица4.A3" office:value-type="string">
            <text:p text:style-name="P489"/>
          </table:table-cell>
          <table:table-cell table:style-name="Таблица4.H3" table:number-columns-spanned="2" office:value-type="string">
            <text:p text:style-name="P493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85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A3" office:value-type="string">
            <text:p text:style-name="P740"><text:span text:style-name="Основной_20_шрифт_20_абзаца"><text:span text:style-name="T125"/></text:span></text:p>
          </table:table-cell>
          <table:table-cell table:style-name="Таблица4.A3" table:number-columns-spanned="2" office:value-type="string">
            <text:p text:style-name="P487"/>
          </table:table-cell>
          <table:covered-table-cell/>
          <table:table-cell table:style-name="Таблица4.A3" office:value-type="string">
            <text:p text:style-name="P489"/>
          </table:table-cell>
          <table:table-cell table:style-name="Таблица4.H3" table:number-columns-spanned="2" office:value-type="string">
            <text:p text:style-name="P501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85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A3" office:value-type="string">
            <text:p text:style-name="P742"><text:span text:style-name="Основной_20_шрифт_20_абзаца"><text:span text:style-name="T172"/></text:span></text:p>
          </table:table-cell>
          <table:table-cell table:style-name="Таблица4.A3" table:number-columns-spanned="2" office:value-type="string">
            <text:p text:style-name="P487"/>
          </table:table-cell>
          <table:covered-table-cell/>
          <table:table-cell table:style-name="Таблица4.A3" office:value-type="string">
            <text:p text:style-name="P489"/>
          </table:table-cell>
          <table:table-cell table:style-name="Таблица4.H3" table:number-columns-spanned="2" office:value-type="string">
            <text:p text:style-name="P493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85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A3" office:value-type="string">
            <text:p text:style-name="P514"/>
          </table:table-cell>
          <table:table-cell table:style-name="Таблица4.A3" table:number-columns-spanned="2" office:value-type="string">
            <text:p text:style-name="P487"/>
          </table:table-cell>
          <table:covered-table-cell/>
          <table:table-cell table:style-name="Таблица4.A3" office:value-type="string">
            <text:p text:style-name="P489"/>
          </table:table-cell>
          <table:table-cell table:style-name="Таблица4.H3" table:number-columns-spanned="2" office:value-type="string">
            <text:p text:style-name="P501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85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A3" office:value-type="string">
            <text:p text:style-name="P485"/>
          </table:table-cell>
          <table:table-cell table:style-name="Таблица4.A3" table:number-columns-spanned="2" office:value-type="string">
            <text:p text:style-name="P487"/>
          </table:table-cell>
          <table:covered-table-cell/>
          <table:table-cell table:style-name="Таблица4.A3" office:value-type="string">
            <text:p text:style-name="P489"/>
          </table:table-cell>
          <table:table-cell table:style-name="Таблица4.H3" table:number-columns-spanned="2" office:value-type="string">
            <text:p text:style-name="P491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85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A3" office:value-type="string">
            <text:p text:style-name="P485"/>
          </table:table-cell>
          <table:table-cell table:style-name="Таблица4.A3" table:number-columns-spanned="2" office:value-type="string">
            <text:p text:style-name="P487"/>
          </table:table-cell>
          <table:covered-table-cell/>
          <table:table-cell table:style-name="Таблица4.A3" office:value-type="string">
            <text:p text:style-name="P487"/>
          </table:table-cell>
          <table:table-cell table:style-name="Таблица4.H3" table:number-columns-spanned="2" office:value-type="string">
            <text:p text:style-name="P485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172"/>
          </table:table-cell>
          <table:covered-table-cell/>
          <table:table-cell table:style-name="Таблица4.A3" office:value-type="string">
            <text:p text:style-name="P172"/>
          </table:table-cell>
          <table:table-cell table:style-name="Таблица4.A3" office:value-type="string">
            <text:p text:style-name="P395"/>
          </table:table-cell>
          <table:table-cell table:style-name="Таблица4.A3" table:number-columns-spanned="2" office:value-type="string">
            <text:p text:style-name="P476"/>
          </table:table-cell>
          <table:covered-table-cell/>
          <table:table-cell table:style-name="Таблица4.A3" office:value-type="string">
            <text:p text:style-name="P454"/>
          </table:table-cell>
          <table:table-cell table:style-name="Таблица4.H3" table:number-columns-spanned="2" office:value-type="string">
            <text:p text:style-name="P173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32"/>
          </table:table-cell>
          <table:covered-table-cell/>
          <table:table-cell table:style-name="Таблица4.A3" office:value-type="string">
            <text:p text:style-name="P247"/>
          </table:table-cell>
          <table:table-cell table:style-name="Таблица4.A3" office:value-type="string">
            <text:p text:style-name="P242"/>
          </table:table-cell>
          <table:table-cell table:style-name="Таблица4.A3" table:number-columns-spanned="2" office:value-type="string">
            <text:p text:style-name="P252"/>
          </table:table-cell>
          <table:covered-table-cell/>
          <table:table-cell table:style-name="Таблица4.A3" office:value-type="string">
            <text:p text:style-name="P252"/>
          </table:table-cell>
          <table:table-cell table:style-name="Таблица4.H3" table:number-columns-spanned="2" office:value-type="string">
            <text:p text:style-name="P252"/>
          </table:table-cell>
          <table:covered-table-cell/>
        </table:table-row>
        <table:table-row table:style-name="Таблица4.18">
          <table:table-cell table:style-name="Таблица4.A18" office:value-type="string">
            <text:p text:style-name="P407">ПВК</text:p>
          </table:table-cell>
          <table:table-cell table:style-name="Таблица4.B18" table:number-columns-spanned="4" office:value-type="string">
            <text:p text:style-name="P417">Перечень входного контроля</text:p>
          </table:table-cell>
          <table:covered-table-cell/>
          <table:covered-table-cell/>
          <table:covered-table-cell/>
          <table:table-cell table:style-name="Таблица4.B18" table:number-columns-spanned="3" office:value-type="string">
            <text:p text:style-name="P225"/>
          </table:table-cell>
          <table:covered-table-cell/>
          <table:covered-table-cell/>
          <table:table-cell table:style-name="Таблица4.I18" office:value-type="string">
            <text:p text:style-name="P225"/>
            <text:p text:style-name="P225"/>
          </table:table-cell>
        </table:table-row>
      </table:table>
      <text:p text:style-name="P153"/>
      <text:p text:style-name="P158"><text:soft-page-break/>СТО 07521831-55-2017 <text:span text:style-name="T280">Приложение 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Таблица5.1">
          <table:table-cell table:style-name="Таблица5.A1" office:value-type="string">
            <text:p text:style-name="P208">Дубл.</text:p>
          </table:table-cell>
          <table:table-cell table:style-name="Таблица5.A1" office:value-type="string">
            <text:p text:style-name="P194"/>
          </table:table-cell>
          <table:table-cell table:style-name="Таблица5.A1" office:value-type="string">
            <text:p text:style-name="P194"/>
          </table:table-cell>
          <table:table-cell table:style-name="Таблица5.D1" office:value-type="string">
            <text:p text:style-name="P194"/>
          </table:table-cell>
          <table:table-cell table:style-name="Таблица5.E1" office:value-type="string">
            <text:p text:style-name="P194"><text:s text:c="15"/></text:p>
          </table:table-cell>
          <table:table-cell table:style-name="Таблица5.F1" table:number-columns-spanned="2" office:value-type="string">
            <text:p text:style-name="P194"/>
          </table:table-cell>
          <table:covered-table-cell/>
          <table:table-cell table:style-name="Таблица5.H1" office:value-type="string">
            <text:p text:style-name="P194"/>
          </table:table-cell>
        </table:table-row>
        <table:table-row table:style-name="Таблица5.1">
          <table:table-cell table:style-name="Таблица5.A1" office:value-type="string">
            <text:p text:style-name="P208">Взам.</text:p>
          </table:table-cell>
          <table:table-cell table:style-name="Таблица5.A1" office:value-type="string">
            <text:p text:style-name="P194"/>
          </table:table-cell>
          <table:table-cell table:style-name="Таблица5.A1" office:value-type="string">
            <text:p text:style-name="P194"/>
          </table:table-cell>
          <table:table-cell table:style-name="Таблица5.D1" office:value-type="string">
            <text:p text:style-name="P194"/>
          </table:table-cell>
          <table:table-cell table:style-name="Таблица5.E2" table:number-columns-spanned="2" office:value-type="string">
            <text:p text:style-name="P194"/>
          </table:table-cell>
          <table:covered-table-cell/>
          <table:table-cell table:style-name="Таблица5.G2" table:number-rows-spanned="2" table:number-columns-spanned="2" office:value-type="string">
            <text:p text:style-name="P194"/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208">Подл.</text:p>
          </table:table-cell>
          <table:table-cell table:style-name="Таблица5.A1" office:value-type="string">
            <text:p text:style-name="P546"/>
          </table:table-cell>
          <table:table-cell table:style-name="Таблица5.A1" office:value-type="string">
            <text:p text:style-name="P194"/>
          </table:table-cell>
          <table:table-cell table:style-name="Таблица5.A1" office:value-type="string">
            <text:p text:style-name="P194"/>
          </table:table-cell>
          <table:table-cell table:style-name="Таблица5.E2" table:number-columns-spanned="2" office:value-type="string">
            <text:p text:style-name="P194"/>
          </table:table-cell>
          <table:covered-table-cell/>
          <table:covered-table-cell table:style-name="Таблица5.G2"/>
          <table:covered-table-cell/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row table:style-name="Таблица6.1">
          <table:table-cell table:style-name="Таблица6.A1" table:number-columns-spanned="11" office:value-type="string">
            <text:p text:style-name="P215">Гарантийный срок хранения: <text:span text:style-name="T21">6 </text:span><text:span text:style-name="T29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1" table:number-columns-spanned="2" office:value-type="string">
            <text:p text:style-name="P438"/>
          </table:table-cell>
          <table:covered-table-cell/>
          <table:table-cell table:style-name="Таблица6.N1" table:number-columns-spanned="2" office:value-type="string">
            <text:h text:style-name="P129" text:outline-level="7"/>
          </table:table-cell>
          <table:covered-table-cell/>
          <table:table-cell table:style-name="Таблица6.P1" office:value-type="string">
            <text:p text:style-name="P453"><text:span text:style-name="T276">1</text:span><text:span text:style-name="T288">4</text:span></text:p>
          </table:table-cell>
        </table:table-row>
        <table:table-row table:style-name="Таблица6.2">
          <table:table-cell table:style-name="Таблица6.A2" table:number-columns-spanned="16" office:value-type="string">
            <text:p text:style-name="P427">Срок хранени<text:span text:style-name="T3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table:number-rows-spanned="3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L1" office:value-type="string">
            <text:p text:style-name="P438"/>
          </table:table-cell>
          <table:table-cell table:style-name="Таблица6.J3" office:value-type="string">
            <text:p text:style-name="P438"/>
          </table:table-cell>
          <table:table-cell table:style-name="Таблица6.K3" table:number-columns-spanned="2" office:value-type="string">
            <text:p text:style-name="P438"/>
          </table:table-cell>
          <table:covered-table-cell/>
          <table:table-cell table:style-name="Таблица6.M3" table:number-rows-spanned="3" table:number-columns-spanned="2" office:value-type="string">
            <text:h text:style-name="P140" text:outline-level="8">Смола <text:span text:style-name="T19">MFE-711</text:span></text:h>
          </table:table-cell>
          <table:covered-table-cell/>
          <table:table-cell table:style-name="Таблица6.O3" table:number-rows-spanned="3" table:number-columns-spanned="2" office:value-type="string">
            <text:p text:style-name="P710">И.01-2024</text:p>
          </table:table-cell>
          <table:covered-table-cell/>
        </table:table-row>
        <table:table-row table:style-name="Таблица6.3">
          <table:covered-table-cell table:style-name="Таблица6.A1"/>
          <table:table-cell table:style-name="Таблица6.B4" office:value-type="string">
            <text:p text:style-name="P194"/>
          </table:table-cell>
          <table:table-cell table:style-name="Таблица6.C4" office:value-type="string">
            <text:p text:style-name="P194"/>
          </table:table-cell>
          <table:table-cell table:style-name="Таблица6.D4" office:value-type="string">
            <text:p text:style-name="P194"/>
          </table:table-cell>
          <table:table-cell table:style-name="Таблица6.E4" office:value-type="string">
            <text:p text:style-name="P194"/>
          </table:table-cell>
          <table:table-cell table:style-name="Таблица6.F4" office:value-type="string">
            <text:p text:style-name="P194"/>
          </table:table-cell>
          <table:table-cell table:style-name="Таблица6.G4" office:value-type="string">
            <text:p text:style-name="P194"/>
          </table:table-cell>
          <table:table-cell table:style-name="Таблица6.H4" office:value-type="string">
            <text:p text:style-name="P194"/>
          </table:table-cell>
          <table:table-cell table:style-name="Таблица6.I4" office:value-type="string">
            <text:p text:style-name="P194"/>
          </table:table-cell>
          <table:table-cell table:style-name="Таблица6.J4" office:value-type="string">
            <text:p text:style-name="P194"/>
          </table:table-cell>
          <table:table-cell table:style-name="Таблица6.K4" table:number-columns-spanned="2" office:value-type="string">
            <text:p text:style-name="P194"/>
          </table:table-cell>
          <table:covered-table-cell/>
          <table:covered-table-cell table:style-name="Таблица6.M3"/>
          <table:covered-table-cell/>
          <table:covered-table-cell table:style-name="Таблица6.O3"/>
          <table:covered-table-cell/>
        </table:table-row>
        <table:table-row table:style-name="Таблица6.5">
          <table:covered-table-cell table:style-name="Таблица6.A1"/>
          <table:table-cell table:style-name="Таблица6.B5" office:value-type="string">
            <text:p text:style-name="P194"/>
          </table:table-cell>
          <table:table-cell table:style-name="Таблица6.C5" office:value-type="string">
            <text:p text:style-name="P194"/>
          </table:table-cell>
          <table:table-cell table:style-name="Таблица6.D5" office:value-type="string">
            <text:p text:style-name="P194"/>
          </table:table-cell>
          <table:table-cell table:style-name="Таблица6.E5" office:value-type="string">
            <text:p text:style-name="P194"/>
          </table:table-cell>
          <table:table-cell table:style-name="Таблица6.F5" office:value-type="string">
            <text:p text:style-name="P194"/>
          </table:table-cell>
          <table:table-cell table:style-name="Таблица6.G5" office:value-type="string">
            <text:p text:style-name="P194"/>
          </table:table-cell>
          <table:table-cell table:style-name="Таблица6.H5" office:value-type="string">
            <text:p text:style-name="P194"/>
          </table:table-cell>
          <table:table-cell table:style-name="Таблица6.I5" office:value-type="string">
            <text:p text:style-name="P194"/>
          </table:table-cell>
          <table:table-cell table:style-name="Таблица6.J5" office:value-type="string">
            <text:p text:style-name="P194"/>
          </table:table-cell>
          <table:table-cell table:style-name="Таблица6.K5" table:number-columns-spanned="2" office:value-type="string">
            <text:p text:style-name="P194"/>
          </table:table-cell>
          <table:covered-table-cell/>
          <table:covered-table-cell table:style-name="Таблица6.M3"/>
          <table:covered-table-cell/>
          <table:covered-table-cell table:style-name="Таблица6.O3"/>
          <table:covered-table-cell/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row table:style-name="Таблица8.1">
          <table:table-cell table:style-name="Таблица8.A1" table:number-columns-spanned="3" office:value-type="string">
            <text:p text:style-name="P259">Состав контролируемых па<text:span text:style-name="T10">р</text:span>аметров продукции,<text:line-break/>методы ее контроля</text:p>
          </table:table-cell>
          <table:covered-table-cell/>
          <table:covered-table-cell/>
          <table:table-cell table:style-name="Таблица8.A1" table:number-rows-spanned="2" office:value-type="string">
            <text:p text:style-name="P299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.A1" table:number-rows-spanned="2" table:number-columns-spanned="2" office:value-type="string">
            <text:p text:style-name="P308">Вид </text:p>
            <text:p text:style-name="P308">контроля.</text:p>
            <text:p text:style-name="P299">Объем<text:line-break/>выборки<text:line-break/>или<text:line-break/>пробы</text:p>
          </table:table-cell>
          <table:covered-table-cell/>
          <table:table-cell table:style-name="Таблица8.A1" table:number-rows-spanned="2" office:value-type="string">
            <text:p text:style-name="P300">Допусти<text:span text:style-name="T40">-</text:span>мый<text:line-break/>расход<text:line-break/>ресурса<text:line-break/></text:p>
          </table:table-cell>
          <table:table-cell table:style-name="Таблица8.H1" table:number-rows-spanned="2" table:number-columns-spanned="2" office:value-type="string">
            <text:p text:style-name="P299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.1">
          <table:table-cell table:style-name="Таблица8.A2" table:number-columns-spanned="2" office:value-type="string">
            <text:p text:style-name="P259">Контролируемые параметры<text:line-break/>(показатели)</text:p>
          </table:table-cell>
          <table:covered-table-cell/>
          <table:table-cell table:style-name="Таблица8.A2" office:value-type="string">
            <text:p text:style-name="P259">Номера<text:line-break/>пунктов<text:line-break/>докумен<text:span text:style-name="T39">-</text:span><text:line-break/>тации</text:p>
          </table:table-cell>
          <table:covered-table-cell table:style-name="Таблица8.A1"/>
          <table:covered-table-cell table:style-name="Таблица8.A1"/>
          <table:covered-table-cell/>
          <table:covered-table-cell table:style-name="Таблица8.A1"/>
          <table:covered-table-cell table:style-name="Таблица8.H1"/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43">1 Внешний вид</text:p>
          </table:table-cell>
          <table:covered-table-cell/>
          <table:table-cell table:style-name="Таблица8.A3" office:value-type="string">
            <text:p text:style-name="P335">-</text:p>
          </table:table-cell>
          <table:table-cell table:style-name="Таблица8.A3" office:value-type="string">
            <text:p text:style-name="P344">Визуально</text:p>
          </table:table-cell>
          <table:table-cell table:style-name="Таблица8.A3" table:number-columns-spanned="2" office:value-type="string">
            <text:p text:style-name="P335">10 % </text:p>
          </table:table-cell>
          <table:covered-table-cell/>
          <table:table-cell table:style-name="Таблица8.A3" office:value-type="string">
            <text:p text:style-name="P347">300 г</text:p>
          </table:table-cell>
          <table:table-cell table:style-name="Таблица8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73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287"/>
          </table:table-cell>
          <table:table-cell table:style-name="Таблица8.A3" table:number-columns-spanned="2" office:value-type="string">
            <text:p text:style-name="P336">тарных </text:p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26">ОТК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73"/>
          </table:table-cell>
          <table:covered-table-cell/>
          <table:table-cell table:style-name="Таблица8.A3" office:value-type="string">
            <text:p text:style-name="P262"/>
          </table:table-cell>
          <table:table-cell table:style-name="Таблица8.A3" office:value-type="string">
            <text:p text:style-name="P305"/>
          </table:table-cell>
          <table:table-cell table:style-name="Таблица8.A3" table:number-columns-spanned="2" office:value-type="string">
            <text:p text:style-name="P338">мест,</text:p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51">ЦЗЛ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95"/>
          </table:table-cell>
          <table:covered-table-cell/>
          <table:table-cell table:style-name="Таблица8.A3" office:value-type="string">
            <text:p text:style-name="P262"/>
          </table:table-cell>
          <table:table-cell table:style-name="Таблица8.A3" office:value-type="string">
            <text:p text:style-name="P305"/>
          </table:table-cell>
          <table:table-cell table:style-name="Таблица8.A3" table:number-columns-spanned="2" office:value-type="string">
            <text:p text:style-name="P337">но не менее</text:p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8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3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502"/>
          </table:table-cell>
          <table:table-cell table:style-name="Таблица8.A3" table:number-columns-spanned="2" office:value-type="string">
            <text:p text:style-name="P356">трех</text:p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81"><text:span text:style-name="T26"/>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3"><text:span text:style-name="T240">2</text:span> Массовая доля нелетучих веществ, %</text:p>
          </table:table-cell>
          <table:covered-table-cell/>
          <table:table-cell table:style-name="Таблица8.A3" office:value-type="string">
            <text:p text:style-name="P335">-</text:p>
          </table:table-cell>
          <table:table-cell table:style-name="Таблица8.A3" office:value-type="string">
            <text:p text:style-name="P502"><text:span text:style-name="T23"><text:s/>Весы неавтоматического действия </text:span>II</text:p>
          </table:table-cell>
          <table:table-cell table:style-name="Таблица8.A3" table:number-columns-spanned="2" office:value-type="string">
            <text:p text:style-name="P355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81"><text:span text:style-name="T25"><text:s/></text:span><text:span text:style-name="T26">Цех 23, </text:span>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502"><text:s/><text:span text:style-name="T23">класса точности </text:span></text:p>
          </table:table-cell>
          <table:table-cell table:style-name="Таблица8.A3" table:number-columns-spanned="2" office:value-type="string">
            <text:p text:style-name="P387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26">ОТК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507"><text:span text:style-name="T23"><text:s/>ГОСТ Р 53228-2008 или друг</text:span><text:span text:style-name="T35">ого ДС</text:span>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51">ЦЗЛ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57"><text:s/>Шкаф сушильный с температурой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"><text:span text:style-name="Основной_20_шрифт_20_абзаца"><text:span text:style-name="T155"><text:s/></text:span></text:span><text:span text:style-name="Основной_20_шрифт_20_абзаца"><text:span text:style-name="T146">нагрева до </text:span></text:span><text:span text:style-name="Основной_20_шрифт_20_абзаца"><text:span text:style-name="T148">200 ºС</text:span></text:span>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35"/>
          </table:table-cell>
          <table:table-cell table:style-name="Таблица8.A3" office:value-type="string">
            <text:p text:style-name="P494"/>
          </table:table-cell>
          <table:table-cell table:style-name="Таблица8.A3" table:number-columns-spanned="2" office:value-type="string">
            <text:p text:style-name="P387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28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0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500"/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54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57"/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57"/>
          </table:table-cell>
          <table:covered-table-cell/>
          <table:table-cell table:style-name="Таблица8.A3" office:value-type="string">
            <text:p text:style-name="P360"/>
          </table:table-cell>
          <table:table-cell table:style-name="Таблица8.A3" office:value-type="string">
            <text:p text:style-name="P2"><text:span text:style-name="Основной_20_шрифт_20_абзаца"><text:span text:style-name="T148"/></text:span></text:p>
          </table:table-cell>
          <table:table-cell table:style-name="Таблица8.A3" table:number-columns-spanned="2" office:value-type="string">
            <text:p text:style-name="P361"/>
          </table:table-cell>
          <table:covered-table-cell/>
          <table:table-cell table:style-name="Таблица8.A3" office:value-type="string">
            <text:p text:style-name="P386"/>
          </table:table-cell>
          <table:table-cell table:style-name="Таблица8.H3" table:number-columns-spanned="2" office:value-type="string">
            <text:p text:style-name="P362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74"/>
          </table:table-cell>
          <table:covered-table-cell/>
          <table:table-cell table:style-name="Таблица8.A3" office:value-type="string">
            <text:p text:style-name="P262"/>
          </table:table-cell>
          <table:table-cell table:style-name="Таблица8.A3" office:value-type="string">
            <text:p text:style-name="P372"/>
          </table:table-cell>
          <table:table-cell table:style-name="Таблица8.A3" table:number-columns-spanned="2" office:value-type="string">
            <text:p text:style-name="P372"/>
          </table:table-cell>
          <table:covered-table-cell/>
          <table:table-cell table:style-name="Таблица8.A3" office:value-type="string">
            <text:p text:style-name="P372"/>
          </table:table-cell>
          <table:table-cell table:style-name="Таблица8.H3" table:number-columns-spanned="2" office:value-type="string">
            <text:p text:style-name="P372"/>
          </table:table-cell>
          <table:covered-table-cell/>
        </table:table-row>
        <table:table-row table:style-name="Таблица8.18">
          <table:table-cell table:style-name="Таблица8.A18" office:value-type="string">
            <text:p text:style-name="P407">ПВК</text:p>
          </table:table-cell>
          <table:table-cell table:style-name="Таблица8.B18" table:number-columns-spanned="4" office:value-type="string">
            <text:p text:style-name="P417">Перечень входного контроля</text:p>
          </table:table-cell>
          <table:covered-table-cell/>
          <table:covered-table-cell/>
          <table:covered-table-cell/>
          <table:table-cell table:style-name="Таблица8.B18" table:number-columns-spanned="3" office:value-type="string">
            <text:p text:style-name="P225"/>
          </table:table-cell>
          <table:covered-table-cell/>
          <table:covered-table-cell/>
          <table:table-cell table:style-name="Таблица8.I18" office:value-type="string">
            <text:p text:style-name="P225"/>
            <text:p text:style-name="P225"/>
          </table:table-cell>
        </table:table-row>
      </table:table>
      <text:p text:style-name="P153"/>
      <text:p text:style-name="P520"><text:soft-page-break/><text:span text:style-name="T114">ГОСТ 3.1105-2011 </text:span><text:span text:style-name="T115">Ф</text:span><text:span text:style-name="T114">орма 7а</text:span></text:p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column table:style-name="Таблица75.H"/>
        <table:table-column table:style-name="Таблица75.I"/>
        <table:table-column table:style-name="Таблица75.J"/>
        <table:table-column table:style-name="Таблица75.K"/>
        <table:table-column table:style-name="Таблица75.L"/>
        <table:table-column table:style-name="Таблица75.M"/>
        <table:table-column table:style-name="Таблица75.B"/>
        <table:table-column table:style-name="Таблица75.O"/>
        <table:table-column table:style-name="Таблица75.P"/>
        <table:table-column table:style-name="Таблица75.Q"/>
        <table:table-column table:style-name="Таблица75.R"/>
        <table:table-column table:style-name="Таблица75.S"/>
        <table:table-column table:style-name="Таблица75.T"/>
        <table:table-column table:style-name="Таблица75.U"/>
        <table:table-column table:style-name="Таблица75.V"/>
        <table:table-column table:style-name="Таблица75.A"/>
        <table:table-column table:style-name="Таблица75.X"/>
        <table:table-column table:style-name="Таблица75.Y"/>
        <table:table-column table:style-name="Таблица75.M"/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row table:style-name="Таблица75.1">
          <table:table-cell table:style-name="Таблица75.A1" table:number-columns-spanned="23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623"/>
          </table:table-cell>
          <table:table-cell table:style-name="Таблица75.X1" table:number-columns-spanned="2" office:value-type="string">
            <text:p text:style-name="P614"/>
          </table:table-cell>
          <table:covered-table-cell/>
          <table:table-cell table:style-name="Таблица75.X1" table:number-columns-spanned="3" office:value-type="string">
            <text:p text:style-name="P614"/>
          </table:table-cell>
          <table:covered-table-cell/>
          <table:covered-table-cell/>
          <table:table-cell table:style-name="Таблица75.X1" office:value-type="string">
            <text:p text:style-name="P614"/>
          </table:table-cell>
          <table:table-cell table:style-name="Таблица75.e1" table:number-columns-spanned="3" office:value-type="string">
            <text:p text:style-name="P614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14">Дубл.</text:p>
          </table:table-cell>
          <table:covered-table-cell/>
          <table:table-cell table:style-name="Таблица75.X1" table:number-columns-spanned="4" office:value-type="string">
            <text:p text:style-name="P641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X1" office:value-type="string">
            <text:p text:style-name="P641"/>
          </table:table-cell>
          <table:table-cell table:style-name="Таблица75.I2" table:number-columns-spanned="6" office:value-type="string">
            <text:p text:style-name="P641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O2" table:number-columns-spanned="9" office:value-type="string">
            <text:p text:style-name="P6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93"/>
          </table:table-cell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e1" table:number-columns-spanned="3" office:value-type="string">
            <text:p text:style-name="P641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14">Взам.</text:p>
          </table:table-cell>
          <table:covered-table-cell/>
          <table:table-cell table:style-name="Таблица75.X1" table:number-columns-spanned="4" office:value-type="string">
            <text:p text:style-name="P641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X1" office:value-type="string">
            <text:p text:style-name="P641"/>
          </table:table-cell>
          <table:table-cell table:style-name="Таблица75.I3" table:number-rows-spanned="2" table:number-columns-spanned="4" office:value-type="string">
            <text:p text:style-name="P641"/>
          </table:table-cell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office:value-type="string">
            <text:p text:style-name="P641"/>
          </table:table-cell>
          <table:table-cell table:style-name="Таблица75.X1" office:value-type="string">
            <text:p text:style-name="P641"/>
          </table:table-cell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e1" table:number-columns-spanned="3" office:value-type="string">
            <text:p text:style-name="P641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14">Подл.</text:p>
          </table:table-cell>
          <table:covered-table-cell/>
          <table:table-cell table:style-name="Таблица75.X1" table:number-columns-spanned="4" office:value-type="string">
            <text:p text:style-name="P538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549"/>
          </table:table-cell>
          <table:table-cell table:style-name="Таблица75.X1" office:value-type="string">
            <text:p text:style-name="P629"/>
          </table:table-cell>
          <table:covered-table-cell table:style-name="Таблица75.I3"/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office:value-type="string">
            <text:p text:style-name="P641"/>
          </table:table-cell>
          <table:table-cell table:style-name="Таблица75.X1" office:value-type="string">
            <text:p text:style-name="P641"/>
          </table:table-cell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e1" table:number-columns-spanned="3" office:value-type="string">
            <text:p text:style-name="P641"/>
          </table:table-cell>
          <table:covered-table-cell/>
          <table:covered-table-cell/>
        </table:table-row>
        <table:table-row table:style-name="Таблица75.5">
          <table:table-cell table:style-name="Таблица75.A5" table:number-columns-spanned="18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A5" table:number-columns-spanned="7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Z5" table:number-columns-spanned="6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f5" table:number-columns-spanned="2" office:value-type="string">
            <text:p text:style-name="P689"><text:span text:style-name="T212">1</text:span><text:span text:style-name="T211">5</text:span></text:p>
          </table:table-cell>
          <table:covered-table-cell/>
        </table:table-row>
        <table:table-row table:style-name="Таблица75.1">
          <table:table-cell table:style-name="Таблица75.X1" table:number-rows-spanned="3" office:value-type="string">
            <text:p text:style-name="P641"/>
          </table:table-cell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office:value-type="string">
            <text:p text:style-name="P641"/>
          </table:table-cell>
          <table:table-cell table:style-name="Таблица75.X1" office:value-type="string">
            <text:p text:style-name="P641"/>
          </table:table-cell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A5" table:number-columns-spanned="3" office:value-type="string">
            <text:p text:style-name="P677"/>
          </table:table-cell>
          <table:covered-table-cell/>
          <table:covered-table-cell/>
          <table:table-cell table:style-name="Таблица75.A5" table:number-columns-spanned="2" office:value-type="string">
            <text:p text:style-name="P677"/>
          </table:table-cell>
          <table:covered-table-cell/>
          <table:table-cell table:style-name="Таблица75.V6" table:number-rows-spanned="3" table:number-columns-spanned="7" office:value-type="string">
            <text:p text:style-name="P6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c6" table:number-rows-spanned="3" table:number-columns-spanned="5" office:value-type="string">
            <text:p text:style-name="P711">И.01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 table:style-name="Таблица75.X1"/>
          <table:table-cell table:style-name="Таблица75.X1" table:number-columns-spanned="3" office:value-type="string">
            <text:p text:style-name="P602"/>
          </table:table-cell>
          <table:covered-table-cell/>
          <table:covered-table-cell/>
          <table:table-cell table:style-name="Таблица75.X1" office:value-type="string">
            <text:p text:style-name="P641"/>
          </table:table-cell>
          <table:table-cell table:style-name="Таблица75.X1" table:number-columns-spanned="2" office:value-type="string">
            <text:p text:style-name="P93"/>
          </table:table-cell>
          <table:covered-table-cell/>
          <table:table-cell table:style-name="Таблица75.X1" table:number-columns-spanned="2" office:value-type="string">
            <text:p text:style-name="P602"/>
          </table:table-cell>
          <table:covered-table-cell/>
          <table:table-cell table:style-name="Таблица75.X1" office:value-type="string">
            <text:p text:style-name="P641"/>
          </table:table-cell>
          <table:table-cell table:style-name="Таблица75.X1" office:value-type="string">
            <text:p text:style-name="P641"/>
          </table:table-cell>
          <table:table-cell table:style-name="Таблица75.X1" table:number-columns-spanned="2" office:value-type="string">
            <text:p text:style-name="P641"/>
          </table:table-cell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table:number-columns-spanned="3" office:value-type="string">
            <text:p text:style-name="P641"/>
          </table:table-cell>
          <table:covered-table-cell/>
          <table:covered-table-cell/>
          <table:table-cell table:style-name="Таблица75.X1" table:number-columns-spanned="2" office:value-type="string">
            <text:p text:style-name="P641"/>
          </table:table-cell>
          <table:covered-table-cell/>
          <table:covered-table-cell table:style-name="Таблица75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5.c6"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 table:style-name="Таблица75.X1"/>
          <table:table-cell table:style-name="Таблица75.B8" table:number-columns-spanned="3" office:value-type="string">
            <text:p text:style-name="P641"/>
          </table:table-cell>
          <table:covered-table-cell/>
          <table:covered-table-cell/>
          <table:table-cell table:style-name="Таблица75.B8" office:value-type="string">
            <text:p text:style-name="P641"/>
          </table:table-cell>
          <table:table-cell table:style-name="Таблица75.B8" table:number-columns-spanned="2" office:value-type="string">
            <text:p text:style-name="P641"/>
          </table:table-cell>
          <table:covered-table-cell/>
          <table:table-cell table:style-name="Таблица75.B8" table:number-columns-spanned="2" office:value-type="string">
            <text:p text:style-name="P641"/>
          </table:table-cell>
          <table:covered-table-cell/>
          <table:table-cell table:style-name="Таблица75.B8" office:value-type="string">
            <text:p text:style-name="P641"/>
          </table:table-cell>
          <table:table-cell table:style-name="Таблица75.B8" office:value-type="string">
            <text:p text:style-name="P641"/>
          </table:table-cell>
          <table:table-cell table:style-name="Таблица75.B8" table:number-columns-spanned="2" office:value-type="string">
            <text:p text:style-name="P641"/>
          </table:table-cell>
          <table:covered-table-cell/>
          <table:table-cell table:style-name="Таблица75.B8" table:number-columns-spanned="3" office:value-type="string">
            <text:p text:style-name="P641"/>
          </table:table-cell>
          <table:covered-table-cell/>
          <table:covered-table-cell/>
          <table:table-cell table:style-name="Таблица75.B8" table:number-columns-spanned="3" office:value-type="string">
            <text:p text:style-name="P641"/>
          </table:table-cell>
          <table:covered-table-cell/>
          <table:covered-table-cell/>
          <table:table-cell table:style-name="Таблица75.B8" table:number-columns-spanned="2" office:value-type="string">
            <text:p text:style-name="P641"/>
          </table:table-cell>
          <table:covered-table-cell/>
          <table:covered-table-cell table:style-name="Таблица75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5.c6"/>
          <table:covered-table-cell/>
          <table:covered-table-cell/>
          <table:covered-table-cell/>
          <table:covered-table-cell/>
        </table:table-row>
        <table:table-row table:style-name="Таблица75.9">
          <table:table-cell table:style-name="Таблица75.A9" table:number-columns-spanned="33" office:value-type="string">
            <text:p text:style-name="P572"/>
            <text:p text:style-name="P617"><text:span text:style-name="T14">Приложение </text:span><text:span text:style-name="T18">А</text:span></text:p>
            <text:p text:style-name="P689"><text:span text:style-name="T193">(</text:span><text:span text:style-name="T194">рекомендуемое</text:span><text:span text:style-name="T192">)</text:span></text:p>
            <text:p text:style-name="P597">Форма ярлыка соответствия</text:p>
            <text:p text:style-name="P689"><text:span text:style-name="T161">(</text:span><text:span text:style-name="T162">с учетом справочного</text:span><text:span text:style-name="T161"> приложени</text:span><text:span text:style-name="T162">я</text:span><text:span text:style-name="T161"> В ГОСТ 24297-2013)</text:span></text:p>
            <text:p text:style-name="P109"/>
            <table:table table:name="Таблица76" table:style-name="Таблица76">
              <table:table-column table:style-name="Таблица76.A"/>
              <table:table-row table:style-name="Таблица76.1">
                <table:table-cell table:style-name="Таблица76.A1" office:value-type="string">
                  <text:p text:style-name="P110">Ярлык соответствия</text:p>
                  <text:p text:style-name="P111">1 Наименование продукции __________________________</text:p>
                  <text:p text:style-name="P111">2 Номер партии ____________________________________</text:p>
                  <text:p text:style-name="P108">3 Годен____________________________________________</text:p>
                  <text:p text:style-name="P650"><text:s text:c="118"/></text:p>
                  <text:p text:style-name="P651"><text:s text:c="40"/><text:span text:style-name="T100">Штамп ОТК</text:span></text:p>
                  <text:p text:style-name="P651"/>
                  <text:p text:style-name="P652"><text:span text:style-name="T97">Фамилия и подпись лица, ответственного за верификацию</text:span><text:span text:style-name="T49"> _____________________________________________</text:span></text:p>
                  <text:p text:style-name="P652"><text:span text:style-name="T49">Д</text:span><text:span text:style-name="T97">ата _________________ <text:s text:c="29"/></text:span></text:p>
                </table:table-cell>
              </table:table-row>
            </table:table>
            <text:p text:style-name="P653"/>
            <text:p text:style-name="P626"><text:span text:style-name="T15"><text:s text:c="3"/>Т</text:span><text:span text:style-name="T11">ара, имеющая этикетку, выдается в производство в последнюю очеред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5">
          <table:table-cell table:style-name="Таблица75.A10" table:number-columns-spanned="3" office:value-type="string">
            <text:p text:style-name="P654">ПВК</text:p>
          </table:table-cell>
          <table:covered-table-cell/>
          <table:covered-table-cell/>
          <table:table-cell table:style-name="Таблица75.D10" table:number-columns-spanned="24" office:value-type="string">
            <text:p text:style-name="P654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D10" table:number-columns-spanned="5" office:value-type="string">
            <text:p text:style-name="P657"/>
          </table:table-cell>
          <table:covered-table-cell/>
          <table:covered-table-cell/>
          <table:covered-table-cell/>
          <table:covered-table-cell/>
          <table:table-cell table:style-name="Таблица75.g10" office:value-type="string">
            <text:p text:style-name="P657"/>
            <text:p text:style-name="P657"/>
            <text:p text:style-name="P657"/>
          </table:table-cell>
        </table:table-row>
      </table:table>
      <text:p text:style-name="P521"><text:soft-page-break/><text:span text:style-name="T114">ГОСТ 3.1105-2011 </text:span><text:span text:style-name="T115">Ф</text:span><text:span text:style-name="T114">орма 7а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column table:style-name="Таблица22.K"/>
        <table:table-column table:style-name="Таблица22.L"/>
        <table:table-column table:style-name="Таблица22.M"/>
        <table:table-column table:style-name="Таблица22.B"/>
        <table:table-column table:style-name="Таблица22.O"/>
        <table:table-column table:style-name="Таблица22.P"/>
        <table:table-column table:style-name="Таблица22.Q"/>
        <table:table-column table:style-name="Таблица22.R"/>
        <table:table-column table:style-name="Таблица22.S"/>
        <table:table-column table:style-name="Таблица22.T"/>
        <table:table-column table:style-name="Таблица22.U"/>
        <table:table-column table:style-name="Таблица22.V"/>
        <table:table-column table:style-name="Таблица22.A"/>
        <table:table-column table:style-name="Таблица22.X"/>
        <table:table-column table:style-name="Таблица22.Y"/>
        <table:table-column table:style-name="Таблица22.M"/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3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624"/>
          </table:table-cell>
          <table:table-cell table:style-name="Таблица22.X1" table:number-columns-spanned="2" office:value-type="string">
            <text:p text:style-name="P615"/>
          </table:table-cell>
          <table:covered-table-cell/>
          <table:table-cell table:style-name="Таблица22.X1" table:number-columns-spanned="3" office:value-type="string">
            <text:p text:style-name="P615"/>
          </table:table-cell>
          <table:covered-table-cell/>
          <table:covered-table-cell/>
          <table:table-cell table:style-name="Таблица22.X1" office:value-type="string">
            <text:p text:style-name="P615"/>
          </table:table-cell>
          <table:table-cell table:style-name="Таблица22.e1" table:number-columns-spanned="3" office:value-type="string">
            <text:p text:style-name="P615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15">Дубл.</text:p>
          </table:table-cell>
          <table:covered-table-cell/>
          <table:table-cell table:style-name="Таблица22.X1" table:number-columns-spanned="4" office:value-type="string">
            <text:p text:style-name="P642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X1" office:value-type="string">
            <text:p text:style-name="P642"/>
          </table:table-cell>
          <table:table-cell table:style-name="Таблица22.I2" table:number-columns-spanned="6" office:value-type="string">
            <text:p text:style-name="P642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O2" table:number-columns-spanned="9" office:value-type="string">
            <text:p text:style-name="P6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94"/>
          </table:table-cell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e1" table:number-columns-spanned="3" office:value-type="string">
            <text:p text:style-name="P642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15">Взам.</text:p>
          </table:table-cell>
          <table:covered-table-cell/>
          <table:table-cell table:style-name="Таблица22.X1" table:number-columns-spanned="4" office:value-type="string">
            <text:p text:style-name="P642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X1" office:value-type="string">
            <text:p text:style-name="P642"/>
          </table:table-cell>
          <table:table-cell table:style-name="Таблица22.I3" table:number-rows-spanned="2" table:number-columns-spanned="4" office:value-type="string">
            <text:p text:style-name="P642"/>
          </table:table-cell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office:value-type="string">
            <text:p text:style-name="P642"/>
          </table:table-cell>
          <table:table-cell table:style-name="Таблица22.X1" office:value-type="string">
            <text:p text:style-name="P642"/>
          </table:table-cell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e1" table:number-columns-spanned="3" office:value-type="string">
            <text:p text:style-name="P642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15">Подл.</text:p>
          </table:table-cell>
          <table:covered-table-cell/>
          <table:table-cell table:style-name="Таблица22.X1" table:number-columns-spanned="4" office:value-type="string">
            <text:p text:style-name="P537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550"/>
          </table:table-cell>
          <table:table-cell table:style-name="Таблица22.X1" office:value-type="string">
            <text:p text:style-name="P630"/>
          </table:table-cell>
          <table:covered-table-cell table:style-name="Таблица22.I3"/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office:value-type="string">
            <text:p text:style-name="P642"/>
          </table:table-cell>
          <table:table-cell table:style-name="Таблица22.X1" office:value-type="string">
            <text:p text:style-name="P642"/>
          </table:table-cell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e1" table:number-columns-spanned="3" office:value-type="string">
            <text:p text:style-name="P642"/>
          </table:table-cell>
          <table:covered-table-cell/>
          <table:covered-table-cell/>
        </table:table-row>
        <table:table-row table:style-name="Таблица22.5">
          <table:table-cell table:style-name="Таблица22.A5" table:number-columns-spanned="18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A5" table:number-columns-spanned="7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Z5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f5" table:number-columns-spanned="2" office:value-type="string">
            <text:p text:style-name="P695"><text:span text:style-name="T209">1</text:span><text:span text:style-name="T207">6</text:span></text:p>
          </table:table-cell>
          <table:covered-table-cell/>
        </table:table-row>
        <table:table-row table:style-name="Таблица22.1">
          <table:table-cell table:style-name="Таблица22.X1" table:number-rows-spanned="3" office:value-type="string">
            <text:p text:style-name="P642"/>
          </table:table-cell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office:value-type="string">
            <text:p text:style-name="P642"/>
          </table:table-cell>
          <table:table-cell table:style-name="Таблица22.X1" office:value-type="string">
            <text:p text:style-name="P642"/>
          </table:table-cell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A5" table:number-columns-spanned="3" office:value-type="string">
            <text:p text:style-name="P678"/>
          </table:table-cell>
          <table:covered-table-cell/>
          <table:covered-table-cell/>
          <table:table-cell table:style-name="Таблица22.A5" table:number-columns-spanned="2" office:value-type="string">
            <text:p text:style-name="P678"/>
          </table:table-cell>
          <table:covered-table-cell/>
          <table:table-cell table:style-name="Таблица22.V6" table:number-rows-spanned="3" table:number-columns-spanned="7" office:value-type="string">
            <text:p text:style-name="P6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c6" table:number-rows-spanned="3" table:number-columns-spanned="5" office:value-type="string">
            <text:p text:style-name="P712">И.01-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 table:style-name="Таблица22.X1"/>
          <table:table-cell table:style-name="Таблица22.X1" table:number-columns-spanned="3" office:value-type="string">
            <text:p text:style-name="P603"/>
          </table:table-cell>
          <table:covered-table-cell/>
          <table:covered-table-cell/>
          <table:table-cell table:style-name="Таблица22.X1" office:value-type="string">
            <text:p text:style-name="P642"/>
          </table:table-cell>
          <table:table-cell table:style-name="Таблица22.X1" table:number-columns-spanned="2" office:value-type="string">
            <text:p text:style-name="P94"/>
          </table:table-cell>
          <table:covered-table-cell/>
          <table:table-cell table:style-name="Таблица22.X1" table:number-columns-spanned="2" office:value-type="string">
            <text:p text:style-name="P603"/>
          </table:table-cell>
          <table:covered-table-cell/>
          <table:table-cell table:style-name="Таблица22.X1" office:value-type="string">
            <text:p text:style-name="P642"/>
          </table:table-cell>
          <table:table-cell table:style-name="Таблица22.X1" office:value-type="string">
            <text:p text:style-name="P642"/>
          </table:table-cell>
          <table:table-cell table:style-name="Таблица22.X1" table:number-columns-spanned="2" office:value-type="string">
            <text:p text:style-name="P642"/>
          </table:table-cell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table:number-columns-spanned="3" office:value-type="string">
            <text:p text:style-name="P642"/>
          </table:table-cell>
          <table:covered-table-cell/>
          <table:covered-table-cell/>
          <table:table-cell table:style-name="Таблица22.X1" table:number-columns-spanned="2" office:value-type="string">
            <text:p text:style-name="P642"/>
          </table:table-cell>
          <table:covered-table-cell/>
          <table:covered-table-cell table:style-name="Таблица2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c6"/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 table:style-name="Таблица22.X1"/>
          <table:table-cell table:style-name="Таблица22.B8" table:number-columns-spanned="3" office:value-type="string">
            <text:p text:style-name="P642"/>
          </table:table-cell>
          <table:covered-table-cell/>
          <table:covered-table-cell/>
          <table:table-cell table:style-name="Таблица22.B8" office:value-type="string">
            <text:p text:style-name="P642"/>
          </table:table-cell>
          <table:table-cell table:style-name="Таблица22.B8" table:number-columns-spanned="2" office:value-type="string">
            <text:p text:style-name="P642"/>
          </table:table-cell>
          <table:covered-table-cell/>
          <table:table-cell table:style-name="Таблица22.B8" table:number-columns-spanned="2" office:value-type="string">
            <text:p text:style-name="P642"/>
          </table:table-cell>
          <table:covered-table-cell/>
          <table:table-cell table:style-name="Таблица22.B8" office:value-type="string">
            <text:p text:style-name="P642"/>
          </table:table-cell>
          <table:table-cell table:style-name="Таблица22.B8" office:value-type="string">
            <text:p text:style-name="P642"/>
          </table:table-cell>
          <table:table-cell table:style-name="Таблица22.B8" table:number-columns-spanned="2" office:value-type="string">
            <text:p text:style-name="P642"/>
          </table:table-cell>
          <table:covered-table-cell/>
          <table:table-cell table:style-name="Таблица22.B8" table:number-columns-spanned="3" office:value-type="string">
            <text:p text:style-name="P642"/>
          </table:table-cell>
          <table:covered-table-cell/>
          <table:covered-table-cell/>
          <table:table-cell table:style-name="Таблица22.B8" table:number-columns-spanned="3" office:value-type="string">
            <text:p text:style-name="P642"/>
          </table:table-cell>
          <table:covered-table-cell/>
          <table:covered-table-cell/>
          <table:table-cell table:style-name="Таблица22.B8" table:number-columns-spanned="2" office:value-type="string">
            <text:p text:style-name="P642"/>
          </table:table-cell>
          <table:covered-table-cell/>
          <table:covered-table-cell table:style-name="Таблица2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c6"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table:number-columns-spanned="33" office:value-type="string">
            <text:p text:style-name="P618"><text:s text:c="2"/></text:p>
            <text:p text:style-name="P618"><text:s text:c="131"/><text:span text:style-name="T14">Приложение </text:span><text:span text:style-name="T18">Б</text:span></text:p>
            <text:p text:style-name="P577"><text:s text:c="94"/>(обязательное)</text:p>
            <text:p text:style-name="P578"/>
            <text:p text:style-name="P573"><text:span text:style-name="T19"><text:s text:c="5"/></text:span><text:span text:style-name="T27">Объем отбора проб для испытаний от нефтепродуктов по ГОСТ 2517-2012</text:span></text:p>
            <text:p text:style-name="P579"/>
            <text:p text:style-name="P579"><text:s text:c="6"/>1 Из бочек, бидонов, канистр и другой транспортной тары отбирают одну точечную пробу нефтепродукта.</text:p>
            <text:p text:style-name="P579"/>
            <text:p text:style-name="P692"><text:span text:style-name="T191"><text:s text:c="6"/>2 Объединенную пробу нефтепродукта составляют смешением точечных проб, отобранных в соответствии с таблицей </text:span><text:span text:style-name="T195">1</text:span><text:span text:style-name="T191">.</text:span></text:p>
            <text:p text:style-name="P579"/>
            <text:p text:style-name="P692"><text:span text:style-name="T108"><text:s text:c="32"/>Т а б л и ц а </text:span><text:span text:style-name="T109">1</text:span><text:span text:style-name="T108"> <text:s text:c="11"/></text:span></text:p>
            <table:table table:name="Таблица886" table:style-name="Таблица886">
              <table:table-column table:style-name="Таблица886.A"/>
              <table:table-column table:style-name="Таблица886.B"/>
              <table:table-row table:style-name="Таблица886.1">
                <table:table-cell table:style-name="Таблица886.A1" office:value-type="string">
                  <text:p text:style-name="P77"><text:span text:style-name="T233">Количество тары</text:span> </text:p>
                </table:table-cell>
                <table:table-cell table:style-name="Таблица886.B1" office:value-type="string">
                  <text:p text:style-name="P78"><text:span text:style-name="T233">Количество точечных проб</text:span> 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1 до 3 включительно</text:span> </text:p>
                </table:table-cell>
                <table:table-cell table:style-name="Таблица886.B2" office:value-type="string">
                  <text:p text:style-name="P78"><text:span text:style-name="T233">Все</text:span> 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4 до 64 включительно</text:span> </text:p>
                </table:table-cell>
                <table:table-cell table:style-name="Таблица886.B2" office:value-type="string">
                  <text:p text:style-name="P78">4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65 до 125 включительно</text:span> </text:p>
                </table:table-cell>
                <table:table-cell table:style-name="Таблица886.B2" office:value-type="string">
                  <text:p text:style-name="P78">5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126 до 216 включительно</text:span> </text:p>
                </table:table-cell>
                <table:table-cell table:style-name="Таблица886.B2" office:value-type="string">
                  <text:p text:style-name="P78">6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217 до 343 включительно</text:span> </text:p>
                </table:table-cell>
                <table:table-cell table:style-name="Таблица886.B2" office:value-type="string">
                  <text:p text:style-name="P78">7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344 до 512 включительно</text:span> </text:p>
                </table:table-cell>
                <table:table-cell table:style-name="Таблица886.B2" office:value-type="string">
                  <text:p text:style-name="P78">8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513 до 729 включительно</text:span> </text:p>
                </table:table-cell>
                <table:table-cell table:style-name="Таблица886.B2" office:value-type="string">
                  <text:p text:style-name="P78">9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730 до 1000 включительно</text:span> </text:p>
                </table:table-cell>
                <table:table-cell table:style-name="Таблица886.B2" office:value-type="string">
                  <text:p text:style-name="P78">10</text:p>
                </table:table-cell>
              </table:table-row>
              <table:table-row>
                <table:table-cell table:style-name="Таблица886.A2" office:value-type="string">
                  <text:p text:style-name="P79"><text:span text:style-name="T233">От </text:span>1001 <text:span text:style-name="T233">до </text:span>1331 <text:s/><text:span text:style-name="T233">включительно</text:span></text:p>
                </table:table-cell>
                <table:table-cell table:style-name="Таблица886.B2" office:value-type="string">
                  <text:p text:style-name="P78">11</text:p>
                </table:table-cell>
              </table:table-row>
            </table:table>
            <text:p text:style-name="P5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5">
          <table:table-cell table:style-name="Таблица22.A10" table:number-columns-spanned="3" office:value-type="string">
            <text:p text:style-name="P655">ПВК</text:p>
          </table:table-cell>
          <table:covered-table-cell/>
          <table:covered-table-cell/>
          <table:table-cell table:style-name="Таблица22.D10" table:number-columns-spanned="24" office:value-type="string">
            <text:p text:style-name="P655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D10" table:number-columns-spanned="5" office:value-type="string">
            <text:p text:style-name="P658"/>
          </table:table-cell>
          <table:covered-table-cell/>
          <table:covered-table-cell/>
          <table:covered-table-cell/>
          <table:covered-table-cell/>
          <table:table-cell table:style-name="Таблица22.g10" office:value-type="string">
            <text:p text:style-name="P658"/>
            <text:p text:style-name="P658"/>
            <text:p text:style-name="P658"/>
          </table:table-cell>
        </table:table-row>
      </table:table>
      <text:p text:style-name="P522"><text:soft-page-break/><text:span text:style-name="T114">ГОСТ 3.1105-2011 </text:span><text:span text:style-name="T115">Ф</text:span><text:span text:style-name="T114">орма 7а</text:span>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column table:style-name="Таблица60.I"/>
        <table:table-column table:style-name="Таблица60.J"/>
        <table:table-column table:style-name="Таблица60.K"/>
        <table:table-column table:style-name="Таблица60.L"/>
        <table:table-column table:style-name="Таблица60.M"/>
        <table:table-column table:style-name="Таблица60.B"/>
        <table:table-column table:style-name="Таблица60.O"/>
        <table:table-column table:style-name="Таблица60.P"/>
        <table:table-column table:style-name="Таблица60.Q"/>
        <table:table-column table:style-name="Таблица60.R"/>
        <table:table-column table:style-name="Таблица60.S"/>
        <table:table-column table:style-name="Таблица60.T"/>
        <table:table-column table:style-name="Таблица60.U"/>
        <table:table-column table:style-name="Таблица60.V"/>
        <table:table-column table:style-name="Таблица60.A"/>
        <table:table-column table:style-name="Таблица60.X"/>
        <table:table-column table:style-name="Таблица60.Y"/>
        <table:table-column table:style-name="Таблица60.M"/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row table:style-name="Таблица60.1">
          <table:table-cell table:style-name="Таблица60.A1" table:number-columns-spanned="23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625"/>
          </table:table-cell>
          <table:table-cell table:style-name="Таблица60.X1" table:number-columns-spanned="2" office:value-type="string">
            <text:p text:style-name="P616"/>
          </table:table-cell>
          <table:covered-table-cell/>
          <table:table-cell table:style-name="Таблица60.X1" table:number-columns-spanned="4" office:value-type="string">
            <text:p text:style-name="P616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16"/>
          </table:table-cell>
          <table:table-cell table:style-name="Таблица60.f1" table:number-columns-spanned="3" office:value-type="string">
            <text:p text:style-name="P616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16">Дубл.</text:p>
          </table:table-cell>
          <table:covered-table-cell/>
          <table:table-cell table:style-name="Таблица60.X1" table:number-columns-spanned="4" office:value-type="string">
            <text:p text:style-name="P64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X1" office:value-type="string">
            <text:p text:style-name="P643"/>
          </table:table-cell>
          <table:table-cell table:style-name="Таблица60.I2" table:number-columns-spanned="6" office:value-type="string">
            <text:p text:style-name="P643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O2" table:number-columns-spanned="9" office:value-type="string">
            <text:p text:style-name="P6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95"/>
          </table:table-cell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4" office:value-type="string">
            <text:p text:style-name="P64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f1" table:number-columns-spanned="3" office:value-type="string">
            <text:p text:style-name="P643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16">Взам.</text:p>
          </table:table-cell>
          <table:covered-table-cell/>
          <table:table-cell table:style-name="Таблица60.X1" table:number-columns-spanned="4" office:value-type="string">
            <text:p text:style-name="P64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X1" office:value-type="string">
            <text:p text:style-name="P643"/>
          </table:table-cell>
          <table:table-cell table:style-name="Таблица60.I3" table:number-rows-spanned="2" table:number-columns-spanned="4" office:value-type="string">
            <text:p text:style-name="P643"/>
          </table:table-cell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office:value-type="string">
            <text:p text:style-name="P643"/>
          </table:table-cell>
          <table:table-cell table:style-name="Таблица60.X1" office:value-type="string">
            <text:p text:style-name="P643"/>
          </table:table-cell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4" office:value-type="string">
            <text:p text:style-name="P64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f1" table:number-columns-spanned="3" office:value-type="string">
            <text:p text:style-name="P643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16">Подл.</text:p>
          </table:table-cell>
          <table:covered-table-cell/>
          <table:table-cell table:style-name="Таблица60.X1" table:number-columns-spanned="4" office:value-type="string">
            <text:p text:style-name="P537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551"/>
          </table:table-cell>
          <table:table-cell table:style-name="Таблица60.X1" office:value-type="string">
            <text:p text:style-name="P631"/>
          </table:table-cell>
          <table:covered-table-cell table:style-name="Таблица60.I3"/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office:value-type="string">
            <text:p text:style-name="P643"/>
          </table:table-cell>
          <table:table-cell table:style-name="Таблица60.X1" office:value-type="string">
            <text:p text:style-name="P643"/>
          </table:table-cell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4" office:value-type="string">
            <text:p text:style-name="P64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f1" table:number-columns-spanned="3" office:value-type="string">
            <text:p text:style-name="P643"/>
          </table:table-cell>
          <table:covered-table-cell/>
          <table:covered-table-cell/>
        </table:table-row>
        <table:table-row table:style-name="Таблица60.5">
          <table:table-cell table:style-name="Таблица60.A5" table:number-columns-spanned="18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A5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Z5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g5" table:number-columns-spanned="2" office:value-type="string">
            <text:p text:style-name="P690"><text:span text:style-name="T212">1</text:span><text:span text:style-name="T210">7</text:span></text:p>
          </table:table-cell>
          <table:covered-table-cell/>
        </table:table-row>
        <table:table-row table:style-name="Таблица60.1">
          <table:table-cell table:style-name="Таблица60.X1" table:number-rows-spanned="3" office:value-type="string">
            <text:p text:style-name="P643"/>
          </table:table-cell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office:value-type="string">
            <text:p text:style-name="P643"/>
          </table:table-cell>
          <table:table-cell table:style-name="Таблица60.X1" office:value-type="string">
            <text:p text:style-name="P643"/>
          </table:table-cell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A5" table:number-columns-spanned="3" office:value-type="string">
            <text:p text:style-name="P679"/>
          </table:table-cell>
          <table:covered-table-cell/>
          <table:covered-table-cell/>
          <table:table-cell table:style-name="Таблица60.A5" table:number-columns-spanned="2" office:value-type="string">
            <text:p text:style-name="P679"/>
          </table:table-cell>
          <table:covered-table-cell/>
          <table:table-cell table:style-name="Таблица60.V6" table:number-rows-spanned="3" table:number-columns-spanned="7" office:value-type="string">
            <text:p text:style-name="P6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c6" table:number-rows-spanned="3" table:number-columns-spanned="6" office:value-type="string">
            <text:p text:style-name="P712">И.01-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 table:style-name="Таблица60.X1"/>
          <table:table-cell table:style-name="Таблица60.X1" table:number-columns-spanned="3" office:value-type="string">
            <text:p text:style-name="P604"/>
          </table:table-cell>
          <table:covered-table-cell/>
          <table:covered-table-cell/>
          <table:table-cell table:style-name="Таблица60.X1" office:value-type="string">
            <text:p text:style-name="P643"/>
          </table:table-cell>
          <table:table-cell table:style-name="Таблица60.X1" table:number-columns-spanned="2" office:value-type="string">
            <text:p text:style-name="P95"/>
          </table:table-cell>
          <table:covered-table-cell/>
          <table:table-cell table:style-name="Таблица60.X1" table:number-columns-spanned="2" office:value-type="string">
            <text:p text:style-name="P604"/>
          </table:table-cell>
          <table:covered-table-cell/>
          <table:table-cell table:style-name="Таблица60.X1" office:value-type="string">
            <text:p text:style-name="P643"/>
          </table:table-cell>
          <table:table-cell table:style-name="Таблица60.X1" office:value-type="string">
            <text:p text:style-name="P643"/>
          </table:table-cell>
          <table:table-cell table:style-name="Таблица60.X1" table:number-columns-spanned="2" office:value-type="string">
            <text:p text:style-name="P643"/>
          </table:table-cell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table:number-columns-spanned="3" office:value-type="string">
            <text:p text:style-name="P643"/>
          </table:table-cell>
          <table:covered-table-cell/>
          <table:covered-table-cell/>
          <table:table-cell table:style-name="Таблица60.X1" table:number-columns-spanned="2" office:value-type="string">
            <text:p text:style-name="P643"/>
          </table:table-cell>
          <table:covered-table-cell/>
          <table:covered-table-cell table:style-name="Таблица60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0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 table:style-name="Таблица60.X1"/>
          <table:table-cell table:style-name="Таблица60.B8" table:number-columns-spanned="3" office:value-type="string">
            <text:p text:style-name="P161"/>
          </table:table-cell>
          <table:covered-table-cell/>
          <table:covered-table-cell/>
          <table:table-cell table:style-name="Таблица60.B8" office:value-type="string">
            <text:p text:style-name="P161"/>
          </table:table-cell>
          <table:table-cell table:style-name="Таблица60.B8" table:number-columns-spanned="2" office:value-type="string">
            <text:p text:style-name="P162"/>
          </table:table-cell>
          <table:covered-table-cell/>
          <table:table-cell table:style-name="Таблица60.B8" table:number-columns-spanned="2" office:value-type="string">
            <text:p text:style-name="P682"/>
          </table:table-cell>
          <table:covered-table-cell/>
          <table:table-cell table:style-name="Таблица60.B8" office:value-type="string">
            <text:p text:style-name="P632"/>
          </table:table-cell>
          <table:table-cell table:style-name="Таблица60.B8" office:value-type="string">
            <text:p text:style-name="P634"/>
          </table:table-cell>
          <table:table-cell table:style-name="Таблица60.B8" table:number-columns-spanned="2" office:value-type="string">
            <text:p text:style-name="P643"/>
          </table:table-cell>
          <table:covered-table-cell/>
          <table:table-cell table:style-name="Таблица60.B8" table:number-columns-spanned="3" office:value-type="string">
            <text:p text:style-name="P643"/>
          </table:table-cell>
          <table:covered-table-cell/>
          <table:covered-table-cell/>
          <table:table-cell table:style-name="Таблица60.B8" table:number-columns-spanned="3" office:value-type="string">
            <text:p text:style-name="P643"/>
          </table:table-cell>
          <table:covered-table-cell/>
          <table:covered-table-cell/>
          <table:table-cell table:style-name="Таблица60.B8" table:number-columns-spanned="2" office:value-type="string">
            <text:p text:style-name="P643"/>
          </table:table-cell>
          <table:covered-table-cell/>
          <table:covered-table-cell table:style-name="Таблица60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0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9">
          <table:table-cell table:style-name="Таблица60.A9" table:number-columns-spanned="29" office:value-type="string">
            <text:p text:style-name="P580"><text:s/></text:p>
            <text:p text:style-name="P582">Содержание <text:s text:c="171"/></text:p>
            <text:p text:style-name="P581"><text:span text:style-name="T239">Стеклоткань ORTEX ТУ 13.20.46.000-006-52788109-2019………………….………………………………….…….. </text:span></text:p>
            <text:h text:style-name="P137" text:outline-level="8">Стекломаты импортные EMC-300-1250….…………………………………………………………………………….</text:h>
            <text:h text:style-name="P138" text:outline-level="8">Рубленный ровинг ER 13-2400-180…..…………………………………………………………………………………</text:h>
            <text:p text:style-name="P569"><text:span text:style-name="T52">Гелькоут</text:span><text:span text:style-name="T51"> ATTGUARD ST S </text:span><text:span text:style-name="T69">любого </text:span><text:span text:style-name="T51">RAL.…..………………………………………………………………………….</text:span></text:p>
            <text:p text:style-name="P570"><text:span text:style-name="T51">Смола </text:span><text:span text:style-name="T85">A</text:span><text:span text:style-name="T86">TTSHIELD</text:span><text:span text:style-name="T82"> OP745 ТУ 20.16.40-024-35501431-2021…………………………………………………………...</text:span></text:p>
            <text:p text:style-name="P574"><text:span text:style-name="T79">Смола </text:span><text:span text:style-name="T56">Депол марок П-150 ПТ ТУ 2226-003-80693804-2014…………………………………..……………………..</text:span></text:p>
            <text:p text:style-name="P575"><text:span text:style-name="T57">Отвердитель</text:span><text:span text:style-name="T58"> </text:span><text:span text:style-name="T81">Akperox</text:span><text:span text:style-name="T56"> </text:span><text:span text:style-name="T81">A</text:span><text:span text:style-name="T56">-50..</text:span><text:span text:style-name="T58">……………………………………………………………………………………………..</text:span></text:p>
            <text:h text:style-name="P147" text:outline-level="8"><text:span text:style-name="T254">К</text:span><text:span text:style-name="T255">овелос</text:span><text:span text:style-name="T253"> </text:span><text:span text:style-name="T255">35</text:span><text:span text:style-name="T256">0</text:span><text:span text:style-name="T255">/05 </text:span><text:span text:style-name="T260">(диоксид кремния осажденный) </text:span><text:span text:style-name="T261">ТУ 2168-002-14344269-09………………………………………..</text:span><text:span text:style-name="T262">.</text:span></text:h>
            <text:h text:style-name="P146" text:outline-level="8"><text:span text:style-name="T248">Аэросил А-380 ГОСТ 14922-77…………………………………………….…………………………………………...</text:span></text:h>
            <text:h text:style-name="P148" text:outline-level="8"><text:span text:style-name="T262">Герметик полиуретановый </text:span><text:span text:style-name="T264">Tytan Professional PU 40.…………………………………………………………………..</text:span></text:h>
            <text:p text:style-name="P693"><text:span text:style-name="T182">Синтетическая полиэфирная (перфорированная) вуаль NEXUS 111-90010…………………………………………</text:span></text:p>
            <text:p text:style-name="P693"><text:span text:style-name="T182">Смола MFE-711…………………………………………………………………………………………………………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9" table:number-columns-spanned="5" office:value-type="string">
            <text:p text:style-name="P583"/>
            <text:p text:style-name="P583">Лист</text:p>
            <text:p text:style-name="P584">3</text:p>
            <text:p text:style-name="P584">4</text:p>
            <text:p text:style-name="P584">5</text:p>
            <text:p text:style-name="P584">6</text:p>
            <text:p text:style-name="P584">7</text:p>
            <text:p text:style-name="P584">8</text:p>
            <text:p text:style-name="P585">9</text:p>
            <text:p text:style-name="P586"><text:span text:style-name="T101">1</text:span>0</text:p>
            <text:p text:style-name="P587">11</text:p>
            <text:p text:style-name="P586">1<text:span text:style-name="T275">2</text:span></text:p>
            <text:p text:style-name="P587">13</text:p>
            <text:p text:style-name="P587">14</text:p>
          </table:table-cell>
          <table:covered-table-cell/>
          <table:covered-table-cell/>
          <table:covered-table-cell/>
          <table:covered-table-cell/>
        </table:table-row>
        <table:table-row table:style-name="Таблица60.5">
          <table:table-cell table:style-name="Таблица60.A10" table:number-columns-spanned="3" office:value-type="string">
            <text:p text:style-name="P656">ПВК</text:p>
          </table:table-cell>
          <table:covered-table-cell/>
          <table:covered-table-cell/>
          <table:table-cell table:style-name="Таблица60.D10" table:number-columns-spanned="24" office:value-type="string">
            <text:p text:style-name="P656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10" table:number-columns-spanned="6" office:value-type="string">
            <text:p text:style-name="P65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h10" office:value-type="string">
            <text:p text:style-name="P659"/>
            <text:p text:style-name="P659"/>
            <text:p text:style-name="P659"/>
            <text:p text:style-name="P659"/>
          </table:table-cell>
        </table:table-row>
      </table:table>
      <text:p text:style-name="P697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F"/>
        <table:table-column table:style-name="Таблица33.G"/>
        <table:table-column table:style-name="Таблица33.H"/>
        <table:table-column table:style-name="Таблица33.I"/>
        <table:table-column table:style-name="Таблица33.J"/>
        <table:table-column table:style-name="Таблица33.K"/>
        <table:table-column table:style-name="Таблица33.L"/>
        <table:table-column table:style-name="Таблица33.M"/>
        <table:table-column table:style-name="Таблица33.N"/>
        <table:table-column table:style-name="Таблица33.O"/>
        <table:table-row table:style-name="Таблица33.1">
          <table:table-cell table:style-name="Таблица33.A1" table:number-columns-spanned="4" office:value-type="string">
            <text:p text:style-name="P85"/>
          </table:table-cell>
          <table:covered-table-cell/>
          <table:covered-table-cell/>
          <table:covered-table-cell/>
          <table:table-cell table:style-name="Таблица33.A1" table:number-columns-spanned="5" office:value-type="string">
            <text:p text:style-name="P607"/>
          </table:table-cell>
          <table:covered-table-cell/>
          <table:covered-table-cell/>
          <table:covered-table-cell/>
          <table:covered-table-cell/>
          <table:table-cell table:style-name="Таблица33.J1" table:number-columns-spanned="5" office:value-type="string">
            <text:p text:style-name="P87"/>
          </table:table-cell>
          <table:covered-table-cell/>
          <table:covered-table-cell/>
          <table:covered-table-cell/>
          <table:covered-table-cell/>
          <table:table-cell table:style-name="Таблица33.O1" office:value-type="string">
            <text:p text:style-name="P696"><text:span text:style-name="T186">1</text:span><text:span text:style-name="T184">8</text:span></text:p>
          </table:table-cell>
        </table:table-row>
        <table:table-row table:style-name="Таблица33.1">
          <table:table-cell table:style-name="Таблица33.A1" table:number-columns-spanned="5" office:value-type="string">
            <text:p text:style-name="P607"/>
          </table:table-cell>
          <table:covered-table-cell/>
          <table:covered-table-cell/>
          <table:covered-table-cell/>
          <table:covered-table-cell/>
          <table:table-cell table:style-name="Таблица33.F2" table:number-columns-spanned="6" office:value-type="string">
            <text:p text:style-name="P60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L2" table:number-columns-spanned="4" office:value-type="string">
            <text:p text:style-name="P713">К.02 - 2024</text:p>
          </table:table-cell>
          <table:covered-table-cell/>
          <table:covered-table-cell/>
          <table:covered-table-cell/>
        </table:table-row>
        <table:table-row table:style-name="Таблица33.1">
          <table:table-cell table:style-name="Таблица33.A1" table:number-rows-spanned="2" table:number-columns-spanned="2" office:value-type="string">
            <text:p text:style-name="P607"/>
            <text:p text:style-name="P609">Изм.</text:p>
          </table:table-cell>
          <table:covered-table-cell/>
          <table:table-cell table:style-name="Таблица33.A1" table:number-columns-spanned="8" office:value-type="string">
            <text:p text:style-name="P608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K3" table:number-rows-spanned="2" table:number-columns-spanned="2" office:value-type="string">
            <text:p text:style-name="P561">Всего листов</text:p>
          </table:table-cell>
          <table:covered-table-cell/>
          <table:table-cell table:style-name="Таблица33.M3" table:number-rows-spanned="2" table:number-columns-spanned="3" office:value-type="string">
            <text:p text:style-name="P561">Номер</text:p>
            <text:p text:style-name="P562">документа</text:p>
          </table:table-cell>
          <table:covered-table-cell/>
          <table:covered-table-cell/>
        </table:table-row>
        <table:table-row table:style-name="Таблица33.1">
          <table:covered-table-cell table:style-name="Таблица33.A1"/>
          <table:covered-table-cell/>
          <table:table-cell table:style-name="Таблица33.A1" office:value-type="string">
            <text:p text:style-name="P608">измененных</text:p>
          </table:table-cell>
          <table:table-cell table:style-name="Таблица33.A1" table:number-columns-spanned="3" office:value-type="string">
            <text:p text:style-name="P608">замененных</text:p>
          </table:table-cell>
          <table:covered-table-cell/>
          <table:covered-table-cell/>
          <table:table-cell table:style-name="Таблица33.A1" office:value-type="string">
            <text:p text:style-name="P608">новых</text:p>
          </table:table-cell>
          <table:table-cell table:style-name="Таблица33.A1" table:number-columns-spanned="3" office:value-type="string">
            <text:p text:style-name="P608">аннулированных</text:p>
          </table:table-cell>
          <table:covered-table-cell/>
          <table:covered-table-cell/>
          <table:covered-table-cell table:style-name="Таблица33.K3"/>
          <table:covered-table-cell/>
          <table:covered-table-cell table:style-name="Таблица33.M3"/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52"/>
          </table:table-cell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52"/>
          </table:table-cell>
          <table:covered-table-cell/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53"/>
          </table:table-cell>
          <table:covered-table-cell/>
          <table:table-cell table:style-name="Таблица33.M5" table:number-columns-spanned="3" office:value-type="string">
            <text:p text:style-name="P61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53"/>
          </table:table-cell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53"/>
          </table:table-cell>
          <table:covered-table-cell/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53"/>
          </table:table-cell>
          <table:covered-table-cell/>
          <table:table-cell table:style-name="Таблица33.M5" table:number-columns-spanned="3" office:value-type="string">
            <text:p text:style-name="P61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54"/>
          </table:table-cell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54"/>
          </table:table-cell>
          <table:covered-table-cell/>
          <table:covered-table-cell/>
          <table:table-cell table:style-name="Таблица33.A1" office:value-type="string">
            <text:p text:style-name="P576"/>
          </table:table-cell>
          <table:table-cell table:style-name="Таблица33.A1" table:number-columns-spanned="3" office:value-type="string">
            <text:p text:style-name="P576"/>
          </table:table-cell>
          <table:covered-table-cell/>
          <table:covered-table-cell/>
          <table:table-cell table:style-name="Таблица33.A1" table:number-columns-spanned="2" office:value-type="string">
            <text:p text:style-name="P554"/>
          </table:table-cell>
          <table:covered-table-cell/>
          <table:table-cell table:style-name="Таблица33.M5" table:number-columns-spanned="3" office:value-type="string">
            <text:p text:style-name="P61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55"/>
          </table:table-cell>
          <table:covered-table-cell/>
          <table:table-cell table:style-name="Таблица33.A1" office:value-type="string">
            <text:p text:style-name="P555"/>
          </table:table-cell>
          <table:table-cell table:style-name="Таблица33.A1" table:number-columns-spanned="3" office:value-type="string">
            <text:p text:style-name="P555"/>
          </table:table-cell>
          <table:covered-table-cell/>
          <table:covered-table-cell/>
          <table:table-cell table:style-name="Таблица33.A1" office:value-type="string">
            <text:p text:style-name="P555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55"/>
          </table:table-cell>
          <table:covered-table-cell/>
          <table:table-cell table:style-name="Таблица33.M5" table:number-columns-spanned="3" office:value-type="string">
            <text:p text:style-name="P61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56"/>
          </table:table-cell>
          <table:covered-table-cell/>
          <table:table-cell table:style-name="Таблица33.A1" office:value-type="string">
            <text:p text:style-name="P556"/>
          </table:table-cell>
          <table:table-cell table:style-name="Таблица33.A1" table:number-columns-spanned="3" office:value-type="string">
            <text:p text:style-name="P556"/>
          </table:table-cell>
          <table:covered-table-cell/>
          <table:covered-table-cell/>
          <table:table-cell table:style-name="Таблица33.A1" office:value-type="string">
            <text:p text:style-name="P556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56"/>
          </table:table-cell>
          <table:covered-table-cell/>
          <table:table-cell table:style-name="Таблица33.M5" table:number-columns-spanned="3" office:value-type="string">
            <text:p text:style-name="P62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57"/>
          </table:table-cell>
          <table:covered-table-cell/>
          <table:table-cell table:style-name="Таблица33.A1" office:value-type="string">
            <text:p text:style-name="P557"/>
          </table:table-cell>
          <table:table-cell table:style-name="Таблица33.A1" table:number-columns-spanned="3" office:value-type="string">
            <text:p text:style-name="P558"/>
          </table:table-cell>
          <table:covered-table-cell/>
          <table:covered-table-cell/>
          <table:table-cell table:style-name="Таблица33.A1" office:value-type="string">
            <text:p text:style-name="P558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59"/>
          </table:table-cell>
          <table:covered-table-cell/>
          <table:table-cell table:style-name="Таблица33.M5" table:number-columns-spanned="3" office:value-type="string">
            <text:p text:style-name="P62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60"/>
          </table:table-cell>
          <table:covered-table-cell/>
          <table:table-cell table:style-name="Таблица33.A1" office:value-type="string">
            <text:p text:style-name="P560"/>
          </table:table-cell>
          <table:table-cell table:style-name="Таблица33.A1" table:number-columns-spanned="3" office:value-type="string">
            <text:p text:style-name="P560"/>
          </table:table-cell>
          <table:covered-table-cell/>
          <table:covered-table-cell/>
          <table:table-cell table:style-name="Таблица33.A1" office:value-type="string">
            <text:p text:style-name="P560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60"/>
          </table:table-cell>
          <table:covered-table-cell/>
          <table:table-cell table:style-name="Таблица33.M5" table:number-columns-spanned="3" office:value-type="string">
            <text:p text:style-name="P633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60"/>
          </table:table-cell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60"/>
          </table:table-cell>
          <table:covered-table-cell/>
          <table:covered-table-cell/>
          <table:table-cell table:style-name="Таблица33.A1" office:value-type="string">
            <text:p text:style-name="P560"/>
          </table:table-cell>
          <table:table-cell table:style-name="Таблица33.A1" table:number-columns-spanned="3" office:value-type="string">
            <text:p text:style-name="P563"/>
          </table:table-cell>
          <table:covered-table-cell/>
          <table:covered-table-cell/>
          <table:table-cell table:style-name="Таблица33.A1" table:number-columns-spanned="2" office:value-type="string">
            <text:p text:style-name="P560"/>
          </table:table-cell>
          <table:covered-table-cell/>
          <table:table-cell table:style-name="Таблица33.M5" table:number-columns-spanned="3" office:value-type="string">
            <text:p text:style-name="P633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560"/>
          </table:table-cell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60"/>
          </table:table-cell>
          <table:covered-table-cell/>
          <table:covered-table-cell/>
          <table:table-cell table:style-name="Таблица33.A1" office:value-type="string">
            <text:p text:style-name="P563"/>
          </table:table-cell>
          <table:table-cell table:style-name="Таблица33.A1" table:number-columns-spanned="3" office:value-type="string">
            <text:p text:style-name="P560"/>
          </table:table-cell>
          <table:covered-table-cell/>
          <table:covered-table-cell/>
          <table:table-cell table:style-name="Таблица33.A1" table:number-columns-spanned="2" office:value-type="string">
            <text:p text:style-name="P560"/>
          </table:table-cell>
          <table:covered-table-cell/>
          <table:table-cell table:style-name="Таблица33.M5" table:number-columns-spanned="3" office:value-type="string">
            <text:p text:style-name="P633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office:value-type="string">
            <text:p text:style-name="P644"/>
          </table:table-cell>
          <table:table-cell table:style-name="Таблица33.A1" table:number-columns-spanned="3" office:value-type="string">
            <text:p text:style-name="P644"/>
          </table:table-cell>
          <table:covered-table-cell/>
          <table:covered-table-cell/>
          <table:table-cell table:style-name="Таблица33.A1" table:number-columns-spanned="2" office:value-type="string">
            <text:p text:style-name="P644"/>
          </table:table-cell>
          <table:covered-table-cell/>
          <table:table-cell table:style-name="Таблица33.M5" table:number-columns-spanned="3" office:value-type="string">
            <text:p text:style-name="P644"/>
          </table:table-cell>
          <table:covered-table-cell/>
          <table:covered-table-cell/>
        </table:table-row>
        <table:table-row table:style-name="Таблица33.34">
          <table:table-cell table:style-name="Таблица33.A34" office:value-type="string">
            <text:p text:style-name="P639">ЛР</text:p>
          </table:table-cell>
          <table:table-cell table:style-name="Таблица33.B34" table:number-columns-spanned="7" office:value-type="string">
            <text:p text:style-name="P6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B34" table:number-columns-spanned="5" office:value-type="string">
            <text:p text:style-name="P644"/>
          </table:table-cell>
          <table:covered-table-cell/>
          <table:covered-table-cell/>
          <table:covered-table-cell/>
          <table:covered-table-cell/>
          <table:table-cell table:style-name="Таблица33.N34" table:number-columns-spanned="2" office:value-type="string">
            <text:p text:style-name="P644"/>
          </table:table-cell>
          <table:covered-table-cell/>
        </table:table-row>
      </table:table>
      <text:p text:style-name="P6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swiss" style:font-pitch="variable"/>
    <style:font-face style:name="Liberation Serif" svg:font-family="'Liberation Serif'" style:font-family-generic="roman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-FLEX Type A" svg:font-family="'T-FLEX Type A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:font-size="14pt" f:language="ru" f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:font-size="14pt" f:language="ru" f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:keep-together="auto"/>
    </style:default-style>
    <style:style style:name="Standard" style:family="paragraph" style:class="text">
      <style:paragraph-properties f:orphans="2" f:widows="2"/>
    </style:style>
    <style:style style:name="Normal" style:family="paragraph">
      <style:paragraph-properties style:writing-mode="lr-tb"/>
      <style:text-properties f:font-size="14pt" f:background-color="#ffffff"/>
    </style:style>
    <style:style style:name="Heading" style:family="paragraph" style:parent-style-name="Standard" style:next-style-name="Text_20_body" style:class="text">
      <style:paragraph-properties f:margin-top="0.423cm" f:margin-bottom="0.212cm" style:contextual-spacing="false" f:keep-with-next="always"/>
      <style:text-properties style:font-name="Arial" f:font-family="Arial" style:font-family-generic="swiss" style:font-pitch="variable" f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:margin-top="0cm" f:margin-bottom="0.212cm" style:contextual-spacing="false"/>
    </style:style>
    <style:style style:name="Title" style:family="paragraph" style:parent-style-name="Standard" style:next-style-name="Text_20_body" style:class="chapter">
      <style:paragraph-properties f:margin-top="0.423cm" f:margin-bottom="0.212cm" style:contextual-spacing="false" f:keep-with-next="always"/>
      <style:text-properties style:font-name="Arial" f:font-family="Arial" style:font-family-generic="swiss" style:font-pitch="variable" f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:text-align="center" style:justify-single-word="false"/>
      <style:text-properties f:font-size="14pt" f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18pt" f:font-weight="bold"/>
    </style:style>
    <style:style style:name="Heading_20_2" style:display-name="Heading 2" style:family="paragraph" style:parent-style-name="Normal" style:next-style-name="Normal" style:default-outline-level="2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weight="bold"/>
    </style:style>
    <style:style style:name="Heading_20_3" style:display-name="Heading 3" style:family="paragraph" style:parent-style-name="Normal" style:next-style-name="Normal" style:default-outline-level="3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20pt"/>
    </style:style>
    <style:style style:name="Heading_20_4" style:display-name="Heading 4" style:family="paragraph" style:parent-style-name="Normal" style:next-style-name="Normal" style:default-outline-level="4" style:class="text">
      <style:paragraph-properties f:margin-left="0cm" f:margin-right="0cm" f:margin-top="0cm" f:margin-bottom="0cm" style:contextual-spacing="false" f:orphans="2" f:widows="2" f:text-indent="0cm" style:auto-text-indent="false" f:keep-with-next="always">
        <style:tab-stops>
          <style:tab-stop style:position="7.502cm"/>
          <style:tab-stop style:position="28.504cm"/>
        </style:tab-stops>
      </style:paragraph-properties>
      <style:text-properties f:font-size="20pt"/>
    </style:style>
    <style:style style:name="Heading_20_5" style:display-name="Heading 5" style:family="paragraph" style:parent-style-name="Normal" style:next-style-name="Normal" style:default-outline-level="5" style:class="text">
      <style:paragraph-properties f:margin-left="0cm" f:margin-right="0cm" f:margin-top="0cm" f:margin-bottom="0cm" style:contextual-spacing="false" f:orphans="2" f:widows="2" f:text-indent="0cm" style:auto-text-indent="false" f:keep-with-next="always">
        <style:tab-stops>
          <style:tab-stop style:position="7.502cm"/>
          <style:tab-stop style:position="28.504cm"/>
        </style:tab-stops>
      </style:paragraph-properties>
      <style:text-properties f:font-size="18pt"/>
    </style:style>
    <style:style style:name="Heading_20_6" style:display-name="Heading 6" style:family="paragraph" style:parent-style-name="Normal" style:next-style-name="Normal" style:default-outline-level="6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16pt"/>
    </style:style>
    <style:style style:name="Heading_20_7" style:display-name="Heading 7" style:family="paragraph" style:parent-style-name="Normal" style:next-style-name="Normal" style:default-outline-level="7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18pt"/>
    </style:style>
    <style:style style:name="Heading_20_8" style:display-name="Heading 8" style:family="paragraph" style:parent-style-name="Normal" style:next-style-name="Normal" style:default-outline-level="8" style:class="text">
      <style:paragraph-properties f:margin-left="0cm" f:margin-right="0cm" f:margin-top="0cm" f:margin-bottom="0cm" style:contextual-spacing="false" f:orphans="2" f:widows="2" f:text-indent="0cm" style:auto-text-indent="false" f:keep-with-next="always"/>
      <style:text-properties f:font-size="18pt"/>
    </style:style>
    <style:style style:name="Heading_20_9" style:display-name="Heading 9" style:family="paragraph" style:parent-style-name="Normal" style:next-style-name="Normal" style:default-outline-level="9" style:class="text">
      <style:paragraph-properties f:margin-left="0cm" f:margin-right="0cm" f:margin-top="0cm" f:margin-bottom="0cm" style:contextual-spacing="false" f:orphans="2" f:widows="2" f:text-indent="0cm" style:auto-text-indent="false" f:keep-with-next="always"/>
      <style:text-properties f:font-size="16pt"/>
    </style:style>
    <style:style style:name="header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" style:display-name="Body Text Indent" style:family="paragraph" style:parent-style-name="Normal">
      <style:paragraph-properties f:margin-left="1.005cm" f:margin-right="0cm" f:margin-top="0cm" f:margin-bottom="0cm" style:contextual-spacing="false" f:line-height="0.769cm" f:text-align="justify" style:justify-single-word="false" f:orphans="2" f:widows="2" f:text-indent="-0.847cm" style:auto-text-indent="false"/>
      <style:text-properties f:font-size="18pt"/>
    </style:style>
    <style:style style:name="Body_20_Text_20_Indent_20_2" style:display-name="Body Text Indent 2" style:family="paragraph" style:parent-style-name="Normal">
      <style:paragraph-properties f:margin-left="1.005cm" f:margin-right="0cm" f:margin-top="0cm" f:margin-bottom="0cm" style:contextual-spacing="false" f:line-height="0.769cm" f:text-align="justify" style:justify-single-word="false" f:orphans="2" f:widows="2" f:text-indent="-1.005cm" style:auto-text-indent="false"/>
      <style:text-properties f:font-size="18pt"/>
    </style:style>
    <style:style style:name="Body_20_Text_20_Indent_20_3" style:display-name="Body Text Indent 3" style:family="paragraph" style:parent-style-name="Normal">
      <style:paragraph-properties f:margin-left="1.505cm" f:margin-right="0cm" f:margin-top="0cm" f:margin-bottom="0cm" style:contextual-spacing="false" f:line-height="0.769cm" f:text-align="justify" style:justify-single-word="false" f:orphans="2" f:widows="2" f:text-indent="-1.505cm" style:auto-text-indent="false"/>
      <style:text-properties f:font-size="18pt"/>
    </style:style>
    <style:style style:name="Body_20_Text" style:display-name="Body Text" style:family="paragraph" style:parent-style-name="Normal">
      <style:paragraph-properties f:margin-left="0cm" f:margin-right="0cm" f:margin-top="0cm" f:margin-bottom="0cm" style:contextual-spacing="false" f:line-height="0.769cm" f:orphans="2" f:widows="2" f:text-indent="0cm" style:auto-text-indent="false"/>
      <style:text-properties f:font-size="18pt"/>
    </style:style>
    <style:style style:name="X3AS7TABSTYLE" style:family="paragraph" style:parent-style-name="Footer">
      <style:paragraph-properties>
        <style:tab-stops>
          <style:tab-stop style:position="2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:margin-left="1cm" f:margin-right="0cm" f:margin-top="0cm" f:margin-bottom="0cm" style:contextual-spacing="false" f:text-indent="0cm" style:auto-text-indent="false"/>
    </style:style>
    <style:style style:name="Table_20_Heading" style:display-name="Table Heading" style:family="paragraph" style:parent-style-name="Table_20_Contents" style:class="extra">
      <style:paragraph-properties f:text-align="center" style:justify-single-word="false" text:number-lines="false" text:line-number="0"/>
      <style:text-properties f:font-weight="bold" style:font-weight-asian="bold" style:font-weight-complex="bold"/>
    </style:style>
    <style:style style:name="Default" style:family="paragraph" style:default-outline-level="">
      <style:paragraph-properties f:text-align="start" style:justify-single-word="false"/>
      <style:text-properties f:color="#000000" loext:opacity="100%" style:font-name="Times New Roman1" f:font-family="'Times New Roman'" style:font-family-generic="roman" style:font-pitch="variable" f:font-size="12pt" style:font-size-asian="12pt"/>
    </style:style>
    <style:style style:name="Standard_20__28_user_29_" style:display-name="Standard (user)" style:family="paragraph" style:default-outline-level="">
      <style:paragraph-properties f:margin-top="0cm" f:margin-bottom="0cm" style:contextual-spacing="false" f:line-height="100%" f:text-align="start" style:justify-single-word="false" f:orphans="2" f:widows="2" f:hyphenation-ladder-count="no-limit" style:vertical-align="baseline" style:writing-mode="lr-tb"/>
      <style:text-properties style:font-name="Times New Roman1" f:font-family="'Times New Roman'" style:font-family-generic="roman" style:font-pitch="variable" f:font-size="14pt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f:hyphenate="false" f:hyphenation-remain-char-count="2" f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:margin-top="0cm" f:margin-bottom="0.282cm" style:contextual-spacing="false" f:line-height="107%" f:text-align="start" style:justify-single-word="false" f:orphans="2" f:widows="2" style:vertical-align="auto"/>
      <style:text-properties style:font-name="Calibri" f:font-family="Calibri" style:font-family-generic="roman" style:font-pitch="variable" f:font-size="11pt" f:language="ru" f:country="RU" style:font-name-asian="Arial Unicode MS" style:font-family-asian="'Arial Unicode MS'" style:font-family-generic-asian="roman" style:font-pitch-asian="variable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:orphans="2" f:widows="2" style:vertical-align="auto"/>
      <style:text-properties style:font-name="Calibri" f:font-family="Calibri" style:font-family-generic="roman" style:font-pitch="variable" f:font-size="11pt" style:font-size-asian="11pt" style:language-asian="en" style:country-asian="US" style:font-size-complex="11pt"/>
    </style:style>
    <style:style style:name="Обычный" style:family="paragraph">
      <style:paragraph-properties f:hyphenation-ladder-count="no-limit"/>
      <style:text-properties f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X3AS7TOCHyperlink" style:family="text">
      <style:text-properties f:color="#000000" loext:opacity="100%" style:text-underline-style="none"/>
    </style:style>
    <style:style style:name="BulletSymbol" style:family="text">
      <style:text-properties style:font-name="Symbol" f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:font-family="Wingdings" style:font-family-generic="system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:color="#000080" loext:opacity="100%" f:language="zxx" f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:color="#800000" loext:opacity="100%" f:language="zxx" f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Default_20_Paragraph_20_Font">
      <style:text-properties f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:margin-left="0.201cm" f:margin-right="0.201cm" f:margin-top="0.201cm" f:margin-bottom="0.201cm" style:wrap="parallel" style:number-wrapped-paragraphs="no-limit" style:wrap-contour="false" style:vertical-pos="top" style:vertical-rel="paragraph-content" style:horizontal-pos="center" style:horizontal-rel="paragraph-content" draw:fill="none" f:padding="0.15cm" f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:text-indent="-0.762cm" f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:text-indent="-1.016cm" f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:text-indent="-1.27cm" f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:text-indent="-1.524cm" f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:text-indent="-1.778cm" f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:text-indent="-2.032cm" f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:text-indent="-2.286cm" f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:text-indent="-2.54cm" f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:text-indent="-2.794cm" f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:text-indent="-3.048cm" f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:margin-left="0cm" f:margin-right="0cm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:text-align="end" style:justify-single-word="false"/>
      <style:text-properties f:font-size="12pt" officeooo:rsid="030b9971" officeooo:paragraph-rsid="030b9971" style:font-size-asian="10.5pt" style:font-size-complex="12pt"/>
    </style:style>
    <style:style style:name="MT1" style:family="text">
      <style:text-properties f:font-size="12pt"/>
    </style:style>
    <style:page-layout style:name="Mpm1">
      <style:page-layout-properties f:page-width="21.003cm" f:page-height="29.704cm" style:num-format="1" style:print-orientation="portrait" f:margin-top="0.101cm" f:margin-bottom="0.501cm" f:margin-left="0.42cm" f:margin-right="0.4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:column-count="1" f:column-gap="0cm"/>
        <style:footnote-sep style:width="0.005cm" style:line-style="none" style:adjustment="left" style:rel-width="25%" style:color="#000000"/>
      </style:page-layout-properties>
      <style:header-style>
        <style:header-footer-properties f:min-height="0.319cm" f:margin-left="0cm" f:margin-right="0cm" f:margin-bottom="0.219cm" style:dynamic-spacing="true"/>
      </style:header-style>
      <style:footer-style/>
    </style:page-layout>
    <style:page-layout style:name="Mpm2">
      <style:page-layout-properties f:page-width="29.704cm" f:page-height="21.003cm" style:num-format="1" style:print-orientation="landscape" f:margin-top="0.801cm" f:margin-bottom="0.4cm" f:margin-left="0.501cm" f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/>
      <style:footer-style/>
    </style:page-layout>
    <style:page-layout style:name="Mpm3">
      <style:page-layout-properties f:page-width="29.7cm" f:page-height="21.001cm" style:num-format="1" style:print-orientation="landscape" f:margin-top="0cm" f:margin-bottom="0cm" f:margin-left="0.501cm" f:margin-right="0.1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:column-count="1" f:column-gap="0cm"/>
        <style:footnote-sep style:line-style="none" style:adjustment="left" style:rel-width="18%" style:color="#000000"/>
      </style:page-layout-properties>
      <style:header-style>
        <style:header-footer-properties f:min-height="0.15cm" f:margin-left="0cm" f:margin-right="0cm" f:margin-bottom="0.049cm" style:dynamic-spacing="true"/>
      </style:header-style>
      <style:footer-style/>
    </style:page-layout>
    <style:page-layout style:name="Mpm4">
      <style:page-layout-properties f:page-width="29.704cm" f:page-height="21.003cm" style:num-format="1" style:print-orientation="landscape" f:margin-top="0.801cm" f:margin-bottom="0.4cm" f:margin-left="0.501cm" f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>
        <style:header-footer-properties f:min-height="0cm" f:margin-left="0cm" f:margin-right="0cm" f:margin-bottom="0cm" style:dynamic-spacing="true"/>
      </style:header-style>
      <style:footer-style/>
    </style:page-layout>
    <style:page-layout style:name="Mpm5">
      <style:page-layout-properties f:page-width="29.704cm" f:page-height="21.003cm" style:num-format="1" style:print-orientation="landscape" f:margin-top="0.101cm" f:margin-bottom="0cm" f:margin-left="0.501cm" f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>
        <style:header-footer-properties f:min-height="0.15cm" f:margin-left="0cm" f:margin-right="0cm" f:margin-bottom="0.049cm" style:dynamic-spacing="true"/>
      </style:header-style>
      <style:footer-style/>
    </style:page-layout>
    <style:page-layout style:name="Mpm6">
      <style:page-layout-properties f:page-width="21.003cm" f:page-height="29.704cm" style:num-format="1" style:print-orientation="portrait" f:margin-top="2cm" f:margin-bottom="2cm" f:margin-left="2cm" f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:page-width="21.003cm" f:page-height="29.704cm" style:num-format="1" style:print-orientation="portrait" f:margin-top="1cm" f:margin-bottom="1cm" f:margin-left="2cm" f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:page-width="21.001cm" f:page-height="29.7cm" style:num-format="1" style:print-orientation="portrait" f:margin-top="0.75cm" f:margin-bottom="0.501cm" f:margin-left="0.501cm" f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:min-height="0cm" f:margin-left="0cm" f:margin-right="0cm" f:margin-bottom="0cm"/>
      </style:header-style>
      <style:footer-style>
        <style:header-footer-properties f:min-height="0cm" f:margin-left="0cm" f:margin-right="0cm" f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18"/><text:span text:style-name="MT1"><text:s text:c="64"/></text:span></text:p>
      </style:header>
    </style:master-page>
    <style:master-page style:name="H_5f_ID0EXZCI" style:display-name="H_ID0EXZCI" style:page-layout-name="Mpm2" draw:style-name="Mdp1"/>
    <style:master-page style:name="H_5f_ID0EQ2PO" style:display-name="H_ID0EQ2PO" style:page-layout-name="Mpm3" draw:style-name="Mdp1">
      <style:header>
        <text:p text:style-name="MP1"><text:line-break/> <text:s text:c="108"/><text:span text:style-name="MT1"><text:s text:c="64"/></text:span></text:p>
      </style:header>
    </style:master-page>
    <style:master-page style:name="PAGE_5f_ID0EXZCI" style:display-name="PAGE_ID0EXZCI" style:page-layout-name="Mpm4" draw:style-name="Mdp1">
      <style:header>
        <text:p text:style-name="MP1"><text:s text:c="118"/><text:span text:style-name="MT1"><text:s text:c="64"/></text:span></text:p>
      </style:header>
    </style:master-page>
    <style:master-page style:name="PAGE_5f_ID0EQ2PO" style:display-name="PAGE_ID0EQ2PO" style:page-layout-name="Mpm5" draw:style-name="Mdp1">
      <style:header>
        <text:p text:style-name="MP1"><text:s text:c="118"/><text:span text:style-name="MT1"><text:s text:c="64"/></text:span></text:p>
      </style:header>
    </style:master-page>
    <style:master-page style:name="Footnote" style:page-layout-name="Mpm6" draw:style-name="Mdp1"/>
    <style:master-page style:name="Endnote" style:page-layout-name="Mpm6" draw:style-name="Mdp1"/>
    <style:master-page style:name="HTML" style:page-layout-name="Mpm7" draw:style-name="Mdp1"/>
    <style:master-page style:name="Преобразование_20_1" style:display-name="Преобразование 1" style:page-layout-name="Mpm8" draw:style-name="Mdp1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          ГОСТ 3</dc:title>
    <dc:description/>
    <meta:creation-date>2024-07-05T08:48:26.453000000</meta:creation-date>
    <dc:subject/>
    <meta:editing-cycles>3</meta:editing-cycles>
    <meta:keyword/>
    <meta:editing-duration>PT52M6S</meta:editing-duration>
    <dc:date>2024-07-05T09:40:30.600000000</dc:date>
    <meta:document-statistic meta:table-count="44" meta:image-count="0" meta:object-count="0" meta:page-count="18" meta:paragraph-count="685" meta:word-count="1919" meta:character-count="16883" meta:non-whitespace-character-count="12828"/>
    <meta:user-defined meta:name="Company">IVC</meta:user-defined>
  </office:meta>
</office:document-meta>
</file>